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style>
    <style:style style:name="P106" style:family="paragraph" style:parent-style-name="Text_20_body" style:list-style-name="L106">
    </style:style>
    <style:style style:name="P107" style:family="paragraph" style:parent-style-name="Text_20_body" style:list-style-name="L107">
    </style:style>
    <style:style style:name="P108" style:family="paragraph" style:parent-style-name="Text_20_body" style:list-style-name="L108">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style>
    <style:style style:name="P114" style:family="paragraph" style:parent-style-name="Text_20_body" style:list-style-name="L114">
    </style:style>
    <style:style style:name="P115" style:family="paragraph" style:parent-style-name="Text_20_body" style:list-style-name="L115">
    </style:style>
    <style:style style:name="P116" style:family="paragraph" style:parent-style-name="Text_20_body" style:list-style-name="L116">
    </style:style>
    <style:style style:name="P117" style:family="paragraph" style:parent-style-name="Text_20_body" style:list-style-name="L117">
    </style:style>
    <style:style style:name="P118" style:family="paragraph" style:parent-style-name="Text_20_body" style:list-style-name="L118">
    </style:style>
    <style:style style:name="P119" style:family="paragraph" style:parent-style-name="Text_20_body" style:list-style-name="L119">
    </style:style>
    <style:style style:name="P120" style:family="paragraph" style:parent-style-name="Text_20_body" style:list-style-name="L120">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style>
    <style:style style:name="P125" style:family="paragraph" style:parent-style-name="Text_20_body" style:list-style-name="L125">
    </style:style>
    <style:style style:name="P126" style:family="paragraph" style:parent-style-name="Text_20_body" style:list-style-name="L126">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style>
    <style:style style:name="P130" style:family="paragraph" style:parent-style-name="Text_20_body" style:list-style-name="L130">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style>
    <style:style style:name="P135" style:family="paragraph" style:parent-style-name="Text_20_body" style:list-style-name="L135">
    </style:style>
    <style:style style:name="P136" style:family="paragraph" style:parent-style-name="Text_20_body" style:list-style-name="L136">
    </style:style>
    <style:style style:name="P137" style:family="paragraph" style:parent-style-name="Text_20_body" style:list-style-name="L137">
    </style:style>
    <style:style style:name="P138" style:family="paragraph" style:parent-style-name="Text_20_body" style:list-style-name="L138">
    </style:style>
    <style:style style:name="P139" style:family="paragraph" style:parent-style-name="Text_20_body" style:list-style-name="L139">
    </style:style>
    <style:style style:name="P140" style:family="paragraph" style:parent-style-name="Text_20_body" style:list-style-name="L140">
    </style:style>
    <style:style style:name="P141" style:family="paragraph" style:parent-style-name="Text_20_body" style:list-style-name="L141">
    </style:style>
    <style:style style:name="P142" style:family="paragraph" style:parent-style-name="Text_20_body" style:list-style-name="L142">
    </style:style>
    <style:style style:name="P143" style:family="paragraph" style:parent-style-name="Text_20_body" style:list-style-name="L143">
    </style:style>
    <style:style style:name="P144" style:family="paragraph" style:parent-style-name="Text_20_body" style:list-style-name="L144">
    </style:style>
    <style:style style:name="P145" style:family="paragraph" style:parent-style-name="Text_20_body" style:list-style-name="L145">
    </style:style>
    <style:style style:name="P146" style:family="paragraph" style:parent-style-name="Text_20_body" style:list-style-name="L146">
    </style:style>
    <style:style style:name="P147" style:family="paragraph" style:parent-style-name="Text_20_body" style:list-style-name="L147">
    </style:style>
    <style:style style:name="P148" style:family="paragraph" style:parent-style-name="Text_20_body" style:list-style-name="L148">
    </style:style>
    <style:style style:name="P149" style:family="paragraph" style:parent-style-name="Text_20_body" style:list-style-name="L149">
    </style:style>
    <style:style style:name="P150" style:family="paragraph" style:parent-style-name="Text_20_body" style:list-style-name="L150">
    </style:style>
    <style:style style:name="P151" style:family="paragraph" style:parent-style-name="Text_20_body" style:list-style-name="L151">
    </style:style>
    <style:style style:name="P152" style:family="paragraph" style:parent-style-name="Text_20_body" style:list-style-name="L152">
    </style:style>
    <style:style style:name="P153" style:family="paragraph" style:parent-style-name="Text_20_body" style:list-style-name="L153">
    </style:style>
    <style:style style:name="P154" style:family="paragraph" style:parent-style-name="Text_20_body" style:list-style-name="L154">
    </style:style>
    <style:style style:name="P155" style:family="paragraph" style:parent-style-name="Text_20_body" style:list-style-name="L155">
    </style:style>
    <style:style style:name="P156" style:family="paragraph" style:parent-style-name="Text_20_body" style:list-style-name="L156">
    </style:style>
    <style:style style:name="P157" style:family="paragraph" style:parent-style-name="Text_20_body" style:list-style-name="L157">
    </style:style>
    <style:style style:name="P158" style:family="paragraph" style:parent-style-name="Text_20_body" style:list-style-name="L158">
    </style:style>
    <style:style style:name="P159" style:family="paragraph" style:parent-style-name="Text_20_body" style:list-style-name="L159">
    </style:style>
    <style:style style:name="P160" style:family="paragraph" style:parent-style-name="Text_20_body" style:list-style-name="L160">
    </style:style>
    <style:style style:name="P161" style:family="paragraph" style:parent-style-name="Text_20_body" style:list-style-name="L161">
    </style:style>
    <style:style style:name="P162" style:family="paragraph" style:parent-style-name="Text_20_body" style:list-style-name="L162">
    </style:style>
    <style:style style:name="P163" style:family="paragraph" style:parent-style-name="Text_20_body" style:list-style-name="L163">
    </style:style>
    <style:style style:name="P164" style:family="paragraph" style:parent-style-name="Text_20_body" style:list-style-name="L164">
    </style:style>
    <style:style style:name="P165" style:family="paragraph" style:parent-style-name="Text_20_body" style:list-style-name="L165">
    </style:style>
    <style:style style:name="P166" style:family="paragraph" style:parent-style-name="Text_20_body" style:list-style-name="L166">
    </style:style>
    <style:style style:name="P167" style:family="paragraph" style:parent-style-name="Text_20_body" style:list-style-name="L167">
    </style:style>
    <style:style style:name="P168" style:family="paragraph" style:parent-style-name="Text_20_body" style:list-style-name="L168">
    </style:style>
    <style:style style:name="P169" style:family="paragraph" style:parent-style-name="Text_20_body" style:list-style-name="L169">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style>
    <style:style style:name="P173" style:family="paragraph" style:parent-style-name="Text_20_body" style:list-style-name="L173">
    </style:style>
    <style:style style:name="P174" style:family="paragraph" style:parent-style-name="Text_20_body" style:list-style-name="L174">
    </style:style>
    <style:style style:name="P175" style:family="paragraph" style:parent-style-name="Text_20_body" style:list-style-name="L17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4*"/>
    </style:style>
    <style:style style:name="Table1.B" style:family="table-column">
      <style:table-column-properties style:rel-column-width="21844*"/>
    </style:style>
    <style:style style:name="Table1.C" style:family="table-column">
      <style:table-column-properties style:rel-column-width="21845*"/>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16383*"/>
    </style:style>
    <style:style style:name="Table3.B" style:family="table-column">
      <style:table-column-properties style:rel-column-width="16383*"/>
    </style:style>
    <style:style style:name="Table3.C" style:family="table-column">
      <style:table-column-properties style:rel-column-width="16383*"/>
    </style:style>
    <style:style style:name="Table3.D" style:family="table-column">
      <style:table-column-properties style:rel-column-width="16383*"/>
    </style:style>
    <style:style style:name="Table4" style:family="table">
      <style:table-properties table:align="center"/>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13107*"/>
    </style:style>
    <style:style style:name="Table7.B" style:family="table-column">
      <style:table-column-properties style:rel-column-width="13107*"/>
    </style:style>
    <style:style style:name="Table7.C" style:family="table-column">
      <style:table-column-properties style:rel-column-width="13107*"/>
    </style:style>
    <style:style style:name="Table7.D" style:family="table-column">
      <style:table-column-properties style:rel-column-width="13107*"/>
    </style:style>
    <style:style style:name="Table7.E" style:family="table-column">
      <style:table-column-properties style:rel-column-width="13107*"/>
    </style:style>
  </office:automatic-styles>
  <office:body>
    <office:text>
      <text:h text:style-name="Heading_20_3" text:outline-level="3"><text:bookmark-start text:name="comprendre-le-profil-technique-des-monstres"/>Comprendre le profil technique des monstres<text:bookmark-end text:name="comprendre-le-profil-technique-des-monstres"/></text:h>
      <text:p text:style-name="First_20_paragraph">Les statistiques des monstres, parfois appelées <text:span text:style-name="T1">profils</text:span>, livrent les informations essentielles et nécessaires pour les jouer.</text:p>
      <text:h text:style-name="Heading_20_4" text:outline-level="4"><text:bookmark-start text:name="_taille"/>Taille<text:bookmark-end text:name="_taille"/></text:h>
      <text:p text:style-name="First_20_paragraph">Un monstre peut être très petit (TP), petit (P), moyen (M), grand (G), très grand (TG) ou gigantesque (Gig). La table des catégories de taille indique l’espace que contrôlent les créatures en fonction de leur taille lors d’un combat. Voir le chapitre <text:a xlink:type="simple" xlink:href="/combattre/#taille-des-creatures" office:name=""><text:span text:style-name="Definition"><text:span text:style-name="T2">Combattre - Taille des créatures</text:span></text:span></text:a> pour plus d’informations sur la taille des créatures et l’emplacement qu’elles occupent.</text:p>
      <text:h text:style-name="Heading_20_5" text:outline-level="5"><text:bookmark-start text:name="_catégories_de_taille"/>Catégories de taille<text:bookmark-end text:name="_catégories_de_tai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aille</text:p>
            </table:table-cell>
            <table:table-cell table:style-name="TableHeaderRowCell" office:value-type="string">
              <text:p text:style-name="Table_20_Heading">Surface occupée</text:p>
            </table:table-cell>
            <table:table-cell table:style-name="TableHeaderRowCell" office:value-type="string">
              <text:p text:style-name="Table_20_Heading">Exemple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75 cm de côté</text:p>
          </table:table-cell>
          <table:table-cell table:style-name="TableRowCell" office:value-type="string">
            <text:p text:style-name="Table_20_Contents">chat</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1,50 m de côté</text:p>
          </table:table-cell>
          <table:table-cell table:style-name="TableRowCell" office:value-type="string">
            <text:p text:style-name="Table_20_Contents">chien</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1,50 m de côté</text:p>
          </table:table-cell>
          <table:table-cell table:style-name="TableRowCell" office:value-type="string">
            <text:p text:style-name="Table_20_Contents">loup, homme</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3 m de côté</text:p>
          </table:table-cell>
          <table:table-cell table:style-name="TableRowCell" office:value-type="string">
            <text:p text:style-name="Table_20_Contents">ours</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4,50 m de côté</text:p>
          </table:table-cell>
          <table:table-cell table:style-name="TableRowCell" office:value-type="string">
            <text:p text:style-name="Table_20_Contents">éléphant</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6 m de côté ou<text:line-break/></text:p>
          </table:table-cell>
          <table:table-cell table:style-name="TableRowCell" office:value-type="string">
            <text:p text:style-name="Table_20_Contents">divinité, créatures anciennes</text:p>
          </table:table-cell>
        </table:table-row>
      </table:table>
      <text:h text:style-name="Heading_20_4" text:outline-level="4"><text:bookmark-start text:name="_type"/>Type<text:bookmark-end text:name="_type"/></text:h>
      <text:p text:style-name="First_20_paragraph">Le type d’un monstre définit sa nature fondamentale. Certains sorts, objets magiques, aptitudes de classe et autres effets dans le jeu interagissent de façon particulière avec les créatures d’un type donné. Par exemple, une <text:span text:style-name="T2">flèche tueuse de loup</text:span> inflige des dégâts supplémentaires aux loups, mais aussi aux autres créatures de type bêtes, telles que les ours et les lions.</text:p>
      <text:p text:style-name="Text_20_body">Voici les divers types de monstre de ce jeu, aucune règle spécifique ne leur étant rattachée.</text:p>
      <text:h text:style-name="Heading_20_5" text:outline-level="5"><text:bookmark-start text:name="_aberrations"/>Aberrations<text:bookmark-end text:name="_aberrations"/></text:h>
      <text:p text:style-name="First_20_paragraph"><text:span text:style-name="T1">Les aberrations</text:span> sont des êtres véritablement étranges et différents. Beaucoup possèdent des pouvoirs magiques innés nés des méandres de leur étrange esprit et non des énergies mystiques du monde. Les divinités sont des aberrations par excellence.</text:p>
      <text:h text:style-name="Heading_20_5" text:outline-level="5"><text:bookmark-start text:name="_bêtes"/>Bêtes<text:bookmark-end text:name="_bêtes"/></text:h>
      <text:p text:style-name="First_20_paragraph"><text:span text:style-name="T1">Les bêtes</text:span> sont des créatures non-humanoïdes qui font naturellement partie de l’écologie fantastique. Certaines maîtrisent des pouvoirs magiques mais la plupart sont dénuées d’intelligence, ne connaissent aucun langage et ne vivent pas en société. La catégorie des bêtes comprend toutes sortes d’animaux ordinaires et de dinosaures, ainsi que les versions géantes d’animaux.</text:p>
      <text:h text:style-name="Heading_20_5" text:outline-level="5"><text:bookmark-start text:name="_célestes"/>Célestes<text:bookmark-end text:name="_célestes"/></text:h>
      <text:p text:style-name="First_20_paragraph"><text:span text:style-name="T1">Les célestes</text:span> sont des créatures natives des plans supérieurs. La plupart sont au service de divinités et leur servent de messagers ou d’agents dans le royaume des mortels ou dans les plans. Les célestes sont bons par nature et les cas exceptionnels de célestes qui s’éloignent de cet alignement sont rares et terrifiants.</text:p>
      <text:h text:style-name="Heading_20_5" text:outline-level="5"><text:bookmark-start text:name="_créatures_artificielles"/>Créatures artificielles<text:bookmark-end text:name="_créatures_artificielles"/></text:h>
      <text:p text:style-name="First_20_paragraph"><text:span text:style-name="T1">Les créatures artificielles</text:span> sont fabriquées et non mises au monde. Certaines sont programmées par leur créateur pour suivre plusieurs instructions simples, tandis que d’autres reçoivent une conscience et sont capables de penser par elles-mêmes. Les golems sont des créatures artificielles emblématiques. De nombreuses créatures originaires du plan extérieur sont des créatures artificielles façonnées à partir de la matière première du plan par la volonté de créatures plus puissantes.</text:p>
      <text:h text:style-name="Heading_20_5" text:outline-level="5"><text:bookmark-start text:name="_créatures_monstrueuses"/>Créatures monstrueuses<text:bookmark-end text:name="_créatures_monstrueuses"/></text:h>
      <text:p text:style-name="First_20_paragraph"><text:span text:style-name="T1">Les créatures monstrueuses</text:span> sont des monstres au sens le plus strict du terme : des créatures effrayantes qui sortent de l’ordinaire, qui ne sont pas vraiment naturelles et presque jamais bienveillantes. Certaines sont le fruit d’expérimentations magiques ayant mal tourné et d’autres le produit d’horribles malédictions. Elles défient tout classement et forment une catégorie fourre-tout pour les créatures qui ne correspondent à aucun autre type.</text:p>
      <text:h text:style-name="Heading_20_5" text:outline-level="5"><text:bookmark-start text:name="_dragons"/>Dragons<text:bookmark-end text:name="_dragons"/></text:h>
      <text:p text:style-name="First_20_paragraph"><text:span text:style-name="T1">Les dragons</text:span> sont de grandes créatures reptiliennes aux origines anciennes, dotées d’immenses pouvoirs.</text:p>
      <text:h text:style-name="Heading_20_5" text:outline-level="5"><text:bookmark-start text:name="_élémentaires"/>Élémentaires<text:bookmark-end text:name="_élémentaires"/></text:h>
      <text:p text:style-name="First_20_paragraph"><text:span text:style-name="T1">Les élémentaires</text:span> sont des créatures natives des plans élémentaires. Certaines créatures de ce type ne sont guère plus que des amas animés d’une matière élémentaire particulière, notamment les créatures simplement appelées élémentaires. D’autres ont des formes biologiques investies d’énergie élémentaire.</text:p>
      <text:h text:style-name="Heading_20_5" text:outline-level="5"><text:bookmark-start text:name="_fées"/>Fées<text:bookmark-end text:name="_fées"/></text:h>
      <text:p text:style-name="First_20_paragraph"><text:span text:style-name="T1">Les fées</text:span> sont des créatures magiques étroitement liées aux forces de la nature. Elles vivent dans des bosquets plongés dans la pénombre et des forêts embrumées. Sur certains mondes, elles sont étroitement liées à la Féerie sauvage, aussi appelée plan Féerique. On en trouve d’autres sur les plans extérieurs.</text:p>
      <text:h text:style-name="Heading_20_5" text:outline-level="5"><text:bookmark-start text:name="_fiélons"/>Fiélons<text:bookmark-end text:name="_fiélons"/></text:h>
      <text:p text:style-name="First_20_paragraph"><text:span text:style-name="T1">Les fiélons</text:span> sont des créatures cruelles natives des plans inférieurs. Quelques-uns servent des divinités mais beaucoup travaillent dur sous le commandement d’archidiables et de princes démons. Les lanceurs de sorts maléfiques convoquent parfois des fiélons qui exécutent leurs ordres sur le plan Matériel. Si un céleste maléfique est rare, un fiélon bienveillant est presque inconcevable.</text:p>
      <text:h text:style-name="Heading_20_5" text:outline-level="5"><text:bookmark-start text:name="_géants"/>Géants<text:bookmark-end text:name="_géants"/></text:h>
      <text:p text:style-name="First_20_paragraph"><text:span text:style-name="T1">Les géants</text:span> se dressent au-dessus des humains et de leurs semblables.</text:p>
      <text:h text:style-name="Heading_20_5" text:outline-level="5"><text:bookmark-start text:name="_humanoïdes"/>Humanoïdes<text:bookmark-end text:name="_humanoïdes"/></text:h>
      <text:p text:style-name="First_20_paragraph"><text:span text:style-name="T1">Les humanoïdes</text:span> forment les principales peuplades, civilisées ou sauvages. Ils rassemblent les humains et une très grande variété d’autres espèces. Ils sont bipèdes, possèdent une langue, une culture et peu de pouvoirs magiques, voire aucun (même si la plupart des humanoïdes peuvent apprendre à lancer des sorts).</text:p>
      <text:h text:style-name="Heading_20_5" text:outline-level="5"><text:bookmark-start text:name="_morts_vivants"/>Morts-vivants<text:bookmark-end text:name="_morts_vivants"/></text:h>
      <text:p text:style-name="First_20_paragraph"><text:span text:style-name="T1">Les morts-vivants</text:span> sont des créatures autrefois vivantes qui ont été ramenées à l’effroyable état de non-vie par la magie nécromantique ou quelque malédiction impie.</text:p>
      <text:h text:style-name="Heading_20_5" text:outline-level="5"><text:bookmark-start text:name="_plantes"/>Plantes<text:bookmark-end text:name="_plantes"/></text:h>
      <text:p text:style-name="First_20_paragraph"><text:span text:style-name="T1">Les plantes</text:span>, dans le contexte du jeu, sont des créatures végétales et non des plantes ordinaires. La plupart sont mobiles et certaines carnivores.</text:p>
      <text:h text:style-name="Heading_20_5" text:outline-level="5"><text:bookmark-start text:name="_vases"/>Vases<text:bookmark-end text:name="_vases"/></text:h>
      <text:p text:style-name="First_20_paragraph"><text:span text:style-name="T1">Les vases</text:span> sont des créatures gélatineuses dont la forme est rarement fixe. La plupart vivent sous terre, dans des grottes et des donjons, et se nourrissent de déchets, de charognes ou des créatures assez malchanceuses pour les rencontrer.</text:p>
      <text:h text:style-name="Heading_20_4" text:outline-level="4"><text:bookmark-start text:name="_sous_types"/>Sous-types<text:bookmark-end text:name="_sous_types"/></text:h>
      <text:p text:style-name="First_20_paragraph">Un ou plusieurs sous-types apparaissent parfois, entre parenthèses, après le type d’un monstre. Par exemple, un orc est de type humanoïde (orc). Les sous-types indiqués entre parenthèses permettent une classification plus précise pour certaines créatures. Aucune règle spécifique ne leur est rattachée mais des éléments du jeu, comme les objets magiques, peuvent s’y référer. Par exemple, une lance particulièrement efficace pour combattre les démons sera tout aussi efficace contre tous les monstres de sous-type démon.</text:p>
      <text:h text:style-name="Heading_20_4" text:outline-level="4"><text:bookmark-start text:name="_alignement"/>Alignement<text:bookmark-end text:name="_alignement"/></text:h>
      <text:p text:style-name="First_20_paragraph">L’alignement d’un monstre donne des indications sur son tempérament et son comportement lors d’un combat ou d’une situation de <text:span text:style-name="T2">roleplay</text:span>. Par exemple, il peut s’avérer difficile de raisonner un monstre Chaotique Mauvais. Ce monstre pourrait même attaquer les personnages à vue, là où un monstre Neutre serait prêt à négocier. Voir le chapitre <text:a xlink:type="simple" xlink:href="/personnalite-et-historique/#alignement" office:name=""><text:span text:style-name="Definition"><text:span text:style-name="T2">Personnalité &amp; Historique - Alignement</text:span></text:span></text:a> pour plus d’informations sur les différents alignements.</text:p>
      <text:p text:style-name="Text_20_body">L’alignement dans le profil des monstres est une indication par défaut. N’hésitez pas à vous en écarter et à le changer pour l’adapter aux besoins de votre campagne. Rien ne vous empêche de créer un dragon vert avec un alignement bon ou un géant des tempêtes mauvais.</text:p>
      <text:p text:style-name="Text_20_body">Certaines créatures peuvent avoir <text:span text:style-name="T1">n’importe quel alignement</text:span>, et vous pouvez ainsi choisir celui qui vous convient. Dans le cas de certains monstres, l’indication sur l’alignement donne une tendance ou une aversion envers la loi, le chaos, le bien ou le mal. Par exemple, l’alignement d’un berserker peut être Chaotique au choix (Chaotique Bon, Chaotique Neutre ou Chaotique Mauvais), comme il sied à sa nature sauvage.</text:p>
      <text:p text:style-name="Text_20_body">Nombre de créatures dotées d’une intelligence réduite ne comprennent pas les concepts de loi, de chaos, de bien ou de mal. Elles ne prennent pas de décision d’un point de vue moral ou éthique mais agissent par instinct. Ces créatures sont <text:span text:style-name="T1">non-alignées</text:span>, ce qui signifie qu’elles n’ont aucun alignement.</text:p>
      <text:h text:style-name="Heading_20_4" text:outline-level="4"><text:bookmark-start text:name="_valeur_de_défense"/>Valeur de défense<text:bookmark-end text:name="_valeur_de_défense"/></text:h>
      <text:p text:style-name="First_20_paragraph">Un monstre qui porte une armure ou manie un bouclier possède une <text:span text:style-name="T1">Valeur de défense</text:span> (VD) qui prend en compte son armure, son bouclier et sa Dextérité. Sinon, la VD d’un monstre dépend de son modificateur de Dextérité et de son armure naturelle, le cas échéant. Si un monstre possède une armure naturelle, porte une armure ou manie un bouclier, ceci est indiqué entre parenthèses après sa valeur de VD.</text:p>
      <text:h text:style-name="Heading_20_4" text:outline-level="4"><text:bookmark-start text:name="_points_daction"/>points d’action<text:bookmark-end text:name="_points_daction"/></text:h>
      <text:p text:style-name="First_20_paragraph">Un monstre meurt ou est détruit quand ses points d’action tombent à 0. Voir le chapitre <text:a xlink:type="simple" xlink:href="/gerer-la-sante-du-personnage/#points-d-action" office:name=""><text:span text:style-name="Definition"><text:span text:style-name="T2">Gérer la santé du personnage - points d’action</text:span></text:span></text:a> pour plus d’informations sur les points d’action.</text:p>
      <text:p text:style-name="Text_20_body">La taille d’un monstre détermine le dé utilisé pour calculer ses points d’action, comme indiqué dans la table des dés de vie en fonction de la taille.</text:p>
      <text:h text:style-name="Heading_20_5" text:outline-level="5"><text:bookmark-start text:name="_poinst_daction_en_fonction_de_la_taille"/>Poinst d’action en fonction de la taille<text:bookmark-end text:name="_poinst_daction_en_fonction_de_la_taill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Valeur de constitution</text:p>
            </table:table-cell>
            <table:table-cell table:style-name="TableHeaderRowCell" office:value-type="string">
              <text:p text:style-name="Table_20_Heading">Points d’action par ID</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X 0,25</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x 0,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X 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X 2</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X 3</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X 4</text:p>
          </table:table-cell>
          <table:table-cell table:style-name="TableRowCell" office:value-type="string">
            <text:p text:style-name="Table_20_Contents">20</text:p>
          </table:table-cell>
        </table:table-row>
      </table:table>
      <text:p text:style-name="First_20_paragraph">On additionne la valeur de constitution du l’adversaire ajustée par son multiplicateur de taille + (PA X ID). Les points d’action ne peuvent être inférieur à 1.</text:p>
      <text:h text:style-name="Heading_20_4" text:outline-level="4"><text:bookmark-start text:name="_vitesse"/>Vitesse<text:bookmark-end text:name="_vitesse"/></text:h>
      <text:p text:style-name="First_20_paragraph">La vitesse d’un monstre indique la distance qu’il peut parcourir lors de son tour. Voir le chapitre <text:a xlink:type="simple" xlink:href="/combattre/#deplacement-et-position" office:name=""><text:span text:style-name="Definition"><text:span text:style-name="T2">Combattre - Déplacement et position</text:span></text:span></text:a> pour plus d’informations sur la vitesse de déplacement.</text:p>
      <text:p text:style-name="Text_20_body">Toutes les créatures ont une vitesse au sol, simplement appelée vitesse. Les créatures incapables de se déplacer au sol ont une vitesse de 0 mètre.</text:p>
      <text:p text:style-name="Text_20_body">Certaines créatures disposent d’un ou plusieurs modes de déplacement supplémentaires parmi les suivants.</text:p>
      <text:h text:style-name="Heading_20_5" text:outline-level="5"><text:bookmark-start text:name="_escalade"/>Escalade<text:bookmark-end text:name="_escalade"/></text:h>
      <text:p text:style-name="First_20_paragraph">Un monstre avec une vitesse d’escalade peut utiliser la totalité ou une partie de son déplacement pour se déplacer sur des surfaces verticales. Le monstre n’a pas besoin de dépenser plus de déplacement pour escalader.</text:p>
      <text:h text:style-name="Heading_20_5" text:outline-level="5"><text:bookmark-start text:name="_fouissement"/>Fouissement<text:bookmark-end text:name="_fouissement"/></text:h>
      <text:p text:style-name="First_20_paragraph">Un monstre avec une vitesse de fouissement peut se déplacer à travers le sable, la terre, la boue ou la glace. Un monstre ne peut pas se déplacer en fouissant dans la roche vive à moins qu’il ne possède un trait spécial indiquant le contraire.</text:p>
      <text:h text:style-name="Heading_20_5" text:outline-level="5"><text:bookmark-start text:name="_nage"/>Nage<text:bookmark-end text:name="_nage"/></text:h>
      <text:p text:style-name="First_20_paragraph">Un monstre avec une vitesse de nage n’a pas besoin de dépenser plus de déplacement pour nager.</text:p>
      <text:h text:style-name="Heading_20_5" text:outline-level="5"><text:bookmark-start text:name="_vol"/>Vol<text:bookmark-end text:name="_vol"/></text:h>
      <text:p text:style-name="First_20_paragraph">Un monstre avec une vitesse de vol peut utiliser la totalité ou une partie de son déplacement pour voler. Certains monstres peuvent rester en vol stationnaire, ce qui complique les tentatives pour les déstabiliser en vol (comme expliqué dans les règles sur le vol du chapitre <text:a xlink:type="simple" xlink:href="/combattre/#deplacement-en-vol" office:name=""><text:span text:style-name="Definition"><text:span text:style-name="T2">Combattre - Déplacement en vol</text:span></text:span></text:a>). Un tel monstre arrête de voler en mode stationnaire au moment où il meurt.</text:p>
      <text:h text:style-name="Heading_20_4" text:outline-level="4"><text:bookmark-start text:name="_valeurs_de_caractéristique"/>Valeurs de caractéristique<text:bookmark-end text:name="_valeurs_de_caractéristique"/></text:h>
      <text:p text:style-name="First_20_paragraph">Chaque monstre possède six valeurs de caractéristique (Force, Dextérité, Constitution, Intelligence, Sagesse et Charisme) dont chacune est associée à un modificateur. Voir le chapitre <text:a xlink:type="simple" xlink:href="/utiliser-les-caracteristiques/" office:name=""><text:span text:style-name="Definition"><text:span text:style-name="T2">Utiliser les caractéristiques</text:span></text:span></text:a> pour plus d’informations sur les valeurs de caractéristique et leurs fonctions en jeu.</text:p>
      <text:h text:style-name="Heading_20_4" text:outline-level="4"><text:bookmark-start text:name="_jets_de_sauvegarde"/>Jets de sauvegarde<text:bookmark-end text:name="_jets_de_sauvegarde"/></text:h>
      <text:p text:style-name="First_20_paragraph">La ligne « <text:span text:style-name="T2">Jets de sauvegarde</text:span> » apparaît seulement chez les créatures particulièrement douées pour résister à certains types d’effets. Par exemple, une créature difficile à charmer ou à terroriser peut bénéficier d’un bonus aux jets de sauvegarde de Sagesse. La plupart des créatures ne possèdent aucun bonus spécial aux jets de sauvegarde et, dans ce cas, cette ligne est omise.</text:p>
      <text:p text:style-name="Text_20_body">Un bonus aux jets de sauvegard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text:p>
      <text:h text:style-name="Heading_20_5" text:outline-level="5"><text:bookmark-start text:name="_bonus_de_maîtrise_en_fonction_de_lindice_de_dangerosité"/>Bonus de maîtrise en fonction de l’indice de dangerosité<text:bookmark-end text:name="_bonus_de_maîtrise_en_fonction_de_lindice_de_dangerosité"/></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2</text:p>
          </table:table-cell>
          <table:table-cell table:style-name="TableRowCell" office:value-type="string">
            <text:p text:style-name="Table_20_Contents"><text:span text:style-name="T1">14</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text:p>
          </table:table-cell>
          <table:table-cell table:style-name="TableRowCell" office:value-type="string">
            <text:p text:style-name="Table_20_Contents"><text:span text:style-name="T1">15</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text:p>
          </table:table-cell>
          <table:table-cell table:style-name="TableRowCell" office:value-type="string">
            <text:p text:style-name="Table_20_Contents"><text:span text:style-name="T1">16</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2</text:p>
          </table:table-cell>
          <table:table-cell table:style-name="TableRowCell" office:value-type="string">
            <text:p text:style-name="Table_20_Contents"><text:span text:style-name="T1">17</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cell table:style-name="TableRowCell" office:value-type="string">
            <text:p text:style-name="Table_20_Contents"><text:span text:style-name="T1">18</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text:p>
          </table:table-cell>
          <table:table-cell table:style-name="TableRowCell" office:value-type="string">
            <text:p text:style-name="Table_20_Contents"><text:span text:style-name="T1">19</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2</text:p>
          </table:table-cell>
          <table:table-cell table:style-name="TableRowCell" office:value-type="string">
            <text:p text:style-name="Table_20_Contents"><text:span text:style-name="T1">20</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2</text:p>
          </table:table-cell>
          <table:table-cell table:style-name="TableRowCell" office:value-type="string">
            <text:p text:style-name="Table_20_Contents"><text:span text:style-name="T1">21</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3</text:p>
          </table:table-cell>
          <table:table-cell table:style-name="TableRowCell" office:value-type="string">
            <text:p text:style-name="Table_20_Contents"><text:span text:style-name="T1">22</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text:p>
          </table:table-cell>
          <table:table-cell table:style-name="TableRowCell" office:value-type="string">
            <text:p text:style-name="Table_20_Contents"><text:span text:style-name="T1">23</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3</text:p>
          </table:table-cell>
          <table:table-cell table:style-name="TableRowCell" office:value-type="string">
            <text:p text:style-name="Table_20_Contents"><text:span text:style-name="T1">24</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text:p>
          </table:table-cell>
          <table:table-cell table:style-name="TableRowCell" office:value-type="string">
            <text:p text:style-name="Table_20_Contents"><text:span text:style-name="T1">25</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4</text:p>
          </table:table-cell>
          <table:table-cell table:style-name="TableRowCell" office:value-type="string">
            <text:p text:style-name="Table_20_Contents"><text:span text:style-name="T1">26</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4</text:p>
          </table:table-cell>
          <table:table-cell table:style-name="TableRowCell" office:value-type="string">
            <text:p text:style-name="Table_20_Contents"><text:span text:style-name="T1">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4</text:p>
          </table:table-cell>
          <table:table-cell table:style-name="TableRowCell" office:value-type="string">
            <text:p text:style-name="Table_20_Contents"><text:span text:style-name="T1">28</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4</text:p>
          </table:table-cell>
          <table:table-cell table:style-name="TableRowCell" office:value-type="string">
            <text:p text:style-name="Table_20_Contents"><text:span text:style-name="T1">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5</text:p>
          </table:table-cell>
          <table:table-cell table:style-name="TableRowCell" office:value-type="string">
            <text:p text:style-name="Table_20_Contents"><text:span text:style-name="T1">30</text:span></text:p>
          </table:table-cell>
          <table:table-cell table:style-name="TableRowCell" office:value-type="string">
            <text:p text:style-name="Table_20_Contents">+9</text:p>
          </table:table-cell>
        </table:table-row>
      </table:table>
      <text:h text:style-name="Heading_20_4" text:outline-level="4"><text:bookmark-start text:name="_compétences"/>Compétences<text:bookmark-end text:name="_compétences"/></text:h>
      <text:p text:style-name="First_20_paragraph">La ligne « <text:span text:style-name="T2">Compétences</text:span> » est réservée aux monstres qui maîtrisent une ou plusieurs compétences. Par exemple, un monstre particulièrement perceptif ou discret peut avoir des bonus aux tests de Sagesse (Perception) et de Dextérité (Discrétion).</text:p>
      <text:p text:style-name="Text_20_body">Un bonus de compétenc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 D’autres modificateurs peuvent également s’appliquer. Par exemple, un monstre peut bénéficier d’un bonus plus élevé que prévu (généralement le double de son bonus de maîtrise) pour prendre en compte son expertise accrue.</text:p>
      <text:h text:style-name="Heading_20_4" text:outline-level="4"><text:bookmark-start text:name="_vulnérabilités_résistances_et_immunités"/>Vulnérabilités, résistances et immunités<text:bookmark-end text:name="_vulnérabilités_résistances_et_immunités"/></text:h>
      <text:p text:style-name="First_20_paragraph">Certaines créatures possèdent une vulnérabilité, une résistance ou une immunité contre certains types de dégâts. D’autres sont même résistantes ou immunisées contre les dégâts infligés par des attaques non-magiques (une attaque magique est une attaque effectuée avec un sort, un objet magique ou une autre source magique). De plus, certaines créatures sont immunisées contre certains états préjudiciables et spéciaux.</text:p>
      <text:h text:style-name="Heading_20_4" text:outline-level="4"><text:bookmark-start text:name="_sens"/>Sens<text:bookmark-end text:name="_sens"/></text:h>
      <text:p text:style-name="First_20_paragraph">La ligne « <text:span text:style-name="T2">Sens</text:span> » donne la valeur passive de Sagesse (Perception) d’un monstre, ainsi que l’ensemble des éventuels sens spéciaux dont il bénéficie. Les sens spéciaux sont décrits ci-dessous.</text:p>
      <text:h text:style-name="Heading_20_5" text:outline-level="5"><text:bookmark-start text:name="_perception_des_vibrations"/>Perception des vibrations<text:bookmark-end text:name="_perception_des_vibrations"/></text:h>
      <text:p text:style-name="First_20_paragraph">Un monstre doté de perception des vibrations peut détecter et localiser l’origine de vibrations courant sur une distance précisée, à condition que lui et la source des vibrations soient en contact avec une même surface ou substance commune. La perception des vibrations ne peut pas servir à détecter la présence de créatures en vol ou intangibles. Nombre de créatures capables de se déplacer en creusant, telles que les ankhegs disposent de ce sens spécial.</text:p>
      <text:h text:style-name="Heading_20_5" text:outline-level="5"><text:bookmark-start text:name="_vision_aveugle"/>Vision aveugle<text:bookmark-end text:name="_vision_aveugle"/></text:h>
      <text:p text:style-name="First_20_paragraph">Un monstre avec la vision aveugle peut percevoir son environnement sur une distance précisée, sans se fier à la vue.</text:p>
      <text:p text:style-name="Text_20_body">Les créatures dénuées d’yeux, telles que les torves et les vases grises, disposent généralement de ce sens spécial. C’est également le cas des créatures qui bénéficient de l’écholocalisation ou de sens plus aiguisés, comme les chauves-souris et les dragons véritables.</text:p>
      <text:p text:style-name="Text_20_body">Si un monstre est aveugle par nature, une note entre parenthèses est ajoutée à cet effet. Elle indique la portée maximale de sa perception.</text:p>
      <text:h text:style-name="Heading_20_5" text:outline-level="5"><text:bookmark-start text:name="_vision_dans_le_noir"/>Vision dans le noir<text:bookmark-end text:name="_vision_dans_le_noir"/></text:h>
      <text:p text:style-name="First_20_paragraph">Un monstre avec la vision dans le noir peut voir dans l’obscurité sur une distance précisée. Il voit les environs faiblement éclairés comme s’ils étaient vivement éclairés jusqu’à la distance indiquée et voit dans l’obscurité totale comme si les lieux étaient faiblement éclairés. Le monstre ne perçoit pas les couleurs dans l’obscurité totale, seulement des nuances de gris. Nombre de créatures vivant sous terre possèdent ce sens spécial.</text:p>
      <text:h text:style-name="Heading_20_5" text:outline-level="5"><text:bookmark-start text:name="_vision_parfaite"/>Vision parfaite<text:bookmark-end text:name="_vision_parfaite"/></text:h>
      <text:p text:style-name="First_20_paragraph">Un monstre avec la vision parfaite peut, jusqu’à une distance précisée, voir dans l’obscurité magique et normale, voir les créatures et les objets invisibles, détecter automatiquement les illusions visuelles et réussir ses jets de sauvegarde contre elles, et percevoir la véritable forme d’un métamorphe ou d’une créature transformée par magie.</text:p>
      <text:p text:style-name="Text_20_body">De plus, le monstre peut voir dans le plan Éthéré sur la même distance.</text:p>
      <text:h text:style-name="Heading_20_4" text:outline-level="4"><text:bookmark-start text:name="_langues"/>Langues<text:bookmark-end text:name="_langues"/></text:h>
      <text:p text:style-name="First_20_paragraph">Les langues qu’un monstre peut parler sont indiquées dans l’ordre alphabétique. Il arrive qu’un monstre comprenne une langue sans être capable de la parler et ceci est indiqué dans la ligne correspondante, le cas échéant. Un « — » indique qu’une créature ne parle et ne comprend aucune langue.</text:p>
      <text:h text:style-name="Heading_20_5" text:outline-level="5"><text:bookmark-start text:name="_télépathie"/>Télépathie<text:bookmark-end text:name="_télépathie"/></text:h>
      <text:p text:style-name="First_20_paragraph">La télépathie est un pouvoir magique qui permet à un monstre de communiquer mentalement avec une autre créature jusqu’à une distance précisée. La créature contactée n’a pas besoin de connaître la ou les langues employées par le monstre pour communiquer avec elle de cette façon mais elle doit pouvoir comprendre au moins l’une d’elles. Une créature sans télépathie peut recevoir des messages télépathiques et y répondre mais elle ne peut pas engager une conversation télépathique ni y mettre fin.</text:p>
      <text:p text:style-name="Text_20_body">Un monstre télépathe n’a pas besoin de voir la créature contactée et peut rompre le contact télépathique dès qu’il le souhaite. Le contact est interrompu dès que les deux créatures ne sont plus à portée l’une de l’autre ou si le monstre télépathe contacte une créature différente située à portée. Un monstre télépathe peut engager une conversation télépathique ou y mettre fin sans utiliser d’action, mais s’il est <text:a xlink:type="simple" xlink:href="/gerer-la-sante-du-personnage/#neutralise" office:name=""><text:span text:style-name="Definition"><text:span text:style-name="T2">neutralisé</text:span></text:span></text:a>, il ne peut initier aucun contact télépathique et tout contact en cours est rompu.</text:p>
      <text:p text:style-name="Text_20_body">Une créature située à l’intérieur d’un champ d'<text:span text:style-name="T2">antimagie</text:span> ou dans tout autre endroit où la magie ne fonctionne pas ne peut pas envoyer ni recevoir de message télépathique.</text:p>
      <text:h text:style-name="Heading_20_4" text:outline-level="4"><text:bookmark-start text:name="_dangerosité"/>Dangerosité<text:bookmark-end text:name="_dangerosité"/></text:h>
      <text:p text:style-name="First_20_paragraph"><text:span text:style-name="T1">L’indice de dangerosité</text:span> d’un monstre indique la menace qu’il représente. Un groupe de quatre aventuriers convenablement reposés et équipés devrait pouvoir vaincre, sans subir de perte, un monstre dont l’indice de dangerosité est égal au niveau du groupe. Par exemple, un groupe composé de quatre aventuriers de niveau 3 devrait considérer un affrontement contre un monstre avec un indice de dangerosité de 3 comme un défi digne de leurs talents, sans être mortel pour autant.</text:p>
      <text:p text:style-name="Text_20_body">Les monstres beaucoup plus faibles que des personnages de niveau 1 ont un indice de dangerosité inférieur à 1. Les monstres avec un indice de dangerosité de 0 sont insignifiants s’ils ne sont pas nombreux ; ceux qui ne peuvent effectuer aucune attaque digne de ce nom ne rapportent aucun point d’expérience, tandis que ceux qui peuvent effectuer des attaques rapportent 10 PX chacun.</text:p>
      <text:p text:style-name="Text_20_body">Certains monstres représentent un défi trop important, même pour un groupe classique de personnages de niveau 20. Ces monstres ont un indice de dangerosité de 21 ou plus et sont spécifiquement conçus pour mettre les talents des joueurs à l’épreuve.</text:p>
      <text:h text:style-name="Heading_20_5" text:outline-level="5"><text:bookmark-start text:name="_points_dexpérience"/>Points d’expérience<text:bookmark-end text:name="_points_dexpérience"/></text:h>
      <text:p text:style-name="First_20_paragraph">Le nombre de points d’expérience (PX) que vaut un monstre dépend de son indice de dangerosité. Généralement, les récompenses en PX sont offertes lorsque le monstre est vaincu en combat, mais le MJ peut également offrir des récompenses en PX lorsque la menace que représente le monstre est neutralisée d’une autre manière.</text:p>
      <text:p text:style-name="Text_20_body">Sauf indication contraire, un monstre convoqué par un sort ou un autre pouvoir magique vaut le montant de PX indiqué dans son profil.</text:p>
      <text:p text:style-name="Text_20_body">Le chapitre <text:a xlink:type="simple" xlink:href="/construire-une-rencontre/" office:name=""><text:span text:style-name="Definition">Construire une rencontre</text:span></text:a> explique comment créer des rencontres en fonction d’un budget en PX et comment ajuster la difficulté d’une rencontre.</text:p>
      <text:h text:style-name="Heading_20_6" text:outline-level="6"><text:bookmark-start text:name="_points_dexpérience_en_fonction_de_lindice_de_dangerosité"/>Points d’expérience en fonction de l’indice de dangerosité<text:bookmark-end text:name="_points_dexpérience_en_fonction_de_lindice_de_dangerosité"/></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ID</text:p>
            </table:table-cell>
            <table:table-cell table:style-name="TableHeaderRowCell" office:value-type="string">
              <text:p text:style-name="Table_20_Heading">PX</text:p>
            </table:table-cell>
            <table:table-cell table:style-name="TableHeaderRowCell" office:value-type="string">
              <text:p text:style-name="Table_20_Heading">ID</text:p>
            </table:table-cell>
            <table:table-cell table:style-name="TableHeaderRowCell" office:value-type="string">
              <text:p text:style-name="Table_20_Heading">PX</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 ou 10</text:p>
          </table:table-cell>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row>
      </table:table>
      <text:h text:style-name="Heading_20_4" text:outline-level="4"><text:bookmark-start text:name="_traits_spéciaux"/>Traits spéciaux<text:bookmark-end text:name="_traits_spéciaux"/></text:h>
      <text:p text:style-name="First_20_paragraph">Les traits spéciaux (qui apparaissent après l’indice de dangerosité d’un monstre mais avant ses éventuelles actions ou réactions) sont des particularités qui peuvent s’avérer utiles lors d’une rencontre de combat et qui nécessitent quelques explications.</text:p>
      <text:h text:style-name="Heading_20_5" text:outline-level="5"><text:bookmark-start text:name="_incantation"/>Incantation<text:bookmark-end text:name="_incantation"/></text:h>
      <text:p text:style-name="First_20_paragraph">Un monstre avec l’aptitude de classe « <text:span text:style-name="T2">incantation</text:span> » possède un niveau de lanceur de sorts et des emplacements de sort qu’il utilise pour lancer ses sorts de niveau 1 ou plus (comme expliqué dans le chapitre <text:a xlink:type="simple" xlink:href="/lancer-des-sorts/" office:name=""><text:span text:style-name="Definition"><text:span text:style-name="T2">Lancer des sorts</text:span></text:span></text:a>). Le niveau de lanceur de sorts est également utilisé pour les éventuels tours de magie indiqués dans cette section.</text:p>
      <text:p text:style-name="Text_20_body">Le monstre dispose d’une liste de sorts connus ou préparés issus d’une classe en particulier. La liste peut également comporter des sorts provenant d’une aptitude de cette classe, telle que l’aptitude « <text:span text:style-name="T2">domaine divin</text:span> » du clerc ou « <text:span text:style-name="T2">cercle druidique</text:span> » du druide. Le monstre est considéré comme un membre de cette classe lorsqu’il s’harmonise avec un objet magique ou utilise un objet magique nécessitant l’appartenance à cette classe ou l’accès à sa liste de sorts.</text:p>
      <text:p text:style-name="Text_20_body">Vous pouvez changer les sorts connus d’un monstre en remplaçant chaque sort par un autre de même niveau et issu de la liste associée à la même voie magique. Si vous changez des sorts de cette façon, le monstre peut représenter une menace plus ou moins dangereuse que celle suggérée par son indice de dangerosité.</text:p>
      <text:h text:style-name="Heading_20_5" text:outline-level="5"><text:bookmark-start text:name="_incantation_innée"/>Incantation innée<text:bookmark-end text:name="_incantation_innée"/></text:h>
      <text:p text:style-name="First_20_paragraph">Un monstre capable de lancer des sorts de manière innée possède le trait spécial « <text:span text:style-name="T2">incantation innée</text:span> ». Sauf indication contraire, un sort inné de niveau Novice ou plus est toujours lancé au niveau le plus bas possible et jamais à un niveau plus élevé. Si un monstre connaît un tour de magie pour lequel son niveau de lanceur de sorts importe mais qu’aucun niveau n’est précisé, prenez l’indice de dangerosité du monstre comme niveau.</text:p>
      <text:p text:style-name="Text_20_body">Des règles ou des restrictions spéciales peuvent modifier l’utilisation d’un sort inné. Par exemple, un mage drow peut lancer de manière innée le sort de <text:a xlink:type="simple" xlink:href="/grimoire/levitation/" office:name=""><text:span text:style-name="Definition"><text:span text:style-name="T2">lévitation</text:span></text:span></text:a>, mais ce sort impose une restriction « <text:span text:style-name="T2">soi-même</text:span> », ce qui signifie qu’il affecte le mage drow seulement.</text:p>
      <text:p text:style-name="Text_20_body">Les sorts innés d’un monstre ne peuvent pas être remplacés par d’autres sorts. Si les sorts innés d’un monstre ne nécessitent aucun <text:a xlink:type="simple" xlink:href="/combattre/#jets-d-attaque" office:name=""><text:span text:style-name="Definition">jet d’attaque</text:span></text:a>, aucun bonus d’attaque n’est indiqué en complément.</text:p>
      <text:h text:style-name="Heading_20_5" text:outline-level="5"><text:bookmark-start text:name="_psionique"/>Psionique<text:bookmark-end text:name="_psionique"/></text:h>
      <text:p text:style-name="First_20_paragraph">Un monstre capable de lancer des sorts en utilisant la seule force de son esprit possède le sous-type psionique ajouté à son trait spécial « <text:span text:style-name="T2">incantation</text:span> » ou « <text:span text:style-name="T2">incantation innée</text:span> ». Aucune règle spéciale n’est spécifiquement associée à ce sous-type mais d’autres éléments du jeu peuvent s’y référer. Un monstre avec ce sous-type n’a généralement besoin d’aucune composante pour lancer ses sorts.</text:p>
      <text:h text:style-name="Heading_20_4" text:outline-level="4"><text:bookmark-start text:name="_actions"/>Actions<text:bookmark-end text:name="_actions"/></text:h>
      <text:p text:style-name="First_20_paragraph">Quand un monstre effectue son action, il peut choisir parmi les options décrites dans la section « <text:span text:style-name="T2">Actions</text:span> » de son profil ou effectuer l’une des actions communes à toutes les créatures, telles que l’action « <text:a xlink:type="simple" xlink:href="/combattre/#se-precipiter" office:name=""><text:span text:style-name="Definition"><text:span text:style-name="T2">se précipiter</text:span></text:span></text:a> » ou « <text:a xlink:type="simple" xlink:href="/combattre/#se-cacher" office:name=""><text:span text:style-name="Definition"><text:span text:style-name="T2">se cacher</text:span></text:span></text:a> », décrites dans le chapitre <text:a xlink:type="simple" xlink:href="/combattre/#actions-en-combat" office:name=""><text:span text:style-name="Definition"><text:span text:style-name="T2">Combattre - Actions en combat</text:span></text:span></text:a>.</text:p>
      <text:h text:style-name="Heading_20_5" text:outline-level="5"><text:bookmark-start text:name="_attaques_au_corps_à_corps_et_à_distance"/>Attaques au corps à corps et à distance<text:bookmark-end text:name="_attaques_au_corps_à_corps_et_à_distance"/></text:h>
      <text:p text:style-name="First_20_paragraph">Les actions les plus courantes qu’un monstre effectuera lors d’un combat sont des attaques au corps à corps et à distance. Ces attaques se réalisent avec des sorts ou des armes, l’arme employée pouvant être un objet manufacturé ou une arme naturelle, telle qu’une griffe ou une queue acérée. Voir le chapitre <text:a xlink:type="simple" xlink:href="/combattre/#porter-une-attaque" office:name=""><text:span text:style-name="Definition"><text:span text:style-name="T2">Combattre - Porter une attaque</text:span></text:span></text:a> pour plus d’informations sur les différents types d’attaques.</text:p>
      <text:p text:style-name="Text_20_body"><text:span text:style-name="T1">Créature et cible</text:span>. La cible d’une attaque au corps à corps ou à distance est généralement une créature ou une cible. À la différence d’une « <text:span text:style-name="T2">créature</text:span> », une « <text:span text:style-name="T2">cible</text:span> » peut être une créature ou un objet.</text:p>
      <text:p text:style-name="Text_20_body"><text:span text:style-name="T1">Touché</text:span>. Les dégâts infligés ou autres effets survenant suite à une attaque qui parvient à toucher une cible sont décrits après la notation « <text:span text:style-name="T2">Touché</text:span> ». Vous avez le choix entre l’application des dégâts moyens ou leur détermination aléatoire ; ces deux valeurs sont donc indiquées.</text:p>
      <text:p text:style-name="Text_20_body"><text:span text:style-name="T1">Raté</text:span>. Si une attaque produit un effet en cas d’attaque ratée, cette information est indiquée après la notation « <text:span text:style-name="T2">Raté</text:span> ».</text:p>
      <text:p text:style-name="Text_20_body">§§§ .hero</text:p>
      <text:h text:style-name="Heading_20_6" text:outline-level="6"><text:bookmark-start text:name="_règles_dempoignade_pour_les_monstres"/>Règles d’empoignade pour les monstres<text:bookmark-end text:name="_règles_dempoignade_pour_les_monstres"/></text:h>
      <text:p text:style-name="First_20_paragraph">Beaucoup de monstres peuvent effectuer des attaques spéciales qui leur permettent d’empoigner rapidement leur proie. Quand un monstre réussit ce type d’attaque, il n’a pas besoin d’effectuer un <text:a xlink:type="simple" xlink:href="/utiliser-les-caracteristiques/#tests-de-caracteristique" office:name=""><text:span text:style-name="Definition">test de caractéristique</text:span></text:a> supplémentaire pour déterminer s’il réussit ou non l’empoignade, à moins que la description de l’attaque ne précise le contraire.</text:p>
      <text:p text:style-name="Text_20_body">Une créature <text:a xlink:type="simple" xlink:href="/gerer-la-sante-du-personnage/#empoigne" office:name=""><text:span text:style-name="Definition"><text:span text:style-name="T2">empoignée</text:span></text:span></text:a> par le monstre peut utiliser son action pour tenter de s’échapper. Elle doit alors réussir un test de Force (Athlétisme) ou de Dextérité (Acrobaties) contre le DD d’évasion indiqué dans le profil du monstre. Si aucun DD d’évasion n’est indiqué, partez du principe qu’il est égal à 10 + le modificateur de Force (Athlétisme) du monstre. §§§</text:p>
      <text:h text:style-name="Heading_20_5" text:outline-level="5"><text:bookmark-start text:name="_attaques_multiples"/>Attaques multiples<text:bookmark-end text:name="_attaques_multiples"/></text:h>
      <text:p text:style-name="First_20_paragraph">Une créature capable d’effectuer plusieurs attaques lors de son tour peut réaliser l’action « <text:span text:style-name="T2">attaques multiples</text:span> ». Une créature ne peut pas utiliser l’action « <text:span text:style-name="T2">attaques multiples</text:span> » quand elle effectue une attaque d’opportunité car celle-ci consiste en une seule attaque au corps à corps.</text:p>
      <text:h text:style-name="Heading_20_5" text:outline-level="5"><text:bookmark-start text:name="_dégâts"/>Dégâts<text:bookmark-end text:name="_dégâts"/></text:h>
      <text:p text:style-name="First_20_paragraph">Les dégâts varient aussi selon la taille qui représente l’inertie de l’objet manipulé ou de la masse de la créature. Les dégâts s’appliquent donc selon le tableau suivant :</text:p>
      <text:h text:style-name="Heading_20_5" text:outline-level="5"><text:bookmark-start text:name="_dégâts_en_fonction_de_la_taille"/>Dégâts en fonction de la taille.<text:bookmark-end text:name="_dégâts_en_fonction_de_la_taille"/></text:h>
      <table:table table:name="Table5" table:style-name="Table5">
        <table:table-column table:style-name="Table5.A"/>
        <table:table-column table:style-name="Table5.B"/>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Dégât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20</text:p>
          </table:table-cell>
        </table:table-row>
      </table:table>
      <text:h text:style-name="Heading_20_5" text:outline-level="5"><text:bookmark-start text:name="_munitions"/>Munitions<text:bookmark-end text:name="_munitions"/></text:h>
      <text:p text:style-name="First_20_paragraph">Un monstre porte sur lui les munitions nécessaires pour effectuer ses attaques à distance. Vous pouvez partir du principe qu’un monstre transporte 2d4 munitions adaptées à son attaque d’arme de jet et 2d10 munitions adaptées à son arme à projectiles, telle qu’un arc ou une arbalète.</text:p>
      <text:h text:style-name="Heading_20_4" text:outline-level="4"><text:bookmark-start text:name="_réactions"/>Réactions<text:bookmark-end text:name="_réactions"/></text:h>
      <text:p text:style-name="First_20_paragraph">Si un monstre peut faire quelque chose de spécial en utilisant sa réaction, cette information est indiquée dans cette section. Cette section est omise si une créature ne dispose d’aucune réaction spéciale.</text:p>
      <text:h text:style-name="Heading_20_4" text:outline-level="4"><text:bookmark-start text:name="_utilisations_limitées"/>Utilisations limitées<text:bookmark-end text:name="_utilisations_limitées"/></text:h>
      <text:p text:style-name="First_20_paragraph">Le nombre d’utilisations de certains pouvoirs spéciaux est limité.</text:p>
      <text:p text:style-name="Text_20_body"><text:span text:style-name="T1">X/jour</text:span>. La notation « <text:span text:style-name="T2">X/jour</text:span> » signifie qu’un pouvoir spécial peut s’utiliser X fois et qu’un monstre doit terminer une période de <text:a xlink:type="simple" xlink:href="/gerer-la-sante-du-personnage/#repos-long" office:name=""><text:span text:style-name="Definition"><text:span text:style-name="T2">repos long</text:span></text:span></text:a> pour récupérer les utilisations dépensées. Par exemple, « <text:span text:style-name="T2">1/jour</text:span> » signifie qu’un pouvoir spécial peut s’utiliser une seule fois et que le monstre pourra l’utiliser à nouveau après une période de <text:a xlink:type="simple" xlink:href="/gerer-la-sante-du-personnage/#repos-long" office:name=""><text:span text:style-name="Definition"><text:span text:style-name="T2">repos long</text:span></text:span></text:a>.</text:p>
      <text:p text:style-name="Text_20_body"><text:span text:style-name="T1">Recharge X-Y</text:span>. La notation « <text:span text:style-name="T2">recharge X-Y</text:span> » signifie qu’un monstre peut utiliser une seule fois un pouvoir spécial et qu’il a une chance déterminée aléatoirement de pouvoir le réutiliser lors de chaque round de combat suivant. Au début de chaque tour du monstre, lancez un d6. Si le résultat obtenu correspond à l’un des nombres indiqués dans la notation « <text:span text:style-name="T2">recharge</text:span> », le monstre récupère l’utilisation du pouvoir spécial. Le monstre récupère également l’utilisation du pouvoir après une période de <text:a xlink:type="simple" xlink:href="/gerer-la-sante-du-personnage/#repos-long" office:name=""><text:span text:style-name="Definition"><text:span text:style-name="T2">repos long</text:span></text:span></text:a> ou court.</text:p>
      <text:p text:style-name="Text_20_body">Par exemple, « <text:span text:style-name="T2">recharge 5-6</text:span> » signifie qu’un monstre peut utiliser une seule fois le pouvoir spécial. Ensuite, au début du tour du monstre, il récupère l’utilisation de ce pouvoir s’il obtient un résultat de 5 ou 6 en lançant un d6.</text:p>
      <text:p text:style-name="Text_20_body"><text:span text:style-name="T1">Recharge après un </text:span><text:a xlink:type="simple" xlink:href="/gerer-la-sante-du-personnage/#repos-court" office:name=""><text:span text:style-name="Definition"><text:span text:style-name="T3">repos court</text:span></text:span></text:a><text:span text:style-name="T1"> ou long</text:span>. Cette notation signifie qu’un monstre peut utiliser une seule fois un pouvoir spécial et qu’il pourra l’utiliser à nouveau après une période de <text:a xlink:type="simple" xlink:href="/gerer-la-sante-du-personnage/#repos-long" office:name=""><text:span text:style-name="Definition"><text:span text:style-name="T2">repos long</text:span></text:span></text:a> ou court.</text:p>
      <text:h text:style-name="Heading_20_4" text:outline-level="4"><text:bookmark-start text:name="_équipement"/>Équipement<text:bookmark-end text:name="_équipement"/></text:h>
      <text:p text:style-name="First_20_paragraph">Mis à part son armure et ses armes, le reste de l’équipement d’un monstre est rarement précisé dans son profil. On part du principe qu’une créature qui porte habituellement des vêtements (les humanoïdes, par exemple) est vêtue de manière appropriée.</text:p>
      <text:p text:style-name="Text_20_body">Vous pouvez doter les monstres d’objets et de babioles supplémentaires comme bon vous semble, en vous inspirant de l’équipement décrit au chapitre <text:span text:style-name="T2">Équipement</text:span>, décider quels objets sont récupérables une fois le monstre mort et si la totalité ou une partie de cet équipement est toujours utilisable. Une armure abîmée fabriquée pour un monstre spécifique est rarement utilisable par quelqu’un d’autre, par exemple.</text:p>
      <text:p text:style-name="Text_20_body">Si un monstre lanceur de sorts a besoin de composantes matérielles pour lancer ses sorts, partez du principe qu’il possède les composantes dont il a besoin pour lancer les sorts indiqués dans son profil.</text:p>
      <text:h text:style-name="Heading_20_4" text:outline-level="4"><text:bookmark-start text:name="_créatures_légendaires"/>Créatures légendaires<text:bookmark-end text:name="_créatures_légendaires"/></text:h>
      <text:p text:style-name="First_20_paragraph">Une créature légendaire peut faire des choses irréalisables par des créatures ordinaires. Elle peut effectuer des actions spéciales en dehors de son tour de jeu et déployer son influence magique à des kilomètres à la ronde.</text:p>
      <text:p text:style-name="Text_20_body">Si une créature prend la forme d’une créature légendaire, par le biais d’un sort par exemple, cela ne lui permet pas pour autant d’effectuer les actions légendaires et les actions d’antre associées ni de déclencher les effets régionaux de cette nouvelle forme.</text:p>
      <text:h text:style-name="Heading_20_5" text:outline-level="5"><text:bookmark-start text:name="_actions_légendaires"/>Actions légendaires<text:bookmark-end text:name="_actions_légendaires"/></text:h>
      <text:p text:style-name="First_20_paragraph">Une créature légendaire peut effectuer un certain nombre d’actions spéciales, appelées actions légendaires, quand ce n’est pas à elle de jouer. Elle ne peut réaliser qu’une seule option d’action légendaire à la fois, et ceci uniquement à la fin du tour d’une autre créature. Une créature récupère ses actions légendaires utilisées au début de son tour. Elle peut renoncer à leur utilisation et elle ne peut pas les utiliser lorsqu’elle est neutralisée ou incapable, d’une façon ou d’une autre, d’effectuer des actions. Si elle est surprise lors d’un combat, elle ne peut pas les effectuer avant la fin de son premier tour de jeu.</text:p>
      <text:h text:style-name="Heading_20_5" text:outline-level="5"><text:bookmark-start text:name="_lantre_dune_créature_légendaire"/>L’antre d’une créature légendaire<text:bookmark-end text:name="_lantre_dune_créature_légendaire"/></text:h>
      <text:p text:style-name="First_20_paragraph">Le profil d’une créature légendaire peut comporter une section qui décrit son antre et les effets spéciaux qu’elle peut déclencher lorsqu’elle s’y trouve, soit par un acte volontaire soit par sa simple présence. Toutes les créatures légendaires n’ont pas nécessairement un antre. Une telle section apparaît uniquement dans le profil d’une créature légendaire qui passe beaucoup de temps dans son antre et que les aventuriers risquent très probablement de rencontrer là-bas.</text:p>
      <text:h text:style-name="Heading_20_6" text:outline-level="6"><text:bookmark-start text:name="_actions_dantre"/>Actions d’antre<text:bookmark-end text:name="_actions_dantre"/></text:h>
      <text:p text:style-name="First_20_paragraph">Si une créature légendaire peut effectuer des actions d’antre, elle peut les utiliser pour renforcer la magie ambiante dans son repaire. À 20 lors du décompte d’initiative (sachant qu’elle perd en cas d’égalité), elle peut effectuer une de ses actions d’antre. Elle ne peut pas le faire tant qu’elle est neutralisée ou incapable d’agir d’une façon ou d’une autre. Si elle est surprise lors d’un combat, elle ne peut pas l’effectuer avant la fin de son premier tour de jeu.</text:p>
      <text:h text:style-name="Heading_20_6" text:outline-level="6"><text:bookmark-start text:name="_effets_régionaux"/>Effets régionaux<text:bookmark-end text:name="_effets_régionaux"/></text:h>
      <text:p text:style-name="First_20_paragraph">La simple présence d’une créature légendaire peut produire des effets étranges et extraordinaires sur son environnement, comme indiqué dans cette section. Les effets régionaux prennent fin brusquement ou se dissipent au fil du temps une fois la créature morte. — title: Inventer un monstre ou un PNJ — </text:p>
      <text:h text:style-name="Heading_20_3" text:outline-level="3"><text:bookmark-start text:name="_inventer_un_monstre_ou_un_pnj"/>Inventer un monstre ou un PNJ<text:bookmark-end text:name="_inventer_un_monstre_ou_un_pnj"/></text:h>
      <text:h text:style-name="Heading_20_4" text:outline-level="4"><text:bookmark-start text:name="_attribuer_un_indice_de_dangerosité"/>Attribuer un indice de dangerosité<text:bookmark-end text:name="_attribuer_un_indice_de_dangerosité"/></text:h>
      <text:p text:style-name="First_20_paragraph">Déterminez l’ID de votre créature en fonction du niveau de votre groupe de PJ ainsi que de la difficulté que vous souhaitez choisir pour la rencontre (voir <text:a xlink:type="simple" xlink:href="/construire-une-rencontre/" office:name=""><text:span text:style-name="Definition">Construire une rencontre</text:span></text:a>). Vous pouvez aussi attribuer cet ID en fonction de la réputation de la créature : faible (moins de 1), ordinaire (1), coriace (2-4), puissante (5-10), extraordinaire (11-15), légendaire (16+). Une telle créature peut avoir un ID beaucoup plus élevé que le niveau moyen de votre groupe. Elle n’est pas obligatoirement destinée à combattre vos PJ, ou du moins, pas dans l’immédiat.</text:p>
      <text:p text:style-name="Text_20_body">Pour les créatures les plus simples, celles qui n’ont pas d’aptitude particulière comme l’utilisation d’une puissante magie ou le bénéfice de résistances particulières, l’ID suffit à déterminer le profil technique de la créature à l’aide de la table nommée <text:a xlink:type="simple" xlink:href="#table-des-profils-techniques-selon-l-id" office:name=""><text:span text:style-name="Definition"><text:span text:style-name="T2">profils techniques selon l’ID</text:span></text:span></text:a>. Vous pouvez passer directement à l’étape suivante.</text:p>
      <text:p text:style-name="Text_20_body">Si vous souhaitez donner des aptitudes puissantes (actions légendaires, résistance légendaire, etc.) ou des niveaux de lanceur de sort à votre créature, reportez-vous à la fin de ce chapitre, aux deux paragraphes intitulés <text:a xlink:type="simple" xlink:href="#aptitudes-particulieres-et-id" office:name=""><text:span text:style-name="Definition"><text:span text:style-name="T2">Aptitudes particulières et ID</text:span></text:span></text:a> et <text:a xlink:type="simple" xlink:href="#lanceurs-de-sorts-et-id" office:name=""><text:span text:style-name="Definition"><text:span text:style-name="T2">Lanceurs de sort et ID</text:span></text:span></text:a>.</text:p>
      <text:h text:style-name="Heading_20_4" text:outline-level="4"><text:bookmark-start text:name="_table_des_profils_techniques_selon_lid"/>Table des profils techniques selon l’ID<text:bookmark-end text:name="_table_des_profils_techniques_selon_lid"/></text:h>
      <text:p text:style-name="First_20_paragraph">§§§ .table-container |ID|PC|VD|PA|VD basse + (PA hauts)|VD haute + (PA bas)|Attaque|Bonus de maîtrise|DD| |:-:|:-:|:-:|:-:|:-:|:-:|:-:|:-:|:-:|:-:| |<text:span text:style-name="T1">0</text:span>|1|11|1| | |+2|+2|10| |<text:span text:style-name="T1">1/8</text:span>|5|13|8|11-14|15-5|+3|+2|11| |<text:span text:style-name="T1">1/4</text:span>|9|13|12|11-17|15-9|+4|+2|11| |<text:span text:style-name="T1">1/2</text:span>|15|13|20|11-30|15-15|+5|+2|11| |<text:span text:style-name="T1">1</text:span>|25|14|35|12-45|16-25|+5|+2/+3|12| |<text:span text:style-name="T1">2</text:span>|40|14|50|12-70|16-35|+6|+2/+4|12| |<text:span text:style-name="T1">3</text:span>|60|15|60|13-80|17-45|+6|+2/+3|13| |<text:span text:style-name="T1">4</text:span>|85|15|80|13-110|17-60|+7|+2/+5|13| |<text:span text:style-name="T1">5</text:span>|110|15|100|13-135|17-75|+7|+2/+5|14| |<text:span text:style-name="T1">6</text:span>|135|15|120|13-160|17-90|+8|+3/+5|14| |<text:span text:style-name="T1">7</text:span>|160|15|130|13-170|17-100|+9|+3/+6|15| |<text:span text:style-name="T1">8</text:span>|185|16|140|14-180|18-110|+9|+3/+6|15| |<text:span text:style-name="T1">9</text:span>|210|16|150|14-190|18-120|+10|+3/+6|16| |<text:span text:style-name="T1">10</text:span>|230|16|160|14-200|18-130|+10|+3/+6|16| |<text:span text:style-name="T1">11</text:span>|265|16|170|14-210|18-140|+11|+3/+6|17| |<text:span text:style-name="T1">12</text:span>|300|17|180|15-220|19-150|+11|+3/+6|17| |<text:span text:style-name="T1">13</text:span>|330|17|190|15-230|19-160|+12|+4/+6|17| |<text:span text:style-name="T1">14</text:span>|370|18|200|16-240|20-170|+12|+4/+6|18| |<text:span text:style-name="T1">15</text:span>|420|18|220|16-260|20-180|+13|+4/+6|18| |<text:span text:style-name="T1">16</text:span>|475|19|240|17-280|21-200|+13|+4/+6|18| |<text:span text:style-name="T1">17</text:span>|525|19|260|17-300|21-220|+14|+5/+7|18| |<text:span text:style-name="T1">18</text:span>|620|20|290|18-330|22-245|+15|+6/+8|19| |<text:span text:style-name="T1">19</text:span>|675|20|310|18-360|22-260|+16|+6/+9|19| |<text:span text:style-name="T1">20</text:span>|770|21|350|19-400|23-300|+16|+6/+9|20| |<text:span text:style-name="T1">21</text:span>|870|21|400|19-460|23-340|+17|+7/+9|20| |<text:span text:style-name="T1">22</text:span>|995|22|450|20-510|24-390|+17|+7/+9|22| |<text:span text:style-name="T1">23</text:span>|1100|22|500|20-560|24-430|+18|+8/+9|21| |<text:span text:style-name="T1">24</text:span>|1240|23|550|21-610|25-480|+18|+8/+9|22| |<text:span text:style-name="T1">25</text:span>|1450|24|600|22-660| |+19|+9|22| |<text:span text:style-name="T1">26</text:span>|1700|25|675|23-750| |+19|+9|23| §§§</text:p>
      <text:h text:style-name="Heading_20_5" text:outline-level="5"><text:bookmark-start text:name="_indice_de_dangerosité_et_points_de_combat_pc"/>Indice de dangerosité et Points de combat (PC)<text:bookmark-end text:name="_indice_de_dangerosité_et_points_de_combat_pc"/></text:h>
      <text:p text:style-name="First_20_paragraph">Les deux premières colonnes de la table des profils techniques correspondent à des indicateurs de la puissance d’une créature. L’indice de dangerosité permet de savoir rapidement à quel niveau de PJ correspond une créature unique, ce paramètre est indiqué pour chaque créature du bestiaire. Il permet de déterminer les points d’expérience correspondants et toutes les autres caractéristiques de la créature. La deuxième colonne indique les points de combat (PC), un indice supplémentaire plus précis qui sert à créer des rencontres équilibrées de plusieurs créatures. Il est rappelé ici, car il est aussi utilisé pour calculer la dangerosité d’une créature dotée de niveaux de lanceur de sort.</text:p>
      <text:h text:style-name="Heading_20_5" text:outline-level="5"><text:bookmark-start text:name="_colonne_vd_et_points_daction"/>Colonne VD et points d’action<text:bookmark-end text:name="_colonne_vd_et_points_daction"/></text:h>
      <text:p text:style-name="First_20_paragraph">Cette colonne donne une <text:span text:style-name="T1">Valeur de défense</text:span>-type pour la dangerosité de la créature. Toutefois, une valeur unique ne peut être satisfaisante pour simuler la variété de l’ensemble des créatures. Le pôle défensif d’une créature est formé par l’association de deux valeurs, la VD et les points d’action (PA) qui sont indiqués dans la colonne suivante. Ainsi vous pouvez choisir d’augmenter la VD et d’abaisser les PA ou l’inverse. Les colonnes 5 et 6 de la table (VD haute et VD basse), vous permettent de faire varier ces valeurs de façon simple avec plus ou moins de 2 points de CA.</text:p>
      <text:p text:style-name="Text_20_body"><text:span text:style-name="T1">Variations possibles</text:span>. Vous pouvez aussi faire varier la VD en modifiant le bonus d’attaque de la créature : augmentez ou abaissez l’attaque de 1 point en échange du bonus/malus inverse en VD (maximum plus ou moins 2).</text:p>
      <text:h text:style-name="Heading_20_5" text:outline-level="5"><text:bookmark-start text:name="_colonne_attaque"/>Colonne Attaque<text:bookmark-end text:name="_colonne_attaque"/></text:h>
      <text:p text:style-name="First_20_paragraph">Cette colonne donne le score d’attaque total de la créature. Il s’agit de son meilleur score d’attaque, le plus souvent le score d’attaque au corps à corps, mais pas obligatoirement. Pour un PNJ magicien, par exemple, il correspond généralement score d’attaque magique.</text:p>
      <text:p text:style-name="Text_20_body"><text:span text:style-name="T1">Variations possibles</text:span>. Vous pouvez faire varier les dégâts moyens en jouant sur l’attaque, car attaque et dégâts forment les deux parties du pôle offensif. Toutefois, cela reste marginal : globalement, les créatures les plus efficaces en attaque ont aussi tendance à infliger des dégâts élevés. Si vous ajoutez +1 en attaque, réduisez les dégâts de 10%, et inversement, si vous réduisez l’attaque de 1 point, augmentez les dégâts de 10%. Là aussi, évitez de dépasser un bonus/malus de 2 points et 20%. Enfin, si la dangerosité de la créature n’est pas basée sur les dégâts de ses attaques (comme pour un lanceur de sort), ne faites pas varier ce paramètre, cela serait inapproprié.</text:p>
      <text:h text:style-name="Heading_20_5" text:outline-level="5"><text:bookmark-start text:name="_colonne_bonus_de_maîtrise"/>Colonne bonus de maîtrise<text:bookmark-end text:name="_colonne_bonus_de_maîtrise"/></text:h>
      <text:p text:style-name="First_20_paragraph">Cette colonne indique les valeurs minimum et maximum que peut atteindre le bonus de maîtrise de la créature. Vous devez choisir dans cet intervalle, de façon à ce que la somme du bonus de maîtrise et du modificateur de la caractéristique d’attaque de la créature (Force le plus souvent, Dextérité à distance ou en finesse, mais aussi Intelligence, Sagesse ou Charisme en cas d’attaque magique) corresponde à son score d’attaque total, indiqué dans la colonne précédente. Plus le bonus de maîtrise est élevé, plus les compétences ou les sauvegardes maîtrisées seront élevées, toutefois ce n’est un <text:a xlink:type="simple" xlink:href="/utiliser-les-caracteristiques/#avantage-et-desavantage" office:name=""><text:span text:style-name="Definition"><text:span text:style-name="T2">avantage</text:span></text:span></text:a> que si vous octroyez ce type de maîtrises à votre créature.</text:p>
      <text:p text:style-name="Text_20_body"><text:span text:style-name="T1">BM standard</text:span> : le bonus de maîtrise (BM) indiqué dans cette colonne est le bonus par défaut pour un monstre de cet ID. Les créatures issues du DRS ont été conçues en utilisant ce bonus standard. La variation du BM dans l’intervalle indiqué permet de rendre plus simple la conception des créatures. Lorsque vous ne respectez pas le BM standard, vous vous éloignez un peu du canon des monstres du DRS, mais sans que cela ne nuise à leur équilibre en jeu.</text:p>
      <text:h text:style-name="Heading_20_5" text:outline-level="5"><text:bookmark-start text:name="_dd_des_aptitudes_spéciales"/>DD des aptitudes spéciales<text:bookmark-end text:name="_dd_des_aptitudes_spéciales"/></text:h>
      <text:p text:style-name="First_20_paragraph">De nombreuses créatures possèdent des aptitudes spéciales qui imposent à la cible un jet de sauvegarde. Il vous faut alors déterminer le DD de la sauvegarde.</text:p>
      <text:p text:style-name="Text_20_body">Deux méthodes s’offrent à vous :</text:p>
      <text:list text:style-name="L1">
        <text:list-item>
          <text:p text:style-name="P1">Utiliser le DD indiqué dans le tableau.</text:p>
        </text:list-item>
        <text:list-item>
          <text:p text:style-name="P1">Déterminer le DD selon la formule habituelle DD = 8 + modificateur de caractéristique + bonus de maîtrise.</text:p>
        </text:list-item>
      </text:list>
      <text:p text:style-name="First_20_paragraph">Nous vous conseillons plutôt la première méthode. Les créatures n’ont pas vocation à suivre les mêmes règles que les PJ, et la seconde méthode donne souvent des DD très élevés et difficiles à surmonter pour vos PJ. Les monstres issus du bestiaire utilisent la première méthode. Toutefois, le DD indiqué peut être plus élevé ou plus faible de 2 à 3 points. Globalement, plus l’aptitude est puissante et risque de provoquer une situation délicate pour les PJ, plus vous pouvez abaisser le DD.</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p text:style-name="Text_20_body">§§§ .table-container</text:p>
      <text:h text:style-name="Heading_20_6" text:outline-level="6"><text:bookmark-start text:name="_table_des_modificateurs"/>Table des modificateurs<text:bookmark-end text:name="_table_des_modificateurs"/></text:h>
      <text:p text:style-name="First_20_paragraph">| Valeur | Modificateur | |:-:|:-:| | <text:span text:style-name="T1">2-3</text:span> | -4 | | <text:span text:style-name="T1">4-5</text:span> | -3 | | <text:span text:style-name="T1">6-7</text:span> | -2 | | <text:span text:style-name="T1">8-9</text:span> | -1 | | <text:span text:style-name="T1">10-11</text:span> | 0 | | <text:span text:style-name="T1">12-13</text:span> | +1 | | <text:span text:style-name="T1">14-15</text:span> | +2 | | <text:span text:style-name="T1">16-17</text:span> | +3 | | <text:span text:style-name="T1">18-19</text:span> | +4 | | <text:span text:style-name="T1">20-21</text:span> | +5 | | <text:span text:style-name="T1">22-23</text:span> | +6 | | <text:span text:style-name="T1">24-25</text:span> | +7 | | <text:span text:style-name="T1">26-27</text:span> | +8 | | <text:span text:style-name="T1">28-29</text:span> | +9 | | <text:span text:style-name="T1">30</text:span> | +10 | §§§</text:p>
      <text:h text:style-name="Heading_20_5" text:outline-level="5"><text:bookmark-start text:name="_sauvegardes_et_compétences"/>Sauvegardes et compétences<text:bookmark-end text:name="_sauvegardes_et_compétences"/></text:h>
      <text:p text:style-name="First_20_paragraph">Vous pouvez enfin choisir quelques maîtrises pour votre créature : compétences et sauvegardes. Si la créature est spécialisée dans un domaine, vous pouvez doubler son bonus de maîtrise lorsque vous calculez son score de compétence. Toutefois n’abusez pas de ces scores annexes, la plupart des créatures n’ont accès qu’à une ou deux compétences, et beaucoup de créatures faibles ne maîtrisent aucune sauvegarde, tandis que les plus puissantes en maîtrisent jusqu’à quatre (dragon adulte ou vénérable, par exemple).</text:p>
      <text:p text:style-name="Text_20_body">Enfin, pensez à calculer le score de Perception passive de la créature. Le plus souvent 10 plus le modificateur de Sagesse. Ajoutez le bonus de maîtrise seulement si la compétence est maîtrisée.</text:p>
      <text:h text:style-name="Heading_20_5" text:outline-level="5"><text:bookmark-start text:name="_aptitudes_particulières_et_id"/>Aptitudes particulières et ID<text:bookmark-end text:name="_aptitudes_particulières_et_id"/></text:h>
      <text:p text:style-name="First_20_paragraph">Pour certaines créatures, des aptitudes puissantes justifient à elles seules l’augmentation d’un point de l’ID d’une créature. N’en abusez pas, il est déconseillé d’ajouter plus d’une de ces aptitudes pour 5 point de l’ID de la créature. Vous remarquerez que la table des profils techniques se termine à un ID 26. En effet, les créatures d’un tel niveau bénéficient systématiquement de toutes les aptitudes indiquées ci-dessous pour un total de +4 (ID 30 au final).</text:p>
      <text:p text:style-name="Text_20_body"><text:span text:style-name="T1">Actions légendaires (ID +1)</text:span> : Des actions supplémentaires que la créature peut prendre à chaque tour de chaque PJ. Consultez le bestiaire (par exemple les dragons) pour des exemples d’actions légendaires. Les actions légendaires confèrent généralement des attaques supplémentaires qui seront prises en compte lors du calcul des dégâts moyens de la créature.</text:p>
      <text:p text:style-name="Text_20_body"><text:span text:style-name="T1">Nombreuses résistances (ID +1)</text:span> : Au moins quatre résistances différentes ou deux immunités à des sources courantes de dégâts (feu, foudre, acide, etc.), limitant l’efficacité des sorts à dégâts directs.</text:p>
      <text:p text:style-name="Text_20_body"><text:span text:style-name="T1">Aptitude « Résistance à la magie » (ID +1)</text:span> : La créatur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1">Aptitude « Résistance légendaire (3/jour) » (ID +1)</text:span> : La créature peut remplacer l’échec d’un de ses jets de sauvegarde par une réussite.</text:p>
      <text:p text:style-name="Text_20_body">Il existe des exceptions, mais la plupart des autres aptitudes ne justifient pas à elle seule l’augmentation de l’ID d’une créature. Les aptitudes qui augmentent les capacités de combat (dégâts, VD, etc.) seront prises en compte d’une autre façon : dans le calcul des dégâts infligés ou de la VD de la créature aux étapes suivantes.</text:p>
      <text:p text:style-name="Text_20_body">Attention, ne vous laissez pas tromper par les sources alternatives de dégâts d’une créature, c’est-à-dire une attaque ou un pouvoir qui remplace son action habituelle lorsqu’il l’utilise, ne le rendent pas vraiment plus dangereux.</text:p>
      <text:p text:style-name="Text_20_body">Enfin, de nombreuses aptitudes ne suffisent pas à changer radicalement la dangerosité d’une créature en modifiant son ID. Par exemple :</text:p>
      <text:p text:style-name="Text_20_body"><text:span text:style-name="T2">*Armes magiques*</text:span>. Les attaques de la créature sont magiques. + *Meneur d’hommes (Recharge après un <text:a xlink:type="simple" xlink:href="/gerer-la-sante-du-personnage/#repos-court" office:name=""><text:span text:style-name="Definition">_repos court</text:span></text:a> ou long)*. Pendant 1 minute, le meneur d’hommes peut prononcer un ordre ou un avertissement spécial chaque fois qu’un allié situé à 9 mètres ou moins dans son champ de vision effectue un jet d’attaque ou de sauvegarde. La cible peut ajouter un d4 à son jet, à condition qu’elle puisse entendre et comprendre le meneur d’hommes. Une créature ne peut bénéficier que d’un seul dé de Meneur d’hommes à la fois. Cet effet prend fin si le meneur d’hommes est <text:a xlink:type="simple" xlink:href="/gerer-la-sante-du-personnage/#neutralise" office:name=""><text:span text:style-name="Definition">_neutralisé</text:span></text:a>.</text:p>
      <text:p text:style-name="Text_20_body">Afin d’équilibrer votre créature lorsque vous déterminerez son profil technique, vous pourrez vous permettre d’abaisser un ou deux paramètres vers l’ID inférieur (VD, PA, attaque, dégâts). C’est seulement si plusieurs aptitudes de ce type se cumulent, que vous pouvez être amené à augmenter l’ID final de +1. Enfin, à titre d’exemple, meneur d’hommes change la difficulté globale d’une rencontre, seulement si elle comprend de nombreuses créatures sous les ordres de celle qui possède l’aptitude, mais cela ne change pas son ID.</text:p>
      <text:h text:style-name="Heading_20_5" text:outline-level="5"><text:bookmark-start text:name="_lanceurs_de_sorts_et_id"/>Lanceurs de sorts et ID<text:bookmark-end text:name="_lanceurs_de_sorts_et_id"/></text:h>
      <text:p text:style-name="First_20_paragraph">Certaines créatures et PNJ ont la capacité de lancer des sorts. Choisissez le niveau de lanceur de sorts que vous souhaitez attribuer à la créature et utilisez le tableau du nombre de sorts de n’importe quelle classe de lanceur de sort (ce tableau est universel) pour déterminer le nombre de sorts de chaque niveau que la créature peut lancer. Choisissez un nombre de sorts égal à son niveau de lanceur de sorts plus le modificateur de la caractéristique de magie utilisée.</text:p>
      <text:p text:style-name="Text_20_body"><text:span text:style-name="T1">ID d’un lanceur de sort</text:span> : le niveau de lanceur de sort n’apporte pas une augmentation fixe de l’ID de la créature, ce paramètre n’est pas adapté à un tel calcul. En effet, autant un magicien lanceur de sort de niveau 3 augmente fortement sa dangerosité, autant cela ne change rien à la puissance d’un démon majeur ou une divinité, car les sorts de bas niveau n’apportent aucun bénéfice significatif par rapports aux aptitudes de la créature.</text:p>
      <text:p text:style-name="Text_20_body">Pour déterminer l’ID d’un lanceur de sort, nous allons donc utiliser les points de combat (PC) de la créature. Le niveau de lanceur de sort fixe un nombre de PC qui doivent être ajoutés aux PC déterminés par l’ID d’une créature de base, sans sort.</text:p>
      <text:p text:style-name="Text_20_body">Lorsque vous développez une telle créature, le score d’attaque indiqué dans le tableau correspond généralement au score d’attaque magique. Les dégâts moyens de la créature en revanche ne correspondent pas et ne doivent pas être pris en compte.</text:p>
      <text:p text:style-name="Text_20_body">Pour terminer, nous vous conseillons vivement d’éviter de donner à une créature un niveau de lanceur de sort dont le coût dépasse les deux tiers du montant total des PC de la créature. Ses points d’action seront trop faibles par rapport à son ID final et la créature sera vaincue sans pouvoir révéler son plein potentiel, à moins qu’elle ne soit dans des conditions particulières (par exemple d’autres créatures pour la protéger).</text:p>
      <text:h text:style-name="Heading_20_6" text:outline-level="6"><text:bookmark-start text:name="_table_de_coût_de_pc_pour_des_niveaux_de_lanceur_de_sort"/>Table de coût de PC pour des niveaux de lanceur de sort.<text:bookmark-end text:name="_table_de_coût_de_pc_pour_des_niveaux_de_lanceur_de_sort"/></text:h>
      <text:p text:style-name="First_20_paragraph">§§§ .table-container |Niveau de lanceur de sort|PC| |:-:|:-:| |<text:span text:style-name="T1">1</text:span>|2| |<text:span text:style-name="T1">2</text:span>|4| |<text:span text:style-name="T1">3</text:span>|8| |<text:span text:style-name="T1">4</text:span>|12| |<text:span text:style-name="T1">5</text:span>|20| |<text:span text:style-name="T1">6</text:span>|30| |<text:span text:style-name="T1">7</text:span>|40| |<text:span text:style-name="T1">8</text:span>|50| |<text:span text:style-name="T1">9</text:span>|60| |<text:span text:style-name="T1">10</text:span>|70| |<text:span text:style-name="T1">11</text:span>|90| |<text:span text:style-name="T1">12</text:span>|90| |<text:span text:style-name="T1">13</text:span>|110| |<text:span text:style-name="T1">14</text:span>|110| |<text:span text:style-name="T1">15</text:span>|130| |<text:span text:style-name="T1">16</text:span>|130| |<text:span text:style-name="T1">17</text:span>|150| |<text:span text:style-name="T1">18</text:span>|160| |<text:span text:style-name="T1">19</text:span>|180| |<text:span text:style-name="T1">20</text:span>|200| §§§ — title: Construire une rencontre — </text:p>
      <text:h text:style-name="Heading_20_3" text:outline-level="3"><text:bookmark-start text:name="_construire_une_rencontre"/>Construire une rencontre<text:bookmark-end text:name="_construire_une_rencontre"/></text:h>
      <text:p text:style-name="First_20_paragraph">La section qui suit détaille pour vous la méthode à suivre et les éléments à garder impérativement en tête pour équilibrer la rencontre de la façon dont vous le souhaitez. Cette méthode envisage une rencontre dans sa globalité, notamment les combats importants où plusieurs monstres, souvent de nature et de puissance différentes, et plusieurs, pourquoi pas de niveaux hétérogènes, sont impliqués. Un outil d’une grande utilité.</text:p>
      <text:h text:style-name="Heading_20_4" text:outline-level="4"><text:bookmark-start text:name="_points_de_combat"/>Points de combat<text:bookmark-end text:name="_points_de_combat"/></text:h>
      <text:p text:style-name="First_20_paragraph">Il s’agit d’un nouvel outil de mesure. Tout comme l’ID (Indice de dangerosité) d’une créature, les points de combat (PC) ont pour but de déterminer sa dangerosité. Au contraire de l’ID, les PC n’ont pas l’avantage d’une lecture directe du niveau de personnage auquel correspond la créature. En revanche, les PC sont mathématiquement beaucoup plus représentatifs de la dangerosité des monstres, ce qui permet de les utiliser pour calculer les rencontres impliquant plusieurs créatures.</text:p>
      <text:p text:style-name="Text_20_body">Le tableau ci-dessous vous donne la valeur en PC d’une créature en fonction de son ID.</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ID</text:p>
            </table:table-cell>
            <table:table-cell table:style-name="TableHeaderRowCell" office:value-type="string">
              <text:p text:style-name="Table_20_Heading">XP</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25</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85</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135</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18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21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26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cell table:style-name="TableRowCell" office:value-type="string">
            <text:p text:style-name="Table_20_Contents">37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cell table:style-name="TableRowCell" office:value-type="string">
            <text:p text:style-name="Table_20_Contents">42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cell table:style-name="TableRowCell" office:value-type="string">
            <text:p text:style-name="Table_20_Contents">475</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cell table:style-name="TableRowCell" office:value-type="string">
            <text:p text:style-name="Table_20_Contents">52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cell table:style-name="TableRowCell" office:value-type="string">
            <text:p text:style-name="Table_20_Contents">675</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cell table:style-name="TableRowCell" office:value-type="string">
            <text:p text:style-name="Table_20_Contents">87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cell table:style-name="TableRowCell" office:value-type="string">
            <text:p text:style-name="Table_20_Contents">99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cell table:style-name="TableRowCell" office:value-type="string">
            <text:p text:style-name="Table_20_Contents">1100</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cell table:style-name="TableRowCell" office:value-type="string">
            <text:p text:style-name="Table_20_Contents">1240</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cell table:style-name="TableRowCell" office:value-type="string">
            <text:p text:style-name="Table_20_Contents">1450</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cell table:style-name="TableRowCell" office:value-type="string">
            <text:p text:style-name="Table_20_Contents">1700</text:p>
          </table:table-cell>
        </table:table-row>
        <table:table-row>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cell table:style-name="TableRowCell" office:value-type="string">
            <text:p text:style-name="Table_20_Contents">1950</text:p>
          </table:table-cell>
        </table:table-row>
        <table:table-row>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cell table:style-name="TableRowCell" office:value-type="string">
            <text:p text:style-name="Table_20_Contents">2200</text:p>
          </table:table-cell>
        </table:table-row>
        <table:table-row>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cell table:style-name="TableRowCell" office:value-type="string">
            <text:p text:style-name="Table_20_Contents">2450</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cell table:style-name="TableRowCell" office:value-type="string">
            <text:p text:style-name="Table_20_Contents">2700</text:p>
          </table:table-cell>
        </table:table-row>
      </table:table>
      <text:h text:style-name="Heading_20_4" text:outline-level="4"><text:bookmark-start text:name="_difficulté_dune_rencontre"/>Difficulté d’une rencontre<text:bookmark-end text:name="_difficulté_dune_rencontre"/></text:h>
      <text:p text:style-name="First_20_paragraph">La difficulté d’une rencontre se détermine en fonction du niveau moyen des PJ. La table ci-dessous indique le nombre de PC que vous obtenez pour créer une rencontre pour un groupe de 4 PJ du niveau indiqué. Nous proposons 4 paliers de difficulté :</text:p>
      <text:p text:style-name="Text_20_body"><text:span text:style-name="T1">Aisée</text:span>. Ce type de rencontre n’est qu’une formalité pour les PJ, ils dépensent très peu de ressources et n’ont presque aucune chance de subir de graves préjudices. + <text:span text:style-name="T1">Ordinaire</text:span>. Il s’agit d’une véritable opposition et les PJ y laisseront des ressources. Malgré tout ils ne seront jamais vraiment en péril, à moins de faire n’importe quoi ou de jouer de malchance. + <text:span text:style-name="T1">Ardue</text:span>. Les PJ vont devoir travailler de concert, ou cela pourrait rapidement très mal tourner. Plusieurs PJ pourraient ne pas terminer le combat et, si la malchance s’en mêle, tout le groupe peut être vaincu. + <text:span text:style-name="T1">Abominable</text:span>. Il faudra un mélange de préparation sans faille, de tactique parfaite et de chance pour espérer vaincre. Cela reste possible, mais la victoire ou la défaite se joueront à peu de chos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ext:p text:style-name="Table_20_Heading">Niveau</text:p>
            </table:table-cell>
            <table:table-cell table:style-name="TableHeaderRowCell" office:value-type="string">
              <text:p text:style-name="Table_20_Heading">Aisée</text:p>
            </table:table-cell>
            <table:table-cell table:style-name="TableHeaderRowCell" office:value-type="string">
              <text:p text:style-name="Table_20_Heading">Ordinaire</text:p>
            </table:table-cell>
            <table:table-cell table:style-name="TableHeaderRowCell" office:value-type="string">
              <text:p text:style-name="Table_20_Heading">Ardue</text:p>
            </table:table-cell>
            <table:table-cell table:style-name="TableHeaderRowCell" office:value-type="string">
              <text:p text:style-name="Table_20_Heading">Abominable</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15</text:p>
          </table:table-cell>
          <table:table-cell table:style-name="TableRowCell" office:value-type="string">
            <text:p text:style-name="Table_20_Contents">25</text:p>
          </table:table-cell>
          <table:table-cell table:style-name="TableRowCell" office:value-type="string">
            <text:p text:style-name="Table_20_Contents">33</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5</text:p>
          </table:table-cell>
          <table:table-cell table:style-name="TableRowCell" office:value-type="string">
            <text:p text:style-name="Table_20_Contents">40</text:p>
          </table:table-cell>
          <table:table-cell table:style-name="TableRowCell" office:value-type="string">
            <text:p text:style-name="Table_20_Contents">55</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32</text:p>
          </table:table-cell>
          <table:table-cell table:style-name="TableRowCell" office:value-type="string">
            <text:p text:style-name="Table_20_Contents">60</text:p>
          </table:table-cell>
          <table:table-cell table:style-name="TableRowCell" office:value-type="string">
            <text:p text:style-name="Table_20_Contents">80</text:p>
          </table:table-cell>
          <table:table-cell table:style-name="TableRowCell" office:value-type="string">
            <text:p text:style-name="Table_20_Contents">1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45</text:p>
          </table:table-cell>
          <table:table-cell table:style-name="TableRowCell" office:value-type="string">
            <text:p text:style-name="Table_20_Contents">80</text:p>
          </table:table-cell>
          <table:table-cell table:style-name="TableRowCell" office:value-type="string">
            <text:p text:style-name="Table_20_Contents">100</text:p>
          </table:table-cell>
          <table:table-cell table:style-name="TableRowCell" office:value-type="string">
            <text:p text:style-name="Table_20_Contents">12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70</text:p>
          </table:table-cell>
          <table:table-cell table:style-name="TableRowCell" office:value-type="string">
            <text:p text:style-name="Table_20_Contents">120</text:p>
          </table:table-cell>
          <table:table-cell table:style-name="TableRowCell" office:value-type="string">
            <text:p text:style-name="Table_20_Contents">160</text:p>
          </table:table-cell>
          <table:table-cell table:style-name="TableRowCell" office:value-type="string">
            <text:p text:style-name="Table_20_Contents">2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90</text:p>
          </table:table-cell>
          <table:table-cell table:style-name="TableRowCell" office:value-type="string">
            <text:p text:style-name="Table_20_Contents">140</text:p>
          </table:table-cell>
          <table:table-cell table:style-name="TableRowCell" office:value-type="string">
            <text:p text:style-name="Table_20_Contents">185</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05</text:p>
          </table:table-cell>
          <table:table-cell table:style-name="TableRowCell" office:value-type="string">
            <text:p text:style-name="Table_20_Contents">160</text:p>
          </table:table-cell>
          <table:table-cell table:style-name="TableRowCell" office:value-type="string">
            <text:p text:style-name="Table_20_Contents">210</text:p>
          </table:table-cell>
          <table:table-cell table:style-name="TableRowCell" office:value-type="string">
            <text:p text:style-name="Table_20_Contents">2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30</text:p>
          </table:table-cell>
          <table:table-cell table:style-name="TableRowCell" office:value-type="string">
            <text:p text:style-name="Table_20_Contents">180</text:p>
          </table:table-cell>
          <table:table-cell table:style-name="TableRowCell" office:value-type="string">
            <text:p text:style-name="Table_20_Contents">24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135</text:p>
          </table:table-cell>
          <table:table-cell table:style-name="TableRowCell" office:value-type="string">
            <text:p text:style-name="Table_20_Contents">200</text:p>
          </table:table-cell>
          <table:table-cell table:style-name="TableRowCell" office:value-type="string">
            <text:p text:style-name="Table_20_Contents">265</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140</text:p>
          </table:table-cell>
          <table:table-cell table:style-name="TableRowCell" office:value-type="string">
            <text:p text:style-name="Table_20_Contents">210</text:p>
          </table:table-cell>
          <table:table-cell table:style-name="TableRowCell" office:value-type="string">
            <text:p text:style-name="Table_20_Contents">280</text:p>
          </table:table-cell>
          <table:table-cell table:style-name="TableRowCell" office:value-type="string">
            <text:p text:style-name="Table_20_Contents">35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160</text:p>
          </table:table-cell>
          <table:table-cell table:style-name="TableRowCell" office:value-type="string">
            <text:p text:style-name="Table_20_Contents">240</text:p>
          </table:table-cell>
          <table:table-cell table:style-name="TableRowCell" office:value-type="string">
            <text:p text:style-name="Table_20_Contents">350</text:p>
          </table:table-cell>
          <table:table-cell table:style-name="TableRowCell" office:value-type="string">
            <text:p text:style-name="Table_20_Contents">46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80</text:p>
          </table:table-cell>
          <table:table-cell table:style-name="TableRowCell" office:value-type="string">
            <text:p text:style-name="Table_20_Contents">270</text:p>
          </table:table-cell>
          <table:table-cell table:style-name="TableRowCell" office:value-type="string">
            <text:p text:style-name="Table_20_Contents">395</text:p>
          </table:table-cell>
          <table:table-cell table:style-name="TableRowCell" office:value-type="string">
            <text:p text:style-name="Table_20_Contents">52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200</text:p>
          </table:table-cell>
          <table:table-cell table:style-name="TableRowCell" office:value-type="string">
            <text:p text:style-name="Table_20_Contents">310</text:p>
          </table:table-cell>
          <table:table-cell table:style-name="TableRowCell" office:value-type="string">
            <text:p text:style-name="Table_20_Contents">465</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10</text:p>
          </table:table-cell>
          <table:table-cell table:style-name="TableRowCell" office:value-type="string">
            <text:p text:style-name="Table_20_Contents">330</text:p>
          </table:table-cell>
          <table:table-cell table:style-name="TableRowCell" office:value-type="string">
            <text:p text:style-name="Table_20_Contents">515</text:p>
          </table:table-cell>
          <table:table-cell table:style-name="TableRowCell" office:value-type="string">
            <text:p text:style-name="Table_20_Contents">70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225</text:p>
          </table:table-cell>
          <table:table-cell table:style-name="TableRowCell" office:value-type="string">
            <text:p text:style-name="Table_20_Contents">360</text:p>
          </table:table-cell>
          <table:table-cell table:style-name="TableRowCell" office:value-type="string">
            <text:p text:style-name="Table_20_Contents">565</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610</text:p>
          </table:table-cell>
          <table:table-cell table:style-name="TableRowCell" office:value-type="string">
            <text:p text:style-name="Table_20_Contents">82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285</text:p>
          </table:table-cell>
          <table:table-cell table:style-name="TableRowCell" office:value-type="string">
            <text:p text:style-name="Table_20_Contents">480</text:p>
          </table:table-cell>
          <table:table-cell table:style-name="TableRowCell" office:value-type="string">
            <text:p text:style-name="Table_20_Contents">695</text:p>
          </table:table-cell>
          <table:table-cell table:style-name="TableRowCell" office:value-type="string">
            <text:p text:style-name="Table_20_Contents">9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300</text:p>
          </table:table-cell>
          <table:table-cell table:style-name="TableRowCell" office:value-type="string">
            <text:p text:style-name="Table_20_Contents">510</text:p>
          </table:table-cell>
          <table:table-cell table:style-name="TableRowCell" office:value-type="string">
            <text:p text:style-name="Table_20_Contents">730</text:p>
          </table:table-cell>
          <table:table-cell table:style-name="TableRowCell" office:value-type="string">
            <text:p text:style-name="Table_20_Contents">95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330</text:p>
          </table:table-cell>
          <table:table-cell table:style-name="TableRowCell" office:value-type="string">
            <text:p text:style-name="Table_20_Contents">600</text:p>
          </table:table-cell>
          <table:table-cell table:style-name="TableRowCell" office:value-type="string">
            <text:p text:style-name="Table_20_Contents">800</text:p>
          </table:table-cell>
          <table:table-cell table:style-name="TableRowCell" office:value-type="string">
            <text:p text:style-name="Table_20_Contents">100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370</text:p>
          </table:table-cell>
          <table:table-cell table:style-name="TableRowCell" office:value-type="string">
            <text:p text:style-name="Table_20_Contents">700</text:p>
          </table:table-cell>
          <table:table-cell table:style-name="TableRowCell" office:value-type="string">
            <text:p text:style-name="Table_20_Contents">900</text:p>
          </table:table-cell>
          <table:table-cell table:style-name="TableRowCell" office:value-type="string">
            <text:p text:style-name="Table_20_Contents">1100</text:p>
          </table:table-cell>
        </table:table-row>
      </table:table>
      <text:h text:style-name="Heading_20_4" text:outline-level="4"><text:bookmark-start text:name="_groupes_différents"/>Groupes différents<text:bookmark-end text:name="_groupes_différents"/></text:h>
      <text:p text:style-name="First_20_paragraph">Si votre groupe de PJ comporte plus ou moins de 4 personnages, utilisez une simple règle de trois pour déterminer le nombre de PC de votre rencontre (5 personnages PC x 5/4, 3 personnages PC x 3/4). En cas de différence de niveau significative des PJ, ajoutez les points pour chaque PJ et divisez par 4.</text:p>
      <text:p text:style-name="Text_20_body">Si un seul PJ possède un niveau de plus ou de moins, ne vous embarrassez pas de calculs savants, au mieux arrondissez un peu au-dessus ou au-dessous le nombre de PC. Et dans tous les cas, rappelez-vous que l’équilibre d’une rencontre n’est pas une science exacte et qu’à la fin, le résultat des jets de dés et des décisions tactiques des uns et des autres pèsent également très lourd dans la balance.</text:p>
      <text:h text:style-name="Heading_20_4" text:outline-level="4"><text:bookmark-start text:name="_acheter_des_monstres_en_fonction_de_leur_pc"/>« Acheter » des monstres en fonction de leur PC<text:bookmark-end text:name="_acheter_des_monstres_en_fonction_de_leur_pc"/></text:h>
      <text:p text:style-name="First_20_paragraph">Une fois que vous avez déterminé le nombre de PC de votre rencontre, il vous suffit de répartir ces PC entre les monstres de votre choix. Inversement, vous pouvez aussi déterminer la difficulté d’une rencontre en ajoutant simplement les PC de toutes les créatures présentes. — title: "Acolyte" type: "Humanoïde" subtype: "n’importe quelle ethnie" size: "M" alignment: "n’importe quel alignement" challenge: "0.25" customHP: "11" abilityScores: for: 10 dex: 10 con: 10 int: 10 sag: 14 cha: 11 ac: armorType: "custom" value: "12" skills:</text:p>
      <text:list text:style-name="L2">
        <text:list-item>
          <text:p text:style-name="P2">name: "medecine"</text:p>
        </text:list-item>
        <text:list-item>
          <text:p text:style-name="P2">name: "religion" movement: walk: 9 languages:</text:p>
        </text:list-item>
        <text:list-item>
          <text:p text:style-name="First_20_paragraph">== "une langue au choix (commun ethnique le plus souvent)"</text:p>
          <text:p text:style-name="Text_20_body">== Capacités</text:p>
          <text:p text:style-name="Text_20_body"><text:span text:style-name="T2">*Points de Foi*</text:span> : 26 + <text:span text:style-name="T2">*Assistance rituelle*</text:span>. L’acolyte est capable d’assister une autorité religieuse dans les cérémonies et les rituels. + <text:span text:style-name="T2">*Incantation*</text:span>. L’acolyte est un adepte de la voie de la Magie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2"><text:span text:style-name="T1">Sorts de Novice</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actions_2"/>Actions<text:bookmark-end text:name="_actions_2"/></text:h>
      <text:p text:style-name="First_20_paragraph"><text:span text:style-name="T2">*Gourdin*</text:span>. <text:span text:style-name="T2">Attaque d’arme au corps à corps</text:span> : +2 pour toucher, allonge 1,50 m, une cible. + <text:span text:style-name="T2">Touché</text:span> : 2 dégâts contondants. — title: "Acolyte du cercle de la nuit" type: "Humanoïde" subtype: "n’importe quelle ethnie" size: "M" alignment: "Mauvais" challenge: "2" customHP: "23" abilityScores: for: 12 dex: 10 con: 12 int: 10 sag: 14 cha: 11 ac: armorType: "custom" value: "14 (armure de cuir noir)" skills:</text:p>
      <text:list text:style-name="L3">
        <text:list-item>
          <text:p text:style-name="P3">name: "medecine"</text:p>
        </text:list-item>
        <text:list-item>
          <text:p text:style-name="P3">name: "religion" movement: walk: 9 languages:</text:p>
        </text:list-item>
        <text:list-item>
          <text:p text:style-name="First_20_paragraph">== "une langue au choix (commun ethnique le plus souvent)"</text:p>
          <text:p text:style-name="Text_20_body">== Capacités</text:p>
          <text:p text:style-name="Text_20_body"><text:span text:style-name="T2">*Points de Foi*</text:span> : 30 + <text:span text:style-name="T2">*Assistance rituelle*</text:span>. L’acolyte est capable d’assister une autorité religieuse dans les cérémonies et les rituels. + <text:span text:style-name="T2">*Incantation*</text:span>. L’acolyte est un lanceur de sorts de niveau 4.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3"><text:span text:style-name="T1">Sorts de Novice</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actions_3"/>Actions<text:bookmark-end text:name="_actions_3"/></text:h>
      <text:p text:style-name="First_20_paragraph"><text:span text:style-name="T2">*Serpes sacrificielles*</text:span>. <text:span text:style-name="T2">Attaque d’arme au corps à corps</text:span> : +5 pour toucher, allonge 1,50 m, une cible. + <text:span text:style-name="T2">Touché</text:span> : 4 dégâts tranchants. + — title: "Agowen Tenva Duenn" type: "PNJ" subtype: "Khernaë" size: "M" alignment: "Chaotique mauvais" challenge: "12" customHP: "46" abilityScores: for: 10 dex: 15 con: 12 int: 11 sag: 20 cha: 18 customSavingThrows: "for +0, dex +2, con +1, int +6, sag +11, cha +4" savingThrows:</text:p>
      <text:list text:style-name="L4">
        <text:list-item>
          <text:p text:style-name="P4">"int"</text:p>
        </text:list-item>
        <text:list-item>
          <text:p text:style-name="P4">"sag" ac: armorType: "custom" value: "23 (Armure de cuir +3)" skills:</text:p>
        </text:list-item>
        <text:list-item>
          <text:p text:style-name="P4">name: "arcanes" isExpert: true</text:p>
        </text:list-item>
        <text:list-item>
          <text:p text:style-name="P4">name: "intimidation" isExpert: true</text:p>
        </text:list-item>
        <text:list-item>
          <text:p text:style-name="P4">name: "perspicacite"</text:p>
        </text:list-item>
        <text:list-item>
          <text:p text:style-name="P4">name: "religion" isExpert: true movement: walk: 9 senses: languages:</text:p>
        </text:list-item>
        <text:list-item>
          <text:p text:style-name="P4">"le Weslèdh, le commun nordique, le Khern langue khernaëe, l’Alcath/l’Alcane le commun impérial' " category: "PNJ" — </text:p>
          <text:p text:style-name="First_20_paragraph">== Capacités</text:p>
        </text:list-item>
      </text:list>
      <text:p text:style-name="Text_20_body"><text:span text:style-name="T2">*Maîtrises:*</text:span>. Armes courantes, armure légère, boucliers, armure légère, , outils d’herboriste.</text:p>
      <text:p text:style-name="Text_20_body"><text:span text:style-name="T2">*Voie de la Magie*</text:span>. Agowen est niveau 17 dans la voie de la Magie.</text:p>
      <text:p text:style-name="Text_20_body"><text:span text:style-name="T3">Style de Combat à deux armes</text:span><text:span text:style-name="T2"> _(Armes)</text:span> Quand vous combattez avec deux armes, vous pouvez ajouter votre modificateur de caractéristique à la deuxième attaque.</text:p>
      <text:p text:style-name="Text_20_body"><text:span text:style-name="T2">*Restauration magiqu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4"/>Actions<text:bookmark-end text:name="_actions_4"/></text:h>
      <text:p text:style-name="First_20_paragraph"><text:span text:style-name="T2">*Serpe sacrificielle +4*</text:span>. <text:span text:style-name="T2">Attaque d’arme au corps à corps</text:span> : +12 pour toucher, allonge 1,50 m, une cible. + <text:span text:style-name="T2">Touché</text:span> : 4 dégâts tranchants (légère). (arme enchantée de maître)</text:p>
      <text:p text:style-name="Text_20_body">§§§ .hero</text:p>
      <text:h text:style-name="Heading_20_5" text:outline-level="5"><text:bookmark-start text:name="_présentation"/>Présentation:<text:bookmark-end text:name="_présentation"/></text:h>
      <text:p text:style-name="First_20_paragraph">Agowen Tenva Duennest un bhegelm du cercle de la nuit. C’est un dissident de la hiérarchie religieuse khernaëe. + §§§</text:p>
      <text:p text:style-name="Text_20_body">§§§ .hero</text:p>
      <text:h text:style-name="Heading_20_5" text:outline-level="5"><text:bookmark-start text:name="_description_physique"/>Description physique:<text:bookmark-end text:name="_description_physique"/></text:h>
      <text:p text:style-name="First_20_paragraph">Agowen Tenva Duenn est un Khernaë de cent deux printemps. Il a la peau claire, les cheveux foncés et les yeux gris, une longue barbe noir. De stature moyenne mais maigre, il mesure un mètre soixante dix pour soixante kilos. §§§</text:p>
      <text:p text:style-name="Text_20_body">§§§ .hero</text:p>
      <text:h text:style-name="Heading_20_5" text:outline-level="5"><text:bookmark-start text:name="_sorts_connus"/>Sorts connus:<text:bookmark-end text:name="_sorts_connus"/></text:h>
      <text:p text:style-name="First_20_paragraph">Agowen Tenva Duenn connait les sorts suivants:</text:p>
      <text:list text:style-name="L5">
        <text:list-item>
          <text:p text:style-name="P5">Novice : <text:a xlink:type="simple" xlink:href="/grimoire/aide" office:name=""><text:span text:style-name="Definition">Aide</text:span></text:a>, <text:a xlink:type="simple" xlink:href="/grimoire/anatheme" office:name=""><text:span text:style-name="Definition">Anathème</text:span></text:a>, <text:a xlink:type="simple" xlink:href="/grimoire/arme-magique" office:name=""><text:span text:style-name="Definition">Arme magique</text:span></text:a>, <text:a xlink:type="simple" xlink:href="/grimoire/arme-spirituelle" office:name=""><text:span text:style-name="Definition">Arme spirituelle</text:span></text:a>, <text:a xlink:type="simple" xlink:href="/grimoire/confort" office:name=""><text:span text:style-name="Definition">Confort</text:span></text:a>, <text:a xlink:type="simple" xlink:href="/grimoire/druidisme" office:name=""><text:span text:style-name="Definition">Druidisme</text:span></text:a>, <text:a xlink:type="simple" xlink:href="/grimoire/eclat-de-bois" office:name=""><text:span text:style-name="Definition">Eclat de bois</text:span></text:a>, <text:a xlink:type="simple" xlink:href="/grimoire/flamme-eternelle" office:name=""><text:span text:style-name="Definition">Flamme éternelle</text:span></text:a>, <text:a xlink:type="simple" xlink:href="/grimoire/infestation" office:name=""><text:span text:style-name="Definition">Infestation</text:span></text:a>, <text:a xlink:type="simple" xlink:href="/grimoire/messager-animal" office:name=""><text:span text:style-name="Definition">Messager animal</text:span></text:a>, <text:a xlink:type="simple" xlink:href="/grimoire/priere-de-soin" office:name=""><text:span text:style-name="Definition">Prière de soin</text:span></text:a>, <text:a xlink:type="simple" xlink:href="/grimoire/rafale-de-vent" office:name=""><text:span text:style-name="Definition">Rafale de vent</text:span></text:a>, <text:a xlink:type="simple" xlink:href="/grimoire/soins-des-blessures" office:name=""><text:span text:style-name="Definition">Soins des blessures</text:span></text:a>, <text:a xlink:type="simple" xlink:href="/grimoire/vague-tonnante" office:name=""><text:span text:style-name="Definition">Vague tonnante</text:span></text:a>. <text:a xlink:type="simple" xlink:href="/grimoire/vision-dans-le-noir" office:name=""><text:span text:style-name="Definition">Vision dans le noir</text:span></text:a>, <text:a xlink:type="simple" xlink:href="/grimoire/zone-de-verite" office:name=""><text:span text:style-name="Definition">Zone de vérité</text:span></text:a></text:p>
        </text:list-item>
        <text:list-item>
          <text:p text:style-name="P5">Disciple: <text:a xlink:type="simple" xlink:href="/grimoire/appel-de-la-foudre" office:name=""><text:span text:style-name="Definition">Appel de la foudre</text:span></text:a>, <text:a xlink:type="simple" xlink:href="/grimoire/bannissement" office:name=""><text:span text:style-name="Definition">Bannissement</text:span></text:a>, <text:a xlink:type="simple" xlink:href="/grimoire/confusion" office:name=""><text:span text:style-name="Definition">Confusion</text:span></text:a>, <text:a xlink:type="simple" xlink:href="/grimoire/communication-avec-les-morts" office:name=""><text:span text:style-name="Definition">Communication avec les morts</text:span></text:a>, <text:a xlink:type="simple" xlink:href="/grimoire/divination" office:name=""><text:span text:style-name="Definition">Divination</text:span></text:a>, <text:a xlink:type="simple" xlink:href="/grimoire/dominer-une-bête" office:name=""><text:span text:style-name="Definition">Dominer une bête</text:span></text:a>, <text:a xlink:type="simple" xlink:href="/grimoire/fusion-dans-la-pierre" office:name=""><text:span text:style-name="Definition">Fusion dans la pierre</text:span></text:a>, <text:a xlink:type="simple" xlink:href="/grimoire/mur-de-vent" office:name=""><text:span text:style-name="Definition">Mur de vent</text:span></text:a>, <text:a xlink:type="simple" xlink:href="/grimoire/nappe-de-brouillard" office:name=""><text:span text:style-name="Definition">Nappe de brouillard</text:span></text:a>, <text:a xlink:type="simple" xlink:href="/grimoire/protection-contre-la-mort" office:name=""><text:span text:style-name="Definition">Protection contre la mort</text:span></text:a>, <text:a xlink:type="simple" xlink:href="/grimoire/tempete-de-grele" office:name=""><text:span text:style-name="Definition">Tempête de grèle</text:span></text:a>.</text:p>
        </text:list-item>
        <text:list-item>
          <text:p text:style-name="P5">Apprenti: <text:a xlink:type="simple" xlink:href="/grimoire/allie-planaire" office:name=""><text:span text:style-name="Definition">Allié planaire</text:span></text:a>, <text:a xlink:type="simple" xlink:href="/grimoire/contagion" office:name=""><text:span text:style-name="Definition">Contagion</text:span></text:a>, <text:a xlink:type="simple" xlink:href="/grimoire/fleau-d-insectes" office:name=""><text:span text:style-name="Definition">Fléau d’insectes</text:span></text:a>, <text:a xlink:type="simple" xlink:href="/grimoire/invoquer-une-fee" office:name=""><text:span text:style-name="Definition">Invoquer une fée</text:span></text:a>, <text:a xlink:type="simple" xlink:href="/grimoire/mur-d-epine" office:name=""><text:span text:style-name="Definition">Mur d’épine</text:span></text:a>, <text:a xlink:type="simple" xlink:href="/grimoire/passage-par-les-arbres" office:name=""><text:span text:style-name="Definition">Passage par les arbres</text:span></text:a>, link:/grimoire/transport -vegetal[Transport végétal].</text:p>
        </text:list-item>
        <text:list-item>
          <text:p text:style-name="P5">Adepte : <text:a xlink:type="simple" xlink:href="/grimoire/forme-etheree" office:name=""><text:span text:style-name="Definition">Forme éthérée</text:span></text:a>, <text:a xlink:type="simple" xlink:href="/grimoire/symbole" office:name=""><text:span text:style-name="Definition">Symbole</text:span></text:a>.</text:p>
        </text:list-item>
        <text:list-item>
          <text:p text:style-name="P5">Expert : <text:a xlink:type="simple" xlink:href="/grimoire/controle-du-climat" office:name=""><text:span text:style-name="Definition">Contrôle du climat</text:span></text:a>, <text:a xlink:type="simple" xlink:href="/grimoire/tremblement-de-terre" office:name=""><text:span text:style-name="Definition">tremblement de terre</text:span></text:a>.</text:p>
        </text:list-item>
        <text:list-item>
          <text:p text:style-name="P5">Maître : <text:a xlink:type="simple" xlink:href="/grimoire/premonition" office:name=""><text:span text:style-name="Definition">Prémonition</text:span></text:a>, <text:a xlink:type="simple" xlink:href="/grimoire/tempete-vengeresse" office:name=""><text:span text:style-name="Definition">Tempête vengeresse</text:span></text:a>.</text:p>
        </text:list-item>
      </text:list>
      <text:p text:style-name="First_20_paragraph">§§§</text:p>
      <text:p text:style-name="Text_20_body">§§§ .hero</text:p>
      <text:h text:style-name="Heading_20_5" text:outline-level="5"><text:bookmark-start text:name="_autres_informations"/>Autres informations:<text:bookmark-end text:name="_autres_informations"/></text:h>
      <text:p text:style-name="First_20_paragraph"><text:span text:style-name="T1">Points de Magie</text:span> :11 + <text:span text:style-name="T1">Points de Foi</text:span> :88 (264 objetX3 PF) + <text:span text:style-name="T1">Points d’honneur</text:span> :52 + §§§ — title: "Aigle" type: "Bête" size: "P" alignment: "non-alignée" challenge: "0" customHP: "5" abilityScores: for: 6 dex: 15 con: 10 int: 2 sag: 14 cha: 7 ac: armorType: "custom" value: "14" skills:</text:p>
      <text:list text:style-name="L6">
        <text:list-item>
          <text:p text:style-name="P6">name: "perception" isExpert: true movement: walk: 3 fly: 18 senses: languages:</text:p>
        </text:list-item>
        <text:list-item>
          <text:p text:style-name="P6">"" environments:</text:p>
        </text:list-item>
        <text:list-item>
          <text:p text:style-name="P6">Mer / Océan</text:p>
        </text:list-item>
        <text:list-item>
          <text:p text:style-name="P6">Montagnes</text:p>
        </text:list-item>
      </text:list>
      <text:p text:style-name="Horizontal_20_Line"/>
      <text:h text:style-name="Heading_20_4" text:outline-level="4"><text:bookmark-start text:name="_capacités"/>Capacités<text:bookmark-end text:name="_capacités"/></text:h>
      <text:p text:style-name="First_20_paragraph"><text:span text:style-name="T2">*Vue aiguisée*</text:span>. L’aigle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5"/>Actions<text:bookmark-end text:name="_actions_5"/></text:h>
      <text:p text:style-name="First_20_paragraph"><text:span text:style-name="T2">*Serres*</text:span>. <text:span text:style-name="T2">Attaque d’arme au corps à corps</text:span> : +4 pour toucher, allonge 1,50 m, une cible. + <text:span text:style-name="T2">Touché</text:span> : 2 dégâts tranchants. — title: "Akyishigal" type: "Fiélon" subtype: "Démon" size: "G" alignment: "Chaotique Mauvais" challenge: "12" customHP: "116" abilityScores: for: 21 dex: 17 con: 22 int: 19 sag: 14 cha: 24 savingThrows:</text:p>
      <text:list text:style-name="L7">
        <text:list-item>
          <text:p text:style-name="P7">"for"</text:p>
        </text:list-item>
        <text:list-item>
          <text:p text:style-name="P7">"dex"</text:p>
        </text:list-item>
        <text:list-item>
          <text:p text:style-name="P7">"con"</text:p>
        </text:list-item>
        <text:list-item>
          <text:p text:style-name="P7">"sag"</text:p>
        </text:list-item>
        <text:list-item>
          <text:p text:style-name="P7">"cha" ac: armorType: "custom" value: "20 (Armure naturelle)" skills:</text:p>
        </text:list-item>
        <text:list-item>
          <text:p text:style-name="P7">name: "acrobaties" isExpert: true</text:p>
        </text:list-item>
        <text:list-item>
          <text:p text:style-name="P7">name: "athletisme"</text:p>
        </text:list-item>
        <text:list-item>
          <text:p text:style-name="P7">name: "discretion" isExpert: true</text:p>
        </text:list-item>
        <text:list-item>
          <text:p text:style-name="P7">name: "perception" movement: walk: 12 burrow: 6 climb: 12 fly: 12 senses: darkvision: 36 truesight: 18 conditionImmunities:</text:p>
        </text:list-item>
        <text:list-item>
          <text:p text:style-name="P7">"empoisonne" damageTypeResistances:</text:p>
        </text:list-item>
        <text:list-item>
          <text:p text:style-name="P7">"acide"</text:p>
        </text:list-item>
        <text:list-item>
          <text:p text:style-name="P7">"feu"</text:p>
        </text:list-item>
        <text:list-item>
          <text:p text:style-name="P7">"c-p-t-non-magique" damageTypeImmunities:</text:p>
        </text:list-item>
        <text:list-item>
          <text:p text:style-name="P7">"foudre"</text:p>
        </text:list-item>
        <text:list-item>
          <text:p text:style-name="P7">"froid"</text:p>
        </text:list-item>
        <text:list-item>
          <text:p text:style-name="P7">"poison" languages:</text:p>
        </text:list-item>
        <text:list-item>
          <text:p text:style-name="P7">"abyssal"</text:p>
        </text:list-item>
        <text:list-item>
          <text:p text:style-name="P7">"commun"</text:p>
        </text:list-item>
        <text:list-item>
          <text:p text:style-name="P7">"infernal" telepathy: 18 — </text:p>
          <text:p text:style-name="First_20_paragraph">== Capacités</text:p>
          <text:p text:style-name="Text_20_body"><text:span text:style-name="T2">*Points de Magie*</text:span>. 43 + <text:span text:style-name="T2">*Incantation innée*</text:span>. La caractéristique d’incantation innée d’Akyishigal est le Charisme (DD du jet de sauvegarde contre les sorts 19, +11 pour toucher avec les attaques de sort). Il peut lancer les sorts suivants de manière innée, sans composantes matérielles :</text:p>
        </text:list-item>
        <text:list-item>
          <text:p text:style-name="P7"><text:span text:style-name="T1">À volonté</text:span> : <text:a xlink:type="simple" xlink:href="/grimoire/cercle-magique/" office:name=""><text:span text:style-name="Definition"><text:span text:style-name="T2">cercle magique</text:span></text:span></text:a>, <text:a xlink:type="simple" xlink:href="/grimoire/detection-du-mal-et-du-bien/" office:name=""><text:span text:style-name="Definition"><text:span text:style-name="T2">détection du mal et du bien</text:span></text:span></text:a>,<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text:a xlink:type="simple" xlink:href="/grimoire/contagion/" office:name=""><text:span text:style-name="Definition"><text:span text:style-name="T2">contagion</text:span></text:span></text:a> (toujours la fièvre répugnante).</text:p>
        </text:list-item>
      </text:list>
      <text:p text:style-name="Text_20_body"><text:span text:style-name="T2">*Résistance à la magie*</text:span>. Akyishigal est <text:span text:style-name="T2">avantagé</text:span> lors de ses jets de sauvegarde contre les sorts et autres effets magiques.</text:p>
      <text:p text:style-name="Text_20_body"><text:span text:style-name="T2">*Convocation de démon (1/jour)*</text:span>. Akyishigal peut convoquer un chasme. Le démon apparaît dans un emplacement inoccupé dans un rayon de 18 mètres autour d’Akyishigal. Il se comporte comme un allié d’Akyishigal et ne peut pas convoquer d’autres démons. Il reste présent pendant 1 minute, jusqu’à ce que son convocateur meurt ou qu’il le renvoie par une action.</text:p>
      <text:h text:style-name="Heading_20_4" text:outline-level="4"><text:bookmark-start text:name="_action"/>Action<text:bookmark-end text:name="_action"/></text:h>
      <text:p text:style-name="First_20_paragraph"><text:span text:style-name="T2">*Attaques multiples*</text:span>. Akyishigal porte quatre attaques de <text:span text:style-name="T2">griffe</text:span>.</text:p>
      <text:p text:style-name="Text_20_body"><text:span text:style-name="T2">*Griffes*</text:span>. <text:span text:style-name="T2">Attaque d’arme au corps à corps</text:span> : +9 pour toucher, allonge 3 m, une cible. + <text:span text:style-name="T2">Touché</text:span> : 6 dégâts tranchants.</text:p>
      <text:p text:style-name="Text_20_body"><text:span text:style-name="T2">*Manteau de nuées (Recharge 5—​6)*</text:span>. Akyishigal s’entoure d’un nuage d’insectes volants munis de dards, qui émergent de sa bouche, de ses yeux et des plaies qui marquent sa peau. Ce nuage l’entoure sur une distance de 1,50 mètre. Quand le manteau est actif, toutes les attaques qui le ciblent sont <text:span text:style-name="T2">désavantagées</text:span> et Akyishigal peut voir dans toutes les directions (par les yeux des insectes). Toute créature vivante qui commence son tour dans un rayon de 1,50 m d’Akyishigal subit 3d6 dégâts perforants plus 3d6 dégâts de poison, ou moitié moins de dégâts de poison si elle réussit un jet de sauvegarde de Constitution DD 17. Si elle le rate, elle est également <text:span text:style-name="T2">empoisonnée</text:span> pendant 1 heure. La nuée persiste pendant 5 rounds. Elle se dissipe instantanément si Akyishigal subit 30 dégâts d’une attaque qui n’est pas faite avec une arme et contre laquelle il n’est pas résistant. Quand un personnage est <text:span text:style-name="T2">empoisonné</text:span> par le manteau de nuées, il se dégage de lui une puanteur de charogne. Toute vermine qui n’est pas sous le contrôle d’une créature attaque ce personnage dès qu’elle le voit et en priorité par rapport aux autres cibles.</text:p>
      <text:h text:style-name="Heading_20_4" text:outline-level="4"><text:bookmark-start text:name="_actions_légendaires_2"/>Actions légendaires<text:bookmark-end text:name="_actions_légendaires_2"/></text:h>
      <text:p text:style-name="First_20_paragraph">Akyishigal peut faire 2 actions légendaires, parmi celles proposées ci-dessous. Il ne peut en faire qu’une seule à la fois et seulement à la fin du tour d’une autre créature. Au début de chacun de ses tours, Akyishigal récupère les actions légendaires dépensées.</text:p>
      <text:p text:style-name="Text_20_body"><text:span text:style-name="T2">*Déplacement frénétique*</text:span>. Akyishigal combine une attaque avec un déplacement de 6 mètres au maximum, comme s’il utilisait une action de repli, et il ne provoque pas d’attaque d’opportunité.</text:p>
      <text:p text:style-name="Text_20_body"><text:span text:style-name="T2">*Incantation (coûte 2 actions)*</text:span>. Akyishigal lance <text:a xlink:type="simple" xlink:href="/grimoire/fleau-d-insectes/" office:name=""><text:span text:style-name="Definition"><text:span text:style-name="T2">fléau d’insectes</text:span></text:span></text:a> avec son pouvoir d’incantation innée.</text:p>
      <text:p text:style-name="Text_20_body">§§§ .hero "<text:span text:style-name="T2">Lorsque la fumée se dissipa, je découvrais une grande silhouette presque haute comme deux hommes. Je distinguais ses formes bien que son aspect ne semblait pas stable mais cela était dû au fait qu’elle venait des plans infernaux. Bien que difficile à décrire, son apparence aurait pu s’apparenter à une mante religieuse gigantesque, pourvue de quatre bras préhensiles et barbelés. Quand je senti que la créature tentait de s’introduire dans mon esprit, je m’enfuyais par la fenêtre de la cabane, abandonnant mon rituel. Le lendemain, revenant sur les lieux, je ne pu que constater que ma petite demeure dans les bois avait été détruite, maigre consolation mais je pouvais me satisfaire d’être vivant.</text:span>" + <text:span text:style-name="T1">Souvenir de convocation d’un démon par Ioen l’invocateur.</text:span> §§§ — title: "Âme-en-peine" type: "Mort-vivant" size: "M" alignment: "Neutre Mauvais" challenge: "5" customHP: "36" abilityScores: for: 6 dex: 16 con: 16 int: 12 sag: 14 cha: 15 ac: armorType: "custom" value: "15" movement: walk: 0 fly: 18 hover: true senses: darkvision: 18 conditionImmunities:</text:p>
      <text:list text:style-name="L8">
        <text:list-item>
          <text:p text:style-name="P8">"a-terre"</text:p>
        </text:list-item>
        <text:list-item>
          <text:p text:style-name="P8">"charme"</text:p>
        </text:list-item>
        <text:list-item>
          <text:p text:style-name="P8">"empoigne"</text:p>
        </text:list-item>
        <text:list-item>
          <text:p text:style-name="P8">"empoisonne"</text:p>
        </text:list-item>
        <text:list-item>
          <text:p text:style-name="P8">"epuise"</text:p>
        </text:list-item>
        <text:list-item>
          <text:p text:style-name="P8">"entrave"</text:p>
        </text:list-item>
        <text:list-item>
          <text:p text:style-name="P8">"paralyse"</text:p>
        </text:list-item>
        <text:list-item>
          <text:p text:style-name="P8">"petrifie" damageTypeResistances:</text:p>
        </text:list-item>
        <text:list-item>
          <text:p text:style-name="P8">"acide"</text:p>
        </text:list-item>
        <text:list-item>
          <text:p text:style-name="P8">"feu"</text:p>
        </text:list-item>
        <text:list-item>
          <text:p text:style-name="P8">"foudre"</text:p>
        </text:list-item>
        <text:list-item>
          <text:p text:style-name="P8">"froid"</text:p>
        </text:list-item>
        <text:list-item>
          <text:p text:style-name="P8">"tonnerre"</text:p>
        </text:list-item>
        <text:list-item>
          <text:p text:style-name="P8">"c-p-t-non-argent" damageTypeImmunities:</text:p>
        </text:list-item>
        <text:list-item>
          <text:p text:style-name="P8">"necrotique"</text:p>
        </text:list-item>
        <text:list-item>
          <text:p text:style-name="P8">"poison" languages:</text:p>
        </text:list-item>
        <text:list-item>
          <text:p text:style-name="P8">"celles qu’elle connaissait de son vivant" environments:</text:p>
        </text:list-item>
        <text:list-item>
          <text:p text:style-name="P8">Collines / Vallées dungeonTypes:</text:p>
        </text:list-item>
        <text:list-item>
          <text:p text:style-name="P8">Ruines extérieures</text:p>
        </text:list-item>
        <text:list-item>
          <text:p text:style-name="First_20_paragraph">== Ruines souterraines</text:p>
          <text:p text:style-name="Text_20_body">== Capacités</text:p>
          <text:p text:style-name="Text_20_body"><text:span text:style-name="T2">*Déplacement intangible*</text:span>. L’âme-en-peine peut traverser créatures et objets en les considérant comme un terrain difficile. Elle subit 2d6 dégâts de force si elle termine son tour à l’intérieur d’un objet.</text:p>
        </text:list-item>
      </text:list>
      <text:p text:style-name="Text_20_body"><text:span text:style-name="T2">*Sensibilité à la lumière du soleil*</text:span>. L’âme-en-peine subit un <text:a xlink:type="simple" xlink:href="/utiliser-les-caracteristiques/#avantage-et-desavantage" office:name=""><text:span text:style-name="Definition"><text:span text:style-name="T2">désavantage</text:span></text:span></text:a> lors des jets d’attaque et des tests de Sagesse (Perception) basés sur la vue lorsqu’elle est exposée à la lumière du soleil.</text:p>
      <text:h text:style-name="Heading_20_4" text:outline-level="4"><text:bookmark-start text:name="_actions_6"/>Actions<text:bookmark-end text:name="_actions_6"/></text:h>
      <text:p text:style-name="First_20_paragraph"><text:span text:style-name="T2">*Absorption de vie*</text:span>. <text:span text:style-name="T2">Attaque d’arme au corps à corps</text:span> : +6 pour toucher, allonge 1,50 m, une créature. + <text:span text:style-name="T2">Touché</text:span> : 3 dégâts nécrotiques. La cible doit réussir un <text:a xlink:type="simple" xlink:href="/utiliser-les-caracteristiques/#jets-de-sauvegarde" office:name=""><text:span text:style-name="Definition">jet de sauvegarde</text:span></text:a> de Constitution DD 14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L’âme en peine se régénère de la moitié des dégâts qu’elle cause.</text:p>
      <text:h text:style-name="Heading_20_4" text:outline-level="4"><text:bookmark-start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span text:style-name="T2">*Création de spectre*</text:span>. L’âme-en-peine cible un humanoïde mort depuis moins d’une minute d’une mort violente et situé à 3 mètres ou moins d’elle. L’esprit de la cible s’élève alors sous forme de spectre dans l’emplacement occupé par son cadavre ou dans l’emplacement inoccupé le plus proche. Le spectre est contrôlé par l’âme-en-peine qui ne peut contrôler de la sorte plus de sept spectres en même temps.<text:bookmark-end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h>
      <text:p text:style-name="First_20_paragraph">title: "Araignée" type: "Bête" size: "TP" alignment: "non-alignée" challenge: "0" customHP: "2" abilityScores: for: 2 dex: 14 con: 8 int: 1 sag: 10 cha: 2 ac: armorType: "custom" value: "12" skills:</text:p>
      <text:list text:style-name="L9">
        <text:list-item>
          <text:p text:style-name="P9">name: "discretion" isExpert: true movement: walk: 6 climb: 6 senses: darkvision: 9 languages:</text:p>
        </text:list-item>
        <text:list-item>
          <text:p text:style-name="P9">"" environments:</text:p>
        </text:list-item>
        <text:list-item>
          <text:p text:style-name="P9">Bois / Forêt</text:p>
        </text:list-item>
        <text:list-item>
          <text:p text:style-name="First_20_paragraph">== Jungle</text:p>
          <text:p text:style-name="Text_20_body">== Capacités</text:p>
          <text:p text:style-name="Text_20_body"><text:span text:style-name="T2">*Marche dans les toiles*</text:span>. L’araignée ignore les restrictions de déplacement imposées par les toiles d’araignée.</text:p>
        </text:list-item>
      </text:list>
      <text:p text:style-name="Text_20_body"><text:span text:style-name="T2">*Pattes d’araignée*</text:span>. L’araigné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Perception sur les toiles*</text:span>. Tant qu’elle est en contact avec une toile d’araignée, l’araignée connaît l’exacte position de toutes les autres créatures en contact avec la même toile.</text:p>
      <text:h text:style-name="Heading_20_4" text:outline-level="4"><text:bookmark-start text:name="_actions_7"/>Actions<text:bookmark-end text:name="_actions_7"/></text:h>
      <text:p text:style-name="First_20_paragraph"><text:span text:style-name="T2">*Morsure*</text:span>. <text:span text:style-name="T2">Attaque d’arme au corps à corps</text:span> : +4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pour ne pas subir 1d6 dégâts de poison. — title: "Archimage" type: "Humanoïde" subtype: "n’importe quelle ethnie" size: "M" alignment: "n’importe quel alignement" challenge: "12" customHP: "60" abilityScores: for: 10 dex: 14 con: 12 int: 20 sag: 15 cha: 16 savingThrows:</text:p>
      <text:list text:style-name="L10">
        <text:list-item>
          <text:p text:style-name="P10">"int"</text:p>
        </text:list-item>
        <text:list-item>
          <text:p text:style-name="P10">"sag" ac: armorType: "custom" value: "14 (17 Armure du mage)" skills:</text:p>
        </text:list-item>
        <text:list-item>
          <text:p text:style-name="P10">name: "arcanes" isExpert: true</text:p>
        </text:list-item>
        <text:list-item>
          <text:p text:style-name="P10">name: "histoire" isExpert: true movement: walk: 9 senses: damageTypeResistances:</text:p>
        </text:list-item>
        <text:list-item>
          <text:p text:style-name="P10">"contondant"</text:p>
        </text:list-item>
        <text:list-item>
          <text:p text:style-name="P10">"perforant"</text:p>
        </text:list-item>
        <text:list-item>
          <text:p text:style-name="P10">"tranchant" languages:</text:p>
        </text:list-item>
        <text:list-item>
          <text:p text:style-name="First_20_paragraph">== "six langues au choix"</text:p>
          <text:p text:style-name="Text_20_body">== Capacités</text:p>
          <text:p text:style-name="Text_20_body"><text:span text:style-name="T2">*Points de Magie*</text:span>. 106 <text:span text:style-name="T2">*Incantation*</text:span>. L’archimage est un adepte de la voie de la Magie de niveau 19. Sa caractéristique d’incantation est l’Intelligence (DD du <text:a xlink:type="simple" xlink:href="/utiliser-les-caracteristiques/#jets-de-sauvegarde" office:name=""><text:span text:style-name="Definition">jet de sauvegarde</text:span></text:a> contre les sorts 17, +9 pour toucher avec les attaques de sort). L’archimage peut lancer déguisement et invisibilité à volonté et connait les sorts suivants :</text:p>
        </text:list-item>
        <text:list-item>
          <text:p text:style-name="P10"><text:span text:style-name="T1">Novice</text:span> : <text:a xlink:type="simple" xlink:href="/grimoire/armure-du-mage/" office:name=""><text:span text:style-name="Definition"><text:span text:style-name="T2">armure du mage</text:span></text:span></text:a>,<text:a xlink:type="simple" xlink:href="/grimoire/aspersion-acide/" office:name=""><text:span text:style-name="Definition"><text:span text:style-name="T2">aspersion d’acide</text:span></text:span></text:a>,<text:a xlink:type="simple" xlink:href="/grimoire/controle-des-flammes/" office:name=""><text:span text:style-name="Definition"><text:span text:style-name="T2">contrôle des flammes</text:span></text:span></text:a>, <text:a xlink:type="simple" xlink:href="/grimoire/detection-de-la-magie/" office:name=""><text:span text:style-name="Definition"><text:span text:style-name="T2">détection de la magie</text:span></text:span></text:a>,<text:a xlink:type="simple" xlink:href="/grimoire/detection-des-pensees/" office:name=""><text:span text:style-name="Definition"><text:span text:style-name="T2">détection des pensées</text:span></text:span></text:a>, <text:a xlink:type="simple" xlink:href="/grimoire/glas-funebre/" office:name=""><text:span text:style-name="Definition"><text:span text:style-name="T2">glas funèbre</text:span></text:span></text:a>, <text:a xlink:type="simple" xlink:href="/grimoire/message/" office:name=""><text:span text:style-name="Definition"><text:span text:style-name="T2">message</text:span></text:span></text:a>, <text:a xlink:type="simple" xlink:href="/grimoire/identification/" office:name=""><text:span text:style-name="Definition"><text:span text:style-name="T2">identification</text:span></text:span></text:a>, <text:a xlink:type="simple" xlink:href="/grimoire/immobilisation-de-personne/" office:name=""><text:span text:style-name="Definition"><text:span text:style-name="T2">immobilisation de personne</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uggestion/" office:name=""><text:span text:style-name="Definition"><text:span text:style-name="T2">suggestion</text:span></text:span></text:a>.</text:p>
        </text:list-item>
        <text:list-item>
          <text:p text:style-name="P10"><text:span text:style-name="T1">Disciple</text:span> : <text:a xlink:type="simple" xlink:href="/grimoire/contresort/" office:name=""><text:span text:style-name="Definition">contresort</text:span></text:a>, <text:a xlink:type="simple" xlink:href="/grimoire/invoquer-des-elementaires-mineurs/" office:name=""><text:span text:style-name="Definition">invocation de élémentaires mineurs</text:span></text:a>, <text:a xlink:type="simple" xlink:href="/grimoire/suggestion/" office:name=""><text:span text:style-name="Definition">lenteur</text:span></text:a>, <text:a xlink:type="simple" xlink:href="/grimoire/mur-de-feu/" office:name=""><text:span text:style-name="Definition">mur de feu</text:span></text:a>, <text:a xlink:type="simple" xlink:href="/grimoire/oeil-magique/" office:name=""><text:span text:style-name="Definition">oeil magique</text:span></text:a>.</text:p>
        </text:list-item>
        <text:list-item>
          <text:p text:style-name="P10"><text:span text:style-name="T1">Apprenti</text:span> : <text:a xlink:type="simple" xlink:href="/grimoire/cercle-de-mort/" office:name=""><text:span text:style-name="Definition">cercle de mort</text:span></text:a>, <text:a xlink:type="simple" xlink:href="/grimoire/cone-de-froid/" office:name=""><text:span text:style-name="Definition">cône de froid</text:span></text:a>, <text:a xlink:type="simple" xlink:href="/grimoire/mur-de-force/" office:name=""><text:span text:style-name="Definition">mur de force</text:span></text:a>, <text:a xlink:type="simple" xlink:href="/grimoire/scrutation/" office:name=""><text:span text:style-name="Definition">scrutation</text:span></text:a>.</text:p>
        </text:list-item>
        <text:list-item>
          <text:p text:style-name="P10"><text:span text:style-name="T1">Adepte</text:span> : <text:a xlink:type="simple" xlink:href="/grimoire/doigt-de-mort/" office:name=""><text:span text:style-name="Definition">doigt de mort</text:span></text:a>, <text:a xlink:type="simple" xlink:href="/grimoire/forme-etheree/" office:name=""><text:span text:style-name="Definition">forme éthérée</text:span></text:a>,</text:p>
        </text:list-item>
        <text:list-item>
          <text:p text:style-name="P10"><text:span text:style-name="T1">Expert</text:span> : <text:a xlink:type="simple" xlink:href="/grimoire/cotrole-du-climat/" office:name=""><text:span text:style-name="Definition">contrôle du climat</text:span></text:a>, <text:a xlink:type="simple" xlink:href="/grimoire/sequestration/" office:name=""><text:span text:style-name="Definition">séquestration</text:span></text:a>.</text:p>
        </text:list-item>
        <text:list-item>
          <text:p text:style-name="P10"><text:span text:style-name="T1">Maître</text:span> : <text:a xlink:type="simple" xlink:href="/grimoire/ennemi-subconscient/" office:name=""><text:span text:style-name="Definition">ennemi subconscient</text:span></text:a>.</text:p>
        </text:list-item>
      </text:list>
      <text:p text:style-name="Text_20_body">*<text:span text:style-name="T2">L’archimage lance ces sorts sur lui-même avant un combat.</text:span></text:p>
      <text:p text:style-name="Text_20_body"><text:span text:style-name="T2">*Résistance à la magie*</text:span>. L’archimage bénéficie d’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Actions<text:bookmark-end text:name="_actions_8"/></text:h>
      <text:p text:style-name="First_20_paragraph"><text:span text:style-name="T2">*Dague*</text:span>. <text:span text:style-name="T2">Attaque d’arme au corps à corps ou à distance</text:span> : +6 pour toucher, allonge 1,50 ou portée 6/18 m, une cible. + <text:span text:style-name="T2">Touché</text:span> : 4 dégâts perforants. — title: "Assassin" type: "Humanoïde" subtype: "n’importe quelle ethnie" size: "M" alignment: "n’importe quel alignement autre que Bon" challenge: "8" customHP: "40" abilityScores: for: 11 dex: 16 con: 14 int: 13 sag: 11 cha: 10 savingThrows:</text:p>
      <text:list text:style-name="L11">
        <text:list-item>
          <text:p text:style-name="P11">"dex"</text:p>
        </text:list-item>
        <text:list-item>
          <text:p text:style-name="P11">"int" ac: armorType: "custom" value: "16 (Armure de cuir clouté)" skills:</text:p>
        </text:list-item>
        <text:list-item>
          <text:p text:style-name="P11">name: "acrobaties"</text:p>
        </text:list-item>
        <text:list-item>
          <text:p text:style-name="P11">name: "discretion" isExpert: true</text:p>
        </text:list-item>
        <text:list-item>
          <text:p text:style-name="P11">name: "perception"</text:p>
        </text:list-item>
        <text:list-item>
          <text:p text:style-name="P11">name: "supercherie" movement: walk: 9 senses: damageTypeResistances:</text:p>
        </text:list-item>
        <text:list-item>
          <text:p text:style-name="P11">"poison" languages:</text:p>
        </text:list-item>
        <text:list-item>
          <text:p text:style-name="First_20_paragraph">== "argot des voleurs plus deux autres langues au choix"</text:p>
          <text:p text:style-name="Text_20_body">== Capacités</text:p>
          <text:p text:style-name="Text_20_body"><text:span text:style-name="T2">*Assassinat*</text:span>. Pendant son premier tour, l’assassin obtient un <text:a xlink:type="simple" xlink:href="/utiliser-les-caracteristiques/#avantage-et-desavantage" office:name=""><text:span text:style-name="Definition"><text:span text:style-name="T2">avantage</text:span></text:span></text:a> lors des jets d’attaque effectués contre une créature qui n’a pas encore joué son tour. Toutes les attaques réussies par l’assassin contre une créature <text:a xlink:type="simple" xlink:href="/gerer-la-sante-du-personnage/#surpris" office:name=""><text:span text:style-name="Definition"><text:span text:style-name="T2">surprise</text:span></text:span></text:a> sont des coups critiques.</text:p>
        </text:list-item>
      </text:list>
      <text:p text:style-name="Text_20_body"><text:span text:style-name="T2">*Attaque sournoise*</text:span>. Une fois par tour, l’assassin inflige 4d6 dégâts supplémentaires quand il touche une cible avec une attaque d’arme et s’il obtient 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ou quand la cible se trouve à 1,50 mètre ou moins d’un de ses alliés qui n’est pas <text:a xlink:type="simple" xlink:href="/gerer-la-sante-du-personnage/#neutralise" office:name=""><text:span text:style-name="Definition"><text:span text:style-name="T2">neutralisé</text:span></text:span></text:a>, et que l’assassin ne subit pas de <text:a xlink:type="simple" xlink:href="/utiliser-les-caracteristiques/#avantage-et-desavantage" office:name=""><text:span text:style-name="Definition"><text:span text:style-name="T2">désavantage</text:span></text:span></text:a> lors du <text:a xlink:type="simple" xlink:href="/combattre/#jets-d-attaque" office:name=""><text:span text:style-name="Definition">jet d’attaque</text:span></text:a>.</text:p>
      <text:p text:style-name="Text_20_body"><text:span text:style-name="T2">*Dérobade*</text:span>. Si l’assassin est victime d’un effet qui l’autorise à effectuer un <text:a xlink:type="simple" xlink:href="/utiliser-les-caracteristiques/#jets-de-sauvegarde" office:name=""><text:span text:style-name="Definition">jet de sauvegarde</text:span></text:a> de Dextérité pour ne subir que la moitié des dégâts, l’assassin ne subit, lui, aucun dégât en cas de <text:a xlink:type="simple" xlink:href="/utiliser-les-caracteristiques/#jets-de-sauvegarde" office:name=""><text:span text:style-name="Definition">jet de sauvegarde</text:span></text:a> réussi et la moitié seulement en cas d’échec.</text:p>
      <text:h text:style-name="Heading_20_4" text:outline-level="4"><text:bookmark-start text:name="_actions_9"/>Actions<text:bookmark-end text:name="_actions_9"/></text:h>
      <text:p text:style-name="First_20_paragraph"><text:span text:style-name="T2">*Arc court*</text:span>. <text:span text:style-name="T2">Attaque d’arme à distance</text:span> : +6 pour toucher, portée 24/96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Attaques multiples*</text:span>. L’assassin effectue deux attaques à l’épée courte.</text:p>
      <text:p text:style-name="Text_20_body"><text:span text:style-name="T2">*Épée courte*</text:span>. <text:span text:style-name="T2">Attaque d’arme au corps à corps</text:span> : +6 pour toucher, allonge 1,50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title: "Babouin" type: "Bête" size: "P" alignment: "non-alignée" challenge: "0" customHP: "6" abilityScores: for: 8 dex: 14 con: 11 int: 4 sag: 12 cha: 6 ac: armorType: "custom" value: "13" movement: walk: 9 climb: 9 senses: languages:</text:p>
      <text:list text:style-name="L12">
        <text:list-item>
          <text:p text:style-name="P12">"" environments:</text:p>
        </text:list-item>
        <text:list-item>
          <text:p text:style-name="P12">Jungle</text:p>
        </text:list-item>
      </text:list>
      <text:p text:style-name="Horizontal_20_Line"/>
      <text:h text:style-name="Heading_20_4" text:outline-level="4"><text:bookmark-start text:name="_capacités_2"/>Capacités<text:bookmark-end text:name="_capacités_2"/></text:h>
      <text:p text:style-name="First_20_paragraph"><text:span text:style-name="T2">*Tactique de groupe*</text:span>. Le baboui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baboui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0"/>Actions<text:bookmark-end text:name="_actions_10"/></text:h>
      <text:p text:style-name="First_20_paragraph"><text:span text:style-name="T2">*Morsure*</text:span>. <text:span text:style-name="T2">Attaque d’arme au corps à corps</text:span> : +1 pour toucher, allonge 1,50 m, une cible. + <text:span text:style-name="T2">Touché</text:span> : 2 dégâts perforants. — title: "Bandit" type: "Humanoïde" subtype: "n’importe quelle ethnie" size: "M" alignment: "n’importe quel alignement autre que Loyal" challenge: "0.125" customHP: "12" abilityScores: for: 11 dex: 12 con: 12 int: 10 sag: 10 cha: 10 ac: armorType: "custom" value: "12 (Armure de cuir)" movement: walk: 9 senses: languages:</text:p>
      <text:list text:style-name="L13">
        <text:list-item>
          <text:p text:style-name="P13">"une langue au choix (commun le plus souvent)"</text:p>
        </text:list-item>
      </text:list>
      <text:p text:style-name="Horizontal_20_Line"/>
      <text:h text:style-name="Heading_20_4" text:outline-level="4"><text:bookmark-start text:name="_actions_11"/>Actions<text:bookmark-end text:name="_actions_11"/></text:h>
      <text:p text:style-name="First_20_paragraph"><text:span text:style-name="T2">*Arc court*</text:span>. <text:span text:style-name="T2">Attaque d’arme à distance</text:span> : +3 pour toucher, portée 24/96 m, une cible. + <text:span text:style-name="T2">Touché</text:span> : 4 dégâts perforants.</text:p>
      <text:p text:style-name="Text_20_body"><text:span text:style-name="T2">*Cimeterre*</text:span>. <text:span text:style-name="T2">Attaque d’arme au corps à corps</text:span> : +3 pour toucher, allonge 1,50 m, une cible. + <text:span text:style-name="T2">Touché</text:span> : 4 dégâts tranchants. — title: "Belette" type: "Bête" size: "TP" alignment: "non-alignée" challenge: "0" customHP: "2" abilityScores: for: 3 dex: 16 con: 8 int: 2 sag: 12 cha: 3 ac: armorType: "custom" value: "14" skills:</text:p>
      <text:list text:style-name="L14">
        <text:list-item>
          <text:p text:style-name="P14">name: "discretion" isExpert: true</text:p>
        </text:list-item>
        <text:list-item>
          <text:p text:style-name="P14">name: "perception" isExpert: true movement: walk: 9 senses: languages:</text:p>
        </text:list-item>
        <text:list-item>
          <text:p text:style-name="P14">"" environments:</text:p>
        </text:list-item>
        <text:list-item>
          <text:p text:style-name="P14">Bois / Forêt</text:p>
        </text:list-item>
        <text:list-item>
          <text:p text:style-name="P14">Plaine / Champs / Prairie / Savane</text:p>
        </text:list-item>
      </text:list>
      <text:p text:style-name="Horizontal_20_Line"/>
      <text:h text:style-name="Heading_20_4" text:outline-level="4"><text:bookmark-start text:name="_capacités_3"/>Capacités<text:bookmark-end text:name="_capacités_3"/></text:h>
      <text:p text:style-name="First_20_paragraph"><text:span text:style-name="T2">*Odorat et ouïe aiguisés*</text:span>. La belette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2"/>Actions<text:bookmark-end text:name="_actions_12"/></text:h>
      <text:p text:style-name="First_20_paragraph"><text:span text:style-name="T2">*Morsure*</text:span>. <text:span text:style-name="T2">Attaque d’arme au corps à corps</text:span> : +5 pour toucher, allonge 1,50 m, une cible. + <text:span text:style-name="T2">Touché</text:span> : 1 dégât perforant. — title: "Berserker" type: "Humanoïde" subtype: "n’importe quelle race" size: "M" alignment: "n’importe quel alignement Chaotique" challenge: "2" customHP: "25" abilityScores: for: 16 dex: 12 con: 17 int: 9 sag: 11 cha: 9 ac: armorType: "custom" value: "12 (Armure de peau)" movement: walk: 9 senses: languages:</text:p>
      <text:list text:style-name="L15">
        <text:list-item>
          <text:p text:style-name="P15">"une langue au choix (commun ethnique le plus souvent)"</text:p>
        </text:list-item>
      </text:list>
      <text:p text:style-name="Horizontal_20_Line"/>
      <text:h text:style-name="Heading_20_4" text:outline-level="4"><text:bookmark-start text:name="_capacités_4"/>Capacités<text:bookmark-end text:name="_capacités_4"/></text:h>
      <text:p text:style-name="First_20_paragraph"><text:span text:style-name="T2">*Téméraire*</text:span>. Au début de son tour, le berserker peut bénéficier d’un <text:a xlink:type="simple" xlink:href="/utiliser-les-caracteristiques/#avantage-et-desavantage" office:name=""><text:span text:style-name="Definition"><text:span text:style-name="T2">avantage</text:span></text:span></text:a> lors de tous ses jets d’attaque d’arme au corps à corps pendant ce tour, mais les jets d’attaque effectués contre lui bénéficient d’un <text:a xlink:type="simple" xlink:href="/utiliser-les-caracteristiques/#avantage-et-desavantage" office:name=""><text:span text:style-name="Definition"><text:span text:style-name="T2">avantage</text:span></text:span></text:a> jusqu’au début de son prochain tour.</text:p>
      <text:h text:style-name="Heading_20_4" text:outline-level="4"><text:bookmark-start text:name="_actions_13"/>Actions<text:bookmark-end text:name="_actions_13"/></text:h>
      <text:p text:style-name="First_20_paragraph"><text:span text:style-name="T2">*Hache à deux mains*</text:span>. <text:span text:style-name="T2">Attaque d’arme au corps à corps</text:span> : +5 pour toucher, allonge 1,50 m, une cible. + <text:span text:style-name="T2">Touché</text:span> : 8 dégâts tranchants. — title: "Blaireau" type: "Bête" size: "TP" alignment: "non-alignée" challenge: "0" customHP: "3" abilityScores: for: 4 dex: 11 con: 12 int: 2 sag: 12 cha: 5 ac: armorType: "custom" value: "11" movement: walk: 6 burrow: 1,50 senses: darkvision: 9 languages:</text:p>
      <text:list text:style-name="L16">
        <text:list-item>
          <text:p text:style-name="P16">"" environments:</text:p>
        </text:list-item>
        <text:list-item>
          <text:p text:style-name="P16">Bois / Forêt</text:p>
        </text:list-item>
      </text:list>
      <text:p text:style-name="Horizontal_20_Line"/>
      <text:h text:style-name="Heading_20_4" text:outline-level="4"><text:bookmark-start text:name="_capacités_5"/>Capacités<text:bookmark-end text:name="_capacités_5"/></text:h>
      <text:p text:style-name="First_20_paragraph"><text:span text:style-name="T2">*Odorat aiguisé*</text:span>. Le blaireau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4"/>Actions<text:bookmark-end text:name="_actions_14"/></text:h>
      <text:p text:style-name="First_20_paragraph"><text:span text:style-name="T2">*Morsure*</text:span>. <text:span text:style-name="T2">Attaque d’arme au corps à corps</text:span> : +2 pour toucher, allonge 1,50 m, une cible. + <text:span text:style-name="T2">Touché</text:span> : 1 dégât perforant. — title: "Capitaine bandit" type: "Humanoïde" subtype: "n’importe quelle race" size: "M" alignment: "n’importe quel alignement autre que Loyal" challenge: "2" customHP: "22" abilityScores: for: 15 dex: 16 con: 14 int: 14 sag: 11 cha: 14 savingThrows:</text:p>
      <text:list text:style-name="L17">
        <text:list-item>
          <text:p text:style-name="P17">"for"</text:p>
        </text:list-item>
        <text:list-item>
          <text:p text:style-name="P17">"dex"</text:p>
        </text:list-item>
        <text:list-item>
          <text:p text:style-name="P17">"sag" ac: armorType: "custom" value: "15 (Armure de cuir cloutée)" skills:</text:p>
        </text:list-item>
        <text:list-item>
          <text:p text:style-name="P17">name: "athletisme"</text:p>
        </text:list-item>
        <text:list-item>
          <text:p text:style-name="P17">name: "supercherie" movement: walk: 9 senses: languages:</text:p>
        </text:list-item>
        <text:list-item>
          <text:p text:style-name="P17">"deux langues au choix"</text:p>
        </text:list-item>
      </text:list>
      <text:p text:style-name="Horizontal_20_Line"/>
      <text:h text:style-name="Heading_20_4" text:outline-level="4"><text:bookmark-start text:name="_actions_15"/>Actions<text:bookmark-end text:name="_actions_15"/></text:h>
      <text:p text:style-name="First_20_paragraph"><text:span text:style-name="T2">*Attaques multiples*</text:span>. Le capitaine effectue trois attaques au corps à corps : deux avec son cimeterre et une avec sa dague, ou il effectue deux attaques à distance avec ses dagues.</text:p>
      <text:p text:style-name="Text_20_body"><text:span text:style-name="T2">*Cimeterre*</text:span>. <text:span text:style-name="T2">Attaque d’arme au corps à corps</text:span> : +5 pour toucher, allonge 1,50 m, une cible. + <text:span text:style-name="T2">Touché</text:span> : 4 dégâts tranchants.</text:p>
      <text:p text:style-name="Text_20_body"><text:span text:style-name="T2">*Dague*</text:span>. <text:span text:style-name="T2">Attaque d’arme au corps à corps ou à distance</text:span> : +5 pour toucher, allonge 1,50 m ou portée 6/18 m, une cible. + <text:span text:style-name="T2">Touché</text:span> : 4 dégâts perforants.</text:p>
      <text:h text:style-name="Heading_20_4" text:outline-level="4"><text:bookmark-start text:name="_réactions_2"/>Réactions<text:bookmark-end text:name="_réactions_2"/></text:h>
      <text:p text:style-name="First_20_paragraph"><text:span text:style-name="T2">*Parade*</text:span>. Le capitaine ajoute 2 à sa parade contre une attaque au corps à corps qui devrait le toucher. Il doit voir son agresseur et manier une arme de corps à corps pour pouvoir parer de cette façon. — title: "Chacal" type: "Bête" size: "P" alignment: "non-alignée" challenge: "0" customHP: "6" abilityScores: for: 8 dex: 15 con: 11 int: 3 sag: 12 cha: 6 ac: armorType: "custom" value: "13" skills:</text:p>
      <text:list text:style-name="L18">
        <text:list-item>
          <text:p text:style-name="P18">name: "perception" isExpert: true movement: walk: 12 senses: languages:</text:p>
        </text:list-item>
        <text:list-item>
          <text:p text:style-name="P18">"" environments:</text:p>
        </text:list-item>
        <text:list-item>
          <text:p text:style-name="P18">Désert chaud</text:p>
        </text:list-item>
        <text:list-item>
          <text:p text:style-name="P18">Plaine / Champs / Prairie / Savane</text:p>
        </text:list-item>
      </text:list>
      <text:p text:style-name="Horizontal_20_Line"/>
      <text:h text:style-name="Heading_20_4" text:outline-level="4"><text:bookmark-start text:name="_capacités_6"/>Capacités<text:bookmark-end text:name="_capacités_6"/></text:h>
      <text:p text:style-name="First_20_paragraph"><text:span text:style-name="T2">*Odorat et ouïe aiguisés*</text:span>. Le chac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chacal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chacal,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6"/>Actions<text:bookmark-end text:name="_actions_16"/></text:h>
      <text:p text:style-name="First_20_paragraph"><text:span text:style-name="T2">*Morsure*</text:span>. <text:span text:style-name="T2">Attaque d’arme au corps à corps</text:span> : +1 pour toucher, allonge 1,50 m, une cible. + <text:span text:style-name="T2">Touché</text:span> : 1 (1d4-1) dégâts perforants. — title: "Chameau" type: "Bête" size: "G" alignment: "non-alignée" challenge: "0.125" customHP: "28" abilityScores: for: 16 dex: 8 con: 14 int: 2 sag: 8 cha: 5 ac: armorType: "custom" value: "8" movement: walk: 15 senses: languages:</text:p>
      <text:list text:style-name="L19">
        <text:list-item>
          <text:p text:style-name="P19">"" environments:</text:p>
        </text:list-item>
        <text:list-item>
          <text:p text:style-name="P19">Désert chaud</text:p>
        </text:list-item>
      </text:list>
      <text:p text:style-name="Horizontal_20_Line"/>
      <text:h text:style-name="Heading_20_4" text:outline-level="4"><text:bookmark-start text:name="_actions_17"/>Actions<text:bookmark-end text:name="_actions_17"/></text:h>
      <text:p text:style-name="First_20_paragraph"><text:span text:style-name="T2">*Morsure*</text:span>. <text:span text:style-name="T2">Attaque d’arme au corps à corps</text:span> : +5 pour toucher, allonge 1,50 m, une cible. + <text:span text:style-name="T2">Touché</text:span> : 6 dégâts contondants. — title: "Charognard des forêts" type: "Bête" size: "M" alignment: "non-alignée" challenge: "0.25" customHP: "17" abilityScores: for: 13 dex: 10 con: 15 int: 2 sag: 12 cha: 5 ac: armorType: "custom" value: "12" movement: walk: 9 burrow: 3 senses: darkvision: 9 languages:</text:p>
      <text:list text:style-name="L20">
        <text:list-item>
          <text:p text:style-name="P20">"" environments:</text:p>
        </text:list-item>
        <text:list-item>
          <text:p text:style-name="P20">Bois / Forêt</text:p>
        </text:list-item>
      </text:list>
      <text:p text:style-name="Horizontal_20_Line"/>
      <text:h text:style-name="Heading_20_4" text:outline-level="4"><text:bookmark-start text:name="_capacités_7"/>Capacités<text:bookmark-end text:name="_capacités_7"/></text:h>
      <text:p text:style-name="First_20_paragraph"><text:span text:style-name="T2">*Odorat aiguisé*</text:span>. Le Charognard des forêts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Glandes Odorantes*</text:span>. Le Charognard des Forêts possède des glandes odorantes sous sa queue dont l’odeur nauséabonde est très tenace. Cette odeur est projetée à 2 mètres et englobe le round suivant un diamètre de 12 mètres. Les personnes se trouvant dans le rayon d’action de l’odeur, doivent réussir un test de vigueur DD 10 pour ne pas subir un <text:a xlink:type="simple" xlink:href="/utiliser-les-caracteristiques/#avantage-et-desavantage" office:name=""><text:span text:style-name="Definition"><text:span text:style-name="T2">désavantage</text:span></text:span></text:a> à toutes leurs actions (à cause des nausées et des vomissements) durant une heure. Si le jet de dés sur le test est un échec de 10 ou plus, la victime perd connaissance pour 3d6 rounds.</text:p>
      <text:h text:style-name="Heading_20_4" text:outline-level="4"><text:bookmark-start text:name="_actions_18"/>Actions<text:bookmark-end text:name="_actions_18"/></text:h>
      <text:p text:style-name="First_20_paragraph"><text:span text:style-name="T2">*Attaques multiples*</text:span>. Le Charognard des forêt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text:p>
      <text:p text:style-name="Horizontal_20_Line"/>
      <text:p text:style-name="First_20_paragraph">Le Charognard des Forêts est une sorte de gros blaireau de grande taille, un mètre cinquante au garrot pour un peu plus de deux mètres de long, qui se nourrit de carcasses d’autres animaux morts. Il passe son temps à se déplacer en meute d’une dizaine d’individus et vole les proies des ours et des loups. + Quand la meute ne trouve pas de proies déjà mortes, les membres de la meute peuvent chasser des proies faibles, malades ou blessées. + Ces animaux ne sont pas très courageux ni téméraires, ne font pas d’attaques frontales et préfèrent harceler leurs proies en les entourant et les mordant par derrière pour les faire saigner et les affaiblir petit à petit. + L’odeur que le Charognard des Forêts est capable de projeter, relève plus d’un moyen de défense que d’une attaque, mais reste terriblement efficace. + Dernière précision, cet animal n’est pas domesticable.</text:p>
      <text:p text:style-name="Text_20_body">§§§ .hero "<text:span text:style-name="T2">Je marchais dans une forêt de conifères lorsqu’au détour d’une grande souche et je tombai nez à nez avec ce que j’aurai pu qualifier de gros blaireau à l’exception de sa taille qui était celle d’un gros dog au pelage roux et long qui ressemblait à du crin de cheval . Il s’affairait sur une vieille carcasse d’ours en décomposition. Me voyant, la bête se tourna dans ma direction et commença à cracher en dévoilant une dentition peu encourageante. Je dégainai mon épée, récemment acquise auprès d’une forgeronne de renom, Kolna Bras de Fer, et je fixais l’étrange animal d’un sourire au coin des lèvres. «Ce n’est pas ton jour de chance Suppôt de Meknath » : m’entendais-je proférer</text:span>. + <text:span text:style-name="T2">D’un geste rapide et menaçant, je m’avançai vers l’animal en criant. J’arrivais à sa hauteur, lorsqu’il tourna les talons et je crus qu’il allait prendre la fuite mais il n’en fut rien</text:span>. + <text:span text:style-name="T2">Il souleva sa queue et lâcha ce que je décrirais comme une flatulence silencieuse mais nauséabonde. Je fus pris d’un malaise et je commençai à me vomir sur les bottes (de belle facture). Relevant la tête, je remarquai qu’une dizaine de ces animaux commençaient à m’encercler. Ce n’était pas mon jour de chance</text:span>. + <text:span text:style-name="T2">Une fois de plus, je pris la fuite, poursuivi par un ennemi lâche et en surnombre. Je vomissais encore ma bile une heure plus tard.</text:span>" + <text:span text:style-name="T1">Mauvais Souvenirs de Brycham l’Aventureux.</text:span> §§§ — title: "Chat" type: "Bête" size: "TP" alignment: "non-alignée" challenge: "0" customHP: "3" abilityScores: for: 3 dex: 15 con: 10 int: 3 sag: 12 cha: 7 ac: armorType: "custom" value: "13" skills:</text:p>
      <text:list text:style-name="L21">
        <text:list-item>
          <text:p text:style-name="P21">name: "discretion" isExpert: true</text:p>
        </text:list-item>
        <text:list-item>
          <text:p text:style-name="P21">name: "perception" isExpert: true movement: walk: 12 climb: 9 senses: languages:</text:p>
        </text:list-item>
        <text:list-item>
          <text:p text:style-name="P21">"" environments:</text:p>
        </text:list-item>
        <text:list-item>
          <text:p text:style-name="P21">Bois / Forêt</text:p>
        </text:list-item>
        <text:list-item>
          <text:p text:style-name="P21">Plaine / Champs / Prairie / Savane source: "Créatures &amp; Oppositions" source_page: 299 — </text:p>
          <text:p text:style-name="First_20_paragraph">== Capacités</text:p>
          <text:p text:style-name="Text_20_body"><text:span text:style-name="T2">*Odorat aiguisé*</text:span>. Le chat obtient un <text:a xlink:type="simple" xlink:href="/utiliser-les-caracteristiques/#avantage-et-desavantage" office:name=""><text:span text:style-name="Definition"><text:span text:style-name="T2">avantage</text:span></text:span></text:a> lors des tests de Sagesse (Perception) basés sur l’odorat.</text:p>
        </text:list-item>
      </text:list>
      <text:h text:style-name="Heading_20_4" text:outline-level="4"><text:bookmark-start text:name="_actions_19"/>Actions<text:bookmark-end text:name="_actions_19"/></text:h>
      <text:p text:style-name="First_20_paragraph"><text:span text:style-name="T2">*Griffes*</text:span>. <text:span text:style-name="T2">Attaque d’arme au corps à corps</text:span> : +0 pour toucher, allonge 1,50 m, une cible. + <text:span text:style-name="T2">Touché</text:span> : 1 dégât tranchant. — title: "Chauve-souris" type: "Bête" size: "TP" alignment: "non-alignée" challenge: "0" customHP: "2" abilityScores: for: 2 dex: 15 con: 8 int: 2 sag: 12 cha: 4 ac: armorType: "custom" value: "13" movement: walk: 1,50 fly: 9 senses: blindsight: 18 languages:</text:p>
      <text:list text:style-name="L22">
        <text:list-item>
          <text:p text:style-name="P22">"" environments:</text:p>
        </text:list-item>
        <text:list-item>
          <text:p text:style-name="P22">Bois / Forêt dungeonTypes:</text:p>
        </text:list-item>
        <text:list-item>
          <text:p text:style-name="P22">Caverne naturelle</text:p>
        </text:list-item>
        <text:list-item>
          <text:p text:style-name="P22">Ruines souterraines</text:p>
        </text:list-item>
      </text:list>
      <text:p text:style-name="Horizontal_20_Line"/>
      <text:h text:style-name="Heading_20_4" text:outline-level="4"><text:bookmark-start text:name="_capacités_8"/>Capacités<text:bookmark-end text:name="_capacités_8"/></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0"/>Actions<text:bookmark-end text:name="_actions_20"/></text:h>
      <text:p text:style-name="First_20_paragraph"><text:span text:style-name="T2">*Morsure*</text:span>. <text:span text:style-name="T2">Attaque d’arme au corps à corps</text:span> : +0 pour toucher, allonge 1,50 m, une créature. + <text:span text:style-name="T2">Touché</text:span> : 1 dégât perforant. — title: "Chauve-souris géante" type: "Bête" size: "G" alignment: "non-alignée" challenge: "0.25" customHP: "24" abilityScores: for: 15 dex: 16 con: 11 int: 2 sag: 12 cha: 6 ac: armorType: "custom" value: "14" movement: walk: 3 fly: 18 senses: blindsight: 18 languages:</text:p>
      <text:list text:style-name="L23">
        <text:list-item>
          <text:p text:style-name="P23">"" environments:</text:p>
        </text:list-item>
        <text:list-item>
          <text:p text:style-name="P23">Jungle dungeonTypes:</text:p>
        </text:list-item>
        <text:list-item>
          <text:p text:style-name="P23">Caverne naturelle</text:p>
        </text:list-item>
        <text:list-item>
          <text:p text:style-name="P23">Ruines souterraines</text:p>
        </text:list-item>
      </text:list>
      <text:p text:style-name="Horizontal_20_Line"/>
      <text:h text:style-name="Heading_20_4" text:outline-level="4"><text:bookmark-start text:name="_capacités_9"/>Capacités<text:bookmark-end text:name="_capacités_9"/></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1"/>Actions<text:bookmark-end text:name="_actions_21"/></text:h>
      <text:p text:style-name="First_20_paragraph"><text:span text:style-name="T2">*Morsure*</text:span>. <text:span text:style-name="T2">Attaque d’arme au corps à corps</text:span> : +4 pour toucher, allonge 1,50 m, une créature. + <text:span text:style-name="T2">Touché</text:span> : 6 dégâts perforants. — title: "Cheval de guerre" type: "Bête" size: "G" alignment: "non-alignée" challenge: "0.5" customHP: "30" abilityScores: for: 18 dex: 12 con: 13 int: 2 sag: 12 cha: 7 ac: armorType: "custom" value: "12" movement: walk: 18 senses: languages:</text:p>
      <text:list text:style-name="L24">
        <text:list-item>
          <text:p text:style-name="P24">"" environments:</text:p>
        </text:list-item>
        <text:list-item>
          <text:p text:style-name="P24">Plaine / Champs / Prairie / Savane</text:p>
        </text:list-item>
      </text:list>
      <text:p text:style-name="Horizontal_20_Line"/>
      <text:h text:style-name="Heading_20_4" text:outline-level="4"><text:bookmark-start text:name="_capacités_10"/>Capacités<text:bookmark-end text:name="_capacités_10"/></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h text:style-name="Heading_20_4" text:outline-level="4"><text:bookmark-start text:name="_actions_22"/>Actions<text:bookmark-end text:name="_actions_22"/></text:h>
      <text:p text:style-name="First_20_paragraph"><text:span text:style-name="T2">*Sabots*</text:span>. <text:span text:style-name="T2">Attaque d’arme au corps à corps</text:span> : +6 pour toucher, allonge 1,50 m, une cible. + <text:span text:style-name="T2">Touché</text:span> : 6 dégâts contondants. — title: "Cheval de guerre lourd" type: "Bête" size: "G" alignment: "non-alignée" challenge: "1" customHP: "38" abilityScores: for: 18 dex: 12 con: 15 int: 2 sag: 12 cha: 7 ac: armorType: "custom" value: "12" movement: walk: 18 senses: languages:</text:p>
      <text:list text:style-name="L25">
        <text:list-item>
          <text:p text:style-name="P25">""</text:p>
        </text:list-item>
      </text:list>
      <text:p text:style-name="Horizontal_20_Line"/>
      <text:h text:style-name="Heading_20_4" text:outline-level="4"><text:bookmark-start text:name="_capacités_11"/>Capacités<text:bookmark-end text:name="_capacités_11"/></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p text:style-name="Text_20_body"><text:span text:style-name="T2">*Monture d’élite*</text:span>. Le cheval de guerre lourd est réservé à une élite parmi les <text:a xlink:type="simple" xlink:href="/classes/paladin" office:name=""><text:span text:style-name="Definition">paladins</text:span></text:a> : les chevaliers du <text:a xlink:type="simple" xlink:href="/classes/paladin#serment-de-perfection" office:name=""><text:span text:style-name="Definition">serment de perfection</text:span></text:a>. Les autres personnages n’ont pas accès à cette monture. Un cheval de guerre lourd ne peut pas être acheté, il s’agit en réalité d’un cheval de guerre ordinaire que le paladin a dressé pour en faire une monture d’exception. Dans le cas ou un autre personnage vient à chevaucher un cheval de guerre lourd, il lui faut une action pour diriger la monture à chaque round.</text:p>
      <text:h text:style-name="Heading_20_4" text:outline-level="4"><text:bookmark-start text:name="_actions_23"/>Actions<text:bookmark-end text:name="_actions_23"/></text:h>
      <text:p text:style-name="First_20_paragraph"><text:span text:style-name="T2">*Sabots*</text:span>. <text:span text:style-name="T2">Attaque d’arme au corps à corps</text:span> : +6 pour toucher, allonge 1,50 m, une cible. + <text:span text:style-name="T2">Touché</text:span> : 6 dégâts contondants. — title: "Cheval de selle" type: "Bête" size: "G" alignment: "non-alignée" challenge: "0.25" customHP: "26" abilityScores: for: 16 dex: 10 con: 12 int: 2 sag: 11 cha: 7 ac: armorType: "custom" value: "10" movement: walk: 18 senses: languages:</text:p>
      <text:list text:style-name="L26">
        <text:list-item>
          <text:p text:style-name="P26">"" environments:</text:p>
        </text:list-item>
        <text:list-item>
          <text:p text:style-name="P26">Plaine / Champs / Prairie / Savane</text:p>
        </text:list-item>
      </text:list>
      <text:p text:style-name="Horizontal_20_Line"/>
      <text:h text:style-name="Heading_20_4" text:outline-level="4"><text:bookmark-start text:name="_actions_24"/>Actions<text:bookmark-end text:name="_actions_24"/></text:h>
      <text:p text:style-name="First_20_paragraph"><text:span text:style-name="T2">*Sabots*</text:span>. <text:span text:style-name="T2">Attaque d’arme au corps à corps</text:span> : +5 pour toucher, allonge 1,50 m, une cible. + <text:span text:style-name="T2">Touché</text:span> : 6 dégâts contondants. — title: "Cheval de trait" type: "Bête" size: "G" alignment: "non-alignée" challenge: "0.25" customHP: "26" abilityScores: for: 18 dex: 10 con: 12 int: 2 sag: 11 cha: 7 ac: armorType: "custom" value: "10" movement: walk: 12 senses: languages:</text:p>
      <text:list text:style-name="L27">
        <text:list-item>
          <text:p text:style-name="P27">"" environments:</text:p>
        </text:list-item>
        <text:list-item>
          <text:p text:style-name="P27">Collines / Vallées</text:p>
        </text:list-item>
        <text:list-item>
          <text:p text:style-name="P27">Plaine / Champs / Prairie / Savane</text:p>
        </text:list-item>
      </text:list>
      <text:p text:style-name="Horizontal_20_Line"/>
      <text:h text:style-name="Heading_20_4" text:outline-level="4"><text:bookmark-start text:name="_actions_25"/>Actions<text:bookmark-end text:name="_actions_25"/></text:h>
      <text:p text:style-name="First_20_paragraph"><text:span text:style-name="T2">*Sabots*</text:span>. <text:span text:style-name="T2">Attaque d’arme au corps à corps</text:span> : +6 pour toucher, allonge 1,50 m, une cible. + <text:span text:style-name="T2">Touché</text:span> : 6 dégâts contondants. — title: "Chèvre" type: "Bête" size: "M" alignment: "non-alignée" challenge: "0" customHP: "11" abilityScores: for: 12 dex: 10 con: 11 int: 2 sag: 10 cha: 5 ac: armorType: "custom" value: "10" movement: walk: 12 senses: languages:</text:p>
      <text:list text:style-name="L28">
        <text:list-item>
          <text:p text:style-name="P28">"" environments:</text:p>
        </text:list-item>
        <text:list-item>
          <text:p text:style-name="P28">Collines / Vallées</text:p>
        </text:list-item>
        <text:list-item>
          <text:p text:style-name="P28">Montagnes</text:p>
        </text:list-item>
      </text:list>
      <text:p text:style-name="Horizontal_20_Line"/>
      <text:h text:style-name="Heading_20_4" text:outline-level="4"><text:bookmark-start text:name="_capacités_12"/>Capacités<text:bookmark-end text:name="_capacités_12"/></text:h>
      <text:p text:style-name="First_20_paragraph"><text:span text:style-name="T2">*Charge*</text:span>. Si la chèvre se déplace en ligne droite sur une distance minimale de 6 mètres vers une cible contre laquelle elle réussit ensuite une attaque de coup de bélier lors du même tour, celle-ci subit 2 (1d4) dégâts contondants supplémentaires. Si la cible est une créature, elle doit réussir un <text:a xlink:type="simple" xlink:href="/utiliser-les-caracteristiques/#jets-de-sauvegarde" office:name=""><text:span text:style-name="Definition">jet de sauvegarde</text:span></text:a> de Force DD 10 pour ne pas être jetée <text:a xlink:type="simple" xlink:href="/gerer-la-sante-du-personnage/#a-terre" office:name=""><text:span text:style-name="Definition"><text:span text:style-name="T2">à terre</text:span></text:span></text:a>.</text:p>
      <text:p text:style-name="Text_20_body"><text:span text:style-name="T2">*Pied sûr*</text:span>. La chèvr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26"/>Actions<text:bookmark-end text:name="_actions_26"/></text:h>
      <text:p text:style-name="First_20_paragraph"><text:span text:style-name="T2">*Coup de bélier*</text:span>. <text:span text:style-name="T2">Attaque d’arme au corps à corps</text:span> : +3 pour toucher, allonge 1,50 m, une cible. + <text:span text:style-name="T2">Touché</text:span> : 3 dégâts contondants. — title: "Chevreuil" type: "Bête" size: "M" alignment: "non-alignée" challenge: "0" customHP: "11" abilityScores: for: 11 dex: 16 con: 11 int: 2 sag: 14 cha: 5 ac: armorType: "custom" value: "15" movement: walk: 15 senses: languages:</text:p>
      <text:list text:style-name="L29">
        <text:list-item>
          <text:p text:style-name="P29">"" environments:</text:p>
        </text:list-item>
        <text:list-item>
          <text:p text:style-name="P29">Bois / Forêt source: "Créatures &amp; Oppositions" source_page: 302 — </text:p>
          <text:p text:style-name="First_20_paragraph">== Actions</text:p>
          <text:p text:style-name="Text_20_body"><text:span text:style-name="T2">*Morsure*</text:span>. <text:span text:style-name="T2">Attaque d’arme au corps à corps</text:span> : +2 pour toucher, allonge 1,50 m, une cible. + <text:span text:style-name="T2">Touché</text:span> : 3 dégâts perforants. — title: "Chouette" type: "Bête" size: "TP" alignment: "non-alignée" challenge: "0" customHP: "2" abilityScores: for: 3 dex: 13 con: 8 int: 2 sag: 12 cha: 7 ac: armorType: "custom" value: "12" skills:</text:p>
        </text:list-item>
        <text:list-item>
          <text:p text:style-name="P29">name: "discretion" isExpert: true</text:p>
        </text:list-item>
        <text:list-item>
          <text:p text:style-name="P29">name: "perception" isExpert: true movement: walk: 1,50 fly: 18 senses: darkvision: 36 languages:</text:p>
        </text:list-item>
        <text:list-item>
          <text:p text:style-name="P29">"" environments:</text:p>
        </text:list-item>
        <text:list-item>
          <text:p text:style-name="P29">Bois / Forêt source: "Créatures &amp; Oppositions" source_page: 303 — </text:p>
          <text:p text:style-name="Text_20_body">== Capacités</text:p>
          <text:p text:style-name="Text_20_body"><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list-item>
      </text:list>
      <text:p text:style-name="Text_20_body"><text:span text:style-name="T2">*Repli aérien*</text:span>. La chouette ne provoque pas d’attaques d’opportunité quand elle passe hors de portée de l’allonge d’un ennemi.</text:p>
      <text:h text:style-name="Heading_20_4" text:outline-level="4"><text:bookmark-start text:name="_actions_27"/>Actions<text:bookmark-end text:name="_actions_27"/></text:h>
      <text:p text:style-name="First_20_paragraph"><text:span text:style-name="T2">*Serres*</text:span>. <text:span text:style-name="T2">Attaque d’arme au corps à corps</text:span> : +3 pour toucher, allonge 1,50 m, une cible. + <text:span text:style-name="T2">Touché</text:span> : 1 dégât tranchant. — title: "Chouette de Mâzul" type: "Bête" size: "P" alignment: "non-alignée" challenge: "0" customHP: "5" abilityScores: for: 6 dex: 13 con: 10 int: 2 sag: 12 cha: 7 ac: armorType: "custom" value: "12" skills:</text:p>
      <text:list text:style-name="L30">
        <text:list-item>
          <text:p text:style-name="P30">name: "discretion" isExpert: true</text:p>
        </text:list-item>
        <text:list-item>
          <text:p text:style-name="P30">name: "perception" isExpert: true movement: walk: 1,50 fly: 18 senses: darkvision: 36 languages:</text:p>
        </text:list-item>
        <text:list-item>
          <text:p text:style-name="P30">"" environments:</text:p>
        </text:list-item>
        <text:list-item>
          <text:p text:style-name="P30">Arctique / Subarctique</text:p>
        </text:list-item>
        <text:list-item>
          <text:p text:style-name="P30">Montagnes</text:p>
        </text:list-item>
      </text:list>
      <text:p text:style-name="Horizontal_20_Line"/>
      <text:h text:style-name="Heading_20_4" text:outline-level="4"><text:bookmark-start text:name="_capacités_13"/>Capacités<text:bookmark-end text:name="_capacités_13"/></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28"/>Actions<text:bookmark-end text:name="_actions_28"/></text:h>
      <text:p text:style-name="First_20_paragraph"><text:span text:style-name="T2">*Serres*</text:span>. <text:span text:style-name="T2">Attaque d’arme au corps à corps</text:span> : +3 pour toucher, allonge 1,50 m, une cible. + <text:span text:style-name="T2">Touché</text:span> : 2 dégât tranchant.</text:p>
      <text:p text:style-name="Horizontal_20_Line"/>
      <text:p text:style-name="First_20_paragraph">Les Chouettes de la montagne Mazûl, plus précisément du Col de Mazûl sont sont de grandes chouettes blanches des montagnes pour se camoufler. Semblables à des chouettes arctiques, les Chouettes du Col de Mazûl peuvent atteindre une envergure de 2 m pour les plus grands spécimens. Cet oiseau de proie n’est pas un chasseur nocturne ou diurne mais est à l’aise dans les deux à tous les moments du jour ou de la nuit. Ces Chouettes chassent principalement des rongeurs mais aussi des mammifères plus importants comme les lapins des neiges. Certaines chouettes peuvent être dressées si elles sont prises dès le plus jeune âge ou mieux, si des oeufs sont capturés et amenés à maturité dans un poulailler. Être présent à l’éclosion d’un volatile est un gage de réussite pour les apprivoiser. Certains Ambeanamos utilisent un rituel très rare pour se les attacher comme compagnon animal.</text:p>
      <text:p text:style-name="Text_20_body">§§§ .hero "<text:span text:style-name="T2">Elle déploya ses ailes et s’élança du haut de la falaise enneigée. Ses blanches plumes la rendaient presque invisible et j’eus très vite les plus grandes difficultés à la repérer malgré mon regard acéré</text:span>" + <text:span text:style-name="T1">Souvenirs de Brycham l’Aventureux</text:span> §§§ — title: "Corbeau" type: "Bête" size: "TP" alignment: "non-alignée" challenge: "0" customHP: "2" abilityScores: for: 2 dex: 14 con: 8 int: 2 sag: 12 cha: 6 ac: armorType: "custom" value: "13" skills:</text:p>
      <text:list text:style-name="L31">
        <text:list-item>
          <text:p text:style-name="P31">name: "perception" isExpert: true movement: walk: 3 fly: 15 senses: languages:</text:p>
        </text:list-item>
        <text:list-item>
          <text:p text:style-name="P31">"" environments:</text:p>
        </text:list-item>
        <text:list-item>
          <text:p text:style-name="P31">Collines / Vallées</text:p>
        </text:list-item>
        <text:list-item>
          <text:p text:style-name="P31">Littoral</text:p>
        </text:list-item>
        <text:list-item>
          <text:p text:style-name="P31">Montagnes</text:p>
        </text:list-item>
      </text:list>
      <text:p text:style-name="Horizontal_20_Line"/>
      <text:h text:style-name="Heading_20_4" text:outline-level="4"><text:bookmark-start text:name="_capacités_14"/>Capacités<text:bookmark-end text:name="_capacités_14"/></text:h>
      <text:p text:style-name="First_20_paragraph"><text:span text:style-name="T2">*Imitation*</text:span>. Le corbeau peut imiter des sons simples déjà entendus, comme une personne qui murmure, un enfant qui pleure ou les pépiements d’un animal. Une créature qui entend ces sons peut reconnaître leur vraie nature en réussissant un test de Sagesse (Perspicacité) DD 10.</text:p>
      <text:h text:style-name="Heading_20_4" text:outline-level="4"><text:bookmark-start text:name="_actions_29"/>Actions<text:bookmark-end text:name="_actions_29"/></text:h>
      <text:p text:style-name="First_20_paragraph"><text:span text:style-name="T2">*Bec*</text:span>. <text:span text:style-name="T2">Attaque d’arme au corps à corps</text:span> : +4 pour toucher, allonge 1,50 m, une cible. + <text:span text:style-name="T2">Touché</text:span> : 1 dégât perforant. — title: "Crabe" type: "Bête" size: "TP" alignment: "non-alignée" challenge: "0" customHP: "3" abilityScores: for: 2 dex: 11 con: 10 int: 1 sag: 8 cha: 2 ac: armorType: "custom" value: "10 (armure naturelle)" skills:</text:p>
      <text:list text:style-name="L32">
        <text:list-item>
          <text:p text:style-name="P32">name: "discretion" isExpert: true movement: walk: 6 swim: 6 senses: blindsight: 9 languages:</text:p>
        </text:list-item>
        <text:list-item>
          <text:p text:style-name="P32">"" environments:</text:p>
        </text:list-item>
        <text:list-item>
          <text:p text:style-name="P32">Littoral</text:p>
        </text:list-item>
        <text:list-item>
          <text:p text:style-name="P32">Mangrove / Marécage dungeonTypes:</text:p>
        </text:list-item>
        <text:list-item>
          <text:p text:style-name="P32">Caverne sous-marine</text:p>
        </text:list-item>
      </text:list>
      <text:p text:style-name="Horizontal_20_Line"/>
      <text:h text:style-name="Heading_20_4" text:outline-level="4"><text:bookmark-start text:name="_capacités_15"/>Capacités<text:bookmark-end text:name="_capacités_15"/></text:h>
      <text:p text:style-name="First_20_paragraph"><text:span text:style-name="T2">*Amphibie*</text:span>. Le crabe peut respirer à l’air libre et sous l’eau.</text:p>
      <text:h text:style-name="Heading_20_4" text:outline-level="4"><text:bookmark-start text:name="_actions_30"/>Actions<text:bookmark-end text:name="_actions_30"/></text:h>
      <text:p text:style-name="First_20_paragraph"><text:span text:style-name="T2">*Pince*</text:span>. <text:span text:style-name="T2">Attaque d’arme au corps à corps</text:span> : +0 pour toucher, allonge 1,50 m, une cible. + <text:span text:style-name="T2">Touché</text:span> : 1 dégât contondant. — title: "Crocodile" type: "Bête" size: "G" alignment: "non-alignée" challenge: "0.5" customHP: "30" abilityScores: for: 15 dex: 10 con: 13 int: 2 sag: 10 cha: 5 ac: armorType: "custom" value: "12 (armure naturelle)" skills:</text:p>
      <text:list text:style-name="L33">
        <text:list-item>
          <text:p text:style-name="P33">name: "discretion" movement: walk: 6 swim: 9 senses: languages:</text:p>
        </text:list-item>
        <text:list-item>
          <text:p text:style-name="P33">"" environments:</text:p>
        </text:list-item>
        <text:list-item>
          <text:p text:style-name="P33">Désert chaud</text:p>
        </text:list-item>
        <text:list-item>
          <text:p text:style-name="P33">Jungle</text:p>
        </text:list-item>
        <text:list-item>
          <text:p text:style-name="P33">Mangrove / Marécage</text:p>
        </text:list-item>
      </text:list>
      <text:p text:style-name="Horizontal_20_Line"/>
      <text:h text:style-name="Heading_20_4" text:outline-level="4"><text:bookmark-start text:name="_capacités_16"/>Capacités<text:bookmark-end text:name="_capacités_16"/></text:h>
      <text:p text:style-name="First_20_paragraph"><text:span text:style-name="T2">*Retenir son souffle*</text:span>. Le crocodile peut retenir son souffle pendant 15 minutes.</text:p>
      <text:h text:style-name="Heading_20_4" text:outline-level="4"><text:bookmark-start text:name="_actions_31"/>Actions<text:bookmark-end text:name="_actions_31"/></text:h>
      <text:p text:style-name="First_20_paragraph"><text:span text:style-name="T2">*Morsure*</text:span>. <text:span text:style-name="T2">Attaque d’arme au corps à corps</text:span> : +4 pour toucher, allonge 1,50 m, une créature. + <text:span text:style-name="T2">Touché</text:span> : 6 dégâts perforants et la cible est <text:a xlink:type="simple" xlink:href="/gerer-la-sante-du-personnage/#empoigne" office:name=""><text:span text:style-name="Definition"><text:span text:style-name="T2">empoignée</text:span></text:span></text:a> (évasion DD 12). Jusqu’à la fin de cette empoignade, la cible est <text:a xlink:type="simple" xlink:href="/gerer-la-sante-du-personnage/#entrave" office:name=""><text:span text:style-name="Definition"><text:span text:style-name="T2">entravée</text:span></text:span></text:a> et le crocodile ne peut pas mordre une autre cible. — title: "Crocodile géant" type: "Bête" size: "TG" alignment: "non-alignée" challenge: "5" customHP: "126" abilityScores: for: 21 dex: 9 con: 17 int: 2 sag: 10 cha: 7 ac: armorType: "custom" value: "13 (armure naturelle)" skills:</text:p>
      <text:list text:style-name="L34">
        <text:list-item>
          <text:p text:style-name="P34">name: "discretion" isExpert: true movement: walk: 9 swim: 15 senses: languages:</text:p>
        </text:list-item>
        <text:list-item>
          <text:p text:style-name="P34">"" environments:</text:p>
        </text:list-item>
        <text:list-item>
          <text:p text:style-name="P34">Désert chaud</text:p>
        </text:list-item>
        <text:list-item>
          <text:p text:style-name="P34">Jungle</text:p>
        </text:list-item>
        <text:list-item>
          <text:p text:style-name="P34">Mangrove / Marécage</text:p>
        </text:list-item>
      </text:list>
      <text:p text:style-name="Horizontal_20_Line"/>
      <text:h text:style-name="Heading_20_4" text:outline-level="4"><text:bookmark-start text:name="_capacités_17"/>Capacités<text:bookmark-end text:name="_capacités_17"/></text:h>
      <text:p text:style-name="First_20_paragraph"><text:span text:style-name="T2">*Retenir son souffle*</text:span>. Le crocodile peut retenir son souffle pendant 30 minutes.</text:p>
      <text:h text:style-name="Heading_20_4" text:outline-level="4"><text:bookmark-start text:name="_actions_32"/>Actions<text:bookmark-end text:name="_actions_32"/></text:h>
      <text:p text:style-name="First_20_paragraph"><text:span text:style-name="T2">*Attaques multiples*</text:span>. Le crocodile effectue deux attaques : une avec sa morsure et une avec sa queue.</text:p>
      <text:p text:style-name="Text_20_body"><text:span text:style-name="T2">*Morsure*</text:span>. <text:span text:style-name="T2">Attaque d’arme au corps à corps</text:span> : +8 pour toucher, allonge 1,50 m, une cible. + <text:span text:style-name="T2">Touché</text:span> : 10 dégâts perforants et la cible est <text:a xlink:type="simple" xlink:href="/gerer-la-sante-du-personnage/#empoigne" office:name=""><text:span text:style-name="Definition"><text:span text:style-name="T2">empoignée</text:span></text:span></text:a> (évasion DD 16). Jusqu’à la fin de cette empoignade, la cible est <text:a xlink:type="simple" xlink:href="/gerer-la-sante-du-personnage/#entrave" office:name=""><text:span text:style-name="Definition"><text:span text:style-name="T2">entravée</text:span></text:span></text:a> et le crocodile ne peut pas mordre une autre cible.</text:p>
      <text:p text:style-name="Text_20_body"><text:span text:style-name="T2">*Queue*</text:span>. <text:span text:style-name="T2">Attaque d’arme au corps à corps</text:span> : +8 pour toucher, allonge 3 m, une cible non <text:a xlink:type="simple" xlink:href="/gerer-la-sante-du-personnage/#empoigne" office:name=""><text:span text:style-name="Definition"><text:span text:style-name="T2">empoignée</text:span></text:span></text:a> par le crocodile. + <text:span text:style-name="T2">Touché</text:span> : 10 dégâts contondants. Si la cible est une créature, elle doit réussir un <text:a xlink:type="simple" xlink:href="/utiliser-les-caracteristiques/#jets-de-sauvegarde" office:name=""><text:span text:style-name="Definition">jet de sauvegarde</text:span></text:a> de Force DD 16 pour ne pas être jetée <text:a xlink:type="simple" xlink:href="/gerer-la-sante-du-personnage/#a-terre" office:name=""><text:span text:style-name="Definition"><text:span text:style-name="T2">à terre</text:span></text:span></text:a>. — title: "Darthentrhui" type: "Aberration" subtype: "Déesse primaire" size: "Gig" alignment: "Chaotique Neutre" challenge: "26" customHP: "596" abilityScores: for: 22 dex: 26 con: 19 int: 27 sag: 19 cha: 29 savingThrows:</text:p>
      <text:list text:style-name="L35">
        <text:list-item>
          <text:p text:style-name="P35">"dex"</text:p>
        </text:list-item>
        <text:list-item>
          <text:p text:style-name="P35">"int"</text:p>
        </text:list-item>
        <text:list-item>
          <text:p text:style-name="P35">"cha" ac: armorType: "custom" value: "23 (armure naturelle)" movement: walk: 18 senses: darkvision: 72 conditionImmunities:</text:p>
        </text:list-item>
        <text:list-item>
          <text:p text:style-name="P35">"empoisonne"</text:p>
        </text:list-item>
        <text:list-item>
          <text:p text:style-name="P35">"paralyse"</text:p>
        </text:list-item>
        <text:list-item>
          <text:p text:style-name="P35">"petrifie"</text:p>
        </text:list-item>
        <text:list-item>
          <text:p text:style-name="P35">"terrorise" damageTypeResistances:</text:p>
        </text:list-item>
        <text:list-item>
          <text:p text:style-name="P35">"foudre"</text:p>
        </text:list-item>
        <text:list-item>
          <text:p text:style-name="P35">"froid"</text:p>
        </text:list-item>
        <text:list-item>
          <text:p text:style-name="P35">"c-p-t-non-argent" damageTypeImmunities:</text:p>
        </text:list-item>
        <text:list-item>
          <text:p text:style-name="P35">"feu"</text:p>
        </text:list-item>
        <text:list-item>
          <text:p text:style-name="P35">"necrotique"</text:p>
        </text:list-item>
        <text:list-item>
          <text:p text:style-name="P35">"poison" languages:</text:p>
        </text:list-item>
        <text:list-item>
          <text:p text:style-name="P35">"commun"</text:p>
        </text:list-item>
        <text:list-item>
          <text:p text:style-name="P35">"géant"</text:p>
        </text:list-item>
        <text:list-item>
          <text:p text:style-name="P35">"infernal"</text:p>
        </text:list-item>
        <text:list-item>
          <text:p text:style-name="P35">"sylvestre"</text:p>
        </text:list-item>
      </text:list>
      <text:p text:style-name="First_20_paragraph">telepathy: 72</text:p>
      <text:p text:style-name="Text_20_body">source: "Elric"</text:p>
      <text:p text:style-name="Horizontal_20_Line"/>
      <text:h text:style-name="Heading_20_4" text:outline-level="4"><text:bookmark-start text:name="_capacités_18"/>Capacités<text:bookmark-end text:name="_capacités_18"/></text:h>
      <text:p text:style-name="First_20_paragraph"><text:span text:style-name="T2">*Absorption de la trame*</text:span>. Quand Darthentrhui contre ou dissipe un sort, elle est soignée d’un nombre de points d’action égal à deux fois les points de Magie ou de Foi dépensés pour le sort.</text:p>
      <text:p text:style-name="Text_20_body"><text:span text:style-name="T2">*Résistance à la magie*</text:span>. Darthentrhu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Darthentrhui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33"/>Actions<text:bookmark-end text:name="_actions_33"/></text:h>
      <text:p text:style-name="First_20_paragraph"><text:span text:style-name="T2">*Attaques multiples*</text:span>. Darthentrhui effectue trois attaques.</text:p>
      <text:p text:style-name="Text_20_body"><text:span text:style-name="T2">*Pattes griffues empoisonnée*</text:span>. <text:span text:style-name="T2">Attaque d’arme au corps à corps</text:span> : +16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3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3"/>Actions légendaires<text:bookmark-end text:name="_actions_légendaires_3"/></text:h>
      <text:p text:style-name="First_20_paragraph">Darthentrhui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Darthentrhui fait une attaque.</text:p>
      <text:p text:style-name="Text_20_body"><text:span text:style-name="T2">*Charmeuse*</text:span>. Darthentrhui peut utiliser n’importe quel sort de l’école de Magie d’enchantement, la résistance à ses sorts est DD 22.</text:p>
      <text:p text:style-name="Text_20_body"><text:span text:style-name="T2">*Aveuglement*</text:span>. Darthentrhui désigne une cible qu’elle peut voir dans un rayon de 30 m. Cette cible doit réussir un jet de sauvegarde de Constitution DD 22 ou être aveuglée jusqu’à la fin de son tour suivant.</text:p>
      <text:h text:style-name="Heading_20_4" text:outline-level="4"><text:bookmark-start text:name="_description"/>Description<text:bookmark-end text:name="_description"/></text:h>
      <text:p text:style-name="First_20_paragraph">Déesse du désir, de la débauche et de l’ambition <text:span text:style-name="T1">Symbole</text:span> : Une araignée + <text:span text:style-name="T1">Plan d’origine</text:span> : - + <text:span text:style-name="T1">Attribution</text:span> : Désir, sexe, jalousie, trahison, ivresse + <text:span text:style-name="T1">Adorateur</text:span> : De nombreuse personne dans le secret Domaine : Désir, Jalousie, Trahison + <text:span text:style-name="T1">Arme de prédilection</text:span> : dard + Darthentrhui, déesse du désir, de la débauche et de l’ambition est dépeinte dans des fresques de bien différentes façon ( tout dépend du fantasme de l’artiste ), mais toujours avec des pattes d’araignées très longues dans son dos qui touche le sol. Le bas de son corps, bien que l’on voit l’objet du désir humain, se termine par le dard d’une araignée. De nombreux fils entourent la représentation, de façon à faire penser à une épaisse toile d’araignée pour symboliser le désir, la débauche et l’ambition qui fini tôt ou tard par attraper sa proie, en l’occurrence les hommes. Cette déesse a été l’origine d’une multitude de coups d’État, d’adultères et de vies médiocres remplies de prostitués et d’alcool. Darthentrhui n’a jamais été priée par un culte établi, et elle n’en a pas besoin. Car malgré tout, elle finit toujours par tisser sa toile toxique dans la vie du plus innocent des hommes. Elle tire son pouvoir de toutes les actions de trahison, les sentiments de jalousie qu’elle produit chez les hommes. Elle tire sa puissance de son autosuffisance à se procurer de la puissance. Ceux qui la prient le font dans le secret et utilisent souvent le dard comme arme.</text:p>
      <text:h text:style-name="Heading_20_4" text:outline-level="4"><text:bookmark-start text:name="_dogme"/>Dogme<text:bookmark-end text:name="_dogme"/></text:h>
      <text:p text:style-name="First_20_paragraph">Les dieux l’ont plutôt en bonne estime, puisque elle à manigancer le complot contre la triade des déités ( composé de Khoulggotateelle, Lhaothlastholo et Sathyakurm’de). D’ailleurs même si c’est le dieu des guerres qui a mis le plan en place, c’est elle qui en a tirée les ficelles à l’insu des autres divinités.</text:p>
      <text:h text:style-name="Heading_20_4" text:outline-level="4"><text:bookmark-start text:name="_clergé_et_temples"/>Clergé et temples<text:bookmark-end text:name="_clergé_et_temples"/></text:h>
      <text:p text:style-name="First_20_paragraph">Cette déesse est comme est dit plus haut, suffisante à elle même. Les prières ne lui servant à rien ni à elle ni aux hommes, elle ne possède aucun prêtre et ses adorateurs restent discrets. + En fait, cette divinité est plus considérée comme une idée, une allégorie qu’une déesse.</text:p>
      <text:h text:style-name="Heading_20_4" text:outline-level="4"><text:bookmark-start text:name="_avatars"/>Avatars<text:bookmark-end text:name="_avatars"/></text:h>
      <text:p text:style-name="First_20_paragraph">Oshockova est considérée comme l’avatar de cette déesse. Oshockova était une maîtresse de seigneur qui provoqua de nombreux conflit entre de grands royaumes. Le seul symbole d’Oshockova qui l’a liée était un tatouage d’araignée sur son abdomen.</text:p>
      <text:h text:style-name="Heading_20_4" text:outline-level="4"><text:bookmark-start text:name="_pouvoirs"/>Pouvoirs<text:bookmark-end text:name="_pouvoirs"/></text:h>
      <text:p text:style-name="First_20_paragraph">Cette divinité est capable de faire chavirer n’importe quel comportement. Elle tire les ficelles de chaque hommes. + Lorsqu’elle aura attrapé tout les hommes dans son épaisse toile, faites vos prières, car elle les tuera tous dans un enfer d’érotisme. + — title: "Delfon" type: "Bête" size: "G" alignment: "non-alignée" challenge: "2" customHP: "46" abilityScores: for: 18 dex: 16 con: 15 int: 1 sag: 14 cha: 4 ac: armorType: "custom" value: "16 (armure naturelle)" skills:</text:p>
      <text:list text:style-name="L36">
        <text:list-item>
          <text:p text:style-name="P36">name: "perception" movement: walk: 0 swim: 12 senses: blindsight: 9 languages:</text:p>
        </text:list-item>
        <text:list-item>
          <text:p text:style-name="P36">"" environments:</text:p>
        </text:list-item>
        <text:list-item>
          <text:p text:style-name="P36">Mer / Océan dungeonTypes:</text:p>
        </text:list-item>
        <text:list-item>
          <text:p text:style-name="P36">Ruines sous-marines</text:p>
        </text:list-item>
      </text:list>
      <text:p text:style-name="Horizontal_20_Line"/>
      <text:h text:style-name="Heading_20_4" text:outline-level="4"><text:bookmark-start text:name="_capacités_19"/>Capacités<text:bookmark-end text:name="_capacités_19"/></text:h>
      <text:p text:style-name="First_20_paragraph"><text:span text:style-name="T2">*Solidarité communautaire*</text:span>. Le delfon obtient un <text:a xlink:type="simple" xlink:href="/utiliser-les-caracteristiques/#avantage-et-desavantage" office:name=""><text:span text:style-name="Definition"><text:span text:style-name="T2">avantage</text:span></text:span></text:a> lorsqu’un autre delfon est à proximité (1,5m) et qu’il n’est pas neutralisé.</text:p>
      <text:p text:style-name="Text_20_body"><text:span text:style-name="T2">*Apnée*</text:span>. Le delfon peut respirer uniquement à l’air libre mais à une grande capacité d’apnée qui lui permet de plonger sous la surface des océans et de ne pas remonter avant une heure.</text:p>
      <text:h text:style-name="Heading_20_4" text:outline-level="4"><text:bookmark-start text:name="_actions_34"/>Actions<text:bookmark-end text:name="_actions_34"/></text:h>
      <text:p text:style-name="First_20_paragraph"><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Le Delfon aussi appelé « porte bonheur des marins » mesure en moyenne douze pieds de long. C’est un mammifère marin comme le dauphin mais ses origines sont beaucoup plus anciennes. Avec le temps, si sa morphologie n’a pas beaucoup évolué, le Delfon s’est adapté pour chasser dans les grandes profondeurs. Le Delfon met au monde un seul petit qui sera abandonné dans les récifs. Plus tard, en grandissant, le Delfon aura de moins en moins de prédateurs et il ne sera plus nécessaire pour lui de se cacher. Le Delfon commencera alors à suivre les bancs de sardines et de jeunes thons et croisera des familles de Delfons. Il pourra se faire accepter par une de ses familles et obtenir ainsi la protection du grand groupe. + Le Delfon est très peu chassé car il est difficile à capturer. Il est aussi considéré comme sacré par de nombreux peuples et il porte chance aux marins. Il existe de nombreuses anecdotes racontant comment des marins ont été sauvés de la noyade et ramenés sur une plage par un Delfon . + Il est considéré par certains comme un envoyé de divinités aquatiques.</text:p>
      <text:p text:style-name="Text_20_body">§§§ .hero "<text:span text:style-name="T2">Je me trouvais sur un petit bateau de pêche pour les fêtes associées à une divinité locale liée à la mer. Mon guide et moi naviguions sur le lagon et nous regardions le fond sableux. Soudain, une ombre dépassa notre embarcation et je voyais un animal, un poisson que je ne connaissais pas. Il ressemblait à une sorte de grand dauphin avec de grands yeux ronds :«un Delfon ! » s’exclama mon guide, « C’est notre jour de chance, la saison de pêche sera excellente.»</text:span> + <text:span text:style-name="T2">Je regardais le couple de poisson s’éloigner avec leur progéniture pendant que mon guide me racontait tous les aspects bénéfiques de cet animal</text:span>." + <text:span text:style-name="T1">Souvenirs de Brycham l’Aventureux</text:span> §§§ — title: "Diable barbu" type: "Fiélon" subtype: "Diable" size: "M" alignment: "Loyal Mauvais" challenge: "3" customHP: "27" abilityScores: for: 16 dex: 15 con: 15 int: 9 sag: 11 cha: 11 savingThrows:</text:p>
      <text:list text:style-name="L37">
        <text:list-item>
          <text:p text:style-name="P37">"for"</text:p>
        </text:list-item>
        <text:list-item>
          <text:p text:style-name="P37">"con"</text:p>
        </text:list-item>
        <text:list-item>
          <text:p text:style-name="P37">"sag" ac: armorType: "custom" value: "16 (armure naturelle)" movement: walk: 9 senses: darkvision: 36 conditionImmunities:</text:p>
        </text:list-item>
        <text:list-item>
          <text:p text:style-name="P37">"empoisonne" damageTypeResistances:</text:p>
        </text:list-item>
        <text:list-item>
          <text:p text:style-name="P37">"froid"</text:p>
        </text:list-item>
        <text:list-item>
          <text:p text:style-name="P37">"c-p-t-non-argent" damageTypeImmunities:</text:p>
        </text:list-item>
        <text:list-item>
          <text:p text:style-name="P37">"feu"</text:p>
        </text:list-item>
        <text:list-item>
          <text:p text:style-name="P37">"poison" languages:</text:p>
        </text:list-item>
        <text:list-item>
          <text:p text:style-name="P37">"infernal" telepathy: 36</text:p>
        </text:list-item>
      </text:list>
      <text:p text:style-name="Horizontal_20_Line"/>
      <text:h text:style-name="Heading_20_4" text:outline-level="4"><text:bookmark-start text:name="_capacités_20"/>Capacités<text:bookmark-end text:name="_capacités_20"/></text:h>
      <text:p text:style-name="First_20_paragraph"><text:span text:style-name="T2">*Inébranlable*</text:span>. Le diable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35"/>Actions<text:bookmark-end text:name="_actions_35"/></text:h>
      <text:p text:style-name="First_20_paragraph"><text:span text:style-name="T2">*Attaques multiples*</text:span>. Le diable effectue deux attaques : une avec sa barbe, l’autre avec sa coutille.</text:p>
      <text:p text:style-name="Text_20_body"><text:span text:style-name="T2">*Barbe*</text:span>. <text:span text:style-name="T2">Attaque d’arme au corps à corps</text:span> : +5 pour toucher, allonge 1,50 m, une créature. + <text:span text:style-name="T2">Touché</text:span> : 3 dégâts perforants et la cible doit réussir un <text:a xlink:type="simple" xlink:href="/utiliser-les-caracteristiques/#jets-de-sauvegarde" office:name=""><text:span text:style-name="Definition">jet de sauvegarde</text:span></text:a> de Constitution DD 12 pour ne pas être <text:a xlink:type="simple" xlink:href="/gerer-la-sante-du-personnage/#empoisonne" office:name=""><text:span text:style-name="Definition"><text:span text:style-name="T2">empoisonnée</text:span></text:span></text:a> pendant 1 minute. La cible <text:a xlink:type="simple" xlink:href="/gerer-la-sante-du-personnage/#empoisonne" office:name=""><text:span text:style-name="Definition"><text:span text:style-name="T2">empoisonnée</text:span></text:span></text:a> de la sorte ne peut plus se soigner ou récupérer ses points d’action perdus. El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Coutille*</text:span>. <text:span text:style-name="T2">Attaque d’arme au corps à corps</text:span> : +5 pour toucher, allonge 3 m, une cible. + <text:span text:style-name="T2">Touché</text:span> : 3 dégâts tranchants. Si la cible n’est pas un mort-vivant ou une créature artificielle, elle doit réussir un <text:a xlink:type="simple" xlink:href="/utiliser-les-caracteristiques/#jets-de-sauvegarde" office:name=""><text:span text:style-name="Definition">jet de sauvegarde</text:span></text:a> de Constitution DD 12 pour ne pas perdre 2d6 points d’action au début de chacun de ses tours à cause de cette blessure infernale. Chaque fois que le diable réussit cette attaque sur la cible blessée, les dégâts infligés par la blessure augmentent de 1d6. N’importe quelle créature peut consacrer une action à endiguer l’hémorragie en réussissant un test de Sagesse (Médecine) DD 12. Le saignement stoppe également si la cible bénéficie d’un soin magique. + — title: "Dretch" type: "Fiélon" subtype: "Démon" size: "P" alignment: "Chaotique Mauvais" challenge: "0.25" customHP: "6" abilityScores: for: 11 dex: 11 con: 12 int: 5 sag: 8 cha: 3 ac: armorType: "custom" value: "10 (armure naturelle)" movement: walk: 6 senses: darkvision: 18 conditionImmunities:</text:p>
      <text:list text:style-name="L38">
        <text:list-item>
          <text:p text:style-name="P38">"empoisonne" damageTypeResistances:</text:p>
        </text:list-item>
        <text:list-item>
          <text:p text:style-name="P38">"feu"</text:p>
        </text:list-item>
        <text:list-item>
          <text:p text:style-name="P38">"foudre"</text:p>
        </text:list-item>
        <text:list-item>
          <text:p text:style-name="P38">"froid" damageTypeImmunities:</text:p>
        </text:list-item>
        <text:list-item>
          <text:p text:style-name="P38">"poison" languages:</text:p>
        </text:list-item>
        <text:list-item>
          <text:p text:style-name="P38">"abyssal" telepathy: 18</text:p>
        </text:list-item>
      </text:list>
      <text:p text:style-name="Horizontal_20_Line"/>
      <text:h text:style-name="Heading_20_4" text:outline-level="4"><text:bookmark-start text:name="_actions_36"/>Actions<text:bookmark-end text:name="_actions_36"/></text:h>
      <text:p text:style-name="First_20_paragraph"><text:span text:style-name="T2">*Attaques multiples*</text:span>. Le dretch effectue deux attaques : une avec sa morsure et une avec ses griffes.</text:p>
      <text:p text:style-name="Text_20_body"><text:span text:style-name="T2">*Griffes*</text:span>. <text:span text:style-name="T2">Attaque d’arme au corps à corps</text:span> : +2 pour toucher, allonge 1,50 m, une cible. + <text:span text:style-name="T2">Touché</text:span> : 5 dégâts tranchants.</text:p>
      <text:p text:style-name="Text_20_body"><text:span text:style-name="T2">*Morsure*</text:span>. Attaque d’arme au corps à corps : +2 pour toucher, allonge 1,50 m, une cible. + <text:span text:style-name="T2">Touché</text:span> : 3 dégâts perforants.</text:p>
      <text:h text:style-name="Heading_20_4" text:outline-level="4"><text:bookmark-start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span text:style-name="T2">*Nuage fétide (1/jour)*</text:span>. Un gaz vert répugnant de 3 mètres de rayon s’étend autour du dretch. Le gaz contourne les angles et la visibilité dont la zone est légèrement obstruée. Il dure 1 minute ou jusqu’à ce qu’un vent violent le disperse. Les créatures qui commencent leur tour dans cette zone doivent chacune réussir un <text:a xlink:type="simple" xlink:href="/utiliser-les-caracteristiques/#jets-de-sauvegarde" office:name=""><text:span text:style-name="Definition">jet de sauvegarde</text:span></text:a> de Constitution DD 11 pour ne pas être <text:a xlink:type="simple" xlink:href="/gerer-la-sante-du-personnage/#empoisonne" office:name=""><text:span text:style-name="Definition"><text:span text:style-name="T2">empoisonnées</text:span></text:span></text:a> jusqu’au début de leur prochain tour. Les créatures <text:a xlink:type="simple" xlink:href="/gerer-la-sante-du-personnage/#empoisonne" office:name=""><text:span text:style-name="Definition"><text:span text:style-name="T2">empoisonnées</text:span></text:span></text:a> de cette façon peuvent effectuer une action ou une action bonus lors de leur tour, mais pas les deux, et elles ne peuvent pas effectuer de réaction.<text:bookmark-end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h>
      <text:p text:style-name="First_20_paragraph">title: "Élan" type: "Bête" size: "G" alignment: "non-alignée" challenge: "0.25" customHP: "26" abilityScores: for: 16 dex: 10 con: 12 int: 2 sag: 10 cha: 6 ac: armorType: "custom" value: "10" movement: walk: 15 senses: languages:</text:p>
      <text:list text:style-name="L39">
        <text:list-item>
          <text:p text:style-name="P39">"" environments:</text:p>
        </text:list-item>
        <text:list-item>
          <text:p text:style-name="P39">Arctique / Subarctique</text:p>
        </text:list-item>
        <text:list-item>
          <text:p text:style-name="P39">Bois / Forêt</text:p>
        </text:list-item>
      </text:list>
      <text:p text:style-name="Horizontal_20_Line"/>
      <text:h text:style-name="Heading_20_4" text:outline-level="4"><text:bookmark-start text:name="_capacités_21"/>Capacités<text:bookmark-end text:name="_capacités_21"/></text:h>
      <text:p text:style-name="First_20_paragraph"><text:span text:style-name="T2">*Charge*</text:span>. Si l’élan se déplace en ligne droite sur une distance minimale de 6 mètres vers une cible contre laquelle il réussit ensuite une attaque de coup de bélier lors du même tour, celle-ci subit 7 (2d6) dégâts contond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h text:style-name="Heading_20_4" text:outline-level="4"><text:bookmark-start text:name="_actions_37"/>Actions<text:bookmark-end text:name="_actions_37"/></text:h>
      <text:p text:style-name="First_20_paragraph"><text:span text:style-name="T2">*Coup de bélier*</text:span>. <text:span text:style-name="T2">Attaque d’arme au corps à corps</text:span> : +5 pour toucher, allonge 1,50 m, une cible. + <text:span text:style-name="T2">Touché</text:span> : 6 dégâts contondants.</text:p>
      <text:p text:style-name="Text_20_body"><text:span text:style-name="T2">*Sabots*</text:span>. <text:span text:style-name="T2">Attaque d’arme au corps à corps</text:span> : +5 pour toucher, allonge 1,50 m, une cible <text:a xlink:type="simple" xlink:href="/gerer-la-sante-du-personnage/#a-terre" office:name=""><text:span text:style-name="Definition"><text:span text:style-name="T2">à terre</text:span></text:span></text:a>. + <text:span text:style-name="T2">Touché</text:span> : 6 dégâts contondants. — title: "Élémentaire mineur de feu" type: "Élémentaire" size: "P" alignment: "Neutre Mauvais" challenge: "0.5" customHP: "8" abilityScores: for: 8 dex: 12 con: 12 int: 7 sag: 10 cha: 10 ac: armorType: "custom" value: "11" skills:</text:p>
      <text:list text:style-name="L40">
        <text:list-item>
          <text:p text:style-name="P40">name: "discretion" movement: walk: 9 fly: 9 senses: darkvision: 18 conditionImmunities:</text:p>
        </text:list-item>
        <text:list-item>
          <text:p text:style-name="P40">"empoisonne" damageTypeVulnerabilities:</text:p>
        </text:list-item>
        <text:list-item>
          <text:p text:style-name="P40">"froid" damageTypeImmunities:</text:p>
        </text:list-item>
        <text:list-item>
          <text:p text:style-name="P40">"feu"</text:p>
        </text:list-item>
        <text:list-item>
          <text:p text:style-name="P40">"poison" languages:</text:p>
        </text:list-item>
        <text:list-item>
          <text:p text:style-name="P40">"ignée"</text:p>
        </text:list-item>
        <text:list-item>
          <text:p text:style-name="P40">"terreux" environments:</text:p>
        </text:list-item>
        <text:list-item>
          <text:p text:style-name="First_20_paragraph">== Plans élémentaires</text:p>
          <text:p text:style-name="Text_20_body">== Capacités</text:p>
          <text:p text:style-name="Text_20_body"><text:span text:style-name="T2">*Explosion finale*</text:span>. Quand l’élémentaire mineur de feu meurt, il explose en une gerbe de flammes.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élémentaire mineur de feu reste immobile, il est impossible de le distinguer d’un feu ordinaire.</text:p>
      <text:p text:style-name="Text_20_body"><text:span text:style-name="T2">*Incantation innée (1/jour)*</text:span>. L’élémentaire mineur de feu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actions_38"/>Actions<text:bookmark-end text:name="_actions_38"/></text:h>
      <text:p text:style-name="First_20_paragraph"><text:span text:style-name="T2">*Griffes*</text:span>. <text:span text:style-name="T2">Attaque d’arme au corps à corps</text:span> : +3 pour toucher, allonge 1,50 m, une créature. + <text:span text:style-name="T2">Touché</text:span> : 3 dégâts tranchants plus 2 dégâts de feu.</text:p>
      <text:p text:style-name="Text_20_body"><text:span text:style-name="T2">*Souffle de feu (Recharge 6)*</text:span>. L’élémentaire mineur de feu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feu est une créature non tangible qui vient d’un autre plan. Il apparait la plus part du temps en répondant à une invocation ou en profitant d’une faille entre les plans comme il en apparait quelques fois. + Pour prendre corps, un élémentaire mineur de feu a besoin d’un feu au moins égal à la flamme d’une torche. — title: "Éléphant" type: "Bête" size: "TG" alignment: "non-alignée" challenge: "4" customHP: "111" abilityScores: for: 22 dex: 9 con: 17 int: 3 sag: 11 cha: 6 ac: armorType: "custom" value: "12 (armure naturelle)" movement: walk: 12 senses: languages:</text:p>
      <text:list text:style-name="L41">
        <text:list-item>
          <text:p text:style-name="P41">"" environments:</text:p>
        </text:list-item>
        <text:list-item>
          <text:p text:style-name="P41">Désert chaud</text:p>
        </text:list-item>
        <text:list-item>
          <text:p text:style-name="P41">Jungle</text:p>
        </text:list-item>
        <text:list-item>
          <text:p text:style-name="P41">Plaine / Champs / Prairie / Savane</text:p>
        </text:list-item>
      </text:list>
      <text:p text:style-name="Horizontal_20_Line"/>
      <text:h text:style-name="Heading_20_4" text:outline-level="4"><text:bookmark-start text:name="_capacités_22"/>Capacités<text:bookmark-end text:name="_capacités_22"/></text:h>
      <text:p text:style-name="First_20_paragraph"><text:span text:style-name="T2">*Charge écrasante*</text:span>. Si l’éléphant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éléphant peut effectuer contre elle une attaque de piétinement par une action bonus.</text:p>
      <text:h text:style-name="Heading_20_4" text:outline-level="4"><text:bookmark-start text:name="_actions_39"/>Actions<text:bookmark-end text:name="_actions_39"/></text:h>
      <text:p text:style-name="First_20_paragraph"><text:span text:style-name="T2">*Coup de défense*</text:span>. <text:span text:style-name="T2">Attaque d’arme au corps à corps</text:span> : +8 pour toucher, allonge 1,50 m, une cible. + <text:span text:style-name="T2">Touché</text:span> : 10 dégâts perforants.</text:p>
      <text:p text:style-name="Text_20_body"><text:span text:style-name="T2">*Piétinement*</text:span>. <text:span text:style-name="T2">Attaque d’arme au corps à corps</text:span> : +8 pour toucher, allonge 1,50 m, une créature <text:a xlink:type="simple" xlink:href="/gerer-la-sante-du-personnage/#a-terre" office:name=""><text:span text:style-name="Definition"><text:span text:style-name="T2">à terre</text:span></text:span></text:a>. + <text:span text:style-name="T2">Touché</text:span> : 10 dégâts contondants. — title: "Emhyhruigdrux" type: "Aberration" subtype: "Dieu" size: "Gig" alignment: "CM" challenge: "30" customHP: "720" abilityScores: for: 30 dex: 28 con: 30 int: 15 sag: 10 cha: 27 savingThrows:</text:p>
      <text:list text:style-name="L42">
        <text:list-item>
          <text:p text:style-name="P42">"for"</text:p>
        </text:list-item>
        <text:list-item>
          <text:p text:style-name="P42">"dex"</text:p>
        </text:list-item>
        <text:list-item>
          <text:p text:style-name="P42">"con"</text:p>
        </text:list-item>
        <text:list-item>
          <text:p text:style-name="P42">"int"</text:p>
        </text:list-item>
        <text:list-item>
          <text:p text:style-name="P42">"sag"</text:p>
        </text:list-item>
        <text:list-item>
          <text:p text:style-name="P42">"cha" ac: armorType: "custom" value: "30 (armure naturelle)" movement: walk: 18 senses: darkvision: 72 conditionImmunities:</text:p>
        </text:list-item>
        <text:list-item>
          <text:p text:style-name="P42">"a-terre"</text:p>
        </text:list-item>
        <text:list-item>
          <text:p text:style-name="P42">"assourdi"</text:p>
        </text:list-item>
        <text:list-item>
          <text:p text:style-name="P42">"aveugle"</text:p>
        </text:list-item>
        <text:list-item>
          <text:p text:style-name="P42">"charme"</text:p>
        </text:list-item>
        <text:list-item>
          <text:p text:style-name="P42">"epuise"</text:p>
        </text:list-item>
        <text:list-item>
          <text:p text:style-name="P42">"empoigne"</text:p>
        </text:list-item>
        <text:list-item>
          <text:p text:style-name="P42">"entrave"</text:p>
        </text:list-item>
        <text:list-item>
          <text:p text:style-name="P42">"etourdi"</text:p>
        </text:list-item>
        <text:list-item>
          <text:p text:style-name="P42">"inconscient"</text:p>
        </text:list-item>
        <text:list-item>
          <text:p text:style-name="P42">"invisible"</text:p>
        </text:list-item>
        <text:list-item>
          <text:p text:style-name="P42">"neutralise"</text:p>
        </text:list-item>
        <text:list-item>
          <text:p text:style-name="P42">"paralyse"</text:p>
        </text:list-item>
        <text:list-item>
          <text:p text:style-name="P42">"petrifie"</text:p>
        </text:list-item>
        <text:list-item>
          <text:p text:style-name="P42">"terrorise" damageTypeResistances:</text:p>
        </text:list-item>
        <text:list-item>
          <text:p text:style-name="P42">"acide"</text:p>
        </text:list-item>
        <text:list-item>
          <text:p text:style-name="P42">"feu"</text:p>
        </text:list-item>
        <text:list-item>
          <text:p text:style-name="P42">"force"</text:p>
        </text:list-item>
        <text:list-item>
          <text:p text:style-name="P42">"foudre"</text:p>
        </text:list-item>
        <text:list-item>
          <text:p text:style-name="P42">"froid"</text:p>
        </text:list-item>
        <text:list-item>
          <text:p text:style-name="P42">"necrotique"</text:p>
        </text:list-item>
        <text:list-item>
          <text:p text:style-name="P42">"poison"</text:p>
        </text:list-item>
        <text:list-item>
          <text:p text:style-name="P42">"psychique"</text:p>
        </text:list-item>
        <text:list-item>
          <text:p text:style-name="P42">"radiant"</text:p>
        </text:list-item>
        <text:list-item>
          <text:p text:style-name="P42">"tonnerre" damageTypeImmunities:</text:p>
        </text:list-item>
        <text:list-item>
          <text:p text:style-name="P42">"c-p-t-non-magique"</text:p>
        </text:list-item>
      </text:list>
      <text:p text:style-name="First_20_paragraph">languages:</text:p>
      <text:list text:style-name="L43">
        <text:list-item>
          <text:p text:style-name="P43">"commun"</text:p>
        </text:list-item>
        <text:list-item>
          <text:p text:style-name="P43">"abyssal"</text:p>
        </text:list-item>
        <text:list-item>
          <text:p text:style-name="P43">"géant"</text:p>
        </text:list-item>
        <text:list-item>
          <text:p text:style-name="P43">"infernal"</text:p>
        </text:list-item>
        <text:list-item>
          <text:p text:style-name="P43">"primordial"</text:p>
        </text:list-item>
        <text:list-item>
          <text:p text:style-name="P43">"noir parler"</text:p>
        </text:list-item>
      </text:list>
      <text:p text:style-name="First_20_paragraph">telepathy: 72</text:p>
      <text:p text:style-name="Horizontal_20_Line"/>
      <text:h text:style-name="Heading_20_4" text:outline-level="4"><text:bookmark-start text:name="_capacités_23"/>Capacités<text:bookmark-end text:name="_capacités_23"/></text:h>
      <text:p text:style-name="First_20_paragraph"><text:span text:style-name="T2">*Absorption de la trame*</text:span>. Quand Emhyhruigdrux contre ou dissipe un sort, Il est soigné d’un nombre de points d’action égal à trois fois les points de Magie ou de Foi dépensés pour le sort.</text:p>
      <text:p text:style-name="Text_20_body"><text:span text:style-name="T2">*Inébranlable*</text:span>. Emhyhruigdrux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Emhyhruigdrux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Emhyhruigdrux rate un jet de sauvegarde, il peut choisir à la place de le réussir.</text:p>
      <text:h text:style-name="Heading_20_4" text:outline-level="4"><text:bookmark-start text:name="_actions_40"/>Actions<text:bookmark-end text:name="_actions_40"/></text:h>
      <text:p text:style-name="First_20_paragraph"><text:span text:style-name="T2">*Attaques multiples*</text:span>. Emhyhruigdrux effectue 8 attaques (deux morsures et le reste avec ses membres).</text:p>
      <text:p text:style-name="Text_20_body"><text:span text:style-name="T2">*Morsure*</text:span>. <text:span text:style-name="T2">Attaque d’arme au corps à corps</text:span> : +20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0 ou être tranché net en cas de <text:a xlink:type="simple" xlink:href="/utiliser-les-caracteristiques/#jets-de-sauvegarde" office:name=""><text:span text:style-name="Definition">jet de sauvegarde</text:span></text:a> raté et subir 10d6 dégâts seulement en cas de réussite.</text:p>
      <text:h text:style-name="Heading_20_4" text:outline-level="4"><text:bookmark-start text:name="_actions_légendaires_4"/>Actions légendaires<text:bookmark-end text:name="_actions_légendaires_4"/></text:h>
      <text:p text:style-name="First_20_paragraph">Emhyhruigdrux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Emhyhruigdrux fait une attaque.</text:p>
      <text:p text:style-name="Text_20_body"><text:span text:style-name="T2">*Charmeuse*</text:span>. Emhyhruigdrux peut utiliser n’importe quel sort de l’école de Magie de transmutation, la résistance à ses sorts est DD 22.</text:p>
      <text:p text:style-name="Text_20_body"><text:span text:style-name="T2">*Ecrasement*</text:span>. Emhyhruigdrux désigne une cible qu’il peut voir dans un rayon de 30 m. Cette cible doit réussir un jet de sauvegarde de Dextérité DD 22 ou ou recevoir Emhyhruigdrux sur la figure et être écrasé et aplati en une gelée peur ragoutante.</text:p>
      <text:h text:style-name="Heading_20_4" text:outline-level="4"><text:bookmark-start text:name="_description_2"/>Description<text:bookmark-end text:name="_description_2"/></text:h>
      <text:p text:style-name="First_20_paragraph">Dieu de la Guerre, des athlète et de la haine + <text:span text:style-name="T1">Symbole</text:span> : massue sanglante + <text:span text:style-name="T1">Plan d’origine</text:span> : - + <text:span text:style-name="T1">Attribution</text:span> : Guerre, force, athlète, haine, arme, guerrier + <text:span text:style-name="T1">Adorateur</text:span> : guerrier, barbare + <text:span text:style-name="T1">Domaine</text:span> : Guerre, Haine + <text:span text:style-name="T1">Arme de prédilection</text:span> : dent + Emhyhruigdrux, dieu de la guerre, des athlètes et de la haine est représenté dans les épopées exactement comme son homologue féminin, Sathyakurme’de, mais recouvert de sang de la tête au pied, les yeux emplis de haine, et la bouche munie de longues dents aiguisé écumants de bave. À la différence de sa cadette, Sathyakurme’de, il n’a pas d’arme dans ses mains, mais il attaque avec ses longues dents aussi tranchantes qu’une épée.</text:p>
      <text:h text:style-name="Heading_20_4" text:outline-level="4"><text:bookmark-start text:name="_dogme_2"/>Dogme<text:bookmark-end text:name="_dogme_2"/></text:h>
      <text:p text:style-name="First_20_paragraph">Emhyhruigdrux est vu par ses semblables comme quelqu’un qu’il ne faut pas provoquer et vers qui il faut se plier au doigt et à l’œil. (Sa mère, son frère et sa sœur ne s’y sont pas pliés. Ils le regrettent à présent.) + Il est peu vénéré par les mortels car souvent substitué à un dieu de la guerre inférieur et plus accessible.</text:p>
      <text:h text:style-name="Heading_20_4" text:outline-level="4"><text:bookmark-start text:name="_clergé_et_temples_2"/>Clergé et temples<text:bookmark-end text:name="_clergé_et_temples_2"/></text:h>
      <text:p text:style-name="First_20_paragraph">Les guerriers le prie qu’en dernier recours pour devenir berserk et être possédé, et encore il faut être très désespéré, car une fois rentré dans une rage folle, il n’y a plus aucune différence entre ennemi et allié. La seul chose connue dans cette situation est le sang et la mort.</text:p>
      <text:h text:style-name="Heading_20_4" text:outline-level="4"><text:bookmark-start text:name="_avatars_2"/>Avatars<text:bookmark-end text:name="_avatars_2"/></text:h>
      <text:p text:style-name="First_20_paragraph">Aucun.</text:p>
      <text:h text:style-name="Heading_20_4" text:outline-level="4"><text:bookmark-start text:name="_pouvoirs_2"/>Pouvoirs<text:bookmark-end text:name="_pouvoirs_2"/></text:h>
      <text:p text:style-name="First_20_paragraph">Ses dents tranchent même la plus solide roche, et il est capable de décimer une armée à lui tout seul en quelques secondes. + Le jour de l’apocalypse, il viendra dans le monde des mortels, animé d’une rage folle et tuera tout ceux qu’il croisera avec ses dents. + — title: "Épaulard" type: "Bête" size: "TG" alignment: "non-alignée" challenge: "3" customHP: "84" abilityScores: for: 19 dex: 10 con: 13 int: 3 sag: 12 cha: 7 ac: armorType: "custom" value: "13 (armure naturelle)" skills:</text:p>
      <text:list text:style-name="L44">
        <text:list-item>
          <text:p text:style-name="P44">name: "perception" movement: walk: 0 swim: 18 senses: blindsight: 36 languages:</text:p>
        </text:list-item>
        <text:list-item>
          <text:p text:style-name="P44">"" environments:</text:p>
        </text:list-item>
        <text:list-item>
          <text:p text:style-name="P44">Mer / Océan dungeonTypes:</text:p>
        </text:list-item>
        <text:list-item>
          <text:p text:style-name="P44">Ruines sous-marines</text:p>
        </text:list-item>
      </text:list>
      <text:p text:style-name="Horizontal_20_Line"/>
      <text:h text:style-name="Heading_20_4" text:outline-level="4"><text:bookmark-start text:name="_capacités_24"/>Capacités<text:bookmark-end text:name="_capacités_24"/></text:h>
      <text:p text:style-name="First_20_paragraph"><text:span text:style-name="T2">*Écholocalisation*</text:span>. L’épaulard ne peut plus utiliser sa vision aveugle s’il est <text:a xlink:type="simple" xlink:href="/gerer-la-sante-du-personnage/#assourdi" office:name=""><text:span text:style-name="Definition"><text:span text:style-name="T2">assourdi</text:span></text:span></text:a>.</text:p>
      <text:p text:style-name="Text_20_body"><text:span text:style-name="T2">*Ouïe aiguisée*</text:span>. L’épaulard obtient un <text:a xlink:type="simple" xlink:href="/utiliser-les-caracteristiques/#avantage-et-desavantage" office:name=""><text:span text:style-name="Definition"><text:span text:style-name="T2">avantage</text:span></text:span></text:a> lors des tests de Sagesse (Perception) basés sur l’ouïe.</text:p>
      <text:p text:style-name="Text_20_body"><text:span text:style-name="T2">*Retenir son souffle*</text:span>. L’épaulard peut retenir son souffle pendant 30 minutes.</text:p>
      <text:h text:style-name="Heading_20_4" text:outline-level="4"><text:bookmark-start text:name="_actions_41"/>Actions<text:bookmark-end text:name="_actions_41"/></text:h>
      <text:p text:style-name="First_20_paragraph"><text:span text:style-name="T2">*Morsure*</text:span>. <text:span text:style-name="T2">Attaque d’arme au corps à corps</text:span> : +6 pour toucher, allonge 1,50 m, une cible. + <text:span text:style-name="T2">Touché</text:span> : 10 dégâts perforants. — title: "Fantôme" type: "Mort-vivant" size: "M" alignment: "n’importe quel alignement" challenge: "4" customHP: "26" abilityScores: for: 7 dex: 13 con: 10 int: 10 sag: 12 cha: 17 ac: armorType: "custom" value: "12" movement: walk: 0 fly: 12 hover: true senses: darkvision: 18 conditionImmunities:</text:p>
      <text:list text:style-name="L45">
        <text:list-item>
          <text:p text:style-name="P45">"a-terre"</text:p>
        </text:list-item>
        <text:list-item>
          <text:p text:style-name="P45">"charme"</text:p>
        </text:list-item>
        <text:list-item>
          <text:p text:style-name="P45">"empoigne"</text:p>
        </text:list-item>
        <text:list-item>
          <text:p text:style-name="P45">"empoisonne"</text:p>
        </text:list-item>
        <text:list-item>
          <text:p text:style-name="P45">"epuise"</text:p>
        </text:list-item>
        <text:list-item>
          <text:p text:style-name="P45">"entrave"</text:p>
        </text:list-item>
        <text:list-item>
          <text:p text:style-name="P45">"paralyse"</text:p>
        </text:list-item>
        <text:list-item>
          <text:p text:style-name="P45">"petrifie"</text:p>
        </text:list-item>
        <text:list-item>
          <text:p text:style-name="P45">"terrorise" damageTypeResistances:</text:p>
        </text:list-item>
        <text:list-item>
          <text:p text:style-name="P45">"acide"</text:p>
        </text:list-item>
        <text:list-item>
          <text:p text:style-name="P45">"feu"</text:p>
        </text:list-item>
        <text:list-item>
          <text:p text:style-name="P45">"foudre"</text:p>
        </text:list-item>
        <text:list-item>
          <text:p text:style-name="P45">"tonnerre"</text:p>
        </text:list-item>
        <text:list-item>
          <text:p text:style-name="P45">"c-p-t-non-magique" damageTypeImmunities:</text:p>
        </text:list-item>
        <text:list-item>
          <text:p text:style-name="P45">"froid"</text:p>
        </text:list-item>
        <text:list-item>
          <text:p text:style-name="P45">"necrotique"</text:p>
        </text:list-item>
        <text:list-item>
          <text:p text:style-name="P45">"poison" languages:</text:p>
        </text:list-item>
        <text:list-item>
          <text:p text:style-name="P45">"toutes les langues qu’il connaissait de son vivant" dungeonTypes:</text:p>
        </text:list-item>
        <text:list-item>
          <text:p text:style-name="P45">Ruines extérieures</text:p>
        </text:list-item>
        <text:list-item>
          <text:p text:style-name="First_20_paragraph">== Ruines souterraines</text:p>
          <text:p text:style-name="Text_20_body">== Capacités</text:p>
          <text:p text:style-name="Text_20_body"><text:span text:style-name="T2">*Déplacement intangible*</text:span>. Le fantôme peut traverser créatures et objets en les considérant comme un terrain difficile. Il subit 2d6 dégâts de force s’il termine son tour à l’intérieur d’un objet.</text:p>
        </text:list-item>
      </text:list>
      <text:p text:style-name="Text_20_body"><text:span text:style-name="T2">*Vision éthérée*</text:span>. Le fantôme peut voir jusqu’à 18 mètres dans le plan Éthéré depuis le plan Matériel et vice versa.</text:p>
      <text:h text:style-name="Heading_20_4" text:outline-level="4"><text:bookmark-start text:name="_actions_42"/>Actions<text:bookmark-end text:name="_actions_42"/></text:h>
      <text:p text:style-name="First_20_paragraph"><text:span text:style-name="T2">*Contact flétrissant*</text:span>. <text:span text:style-name="T2">Attaque d’arme au corps à corps</text:span> : +5 pour toucher, allonge 1,50 m, une cible. + <text:span text:style-name="T2">Touché</text:span> : 3 dégâts nécrotiques.</text:p>
      <text:p text:style-name="Text_20_body"><text:span text:style-name="T2">*Forme éthérée*</text:span>. Le fantôme entre dans le plan Éthéré depuis le plan Matériel, ou vice versa. Il est visible sur le plan Matériel quand il est dans la Frontière éthérée et vice-versa, mais il ne peut pas affecter et ne peut pas être affecté par quoi que ce soit provenant de l’autre plan.</text:p>
      <text:p text:style-name="Text_20_body"><text:span text:style-name="T2">*Possession (Recharge 6)*</text:span>. Un humanoïde ciblé situé dans le champ de vision du fantôme et à 1,50 mètre ou moins de lui doit réussir un <text:a xlink:type="simple" xlink:href="/utiliser-les-caracteristiques/#jets-de-sauvegarde" office:name=""><text:span text:style-name="Definition">jet de sauvegarde</text:span></text:a> de Charisme DD 13 pour ne pas être possédé par le mort-vivant ; le fantôme disparaît alors et la cible est <text:a xlink:type="simple" xlink:href="/gerer-la-sante-du-personnage/#neutralise" office:name=""><text:span text:style-name="Definition"><text:span text:style-name="T2">neutralisée</text:span></text:span></text:a> et perd le contrôle de son corps. Le fantôme contrôle désormais ce corps, mais la cible reste consciente. Il est alors impossible de cibler le fantôme avec une attaque, un sort ou un autre effet, à l’exception de ceux qui renvoient les morts-vivants. Il conserve son alignement, son Intelligence, sa Sagesse, son Charisme et ses immunités contre les états spéciaux <text:a xlink:type="simple" xlink:href="/gerer-la-sante-du-personnage/#charme" office:name=""><text:span text:style-name="Definition"><text:span text:style-name="T2">charmé</text:span></text:span></text:a> et <text:a xlink:type="simple" xlink:href="/gerer-la-sante-du-personnage/#terrorise" office:name=""><text:span text:style-name="Definition"><text:span text:style-name="T2">terrorisé</text:span></text:span></text:a>. Pour le reste, il utilise les statistiques de la cible possédée mais n’a pas accès à ses connaissances, à ses aptitudes de classe ni à ses maîtrises. + La possession prend fin si le corps physique tombe à 0 point de vie, si le fantôme y met un terme par une action bonus ou s’il est renvoyé ou obligé d’abandonner le corps grâce à un effet produit par un sort de <text:a xlink:type="simple" xlink:href="/grimoire/dissipation-du-mal-et-du-bien/" office:name=""><text:span text:style-name="Definition"><text:span text:style-name="T2">dissipation du mal et du bien</text:span></text:span></text:a>, par exemple. Lorsque la possession prend fin, le fantôme réapparaît dans un emplacement inoccupé situé à 1,50 mètre ou moins du corps. La cible est immunisée contre le pouvoir de possession de ce fantôme pendant les 24 heures qui suivent son <text:a xlink:type="simple" xlink:href="/utiliser-les-caracteristiques/#jets-de-sauvegarde" office:name=""><text:span text:style-name="Definition">jet de sauvegarde</text:span></text:a> réussi ou l’interruption de la possession.</text:p>
      <text:h text:style-name="Heading_20_4" text:outline-level="4"><text:bookmark-start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span text:style-name="T2">*Visage terrifiant*</text:span>. Toutes les créatures, à l’exception des morts-vivants, situées à 18 mètres ou moins du fantôme et qui le voient doivent chacune réussir un <text:a xlink:type="simple" xlink:href="/utiliser-les-caracteristiques/#jets-de-sauvegarde" office:name=""><text:span text:style-name="Definition">jet de sauvegarde</text:span></text:a> de Sagesse DD 13 pour ne pas être <text:a xlink:type="simple" xlink:href="/gerer-la-sante-du-personnage/#terrorise" office:name=""><text:span text:style-name="Definition"><text:span text:style-name="T2">terrorisées</text:span></text:span></text:a> pendant 1 minute. Si le <text:a xlink:type="simple" xlink:href="/utiliser-les-caracteristiques/#jets-de-sauvegarde" office:name=""><text:span text:style-name="Definition">jet de sauvegarde</text:span></text:a> rate de 5 points ou plus, la cible s’évanouit et développe une folie temporaire. Une cible <text:a xlink:type="simple" xlink:href="/gerer-la-sante-du-personnage/#terrorise" office:name=""><text:span text:style-name="Definition"><text:span text:style-name="T2">terroris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 Si le <text:a xlink:type="simple" xlink:href="/utiliser-les-caracteristiques/#jets-de-sauvegarde" office:name=""><text:span text:style-name="Definition">jet de sauvegarde</text:span></text:a> d’une cible est réussi ou si l’effet prend fin, la cible est immunisée aux effets du visage terrifiant de ce fantôme pendant 24 heures. Il est possible d’inverser l’effet de vieillissement grâce à un sort de <text:a xlink:type="simple" xlink:href="/grimoire/restauration-superieure/" office:name=""><text:span text:style-name="Definition"><text:span text:style-name="T2">restauration supérieure</text:span></text:span></text:a> s’il est lancé dans les 24 heures suivantes.<text:bookmark-end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h>
      <text:p text:style-name="First_20_paragraph">title: "Faucon" type: "Bête" size: "TP" alignment: "non-alignée" challenge: "0" customHP: "2" abilityScores: for: 5 dex: 16 con: 8 int: 2 sag: 14 cha: 6 ac: armorType: "custom" value: "15" skills:</text:p>
      <text:list text:style-name="L46">
        <text:list-item>
          <text:p text:style-name="P46">name: "perception" isExpert: true movement: walk: 3 fly: 18 senses: languages:</text:p>
        </text:list-item>
        <text:list-item>
          <text:p text:style-name="P46">"" environments:</text:p>
        </text:list-item>
        <text:list-item>
          <text:p text:style-name="P46">Collines / Vallées</text:p>
        </text:list-item>
        <text:list-item>
          <text:p text:style-name="P46">Désert chaud</text:p>
        </text:list-item>
        <text:list-item>
          <text:p text:style-name="P46">Littoral</text:p>
        </text:list-item>
      </text:list>
      <text:p text:style-name="Horizontal_20_Line"/>
      <text:h text:style-name="Heading_20_4" text:outline-level="4"><text:bookmark-start text:name="_capacités_25"/>Capacités<text:bookmark-end text:name="_capacités_25"/></text:h>
      <text:p text:style-name="First_20_paragraph"><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43"/>Actions<text:bookmark-end text:name="_actions_43"/></text:h>
      <text:p text:style-name="First_20_paragraph"><text:span text:style-name="T2">*Serres*</text:span>. <text:span text:style-name="T2">Attaque d’arme au corps à corps</text:span> : +5 pour toucher, allonge 1,50 m, une cible. + <text:span text:style-name="T2">Touché</text:span> : 1 dégât tranchant. — title: "Faucon de sang" type: "Bête" size: "P" alignment: "non-alignée" challenge: "0.125" customHP: "6" abilityScores: for: 6 dex: 14 con: 10 int: 3 sag: 14 cha: 5 ac: armorType: "custom" value: "14" skills:</text:p>
      <text:list text:style-name="L47">
        <text:list-item>
          <text:p text:style-name="P47">name: "perception" movement: walk: 3 fly: 18 senses: languages:</text:p>
        </text:list-item>
        <text:list-item>
          <text:p text:style-name="P47">"" environments:</text:p>
        </text:list-item>
        <text:list-item>
          <text:p text:style-name="P47">Collines / Vallées</text:p>
        </text:list-item>
        <text:list-item>
          <text:p text:style-name="P47">Désert chaud</text:p>
        </text:list-item>
        <text:list-item>
          <text:p text:style-name="P47">Littoral</text:p>
        </text:list-item>
      </text:list>
      <text:p text:style-name="Horizontal_20_Line"/>
      <text:h text:style-name="Heading_20_4" text:outline-level="4"><text:bookmark-start text:name="_capacités_26"/>Capacités<text:bookmark-end text:name="_capacités_26"/></text:h>
      <text:p text:style-name="First_20_paragraph"><text:span text:style-name="T2">*Tactique de groupe*</text:span>. Le fauc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faucon, qui n’est pas <text:a xlink:type="simple" xlink:href="/gerer-la-sante-du-personnage/#neutralise" office:name=""><text:span text:style-name="Definition"><text:span text:style-name="T2">neutralisé</text:span></text:span></text:a>, se trouve à 1,50 mètre ou moins de la créature qu’il attaque.</text:p>
      <text:p text:style-name="Text_20_body"><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44"/>Actions<text:bookmark-end text:name="_actions_44"/></text:h>
      <text:p text:style-name="First_20_paragraph"><text:span text:style-name="T2">*Bec*</text:span>. <text:span text:style-name="T2">Attaque d’arme au corps à corps</text:span> : +4 pour toucher, allonge 1,50 m, une cible. + <text:span text:style-name="T2">Touché</text:span> : 2 dégâts perforants. — title: "Gaenor Lugeto" type: "PNJ" subtype: "Meldète" size: "M" alignment: "Chaotique neutre" challenge: "12" customHP: "64" abilityScores: for: 16 dex: 10 con: 16 int: 10 sag: 13 cha: 14 customSavingThrows: "for +7, dex +0, con +7, int +0, sag +1, cha +2" savingThrows:</text:p>
      <text:list text:style-name="L48">
        <text:list-item>
          <text:p text:style-name="P48">"for"</text:p>
        </text:list-item>
        <text:list-item>
          <text:p text:style-name="P48">"con" ac: armorType: "custom" value: "22 (Cuirasse +3)" skills:</text:p>
        </text:list-item>
        <text:list-item>
          <text:p text:style-name="P48">name: "intimidation"</text:p>
        </text:list-item>
        <text:list-item>
          <text:p text:style-name="P48">name: "dressage" isExpert: true</text:p>
        </text:list-item>
        <text:list-item>
          <text:p text:style-name="P48">name: "perception" isExpert: true</text:p>
        </text:list-item>
        <text:list-item>
          <text:p text:style-name="P48">name: "survie" isExpert: true movement: walk: 9 senses: languages:</text:p>
        </text:list-item>
        <text:list-item>
          <text:p text:style-name="P48">"le Weslèdh, le commun nordique, le Khern langue khernaëe, le Bredète dialecte meldète, le Mèlde langue meldète " category: "PNJ" — </text:p>
          <text:p text:style-name="First_20_paragraph">== Capacités</text:p>
        </text:list-item>
      </text:list>
      <text:p text:style-name="Text_20_body"><text:span text:style-name="T2">*Maîtrises:*</text:span>. Armes courantes, armes de guerres, boucliers, armure légère, armure intermédiaire, armure lourde, véhicule terrestre.</text:p>
      <text:p text:style-name="Text_20_body"><text:span text:style-name="T2">*Voie des armes*</text:span>. Gaenor est niveau 12 dans la voie des armes.</text:p>
      <text:p text:style-name="Text_20_body"><text:span text:style-name="T2">*Style de combat Armes à deux mains*</text:span> +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 À partir du niveau 2, vous pouvez repousser vos propres limites pendant quelques instants. Lors de votre tour, vous pouvez faire une action supplémentaire en plus de votre action normale et d’une éventuelle action bonus. +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text:p>
      <text:p text:style-name="Text_20_body"><text:span text:style-name="T2">*Indomptable*</text:span> +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45"/>Actions<text:bookmark-end text:name="_actions_45"/></text:h>
      <text:p text:style-name="First_20_paragraph"><text:span text:style-name="T2">*Attaques multiples*</text:span>. Gaenor porte 3 attaques tous les rounds. <text:span text:style-name="T2">Touché</text:span> : 4 dégâts tranchants (6 à deux mains).</text:p>
      <text:p text:style-name="Text_20_body"><text:span text:style-name="T2">*Glaive +3*</text:span>. <text:span text:style-name="T2">Attaque d’arme au corps à corps</text:span> : +13 pour toucher, allonge 1,50 m, une cible. + <text:span text:style-name="T2">Touché</text:span> : 4 dégâts tranchants (9 à deux mains).</text:p>
      <text:p text:style-name="Text_20_body"><text:span text:style-name="T2">*Hache*</text:span>. <text:span text:style-name="T2">Attaque d’arme au corps à corps</text:span> : +10 pour toucher, allonge 1,50 m, une cible. + <text:span text:style-name="T2">Touché</text:span> : 4 dégâts tranchants (6 à deux mains).</text:p>
      <text:p text:style-name="Text_20_body">§§§ .hero</text:p>
      <text:h text:style-name="Heading_20_5" text:outline-level="5"><text:bookmark-start text:name="_présentation_2"/>Présentation:<text:bookmark-end text:name="_présentation_2"/></text:h>
      <text:p text:style-name="First_20_paragraph">Gaenor est le chef du clan Lugeto et le Genos de Geunddon. Il règne en maître sur la principale agglomération, la ville de Caohaydhan. Gaenor est mort crucifié le 10 Miz Ebrel 721 après le sacrifice de sa fille par le Cercle de la nuit et l’insurrection du clan Nantono dirigé par Britomartos. + §§§</text:p>
      <text:p text:style-name="Text_20_body">§§§ .hero</text:p>
      <text:h text:style-name="Heading_20_5" text:outline-level="5"><text:bookmark-start text:name="_description_physique_2"/>Description physique:<text:bookmark-end text:name="_description_physique_2"/></text:h>
      <text:p text:style-name="First_20_paragraph">Gaenor est un Meldète de trente neuf printemps. Il a la peau blanche les cheveux blonds et les yeux verts. De grande stature, il mesure un mètre quatre vingt huit pour quatre vingt dix kilos. §§§ — title: "Goule" type: "Mort-vivant" size: "M" alignment: "Chaotique Mauvais" challenge: "1" customHP: "13" abilityScores: for: 13 dex: 15 con: 10 int: 7 sag: 10 cha: 6 ac: armorType: "custom" value: "12" movement: walk: 9 senses: darkvision: 18 conditionImmunities:</text:p>
      <text:list text:style-name="L49">
        <text:list-item>
          <text:p text:style-name="P49">"charme"</text:p>
        </text:list-item>
        <text:list-item>
          <text:p text:style-name="P49">"empoisonne"</text:p>
        </text:list-item>
        <text:list-item>
          <text:p text:style-name="P49">"epuise" damageTypeImmunities:</text:p>
        </text:list-item>
        <text:list-item>
          <text:p text:style-name="P49">"poison" languages:</text:p>
        </text:list-item>
        <text:list-item>
          <text:p text:style-name="P49">"commun" dungeonTypes:</text:p>
        </text:list-item>
        <text:list-item>
          <text:p text:style-name="P49">Ruines extérieures</text:p>
        </text:list-item>
        <text:list-item>
          <text:p text:style-name="First_20_paragraph">== Ruines souterraines</text:p>
          <text:p text:style-name="Text_20_body">== Actions</text:p>
          <text:p text:style-name="Text_20_body"><text:span text:style-name="T2">*Griffes*</text:span>. <text:span text:style-name="T2">Attaque d’arme au corps à corps</text:span> : +4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2 pour ne pas être <text:a xlink:type="simple" xlink:href="/gerer-la-sante-du-personnage/#paralyse" office:name=""><text:span text:style-name="Definition"><text:span text:style-name="T2">paralys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list-item>
      </text:list>
      <text:p text:style-name="Text_20_body"><text:span text:style-name="T2">*Morsure*</text:span>. <text:span text:style-name="T2">Attaque d’arme au corps à corps</text:span> : +2 pour toucher, allonge 1,50 m, une créature. + <text:span text:style-name="T2">Touché</text:span> : 3 dégâts perforants. — title: "Grand singe" type: "Bête" size: "M" alignment: "non-alignée" challenge: "0.5" customHP: "16" abilityScores: for: 16 dex: 14 con: 14 int: 6 sag: 12 cha: 7 ac: armorType: "custom" value: "13" skills:</text:p>
      <text:list text:style-name="L50">
        <text:list-item>
          <text:p text:style-name="P50">name: "athletisme"</text:p>
        </text:list-item>
        <text:list-item>
          <text:p text:style-name="P50">name: "perception" movement: walk: 9 climb: 9 senses: languages:</text:p>
        </text:list-item>
        <text:list-item>
          <text:p text:style-name="P50">"" environments:</text:p>
        </text:list-item>
        <text:list-item>
          <text:p text:style-name="P50">Jungle</text:p>
        </text:list-item>
        <text:list-item>
          <text:p text:style-name="P50">Montagnes</text:p>
        </text:list-item>
      </text:list>
      <text:p text:style-name="Horizontal_20_Line"/>
      <text:h text:style-name="Heading_20_4" text:outline-level="4"><text:bookmark-start text:name="_actions_46"/>Actions<text:bookmark-end text:name="_actions_46"/></text:h>
      <text:p text:style-name="First_20_paragraph"><text:span text:style-name="T2">*Attaques multiples*</text:span>. Le grand singe effectue deux attaques de poing.</text:p>
      <text:p text:style-name="Text_20_body"><text:span text:style-name="T2">*Poing*</text:span>. <text:span text:style-name="T2">Attaque d’arme au corps à corps</text:span> : +5 pour toucher, allonge 1,50 m, une cible. + <text:span text:style-name="T2">Touché</text:span> : 3 dégâts contondants.</text:p>
      <text:p text:style-name="Text_20_body"><text:span text:style-name="T2">*Rocher*</text:span>. <text:span text:style-name="T2">Attaque d’arme à distance</text:span> : +5 pour toucher, portée 7,50/15 m, une cible. + <text:span text:style-name="T2">Touché</text:span> : 3 dégâts contondants. — title: "Grenouille" type: "Bête" size: "TP" alignment: "non-alignée" challenge: "0" customHP: "2" abilityScores: for: 1 dex: 13 con: 8 int: 1 sag: 8 cha: 3 ac: armorType: "custom" value: "10" skills:</text:p>
      <text:list text:style-name="L51">
        <text:list-item>
          <text:p text:style-name="P51">name: "discretion" isExpert: true</text:p>
        </text:list-item>
        <text:list-item>
          <text:p text:style-name="P51">name: "perception" isExpert: true movement: walk: 6 swim: 6 senses: darkvision: 9 languages:</text:p>
        </text:list-item>
        <text:list-item>
          <text:p text:style-name="P51">"" environments:</text:p>
        </text:list-item>
        <text:list-item>
          <text:p text:style-name="P51">Mangrove / Marécage</text:p>
        </text:list-item>
      </text:list>
      <text:p text:style-name="Horizontal_20_Line"/>
      <text:h text:style-name="Heading_20_4" text:outline-level="4"><text:bookmark-start text:name="_capacités_27"/>Capacités<text:bookmark-end text:name="_capacités_27"/></text:h>
      <text:p text:style-name="First_20_paragraph"><text:span text:style-name="T2">*Amphibie*</text:span>. La grenouille peut respirer à l’air libre et sous l’eau.</text:p>
      <text:h text:style-name="Heading_20_4" text:outline-level="4"><text:bookmark-start text:name="_saut_sans_élan_la_grenouille_saute_une_longueur_maximale_de_3_mètres_et_une_hauteur_maximale_de_150_mètres_sans_ou_avec_élan_préalable"/><text:span text:style-name="T2">*Saut sans élan*</text:span>. La grenouille saute une longueur maximale de 3 mètres et une hauteur maximale de 1,50 mètres, sans ou avec élan préalable.<text:bookmark-end text:name="_saut_sans_élan_la_grenouille_saute_une_longueur_maximale_de_3_mètres_et_une_hauteur_maximale_de_150_mètres_sans_ou_avec_élan_préalable"/></text:h>
      <text:p text:style-name="First_20_paragraph">title: "Guerrier (adepte)" type: "Humanoïde" subtype: "Voie des armes" size: "M" alignment: "n’importe quel alignement" challenge: "13" customHP: "70" abilityScores: for: 18 dex: 16 con: 18 int: 10 sag: 10 cha: 10 savingThrows:</text:p>
      <text:list text:style-name="L52">
        <text:list-item>
          <text:p text:style-name="P52">"for"</text:p>
        </text:list-item>
        <text:list-item>
          <text:p text:style-name="P52">"con" ac: armorType: "custom" value: "19 (cuirasse)" skills:</text:p>
        </text:list-item>
        <text:list-item>
          <text:p text:style-name="P52">name: "athletisme"</text:p>
        </text:list-item>
        <text:list-item>
          <text:p text:style-name="P52">name: "intimidation"</text:p>
        </text:list-item>
        <text:list-item>
          <text:p text:style-name="P52">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47"/>Actions<text:bookmark-end text:name="_actions_47"/></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apprenti)" type: "Humanoïde" subtype: "Voie des armes" size: "M" alignment: "n’importe quel alignement" challenge: "9" customHP: "52" abilityScores: for: 16 dex: 14 con: 16 int: 10 sag: 10 cha: 10 savingThrows:</text:p>
      <text:list text:style-name="L53">
        <text:list-item>
          <text:p text:style-name="P53">"for"</text:p>
        </text:list-item>
        <text:list-item>
          <text:p text:style-name="P53">"con" ac: armorType: "custom" value: "17 (chemise de maille)" skills:</text:p>
        </text:list-item>
        <text:list-item>
          <text:p text:style-name="P53">name: "athletisme"</text:p>
        </text:list-item>
        <text:list-item>
          <text:p text:style-name="P53">name: "intimidation"</text:p>
        </text:list-item>
        <text:list-item>
          <text:p text:style-name="P53">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9.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ne peut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48"/>Actions<text:bookmark-end text:name="_actions_48"/></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7 pour toucher, allonge 1,50 m, une cible. + <text:span text:style-name="T2">Touché</text:span> : 4 dégâts tranchant (6 à deux mains).</text:p>
      <text:p text:style-name="Text_20_body"><text:span text:style-name="T2">*Arc court*</text:span>. <text:span text:style-name="T2">Attaque d’arme à distance</text:span> : +6 pour toucher, portée 24/96. + <text:span text:style-name="T2">Touché</text:span> : 4 dégâts perforants .(à deux mains, munitions) — title: "Guerrier (disciple)" type: "Humanoïde" subtype: "Voie des armes" size: "M" alignment: "n’importe quel alignement" challenge: "5" customHP: "34" abilityScores: for: 14 dex: 12 con: 14 int: 10 sag: 10 cha: 10 savingThrows:</text:p>
      <text:list text:style-name="L54">
        <text:list-item>
          <text:p text:style-name="P54">"for"</text:p>
        </text:list-item>
        <text:list-item>
          <text:p text:style-name="P54">"con" ac: armorType: "custom" value: "15 (armure de cuir clouté)" skills:</text:p>
        </text:list-item>
        <text:list-item>
          <text:p text:style-name="P54">name: "athletisme"</text:p>
        </text:list-item>
        <text:list-item>
          <text:p text:style-name="P54">name: "intimidation"</text:p>
        </text:list-item>
        <text:list-item>
          <text:p text:style-name="P54">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49"/>Actions<text:bookmark-end text:name="_actions_49"/></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5 pour toucher, allonge 1,50 m, une cible. + <text:span text:style-name="T2">Touché</text:span> : 4 dégâts tranchant (6 à deux mains).</text:p>
      <text:p text:style-name="Text_20_body">*Arc court*<text:span text:style-name="T2">. _Attaque d’arme à distance</text:span> : +5 pour toucher, portée 24/96. + <text:span text:style-name="T2">Touché</text:span> : 4 dégâts perforants .(à deux mains, munitions) — title: "Guerrier (expert)" type: "Humanoïde" subtype: "Voie des armes" size: "M" alignment: "n’importe quel alignement" challenge: "15" customHP: "79" abilityScores: for: 18 dex: 18 con: 19 int: 10 sag: 10 cha: 10 savingThrows:</text:p>
      <text:list text:style-name="L55">
        <text:list-item>
          <text:p text:style-name="P55">"for"</text:p>
        </text:list-item>
        <text:list-item>
          <text:p text:style-name="P55">"con" ac: armorType: "custom" value: "21 (Cotte de maille)" skills:</text:p>
        </text:list-item>
        <text:list-item>
          <text:p text:style-name="P55">name: "athletisme"</text:p>
        </text:list-item>
        <text:list-item>
          <text:p text:style-name="P55">name: "intimidation"</text:p>
        </text:list-item>
        <text:list-item>
          <text:p text:style-name="P55">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50"/>Actions<text:bookmark-end text:name="_actions_50"/></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maître)" type: "Humanoïde" subtype: "Voie des armes" size: "M" alignment: "n’importe quel alignement" challenge: "17" customHP: "88" abilityScores: for: 20 dex: 18 con: 20 int: 10 sag: 10 cha: 10 savingThrows:</text:p>
      <text:list text:style-name="L56">
        <text:list-item>
          <text:p text:style-name="P56">"for"</text:p>
        </text:list-item>
        <text:list-item>
          <text:p text:style-name="P56">"con" ac: armorType: "custom" value: "23 (Armure de plaque)" skills:</text:p>
        </text:list-item>
        <text:list-item>
          <text:p text:style-name="P56">name: "athletisme"</text:p>
        </text:list-item>
        <text:list-item>
          <text:p text:style-name="P56">name: "intimidation"</text:p>
        </text:list-item>
        <text:list-item>
          <text:p text:style-name="P56">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7.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Le guerrier (maître) peut l’utiliser deux fois avant d’avoir besoin de se reposer, mais il ne peut pas l’utiliser plus d’une fois par tour.</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51"/>Actions<text:bookmark-end text:name="_actions_51"/></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10 pour toucher, allonge 1,50 m, une cible. + <text:span text:style-name="T2">Touché</text:span> : 4 dégâts tranchant (6 à deux mains).</text:p>
      <text:p text:style-name="Text_20_body"><text:span text:style-name="T2">*Arc court*</text:span>. <text:span text:style-name="T2">Attaque d’arme à distance</text:span> : +10 pour toucher, portée 24/96. + <text:span text:style-name="T2">Touché</text:span> : 4 dégâts perforants .(à deux mains, munitions) — title: "Guerrier (novice)" type: "Humanoïde" subtype: "Voie des armes" size: "M" alignment: "n’importe quel alignement" challenge: "3" customHP: "24" abilityScores: for: 13 dex: 12 con: 12 int: 10 sag: 10 cha: 10 savingThrows:</text:p>
      <text:list text:style-name="L57">
        <text:list-item>
          <text:p text:style-name="P57">"for"</text:p>
        </text:list-item>
        <text:list-item>
          <text:p text:style-name="P57">"con" ac: armorType: "custom" value: "14 (armure de cuir)" skills:</text:p>
        </text:list-item>
        <text:list-item>
          <text:p text:style-name="P57">name: "athletisme"</text:p>
        </text:list-item>
        <text:list-item>
          <text:p text:style-name="P57">name: "intimidation"</text:p>
        </text:list-item>
        <text:list-item>
          <text:p text:style-name="P57">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52"/>Actions<text:bookmark-end text:name="_actions_52"/></text:h>
      <text:p text:style-name="First_20_paragraph"><text:span text:style-name="T2">*Epée ou Hache*</text:span>. <text:span text:style-name="T2">Attaque d’arme au corps à corps</text:span> : +3 pour toucher, allonge 1,50 m, une cible. + <text:span text:style-name="T2">Touché</text:span> : 4 dégâts tranchant (6 à deux mains).</text:p>
      <text:p text:style-name="Text_20_body">*Arc court*<text:span text:style-name="T2">. _Attaque d’arme à distance</text:span> : +3 pour toucher, portée 24/96. + <text:span text:style-name="T2">Touché</text:span> : 4 dégâts perforants .(à deux mains, munitions) — title: "Gwihem Tenvakalon" type: "PJ" subtype: "Khernaë" size: "M" alignment: "Loyal mauvais" challenge: "7" customHP: "41" abilityScores: for: 10 dex: 14 con: 13 int: 14 sag: 10 cha: 10 customSavingThrows: "for +3, dex +2, con +4, int +5, sag +0, cha +3" savingThrows:</text:p>
      <text:list text:style-name="L58">
        <text:list-item>
          <text:p text:style-name="P58">"for"</text:p>
        </text:list-item>
        <text:list-item>
          <text:p text:style-name="P58">"con"</text:p>
        </text:list-item>
        <text:list-item>
          <text:p text:style-name="P58">"int"</text:p>
        </text:list-item>
        <text:list-item>
          <text:p text:style-name="P58">"cha" ac: armorType: "custom" value: "15 (Armure du mage)" skills:</text:p>
        </text:list-item>
        <text:list-item>
          <text:p text:style-name="P58">name: "custom" value: "acrobatie +2"</text:p>
        </text:list-item>
        <text:list-item>
          <text:p text:style-name="P58">name: "arcanes"</text:p>
        </text:list-item>
        <text:list-item>
          <text:p text:style-name="P58">name: "custom" value: "athletisme +0"</text:p>
        </text:list-item>
        <text:list-item>
          <text:p text:style-name="P58">name: "custom" value: "discrétion +2"</text:p>
        </text:list-item>
        <text:list-item>
          <text:p text:style-name="P58">name: "custom" value: "dressage +0"</text:p>
        </text:list-item>
        <text:list-item>
          <text:p text:style-name="P58">name: "custom" value: "escamotage +2"</text:p>
        </text:list-item>
        <text:list-item>
          <text:p text:style-name="P58">name: "histoire"</text:p>
        </text:list-item>
        <text:list-item>
          <text:p text:style-name="P58">name: "custom" value: "intimidation +0"</text:p>
        </text:list-item>
        <text:list-item>
          <text:p text:style-name="P58">name: "custom" value: "investigation +2"</text:p>
        </text:list-item>
        <text:list-item>
          <text:p text:style-name="P58">name: "custom" value: "médecine +0"</text:p>
        </text:list-item>
        <text:list-item>
          <text:p text:style-name="P58">name: "custom" value: "nature +2"</text:p>
        </text:list-item>
        <text:list-item>
          <text:p text:style-name="P58">name: "perception"</text:p>
        </text:list-item>
        <text:list-item>
          <text:p text:style-name="P58">name: "custom" value: "perspicacité +0"</text:p>
        </text:list-item>
        <text:list-item>
          <text:p text:style-name="P58">name: "custom" value: "persuasion +0"</text:p>
        </text:list-item>
        <text:list-item>
          <text:p text:style-name="P58">name: "custom" value: "religion +2"</text:p>
        </text:list-item>
        <text:list-item>
          <text:p text:style-name="P58">name: "custom" value: "représentatipn +0"</text:p>
        </text:list-item>
        <text:list-item>
          <text:p text:style-name="P58">name: "custom" value: "supercherie +0"</text:p>
        </text:list-item>
        <text:list-item>
          <text:p text:style-name="P58">name: "survie"</text:p>
        </text:list-item>
      </text:list>
      <text:p text:style-name="First_20_paragraph">movement: walk: 9 senses: languages:</text:p>
      <text:list text:style-name="L59">
        <text:list-item>
          <text:p text:style-name="P59">"le Weslèdh, le commun nordique, le Khern langue khernaëe, Bena’ch, l’Alcath/l’Alcane le commun impérial, le Mèlde" category: "PJ" — </text:p>
          <text:p text:style-name="First_20_paragraph">== Capacités</text:p>
          <text:p text:style-name="Text_20_body"><text:span text:style-name="T1">Historique</text:span>. Solitaire. + <text:span text:style-name="T1">Compétences</text:span>. Nature, Survie. + <text:span text:style-name="T1">Outils maîtrisés</text:span>. Pottier &amp; Tisserand. + <text:span text:style-name="T1">Langues maîtrisées</text:span>. Une langue au choix. + <text:span text:style-name="T1">Équipement</text:span>. Tenue de voyageur, couverture, boîte à amadou, bout de bois taillé ou pierre étrange portée comme un talisman, matériel de pêche, bourse contenant 10 po. + <text:span text:style-name="T1">Aptitude</text:span>. <text:a xlink:type="simple" xlink:href="/personnalite-et-historique/#besoin-de-personne" office:name=""><text:span text:style-name="Definition">Position d’autorité</text:span></text:a></text:p>
        </text:list-item>
      </text:list>
      <text:p text:style-name="Text_20_body"><text:span text:style-name="T2">*Maîtrises:*</text:span>. Armes courantes, armes de guerres, (Double maîtrise pour Glaive, Hachette, dagues, bâtons), boucliers, armure légère, armure intermédiaire, armure lourde, outils de calligraphie, outils d’herboriste, outils de Pottier, outils de tisserand.</text:p>
      <text:p text:style-name="Text_20_body"><text:span text:style-name="T2">*Voie des armes &amp; Sorser*</text:span>. Ghwihem est niveau 7 dans la voie des armes et Archétype Sorser.</text:p>
      <text:p text:style-name="Text_20_body"><text:span text:style-name="T2">*Style de Combat à deux mains*</text:span>. <text:span text:style-name="T2">(Arme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text:span text:style-name="T2">(Armes)</text:span> Gwihem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Canal arcanique*</text:span>. <text:span text:style-name="T2">(Sorser)</text:span>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p text:style-name="Text_20_body"><text:span text:style-name="T2">*Clairaudience*</text:span>. <text:span text:style-name="T2">(Sorser)</text:span>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Pas brumeux*</text:span>. <text:span text:style-name="T2">(Sorser)</text:span>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p text:style-name="Text_20_body"><text:span text:style-name="T2">*Ressource inépuisable*</text:span>. <text:span text:style-name="T2">(Sorser)</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4" text:outline-level="4"><text:bookmark-start text:name="_actions_53"/>Actions<text:bookmark-end text:name="_actions_53"/></text:h>
      <text:p text:style-name="First_20_paragraph"><text:span text:style-name="T2">*Glaive*</text:span>. <text:span text:style-name="T2">Attaque d’arme au corps à corps</text:span> : +7 pour toucher, allonge 1,50 m, une cible. + <text:span text:style-name="T2">Touché</text:span> : 4 dégâts tranchants (6 à deux mains).</text:p>
      <text:p text:style-name="Text_20_body"><text:span text:style-name="T2">*Hachette*</text:span>. <text:span text:style-name="T2">Attaque d’arme au corps à corps</text:span> : +7 pour toucher, allonge 1,50 m, une cible. + <text:span text:style-name="T2">Touché</text:span> : 4 dégâts tranchants (légère, portée 6/18).</text:p>
      <text:p text:style-name="Text_20_body"><text:span text:style-name="T2">*Epée courte*</text:span>. <text:span text:style-name="T2">Attaque d’arme au corps à corps</text:span> : +11 pour toucher, allonge 1,50 m, une cible. + <text:span text:style-name="T2">Touché</text:span> : 4 dégâts tranchants (Finesse, légère).</text:p>
      <text:p text:style-name="Text_20_body">*Cimeterre*<text:span text:style-name="T2">. _Attaque d’arme au corps à corps</text:span> : +11 pour toucher, allonge 1,50 m, une cible. + <text:span text:style-name="T2">Touché</text:span> : 6 dégâts tranchants (Finesse &amp; légère).</text:p>
      <text:p text:style-name="Text_20_body">§§§ .hero</text:p>
      <text:h text:style-name="Heading_20_5" text:outline-level="5"><text:bookmark-start text:name="_présentation_3"/>Présentation:<text:bookmark-end text:name="_présentation_3"/></text:h>
      <text:p text:style-name="First_20_paragraph">Gwihem Tenvakalon est un sorser guerrier d’une famille disparue. Il a été banni et cherche désormais la rédemption. + §§§</text:p>
      <text:p text:style-name="Text_20_body">§§§ .hero</text:p>
      <text:h text:style-name="Heading_20_5" text:outline-level="5"><text:bookmark-start text:name="_description_physique_3"/>Description physique:<text:bookmark-end text:name="_description_physique_3"/></text:h>
      <text:p text:style-name="First_20_paragraph">Gwihem est un Khernaë de cinquante printemps. Il a la peau blanche, les cheveux foncés et grisonnants et les yeux gris. De stature moyenne, il mesure un mètre quatre vingt pour quatre vingt kilos. Il porte une barbe grisonnante. + §§§</text:p>
      <text:p text:style-name="Text_20_body">§§§ .hero</text:p>
      <text:h text:style-name="Heading_20_5" text:outline-level="5"><text:bookmark-start text:name="_equipement"/>Equipement:<text:bookmark-end text:name="_equipement"/></text:h>
      <text:p text:style-name="First_20_paragraph">Gwihem possède l’équipement suivant : Tenue de voyageur, couverture, boîte à amadou, bout de bois taillé ou pierre étrange portée comme un talisman, matériel de pêche, bourse contenant 10 po, 1 Glaive, 1 armure de cuir cloutée, 1 cheval. + Gwihem possède : 10 PC, 100 PA, 10 PE &amp; 1000 PO, 5 PP. + §§§</text:p>
      <text:p text:style-name="Text_20_body">§§§ .hero</text:p>
      <text:h text:style-name="Heading_20_5" text:outline-level="5"><text:bookmark-start text:name="_sorts_connus_2"/>Sorts connus:<text:bookmark-end text:name="_sorts_connus_2"/></text:h>
      <text:p text:style-name="First_20_paragraph"><text:span text:style-name="T1">Bonus d’incantation: +5</text:span> + <text:span text:style-name="T1">DD de Sauvegarde: 13</text:span> + <text:span text:style-name="T1">Novice</text:span> : <text:a xlink:type="simple" xlink:href="/grimoire/arme-magique" office:name=""><text:span text:style-name="Definition">arme magique</text:span></text:a>, <text:a xlink:type="simple" xlink:href="/grimoire/appel-de-familier" office:name=""><text:span text:style-name="Definition">appel de familier</text:span></text:a>, <text:a xlink:type="simple" xlink:href="/grimoire/armure-du-mage" office:name=""><text:span text:style-name="Definition">armure du mage</text:span></text:a>, <text:a xlink:type="simple" xlink:href="/grimoire/hate" office:name=""><text:span text:style-name="Definition">hâte</text:span></text:a>, <text:a xlink:type="simple" xlink:href="/grimoire/invisibilite" office:name=""><text:span text:style-name="Definition">Invisibilité</text:span></text:a>, <text:a xlink:type="simple" xlink:href="/grimoire/mot-de-guerison" office:name=""><text:span text:style-name="Definition">mot de guérison</text:span></text:a>,<text:a xlink:type="simple" xlink:href="/grimoire/silence" office:name=""><text:span text:style-name="Definition">Silence</text:span></text:a>, <text:a xlink:type="simple" xlink:href="/grimoire/souffle-du-messager" office:name=""><text:span text:style-name="Definition">Souffle du messager</text:span></text:a>. + §§§</text:p>
      <text:p text:style-name="Text_20_body">§§§ .hero</text:p>
      <text:h text:style-name="Heading_20_5" text:outline-level="5"><text:bookmark-start text:name="_patrimoine"/>Patrimoine<text:bookmark-end text:name="_patrimoine"/></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2"/>Autres informations:<text:bookmark-end text:name="_autres_informations_2"/></text:h>
      <text:p text:style-name="First_20_paragraph"><text:span text:style-name="T1">XP acquis</text:span> : 23 000 + <text:span text:style-name="T1">Points de Magie</text:span> :21 + <text:span text:style-name="T1">Points de Foi</text:span> :10 + <text:span text:style-name="T1">Points d’honneur</text:span> :24 + §§§ — title: "Gwion Gornoc" type: "PJ" subtype: "Meldète" size: "M" alignment: "Chaotique neutre" challenge: "8" customHP: "32" abilityScores: for: 8 dex: 8 con: 16 int: 15 sag: 12 cha: 14 customSavingThrows: "for -1, dex -1, con +3, int +5, sag +7, cha +4 " savingThrows:</text:p>
      <text:list text:style-name="L60">
        <text:list-item>
          <text:p text:style-name="P60">"int"</text:p>
        </text:list-item>
        <text:list-item>
          <text:p text:style-name="P60">"sag"</text:p>
        </text:list-item>
        <text:list-item>
          <text:p text:style-name="P60">"sag"</text:p>
        </text:list-item>
        <text:list-item>
          <text:p text:style-name="P60">"cha" ac: armorType: "custom" value: "13 (Armure de cuir cloutée)" skills:</text:p>
        </text:list-item>
        <text:list-item>
          <text:p text:style-name="P60">name: "custom" value: "acrobatie -1"</text:p>
        </text:list-item>
        <text:list-item>
          <text:p text:style-name="P60">name: "arcanes" isExpert: true</text:p>
        </text:list-item>
        <text:list-item>
          <text:p text:style-name="P60">name: "custom" value: "athlétisme -1"</text:p>
        </text:list-item>
        <text:list-item>
          <text:p text:style-name="P60">name: "discretion"</text:p>
        </text:list-item>
        <text:list-item>
          <text:p text:style-name="P60">name: "custom" value: "dressage +1"</text:p>
        </text:list-item>
        <text:list-item>
          <text:p text:style-name="P60">name: "escamotage"</text:p>
        </text:list-item>
        <text:list-item>
          <text:p text:style-name="P60">name: "custom" value: "histoire +2"</text:p>
        </text:list-item>
        <text:list-item>
          <text:p text:style-name="P60">name: "intimidation" isExpert: true</text:p>
        </text:list-item>
        <text:list-item>
          <text:p text:style-name="P60">name: "custom" value: "investigation +2"</text:p>
        </text:list-item>
        <text:list-item>
          <text:p text:style-name="P60">name: "medecine"</text:p>
        </text:list-item>
        <text:list-item>
          <text:p text:style-name="P60">name: "custom" value: "nature+2"</text:p>
        </text:list-item>
        <text:list-item>
          <text:p text:style-name="P60">name: "custom" value: "perception +1 (désavantage pour les tests visuels)"</text:p>
        </text:list-item>
        <text:list-item>
          <text:p text:style-name="P60">name: "custom" value: "perspicacité +1"</text:p>
        </text:list-item>
        <text:list-item>
          <text:p text:style-name="P60">name: "custom" value: "persuasion +2 (désavantage pour les tests)"</text:p>
        </text:list-item>
        <text:list-item>
          <text:p text:style-name="P60">name: "custom" value: "religion +2"</text:p>
        </text:list-item>
        <text:list-item>
          <text:p text:style-name="P60">name: "custom" value: "représentation +2"</text:p>
        </text:list-item>
        <text:list-item>
          <text:p text:style-name="P60">name: "custom" value: "supercherie +2"</text:p>
        </text:list-item>
        <text:list-item>
          <text:p text:style-name="P60">name: "custom" value: "survie +1"</text:p>
        </text:list-item>
      </text:list>
      <text:p text:style-name="First_20_paragraph">movement: walk: 9 senses: languages:</text:p>
      <text:list text:style-name="L61">
        <text:list-item>
          <text:p text:style-name="P61">"le Weslèdh, le commun nordique, le Mèlde dialecte meldète, le Nordhème langue meldète et écrit le Bergaf " category: "PJ" — </text:p>
        </text:list-item>
      </text:list>
      <text:h text:style-name="Heading_20_4" text:outline-level="4"><text:bookmark-start text:name="_capacités_28"/>Capacités<text:bookmark-end text:name="_capacités_28"/></text:h>
      <text:p text:style-name="First_20_paragraph"><text:span text:style-name="T2">*Historique rebouteux:*</text:span>. + <text:span text:style-name="T1">Compétences</text:span>. Médecine, Nature ou Religion. + <text:span text:style-name="T1">Outils maîtrisés</text:span>. Deux au choix parmi matériel d’herboriste, d’empoisonneur et d’alchimiste. + <text:span text:style-name="T1">Équipement</text:span>. Habits courants, bâton, des grisgris ou des fioles contenant d’étranges décoctions, bourse contenant 10 po. + <text:span text:style-name="T1">Aptitude</text:span>. <text:a xlink:type="simple" xlink:href="/personnalite-et-historique/#aime-et-deteste" office:name=""><text:span text:style-name="Definition">Aimé et Détesté</text:span></text:a></text:p>
      <text:p text:style-name="Text_20_body"><text:span text:style-name="T2">*Maîtrises:*</text:span>. glaive, hache, armes courantes (Double maîtrise pour dague, fléchette, frondes, bâtons), armure légères, accessoire de déguisement, jeu de dés, outils d’alchimie, outils d’herboristerie.</text:p>
      <text:p text:style-name="Text_20_body"><text:span text:style-name="T2">*Marques de l’Ambeanamos:*</text:span>. <text:span text:style-name="T2">(Ambeanamos)</text:span> Tâche de vin sur la clavicule droite, cheveux blancs, yeux blancs, doigts crochuts, bossu,Joue marquée au fer rouge, scarification sur le front étoile à 6 branches. <text:span text:style-name="T1">Gwion a un désavantage pour les compétences suivantes : acrobatie, athlétisme, escamotage, perception, persuasion. Et un avantage pour la compétence Intimidation</text:span></text:p>
      <text:p text:style-name="Text_20_body"><text:span text:style-name="T2">*Voie de la Magie &amp; Ambeanamos*</text:span>. Gwion est niveau 8 dans la voie de la Magie et Archétype Ambeanamos.</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3d6) du personnage (1, 4, 7, 10, 13, 16 &amp; 19). Vous devez choisir quelle catégorie de point bénéficie de cette restauration.</text:p>
      <text:p text:style-name="Text_20_body"><text:span text:style-name="T2">*Manipulation de la magie ou métamagie*</text:span>. <text:span text:style-name="T2">(Ambeanamos)</text:span>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Sort accéléré</text:span> + Quand vous lancez un sort dont le temps d’incantation est d’une action, vous pouvez transformer ce temps d’incantation en une action bonus pour cette fois-ci. + <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Malédiction de l’ombre*</text:span>. <text:span text:style-name="T2">(Ambeanamos)</text:span>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p text:style-name="Text_20_body"><text:span text:style-name="T2">*Affinité ancestrale*</text:span>. <text:span text:style-name="T2">(Ambeanamos)</text:span> Au niveau 5, à chaque fois que vous faites un test de Charisme alors que vous interagissez avec des esprits, votre bonus de maîtrise est doublé s’il s’applique.</text:p>
      <text:p text:style-name="Text_20_body"><text:span text:style-name="T2">*Énergie positive*</text:span>. <text:span text:style-name="T2">(Ambeanamos)</text:span> Au niveau 6, bénéficiez d’un avantage tous les jets de sauvegarde contre l’état terrorisée. Lorsque vous êtes terrorisé, vous divisez la durée de l’effet par deux. L’utilisation de la magie produit un flux d’énergie positive dans votre corps. À chaque fois que vous dépensez des points de magie en utilisant de la Métamagie , vous récupérez le montant de points de d’action (PA) que de points de magie (PM) utilisés normalement pour le sort (C’est à dire avant la majoration liée à l’usage de la Métamagie ).</text:p>
      <text:p text:style-name="Text_20_body"><text:span text:style-name="T2">*Compagnon animal*</text:span>. <text:span text:style-name="T2">(Ambeanamos)</text:span>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 Enfin, elle peut transporter des petits objets ou des messages. L’animal ne s’éloigne jamais plus de 50 mètres par niveau de l’Ambeanamos.</text:p>
      <text:p text:style-name="Text_20_body"><text:span text:style-name="T2">*Magie du sang*</text:span>. <text:span text:style-name="T2">(Ambeanamos)</text:span>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4" text:outline-level="4"><text:bookmark-start text:name="_actions_54"/>Actions<text:bookmark-end text:name="_actions_54"/></text:h>
      <text:p text:style-name="First_20_paragraph"><text:span text:style-name="T2">*Glaive*</text:span>. <text:span text:style-name="T2">Attaque d’arme au corps à corps</text:span> : +2 pour toucher, allonge 1,50 m, une cible. + <text:span text:style-name="T2">Touché</text:span> : 4 dégâts tranchants (6 à deux mains).</text:p>
      <text:p text:style-name="Text_20_body"><text:span text:style-name="T2">*Hache*</text:span>. <text:span text:style-name="T2">Attaque d’arme au corps à corps</text:span> : +2 pour toucher, allonge 1,50 m, une cible. + <text:span text:style-name="T2">Touché</text:span> : 4 dégâts tranchants (6 à deux mains).</text:p>
      <text:p text:style-name="Text_20_body"><text:span text:style-name="T2">*Arc court*</text:span>. <text:span text:style-name="T2">Attaque d’arme à distance</text:span> : +2 pour toucher, portée 24/96. + <text:span text:style-name="T2">Touché</text:span> : 4 dégâts perforants .</text:p>
      <text:p text:style-name="Text_20_body"><text:span text:style-name="T2">*Dague assassyr’him*</text:span>. <text:span text:style-name="T2">Attaque d’arme au corps à corps</text:span> : +5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présentation_4"/>Présentation:<text:bookmark-end text:name="_présentation_4"/></text:h>
      <text:p text:style-name="First_20_paragraph">Gwion est un Meldète de la caste des Ambeanamos. Il a été le disciple de Siarl Dylluan dit "le hibou", conseiller de Gaernor Lugeto. Gwion appartient au clan meldète Gornoc qui a prêté allégeance à Gaenor Lugeto, maître des marais de Geunddon. Il se passionne pour l’alchimie et les recherches ésotériques. §§§</text:p>
      <text:p text:style-name="Text_20_body">§§§ .hero</text:p>
      <text:h text:style-name="Heading_20_5" text:outline-level="5"><text:bookmark-start text:name="_description_physique_4"/>Description physique:<text:bookmark-end text:name="_description_physique_4"/></text:h>
      <text:p text:style-name="First_20_paragraph">Gwion est un Meldète de vingt cinq printemps. Il a la peau blanche les cheveux blancs et les yeux blancs. Il mesure un mètre soixante sept pour soixante kilos. Gwion a les doigts crochus. Il est légèrement bossu depuis sa naissance et a une tâche de vin sur la clavicule droite. Il a la joue gauche marquée au fer rouge et à une scarification sur le front en forme d’étoile à six branches. Gravement blessé par un la lame d’un Khernaë de Ker-Saozon durant l’hiver, il a une grosse cicatrice dans le bas du dos. + §§§</text:p>
      <text:p text:style-name="Text_20_body">§§§ .hero</text:p>
      <text:h text:style-name="Heading_20_5" text:outline-level="5"><text:bookmark-start text:name="_equipement_2"/>Equipement:<text:bookmark-end text:name="_equipement_2"/></text:h>
      <text:p text:style-name="First_20_paragraph">Gwion possède l’équipement suivant : Habits courant, chausse trappe (20), jeu d’osselet, colifichet, hache, arc court, carquois, flèches (11), grigris, outils d’alchimie, outils d’herboristerie, sac à dos, une mule, une pelle. 1 onguent de soin (récup 1d6 pa, doit être au calme), belle armure de cuir cloutée (Val 90po), 2 Serpe sacrificielle finement ouvragées (Valeur 100po pièce) + 4176 PC, 10594 PA, 31 PE, 5080 PO, 100 PP et 598 églantiannes, 5 doses de Fortilianes, 1 calcédoine (50po), 1 onyx (50po). + §§§</text:p>
      <text:p text:style-name="Text_20_body">§§§ .hero</text:p>
      <text:h text:style-name="Heading_20_5" text:outline-level="5"><text:bookmark-start text:name="_composantes_de_sorts"/>Composantes de sorts:<text:bookmark-end text:name="_composantes_de_sorts"/></text:h>
      <text:p text:style-name="First_20_paragraph">Perle de 100 po, une clochette enchantée. 10 oeuf de cailles enchantés. + bout de ficelle et d’un morceau de bois enchanté. + un petit fil de cuivre enchanté.</text:p>
      <text:p text:style-name="Text_20_body">§§§</text:p>
      <text:p text:style-name="Text_20_body">§§§ .hero</text:p>
      <text:h text:style-name="Heading_20_5" text:outline-level="5"><text:bookmark-start text:name="_sorts_connus_3"/>Sorts connus:<text:bookmark-end text:name="_sorts_connus_3"/></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spersion-acide" office:name=""><text:span text:style-name="Definition">Aspersion d’acide</text:span></text:a>, <text:a xlink:type="simple" xlink:href="/grimoire/cecite-surdite" office:name=""><text:span text:style-name="Definition">cécité/surdité</text:span></text:a>, <text:a xlink:type="simple" xlink:href="/grimoire/detection-de-la-magie" office:name=""><text:span text:style-name="Definition">détection de la magie</text:span></text:a>, <text:a xlink:type="simple" xlink:href="/grimoire/glas-funebre" office:name=""><text:span text:style-name="Definition">Glas funèbr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paration" office:name=""><text:span text:style-name="Definition">réparation</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oin-des-blessures" office:name=""><text:span text:style-name="Definition">soin des blessures</text:span></text:a>, <text:a xlink:type="simple" xlink:href="/grimoire/suggestion" office:name=""><text:span text:style-name="Definition">suggestion</text:span></text:a>,<text:a xlink:type="simple" xlink:href="/grimoire/vague-tonnante" office:name=""><text:span text:style-name="Definition">vague tonnanante</text:span></text:a> <text:a xlink:type="simple" xlink:href="/grimoire/vision-dans-le-noir" office:name=""><text:span text:style-name="Definition">vision dans le noir</text:span></text:a>.</text:p>
      <text:p text:style-name="Text_20_body"><text:span text:style-name="T1">Disciple</text:span> : +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invoquer-des-elementaires-mineurs" office:name=""><text:span text:style-name="Definition">Invoquer des élémentaires mineurs</text:span></text:a>, <text:a xlink:type="simple" xlink:href="/grimoire/oeil-magique" office:name=""><text:span text:style-name="Definition">Oeil magique</text:span></text:a>, <text:a xlink:type="simple" xlink:href="/grimoire/respiration-aquatique" office:name=""><text:span text:style-name="Definition">Respiration aquatique</text:span></text:a>,</text:p>
      <text:p text:style-name="Text_20_body"><text:span text:style-name="T1">Sorts possédés à apprendre</text:span> : Alarme, Brume glaciale, chien de garde, clairvoyance, silence, Vague tonnante. §§§</text:p>
      <text:p text:style-name="Text_20_body">§§§ .hero</text:p>
      <text:h text:style-name="Heading_20_5" text:outline-level="5"><text:bookmark-start text:name="_patrimoine_2"/>Patrimoine<text:bookmark-end text:name="_patrimoine_2"/></text:h>
      <text:p text:style-name="First_20_paragraph"><text:span text:style-name="T1">Niveau patrimoine faible</text:span> : Le personnage reçoit 3D6 X 100 pièces de d’argent et 2D6 X 50 pièces d’or. <text:span text:style-name="T1">Apoticaire de Caohaydan</text:span> : 3d6 po §§§</text:p>
      <text:p text:style-name="Text_20_body">§§§ .hero</text:p>
      <text:h text:style-name="Heading_20_5" text:outline-level="5"><text:bookmark-start text:name="_domaine"/>Domaine<text:bookmark-end text:name="_domaine"/></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3"/>Autres informations:<text:bookmark-end text:name="_autres_informations_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40 393 + <text:span text:style-name="T1">Points de Magie</text:span> :47 + <text:span text:style-name="T1">Points de Foi</text:span> :12 + <text:span text:style-name="T1">Points d’honneur</text:span> :35 + <text:span text:style-name="T1">Inspirations religieuses</text:span> : (culte à Lhaothlastholo) + <text:span text:style-name="T1">Pedr Pimal</text:span>: Possibilité de demander au MJ un renseignement "gratuit" dans une zone urbaine et de faire appel une fois par partie à 1d6 hommes de mains de Pedr Pimal. + §§§ — title: "Hibou" type: "Bête" size: "P" alignment: "non-alignée" challenge: "0" customHP: "5" abilityScores: for: 6 dex: 14 con: 10 int: 2 sag: 15 cha: 7 ac: armorType: "custom" value: "14" skills:</text:p>
      <text:list text:style-name="L62">
        <text:list-item>
          <text:p text:style-name="P62">name: "perception" isExpert: true movement: walk: 3 fly: 18 senses: darkvision: 18 languages:</text:p>
        </text:list-item>
        <text:list-item>
          <text:p text:style-name="P62">"" environments:</text:p>
        </text:list-item>
        <text:list-item>
          <text:p text:style-name="P62">Bois / Forêt</text:p>
        </text:list-item>
      </text:list>
      <text:p text:style-name="Horizontal_20_Line"/>
      <text:h text:style-name="Heading_20_4" text:outline-level="4"><text:bookmark-start text:name="_capacités_29"/>Capacités<text:bookmark-end text:name="_capacités_29"/></text:h>
      <text:p text:style-name="First_20_paragraph"><text:span text:style-name="T2">*Vue aiguisée*</text:span>. Le hibou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55"/>Actions<text:bookmark-end text:name="_actions_55"/></text:h>
      <text:p text:style-name="First_20_paragraph"><text:span text:style-name="T2">*Serres*</text:span>. <text:span text:style-name="T2">Attaque d’arme au corps à corps</text:span> : +4 pour toucher, allonge 1,50 m, une cible. + <text:span text:style-name="T2">Touché</text:span> : 2 dégâts tranchants. — title: "Hippocampe" type: "Bête" size: "TP" alignment: "non-alignée" challenge: "0" customHP: "2" abilityScores: for: 1 dex: 12 con: 8 int: 1 sag: 10 cha: 2 ac: armorType: "custom" value: "11" movement: walk: 0 swim: 6 senses: languages:</text:p>
      <text:list text:style-name="L63">
        <text:list-item>
          <text:p text:style-name="P63">"" dungeonTypes:</text:p>
        </text:list-item>
        <text:list-item>
          <text:p text:style-name="P63">Ruines sous-marines</text:p>
        </text:list-item>
      </text:list>
      <text:p text:style-name="Horizontal_20_Line"/>
      <text:h text:style-name="Heading_20_4" text:outline-level="4"><text:bookmark-start text:name="_capacités_30"/>Capacités<text:bookmark-end text:name="_capacités_30"/></text:h>
      <text:p text:style-name="First_20_paragraph"><text:span text:style-name="T2">*Respiration aquatique*</text:span>. L’hippocampe peut respirer uniquement sous l’eau. — title: "Hyène" type: "Bête" size: "M" alignment: "non-alignée" challenge: "0" customHP: "12" abilityScores: for: 11 dex: 13 con: 12 int: 2 sag: 12 cha: 5 ac: armorType: "custom" value: "12" skills:</text:p>
      <text:list text:style-name="L64">
        <text:list-item>
          <text:p text:style-name="P64">name: "perception" isExpert: true movement: walk: 15 senses: languages:</text:p>
        </text:list-item>
        <text:list-item>
          <text:p text:style-name="P64">"" environments:</text:p>
        </text:list-item>
        <text:list-item>
          <text:p text:style-name="P64">Désert chaud</text:p>
        </text:list-item>
        <text:list-item>
          <text:p text:style-name="P64">Plaine / Champs / Prairie / Savane</text:p>
        </text:list-item>
      </text:list>
      <text:p text:style-name="Horizontal_20_Line"/>
      <text:h text:style-name="Heading_20_4" text:outline-level="4"><text:bookmark-start text:name="_capacités_31"/>Capacités<text:bookmark-end text:name="_capacités_31"/></text:h>
      <text:p text:style-name="First_20_paragraph"><text:span text:style-name="T2">*Tactique de groupe*</text:span>. La hyène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e la hyène, qui n’est pas <text:a xlink:type="simple" xlink:href="/gerer-la-sante-du-personnage/#neutralise" office:name=""><text:span text:style-name="Definition"><text:span text:style-name="T2">neutralisé</text:span></text:span></text:a>, se trouve à 1,50 mètre ou moins de la créature qu’elle attaque.</text:p>
      <text:h text:style-name="Heading_20_4" text:outline-level="4"><text:bookmark-start text:name="_actions_56"/>Actions<text:bookmark-end text:name="_actions_56"/></text:h>
      <text:p text:style-name="First_20_paragraph"><text:span text:style-name="T2">*Morsure*</text:span>. <text:span text:style-name="T2">Attaque d’arme au corps à corps</text:span> : +2 pour toucher, allonge 1,50 m, une cible. + <text:span text:style-name="T2">Touché</text:span> : 3 dégâts perforants. — title: "Hyène à tête rouge" type: "Bête" size: "G" alignment: "non-alignée" challenge: "2" customHP: "44" abilityScores: for: 16 dex: 14 con: 14 int: 2 sag: 12 cha: 7 ac: armorType: "custom" value: "14 (armure naturelle)" skills:</text:p>
      <text:list text:style-name="L65">
        <text:list-item>
          <text:p text:style-name="P65">name: "perception" movement: walk: 15 senses: languages:</text:p>
        </text:list-item>
        <text:list-item>
          <text:p text:style-name="P65">"" environments:</text:p>
        </text:list-item>
        <text:list-item>
          <text:p text:style-name="P65">Désert chaud</text:p>
        </text:list-item>
        <text:list-item>
          <text:p text:style-name="P65">Plaine / Champs / Prairie / Savane</text:p>
        </text:list-item>
      </text:list>
      <text:p text:style-name="Horizontal_20_Line"/>
      <text:h text:style-name="Heading_20_4" text:outline-level="4"><text:bookmark-start text:name="_capacités_32"/>Capacités<text:bookmark-end text:name="_capacités_32"/></text:h>
      <text:p text:style-name="First_20_paragraph"><text:span text:style-name="T2">*Déchaînée*</text:span>. Quand la hyène réduit les points de vie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57"/>Actions<text:bookmark-end text:name="_actions_57"/></text:h>
      <text:p text:style-name="First_20_paragraph"><text:span text:style-name="T2">*Morsure*</text:span>. <text:span text:style-name="T2">Attaque d’arme au corps à corps</text:span> : +5 pour toucher, allonge 1,50 m, une cible. + <text:span text:style-name="T2">Touché</text:span> : 10 dégâts perforants.</text:p>
      <text:p text:style-name="Horizontal_20_Line"/>
      <text:p text:style-name="First_20_paragraph">La Hyène à Tête Rouge est un prédateur des milieux désertiques qui chasse en solitaire ou en couple. De grande taille, elle peut faire un adversaire redoutable. On en trouve dans les déserts de l’Est et dans le Sud des royaumes de Shahia. + La Hyène à Tête Rouge choisit sa femelle après avoir combattu de nombreux mâles prétendants et reste avec elle jusqu’à la naissance des petits qui sont élevés dans une tanière creusée dans le sable. À partir de la naissance, la femelle ne quitte plus la tanière et attend la naissance de cinq à six rejetons. Elle n’est nourrie que par le mâle qui lui amène régulièrement des proies. Durant cette période, la femelle est extrêmement agressive. À la naissance des petites Hyènes à Tête Rouge, le mâle est congédié par la mère. En effet, celui-ci serait capable de les dévorer. + La Hyène à Tête Rouge chasse la plupart du temps des petits reptiles, des petits mammifères, des scorpions mais aussi de jeunes antilopes. La Hyène à Tête Rouge est un animal craintif qui, s’elle est acculé et qu’il ne peut prendre la fuite, peut devenir un redoutable adversaire. + Certaines personnes perdues dans le désert et très affaiblies ont été dévorées par une Hyène à Tête Rouge mais cela reste rare.</text:p>
      <text:p text:style-name="Text_20_body">§§§ .hero "<text:span text:style-name="T2">Je me trouvais dans le désert. Voilà trois jours que ma monture avait servi de nourriture à des hyènes. J’étais épuisé et ma peau brûlée par le soleil formait de grosses plaques de croûtes.</text:span> + <text:span text:style-name="T2">Les heures m’étaient comptées. Un miracle eut lieu. Au détour d’un canyon, je vis une espèce de hyène tachetée, au pelage roux zébré de beige, en train de dépecer une antilope. Ignorant ma peur, je fonçai vers elle en vociférant et en agitant les bras. La bête craintive s’enfuit à grandes enjambées, en hurlant sa frustration, me montrant ses crocs de mâchoire inférieure qui remontaient sur son museau tel un phacochère. La fourrure épaisse de son dos qui revenait sur sa tête était d’un roux presque rouge et la bête avait un petit regard noir vicieux avec des pupilles rouges. Je plantai mes dents dans le cou de l’antilope et m’abreuvai de son sang tel un vampire. Je découpai ensuite rapidement un cuissot et m’éloignais tandis que l’espèce de grosse hyène revenait avec deux compagnes pour en découdre. elles s’arrêtèrent à la carcasse de l’antilope et commencèrent à s’en disputer les restes. Je partis discrètement</text:span>." + <text:span text:style-name="T1">Souvenirs de Brycham l’Aventureux</text:span> §§§ — title: "Hyène géante" type: "Bête" size: "G" alignment: "non-alignée" challenge: "1" customHP: "36" abilityScores: for: 16 dex: 14 con: 14 int: 2 sag: 12 cha: 7 ac: armorType: "custom" value: "13" skills:</text:p>
      <text:list text:style-name="L66">
        <text:list-item>
          <text:p text:style-name="P66">name: "perception" movement: walk: 15 senses: languages:</text:p>
        </text:list-item>
        <text:list-item>
          <text:p text:style-name="P66">"" environments:</text:p>
        </text:list-item>
        <text:list-item>
          <text:p text:style-name="P66">Désert chaud</text:p>
        </text:list-item>
        <text:list-item>
          <text:p text:style-name="P66">Plaine / Champs / Prairie / Savane</text:p>
        </text:list-item>
      </text:list>
      <text:p text:style-name="Horizontal_20_Line"/>
      <text:h text:style-name="Heading_20_4" text:outline-level="4"><text:bookmark-start text:name="_capacités_33"/>Capacités<text:bookmark-end text:name="_capacités_33"/></text:h>
      <text:p text:style-name="First_20_paragraph"><text:span text:style-name="T2">*Déchaînée*</text:span>. Quand la hyène réduit les points de vie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58"/>Actions<text:bookmark-end text:name="_actions_58"/></text:h>
      <text:p text:style-name="First_20_paragraph"><text:span text:style-name="T2">*Morsure*</text:span>. <text:span text:style-name="T2">Attaque d’arme au corps à corps</text:span> : +5 pour toucher, allonge 1,50 m, une cible. + <text:span text:style-name="T2">Touché</text:span> : 10 dégâts perforants. — title: "Khoulggotateelle" type: "Aberration" subtype: "Déesse primaire" size: "Gig" alignment: "Neutre" challenge: "30" customHP: "700" abilityScores: for: 27 dex: 24 con: 25 int: 23 sag: 29 cha: 22 savingThrows:</text:p>
      <text:list text:style-name="L67">
        <text:list-item>
          <text:p text:style-name="P67">"for"</text:p>
        </text:list-item>
        <text:list-item>
          <text:p text:style-name="P67">"sag" ac: armorType: "custom" value: "27 (armure naturelle)" movement: walk: 18 senses: darkvision: 72 conditionImmunities:</text:p>
        </text:list-item>
        <text:list-item>
          <text:p text:style-name="P67">"assourdi"</text:p>
        </text:list-item>
        <text:list-item>
          <text:p text:style-name="P67">"aveugle"</text:p>
        </text:list-item>
        <text:list-item>
          <text:p text:style-name="P67">"charme"</text:p>
        </text:list-item>
        <text:list-item>
          <text:p text:style-name="P67">"empoisonne"</text:p>
        </text:list-item>
        <text:list-item>
          <text:p text:style-name="P67">"inconscient"</text:p>
        </text:list-item>
        <text:list-item>
          <text:p text:style-name="P67">"terrorise" damageTypeResistances:</text:p>
        </text:list-item>
        <text:list-item>
          <text:p text:style-name="P67">"c-p-t-non-magique" damageTypeImmunities:</text:p>
        </text:list-item>
        <text:list-item>
          <text:p text:style-name="P67">"acide"</text:p>
        </text:list-item>
        <text:list-item>
          <text:p text:style-name="P67">"feu"</text:p>
        </text:list-item>
        <text:list-item>
          <text:p text:style-name="P67">"foudre"</text:p>
        </text:list-item>
        <text:list-item>
          <text:p text:style-name="P67">"froid"</text:p>
        </text:list-item>
        <text:list-item>
          <text:p text:style-name="P67">"necrotique"</text:p>
        </text:list-item>
      </text:list>
      <text:p text:style-name="First_20_paragraph">languages:</text:p>
      <text:list text:style-name="L68">
        <text:list-item>
          <text:p text:style-name="P68">"commun"</text:p>
        </text:list-item>
        <text:list-item>
          <text:p text:style-name="P68">"abyssal"</text:p>
        </text:list-item>
        <text:list-item>
          <text:p text:style-name="P68">"céleste"</text:p>
        </text:list-item>
        <text:list-item>
          <text:p text:style-name="P68">"infernal"</text:p>
        </text:list-item>
        <text:list-item>
          <text:p text:style-name="P68">"primordial"</text:p>
        </text:list-item>
        <text:list-item>
          <text:p text:style-name="P68">"noir parler"</text:p>
        </text:list-item>
        <text:list-item>
          <text:p text:style-name="P68">"sylvestre"</text:p>
        </text:list-item>
      </text:list>
      <text:p text:style-name="First_20_paragraph">telepathy: 72 source: "Elric"</text:p>
      <text:p text:style-name="Horizontal_20_Line"/>
      <text:h text:style-name="Heading_20_4" text:outline-level="4"><text:bookmark-start text:name="_capacités_34"/>Capacités<text:bookmark-end text:name="_capacités_34"/></text:h>
      <text:p text:style-name="First_20_paragraph"><text:span text:style-name="T2">*Absorption de la trame*</text:span>. Quand Khoulggotateelle contre ou dissipe un sort, elle est soignée d’un nombre de points d’action égal à deux fois les points de Magie ou de Foi dépensés pour le sort.</text:p>
      <text:p text:style-name="Text_20_body"><text:span text:style-name="T2">*Résistance à la magie*</text:span>. Khoulggotateel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6/jour)*</text:span>. Si Khoulggotateelle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59"/>Actions<text:bookmark-end text:name="_actions_59"/></text:h>
      <text:p text:style-name="First_20_paragraph"><text:span text:style-name="T2">*Attaques multiples*</text:span>. Khoulggotateelle effectue six attaques.</text:p>
      <text:p text:style-name="Text_20_body"><text:span text:style-name="T2">*griffes*</text:span>. <text:span text:style-name="T2">Attaque d’arme au corps à corps</text:span> : +18 pour toucher, allonge 3 m, une cible. + <text:span text:style-name="T2">Touché</text:span> : 20 dégâts perforants.</text:p>
      <text:p text:style-name="Text_20_body">*Fouet*<text:span text:style-name="T2">. _Attaque d’arme au corps à corps</text:span> : +18 pour toucher, allonge 3 m, une cible. + <text:span text:style-name="T2">Touché</text:span> : 20 dégâts tranchants et JS de constitution DD 25 ou flétrissement mortel de 1d6 cumulatif par round (1d6 le premier round, 2d6 le second, 3d6 le troisième etc…​)(finesse, allonge)</text:p>
      <text:h text:style-name="Heading_20_4" text:outline-level="4"><text:bookmark-start text:name="_actions_légendaires_5"/>Actions légendaires<text:bookmark-end text:name="_actions_légendaires_5"/></text:h>
      <text:p text:style-name="First_20_paragraph">Khoulggotateell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Khoulggotateelle fait une attaque.</text:p>
      <text:p text:style-name="Text_20_body"><text:span text:style-name="T2">*Morbidité*</text:span>. Khoulggotateelle peut utiliser n’importe quel sort de l’école de Magie de Nécromancie, la résistance à ses sorts est DD 25.</text:p>
      <text:p text:style-name="Text_20_body"><text:span text:style-name="T2">*Faux semblant*</text:span>. Khoulggotateelle peut utiliser n’importe quel sort de l’école de Magie des illusions, la résistance à ses sorts est DD 25.</text:p>
      <text:p text:style-name="Text_20_body"><text:span text:style-name="T2">*Hémorragie*</text:span>. Khoulggotateelle désigne une cible qu’elle peut voir dans un rayon de 30 m. Cette cible doit réussir un jet de sauvegarde de Constitution DD 25 ou subir 6d6 de saignement chaque round jusqu’à réussir son jet de sauvegarde ou bénéficier de soins magiques.</text:p>
      <text:h text:style-name="Heading_20_4" text:outline-level="4"><text:bookmark-start text:name="_description_3"/>Description<text:bookmark-end text:name="_description_3"/></text:h>
      <text:p text:style-name="First_20_paragraph">Déesse du destin + Elle, l’Indéfinissable + <text:span text:style-name="T1">Symbole</text:span> : 9 flèches sur un cœur ou sur une poitrine, entourées de tresses de cheveux humains. + <text:span text:style-name="T1">Plan d’origine</text:span> : Le Simulacre du Paradis de Khoulggotateelle + <text:span text:style-name="T1">Attribution</text:span> : Mort, cœur, tresse + <text:span text:style-name="T1">Adorateur</text:span> : aucun officiellement Alignement des prêtres : N, s’il y a encore des prêtres + <text:span text:style-name="T1">Domaine</text:span> : Mort, Destin + <text:span text:style-name="T1">Arme de prédilection</text:span> : fouet + Khoulggotateelle, déesse du destin et en particulier de la mort est dépeinte dans de vielles sculptures de bois comme une grande femme, maigre et nue, s’écartant la poitrine pour laisser apercevoir un trou béant. Elle tient dans sa bouche son cœur saignant, criblé de nombreuses flèches. La plupart du temps, le cœur est transpercé de 9 flèches, le nombre 9 représentant la fin d’un cycle ou le renouveau. Elle possède comme cheveux 9 tresses irrégulières et de couleur différentes. Elle ne possède pas d’yeux si ce n’est des morceaux de charbon. On dit qu’elle vole les yeux des personnes aveugles pour recouvrir la vue. La déesse primaire tresse les cheveux qui représente la vie, jusqu’à ce qu’il n’y en ait plus ou jusqu’à ce qu’elle les coupe. Cette déesse a créé une chose dans l’univers : le destin. Celui qui est inamovible. On dit qu’elle a aussi créée le hasard. Cette déesse a disparue à une date inconnue. On présume qu’elle a disparue à cause de l’avancée des civilisation et donc la disparition des rites anciens et primitifs. D’autre plus intellectuel, qui y croient encore, pense qu’elle n’a pas voulue connaître son propre destin dans le risque de finir déchue par un dieu plus ambitieux et plus puissant. Cependant, certain village et peuple, où l’inceste, les sacrifices humains, la polygamies sont encore chose très communes, vénèrent encore ce reliquat d’un âge où les peuples humanoïdes n’étaient qu’à leur prémices. Cette ancienne divinité paraît-il, est quelqu’un d’indifférente aux prières et aux supplications de ses fidèles, qui retire sans vergogne la vie au plus innocent des enfants. Elle tire son pouvoir de la terreur qu’elle afflige aux mortels et par leurs prières, elle devient plus puissante. Elle est l’une des sources de la nécromancie.</text:p>
      <text:h text:style-name="Heading_20_4" text:outline-level="4"><text:bookmark-start text:name="_dogme_3"/>Dogme<text:bookmark-end text:name="_dogme_3"/></text:h>
      <text:p text:style-name="First_20_paragraph">Les dieux redoutaient depuis toujours leur plus ancienne camarade, Khoulggotateelle. Elle pouvait, si elle le souhaitait, mettre un terme à leur règne divin, étant l’incarnation du destin. Ils planifièrent un complot pour la renverser. Ce qui fonctionna puisqu’elle a été oubliée des hommes. + Les seuls apparitions de cette déesse était dans une forêt dont le nom a été oublié. Elle apparaissait à la veille d’une mort d’une personne à la lisière des bois. Depuis, les sombres et étranges bois épais sont considérés comme maudits, et personne n’ose y mettre le pied même les plus fous ou les plus puissants.</text:p>
      <text:h text:style-name="Heading_20_4" text:outline-level="4"><text:bookmark-start text:name="_clergé_et_temples_3"/>Clergé et temples<text:bookmark-end text:name="_clergé_et_temples_3"/></text:h>
      <text:p text:style-name="First_20_paragraph">Les prêtres et prêtresses de Khoulggotateelle sont tous pourchassés comme des hérétiques par rapport aux dieux. Bien qu’il reste quelques lieux de culte, la plupart sont en voies de perdition, à cause des attaques d’inquisiteurs, ou de la désertification des croyants. + Les lieux des temples sont des plus secrets. Ceux qui détiennent ce secret sans divulguer ces informations de pleins gré sont, sans procès, torturés jusqu’à ce que la folie ou la mort arrive.</text:p>
      <text:h text:style-name="Heading_20_4" text:outline-level="4"><text:bookmark-start text:name="_prêtresse_et_prêtre_veth_nar"/>Prêtresse et Prêtre, V’eth-nar<text:bookmark-end text:name="_prêtresse_et_prêtre_veth_nar"/></text:h>
      <text:p text:style-name="First_20_paragraph">Bien qu’ils restent discrets en société, le monde finit bien par découvrir leur identité. Les V’eth-nar sont les prêtres et prêtresses d’Elle. Ce sont des hommes et des femmes plus ou moins normaux, habillés en robe et maquillé en noir. La chose qui les différencie tant d’un mage, c’est qu’ils portent tous un collier de tresse d’une femme récemment morte. Ils ne s’en sépare jamais et se suicideront peu de temps après l’avoir perdu. Cette tresse leur servirai de support pour communiquer avec leur déesse. Ils prélève aussi sur les morts, les yeux pour les offrir à leur déesse. Selon leur rang hiérarchique, ils ont plus de tresses au cou. Bien entendu, les V’eth-nar sont pourchassé par les autorités.</text:p>
      <text:h text:style-name="Heading_20_4" text:outline-level="4"><text:bookmark-start text:name="_fouet"/>Fouet<text:bookmark-end text:name="_fouet"/></text:h>
      <text:p text:style-name="First_20_paragraph">Khoulggotatelle possède un fouet baptisée V’ethrulbh, la signification du nom est inconnue, mais cela voudrait dire « Destin ». Ce fouet est dans les légendes interdites, faites de tresses humaine. Ceux qui sont touchés par le fouet meurent et alimentent le pouvoir de la déesse primaire. Mais ce fouet peut aussi ouvrir la porte menant aux dieux</text:p>
      <text:h text:style-name="Heading_20_4" text:outline-level="4"><text:bookmark-start text:name="_avatars_3"/>Avatars<text:bookmark-end text:name="_avatars_3"/></text:h>
      <text:p text:style-name="First_20_paragraph">Aucun avatars n’est connu de cette entité.</text:p>
      <text:h text:style-name="Heading_20_4" text:outline-level="4"><text:bookmark-start text:name="_pouvoirs_3"/>Pouvoirs<text:bookmark-end text:name="_pouvoirs_3"/></text:h>
      <text:p text:style-name="First_20_paragraph">Elle a le pouvoir de tuer quiconque de son fouet, qui parvient à tout le monde de n’importe quel plan. + Elle peut créer n’importe quelle illusion. + Ses paroles ont le même effet que le sort souhait, mais en beaucoup plus puissant. Ainsi les représentation d’elle sont toujours avec un cœur dans la bouche pour « l’empêcher » de parler. Bien qu’aucune théorie n’avait imaginer cela, les Lhufhtashogg sont en réalité l’œuvre de l’Indefinnisable. Elle en a incrusté dans le monde comme des verrues à éradiquer. Ces puits rongent la fertilité du monde jusqu’à ce ne soit plus qu’un vulgaire rocher. Aussi les sacrifices que les prêtres font en pensant qu’ils alimentent leur dieux par l’intermédiaire de ces puits, alimentent en fait Khoulggotatelle. + Khoulggotatelle approfondie chaque jour dans sa longue éternité les abysses des plans, pour qu’un jour ces plans s’effritent et se détachent du tout de leur plan. Le jour où les mondes se disloqueront, sera le premier signe annonciateur de l’apocalypse. Grimmgath a d’ailleurs profité de ce sort pour enfermer La Mangeuse D’Hommes dans ces abysses. + — title: "Lézard" type: "Bête" size: "TP" alignment: "non-alignée" challenge: "0" customHP: "3" abilityScores: for: 2 dex: 11 con: 10 int: 1 sag: 8 cha: 3 ac: armorType: "custom" value: "9" movement: walk: 6 climb: 6 senses: darkvision: 9 languages:</text:p>
      <text:list text:style-name="L69">
        <text:list-item>
          <text:p text:style-name="P69">"" environments:</text:p>
        </text:list-item>
        <text:list-item>
          <text:p text:style-name="P69">Désert chaud</text:p>
        </text:list-item>
        <text:list-item>
          <text:p text:style-name="P69">Jungle dungeonTypes:</text:p>
        </text:list-item>
        <text:list-item>
          <text:p text:style-name="P69">Caverne sous-marine</text:p>
        </text:list-item>
      </text:list>
      <text:p text:style-name="Horizontal_20_Line"/>
      <text:h text:style-name="Heading_20_4" text:outline-level="4"><text:bookmark-start text:name="_actions_60"/>Actions<text:bookmark-end text:name="_actions_60"/></text:h>
      <text:p text:style-name="First_20_paragraph"><text:span text:style-name="T2">*Morsure*</text:span>. <text:span text:style-name="T2">Attaque d’arme au corps à corps</text:span> : +0 pour toucher, allonge 1,50 m, une cible. + <text:span text:style-name="T2">Touché</text:span> : 1 dégât perforant. — title: "Lézard géant" type: "Bête" size: "G" alignment: "non-alignée" challenge: "0.25" customHP: "28" abilityScores: for: 15 dex: 12 con: 13 int: 2 sag: 10 cha: 5 ac: armorType: "custom" value: "13 (armure naturelle)" movement: walk: 9 climb: 9 senses: darkvision: 9 languages:</text:p>
      <text:list text:style-name="L70">
        <text:list-item>
          <text:p text:style-name="P70">"" environments:</text:p>
        </text:list-item>
        <text:list-item>
          <text:p text:style-name="P70">Désert chaud</text:p>
        </text:list-item>
        <text:list-item>
          <text:p text:style-name="P70">Jungle dungeonTypes:</text:p>
        </text:list-item>
        <text:list-item>
          <text:p text:style-name="P70">Caverne sous-marine</text:p>
        </text:list-item>
      </text:list>
      <text:p text:style-name="Horizontal_20_Line"/>
      <text:h text:style-name="Heading_20_4" text:outline-level="4"><text:bookmark-start text:name="_actions_61"/>Actions<text:bookmark-end text:name="_actions_61"/></text:h>
      <text:p text:style-name="First_20_paragraph"><text:span text:style-name="T2">*Morsure*</text:span>. <text:span text:style-name="T2">Attaque d’arme au corps à corps</text:span> : +4 pour toucher, allonge 1,50 m, une cible. + <text:span text:style-name="T2">Touché</text:span> : 6 dégâts perforants. — title: "Lhaothlastholo" type: "Aberration" subtype: "Dieu Primaire" size: "Gig" alignment: "N" challenge: "29" customHP: "680" abilityScores: for: 22 dex: 18 con: 25 int: 20 sag: 29 cha: 20 savingThrows:</text:p>
      <text:list text:style-name="L71">
        <text:list-item>
          <text:p text:style-name="P71">"for"</text:p>
        </text:list-item>
        <text:list-item>
          <text:p text:style-name="P71">"dex"</text:p>
        </text:list-item>
        <text:list-item>
          <text:p text:style-name="P71">"con"</text:p>
        </text:list-item>
        <text:list-item>
          <text:p text:style-name="P71">"int"</text:p>
        </text:list-item>
        <text:list-item>
          <text:p text:style-name="P71">"sag"</text:p>
        </text:list-item>
        <text:list-item>
          <text:p text:style-name="P71">"cha" ac: armorType: "custom" value: "25 (armure naturelle)" movement: walk: 18 senses: darkvision: 72 conditionImmunities:</text:p>
        </text:list-item>
        <text:list-item>
          <text:p text:style-name="P71">"a-terre"</text:p>
        </text:list-item>
        <text:list-item>
          <text:p text:style-name="P71">"charme"</text:p>
        </text:list-item>
        <text:list-item>
          <text:p text:style-name="P71">"epuise"</text:p>
        </text:list-item>
        <text:list-item>
          <text:p text:style-name="P71">"empoigne"</text:p>
        </text:list-item>
        <text:list-item>
          <text:p text:style-name="P71">"empoisonne"</text:p>
        </text:list-item>
        <text:list-item>
          <text:p text:style-name="P71">"entrave"</text:p>
        </text:list-item>
        <text:list-item>
          <text:p text:style-name="P71">"etourdi"</text:p>
        </text:list-item>
        <text:list-item>
          <text:p text:style-name="P71">"inconscient"</text:p>
        </text:list-item>
        <text:list-item>
          <text:p text:style-name="P71">"terrorise" damageTypeResistances:</text:p>
        </text:list-item>
        <text:list-item>
          <text:p text:style-name="P71">"contondant"</text:p>
        </text:list-item>
        <text:list-item>
          <text:p text:style-name="P71">"feu"</text:p>
        </text:list-item>
        <text:list-item>
          <text:p text:style-name="P71">"force"</text:p>
        </text:list-item>
        <text:list-item>
          <text:p text:style-name="P71">"foudre"</text:p>
        </text:list-item>
        <text:list-item>
          <text:p text:style-name="P71">"froid"</text:p>
        </text:list-item>
        <text:list-item>
          <text:p text:style-name="P71">"necrotique"</text:p>
        </text:list-item>
      </text:list>
      <text:p text:style-name="First_20_paragraph">damageTypeImmunities:</text:p>
      <text:list text:style-name="L72">
        <text:list-item>
          <text:p text:style-name="P72">"c-p-t-non-magique"</text:p>
        </text:list-item>
        <text:list-item>
          <text:p text:style-name="P72">"poison"</text:p>
        </text:list-item>
        <text:list-item>
          <text:p text:style-name="P72">"psychique"</text:p>
        </text:list-item>
      </text:list>
      <text:p text:style-name="First_20_paragraph">languages:</text:p>
      <text:list text:style-name="L73">
        <text:list-item>
          <text:p text:style-name="P73">"commun"</text:p>
        </text:list-item>
        <text:list-item>
          <text:p text:style-name="P73">"abyssal"</text:p>
        </text:list-item>
        <text:list-item>
          <text:p text:style-name="P73">"céleste"</text:p>
        </text:list-item>
        <text:list-item>
          <text:p text:style-name="P73">"draconique"</text:p>
        </text:list-item>
        <text:list-item>
          <text:p text:style-name="P73">"géant"</text:p>
        </text:list-item>
        <text:list-item>
          <text:p text:style-name="P73">"infernal"</text:p>
        </text:list-item>
        <text:list-item>
          <text:p text:style-name="P73">"primordial"</text:p>
        </text:list-item>
        <text:list-item>
          <text:p text:style-name="P73">"noir parler"</text:p>
        </text:list-item>
        <text:list-item>
          <text:p text:style-name="P73">"sylvestre"</text:p>
        </text:list-item>
      </text:list>
      <text:p text:style-name="First_20_paragraph">telepathy: 72</text:p>
      <text:p text:style-name="Text_20_body">source: "Elric"</text:p>
      <text:p text:style-name="Horizontal_20_Line"/>
      <text:h text:style-name="Heading_20_4" text:outline-level="4"><text:bookmark-start text:name="_capacités_35"/>Capacités<text:bookmark-end text:name="_capacités_35"/></text:h>
      <text:p text:style-name="First_20_paragraph"><text:span text:style-name="T2">*Absorption de la trame*</text:span>. Quand Lhaothlastholo contre ou dissipe un sort, il est soigné d’un nombre de points d’action égal à deux fois les points de Magie ou de Foi dépensés pour le sort.</text:p>
      <text:p text:style-name="Text_20_body"><text:span text:style-name="T2">*Inébranlable*</text:span>. Lhaothlastholo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haothlastholo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Lhaothlastholo rate un jet de sauvegarde, il peut choisir à la place de le réussir.</text:p>
      <text:h text:style-name="Heading_20_4" text:outline-level="4"><text:bookmark-start text:name="_actions_62"/>Actions<text:bookmark-end text:name="_actions_62"/></text:h>
      <text:p text:style-name="First_20_paragraph"><text:span text:style-name="T2">*Attaques multiples*</text:span>. Lhaothlastholo effectue 3 attaques.</text:p>
      <text:p text:style-name="Text_20_body"><text:span text:style-name="T2">*Pattes griffues*</text:span>. <text:span text:style-name="T2">Attaque d’arme au corps à corps</text:span> : +14 pour toucher, allonge 3 m, une cible. + <text:span text:style-name="T2">Touché</text:span> : 20 dégâts perforants.</text:p>
      <text:p text:style-name="Text_20_body"><text:span text:style-name="T2">*Morsur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2. Elle subit 9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text:span text:style-name="T2">*Langue gluante*</text:span>. <text:span text:style-name="T2">Attaque d’arme à distance</text:span> : +14 pour toucher, allonge 18 m, une cible. + <text:span text:style-name="T2">Touché</text:span> : 20 dégâts perforants et la cible doit effectuer un <text:a xlink:type="simple" xlink:href="/utiliser-les-caracteristiques/#jets-de-sauvegarde" office:name=""><text:span text:style-name="Definition">jet de sauvegarde</text:span></text:a> de Force DD 22 ou être <text:a xlink:type="simple" xlink:href="/gerer-la-sante-du-personnage/#entrave" office:name=""><text:span text:style-name="Definition"><text:span text:style-name="T2">entravée</text:span></text:span></text:a> en cas de <text:a xlink:type="simple" xlink:href="/utiliser-les-caracteristiques/#jets-de-sauvegarde" office:name=""><text:span text:style-name="Definition">jet de sauvegarde</text:span></text:a> raté. Une personne <text:a xlink:type="simple" xlink:href="/gerer-la-sante-du-personnage/#entrave" office:name=""><text:span text:style-name="Definition"><text:span text:style-name="T2">entravée</text:span></text:span></text:a> peut tenter de se libérer tous les rounds ou être mâchée par Lhaothlastholo (son attaque de morsure empoisonnée réussie automatiquement).</text:p>
      <text:h text:style-name="Heading_20_4" text:outline-level="4"><text:bookmark-start text:name="_actions_légendaires_6"/>Actions légendaires<text:bookmark-end text:name="_actions_légendaires_6"/></text:h>
      <text:p text:style-name="First_20_paragraph">Lhaothlastholo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haothlastholo fait une attaque.</text:p>
      <text:p text:style-name="Text_20_body"><text:span text:style-name="T2">*Abjureur nécromant*</text:span>. Lhaothlastholo peut utiliser n’importe quel sort de l’école de Magie de Nécromancie et d’Abjuration, la résistance à ses sorts est DD 25.</text:p>
      <text:p text:style-name="Text_20_body"><text:span text:style-name="T2">*Changement de trame des réalités*</text:span>. Si Lhaothlastholo désigne une cible qu’elle peut voir dans un rayon de 30 m. Cette cible doit réussir un jet de sauvegarde de Sagesse DD 25 ou ses actions durant le round seront simplement annulées.</text:p>
      <text:h text:style-name="Heading_20_4" text:outline-level="4"><text:bookmark-start text:name="_description_4"/>Description<text:bookmark-end text:name="_description_4"/></text:h>
      <text:p text:style-name="First_20_paragraph">Dieu des prophéties, des malédictions, des bénédictions et des secrets + <text:span text:style-name="T1">Symbole</text:span> : une bouche cousue sur un parchemin + <text:span text:style-name="T1">Plan d’origine</text:span> : - <text:span text:style-name="T1">Alignement</text:span> : Neutre + <text:span text:style-name="T1">Attribution</text:span> : prophéties, secrets, dons, chance, malchance + <text:span text:style-name="T1">Adorateur</text:span> : toutes races humanoïdes + <text:span text:style-name="T1">Alignement des prêtres</text:span> : N NM NB CN BN + <text:span text:style-name="T1">Domaine</text:span> : Malédiction, Bénédiction, Prophétie + <text:span text:style-name="T1">Arme de prédilection</text:span> : sa langue</text:p>
      <text:p text:style-name="Text_20_body"><text:span text:style-name="T2">- "Papa, Maman, venez voir j’ai attrapé des crapauds à la lisière de la forêt ! Regardez comme ils ont l’air bon…​""</text:span> Un enfant d’une humble famille de paysan, peu de temps avant que le toit s’effondre accidentellement sur eux durant la nuit.</text:p>
      <text:p text:style-name="Text_20_body">Lhaothlastholo, dieu des prophéties, des malédictions, des bénédiction et des secrets est représenté dans les sculptures de pierres comme un crapaud géant à tête d’enfant qui tire la langue malgré sa bouche cousue. Il a un œil derrière la tête, et porte sur lui de longs rubans de parchemin écrits dans une langue incompréhensible. La bouche cousue du crapaud représente le secret, sa langue tirée représente les malédictions, son unique œil sur son cou représente à l’inverse, les bénédictions. + Quant à ses rubans gribouillés de signes incompris, cela représente les prophéties que seul lui peut comprendre. Ce dieu a donc créé les prophéties grâce à un parchemin que Khoulggotateelle seule détient. Sur ce parchemin toutes les prophéties sont écrites. Ce dieu bien qu’encore vénéré par quelques devins, n’est plus apprécié des peuples. Sa disparition soudaine ainsi que celle de ses avatars en est peut être pour quelque chose. L’apparence de ce dieu en bébé-crapaud vient des peuples primitifs, qui pensaient que trouver un crapaud sur sa route était chance de bonheur ou encore de grands malheurs. Cette idée est encore plus renforcée par la naissance d’un tristement célèbre seigneur qui naquit avec un crapaud dans son berceau, et qui provoqua une grande ère de famine et de maladie dans de nombreuses régions. Enfin c’est ce qui est raconté.</text:p>
      <text:h text:style-name="Heading_20_4" text:outline-level="4"><text:bookmark-start text:name="_dogme_4"/>Dogme<text:bookmark-end text:name="_dogme_4"/></text:h>
      <text:p text:style-name="First_20_paragraph">Ce dieu restait loin des affaires des autres divins. Les autres dieux en étaient d’ailleurs bien ravis, car sa présence était aussi très symbolique en malheur comme en bonheur pour tout les dieux. + Lhaothlastholo apparut plusieurs fois dans les cours des rois. Enfin c’est ce que l’on dit car ce fut toujours avant de grands massacre sans aucun rescapé.</text:p>
      <text:h text:style-name="Heading_20_4" text:outline-level="4"><text:bookmark-start text:name="_clergé_et_temples_4"/>Clergé et temples<text:bookmark-end text:name="_clergé_et_temples_4"/></text:h>
      <text:p text:style-name="First_20_paragraph">Les prêtres de Lhaothlastholo sont tous bien portant, et se tatouent la langue d’un signe du dieu. Bien qu’ils n’y comprennent rien aux signes, ils en sont tellement fiers qu’ils tirent toujours la langue. Les prêtres se comportent en moine, restent enfermés entre eux et sont habillés en toge. Ils se comportent aussi comme des messagers du dieu et des devins. + Les temples sont facilement identifiables, tellement il y a de statue du crapaud. Malheureusement, ce culte se perd et les moines sont de moins en moins nombreux. Ainsi des temples abandonnés sont souillés par des mages qui en font leur repère ou bien des bandits en cavale. + Lhaothlastholo enseigne l’acceptation des choses, qu’elles soit bonnes ou mauvaises. Ce fut d’ailleurs un problème lorsque des bandits vinrent les massacrer et qu’ils ne se défendirent point. + L’Homme vénérait Lhaothlastholo avant une naissance pour attirer la bonne fortune ou bien pour l’éviter. Mais maintenant les prières ne semblent plus venir aux oreilles du dieu depuis qu’il est l’esclave de Khoulggotateelle.</text:p>
      <text:h text:style-name="Heading_20_4" text:outline-level="4"><text:bookmark-start text:name="_avatars_4"/>Avatars<text:bookmark-end text:name="_avatars_4"/></text:h>
      <text:p text:style-name="First_20_paragraph">Ce dieu a perdu trop de fidèles pour posséder des avatars.</text:p>
      <text:h text:style-name="Heading_20_4" text:outline-level="4"><text:bookmark-start text:name="_pouvoirs_4"/>Pouvoirs<text:bookmark-end text:name="_pouvoirs_4"/></text:h>
      <text:p text:style-name="First_20_paragraph">Il a le pouvoir de créer et de modifier les prophéties à sa guise. + Il peut jeter toutes les malédictions possibles ainsi que toutes les bénédictions possibles. Il connaît tout les secrets et les faiblesses des dieux. Son croassement de crapaud peut provoquer des ouragans ou des tempêtes. Lhaothlastholo n’a accès à ses pouvoirs qu’avec sa langue où est écrit tout ses secrets. Pour l’instant, Khoulggotateelle possède cette langue, préparant sa terrible vengeance auprès des dieux dans sa profonde éternité hors du temps. Lhaothlastholo, privé de toute sa puissance ouvre de plus en plus grand sa bouche enfantine en quête de sa langue jusqu’à ce qu’il la trouvera. Mais lorsque les étoiles disparaîtront avec le soleil, c’est que le crapaud n’est pas loin…​ — title: "Lion" type: "Bête" size: "G" alignment: "non-alignée" challenge: "1" customHP: "34" abilityScores: for: 17 dex: 15 con: 13 int: 3 sag: 12 cha: 8 ac: armorType: "custom" value: "13" skills:</text:p>
      <text:list text:style-name="L74">
        <text:list-item>
          <text:p text:style-name="P74">name: "discretion" isExpert: true</text:p>
        </text:list-item>
        <text:list-item>
          <text:p text:style-name="P74">name: "perception" movement: walk: 15 senses: languages:</text:p>
        </text:list-item>
        <text:list-item>
          <text:p text:style-name="P74">"" environments:</text:p>
        </text:list-item>
        <text:list-item>
          <text:p text:style-name="P74">Plaine / Champs / Prairie / Savane</text:p>
        </text:list-item>
      </text:list>
      <text:p text:style-name="Horizontal_20_Line"/>
      <text:h text:style-name="Heading_20_4" text:outline-level="4"><text:bookmark-start text:name="_capacités_36"/>Capacités<text:bookmark-end text:name="_capacités_36"/></text:h>
      <text:p text:style-name="First_20_paragraph"><text:span text:style-name="T2">*Bond agressif*</text:span>. Si le lion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lion peut effectuer une attaque de morsure contre elle par une action bonus.</text:p>
      <text:p text:style-name="Text_20_body"><text:span text:style-name="T2">*Odorat aiguisé*</text:span>. Le lion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Saut avec élan*</text:span>. Le lion peut sauter une longueur maximale de 7,50 mètres s’il prend un élan de 3 mètres.</text:p>
      <text:p text:style-name="Text_20_body"><text:span text:style-name="T2">*Tactique de groupe*</text:span>. Le li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io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3"/>Actions<text:bookmark-end text:name="_actions_63"/></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Lôchetos Vlatcano" type: "PJ" subtype: "Meldète" size: "M" alignment: "Chaotique neutre" challenge: "8" customHP: "38" abilityScores: for: 10 dex: 11 con: 14 int: 10 sag: 12 cha: 16 customSavingThrows: "for +1, dex +6, con +3, int +3, sag +2, cha +6 " savingThrows:</text:p>
      <text:list text:style-name="L75">
        <text:list-item>
          <text:p text:style-name="P75">"dex"</text:p>
        </text:list-item>
        <text:list-item>
          <text:p text:style-name="P75">"dex"</text:p>
        </text:list-item>
        <text:list-item>
          <text:p text:style-name="P75">"int"</text:p>
        </text:list-item>
        <text:list-item>
          <text:p text:style-name="P75">"cha" ac: armorType: "custom" value: "16 (cuirasse)" skills:</text:p>
        </text:list-item>
        <text:list-item>
          <text:p text:style-name="P75">name: "custom" value: "acrobatie +1"</text:p>
        </text:list-item>
        <text:list-item>
          <text:p text:style-name="P75">name: "custom" value: "arcanes +1"</text:p>
        </text:list-item>
        <text:list-item>
          <text:p text:style-name="P75">name: "athletisme"</text:p>
        </text:list-item>
        <text:list-item>
          <text:p text:style-name="P75">name: "discretion" isExpert: true</text:p>
        </text:list-item>
        <text:list-item>
          <text:p text:style-name="P75">name: "custom" value: "dressage +2"</text:p>
        </text:list-item>
        <text:list-item>
          <text:p text:style-name="P75">name: "custom" value: "escamotage +1"</text:p>
        </text:list-item>
        <text:list-item>
          <text:p text:style-name="P75">name: "histoire"</text:p>
        </text:list-item>
        <text:list-item>
          <text:p text:style-name="P75">name: "custom" value: "intimidation +4"</text:p>
        </text:list-item>
        <text:list-item>
          <text:p text:style-name="P75">name: "investigation" isExpert: true</text:p>
        </text:list-item>
        <text:list-item>
          <text:p text:style-name="P75">name: "custom" value: "médecine +2"</text:p>
        </text:list-item>
        <text:list-item>
          <text:p text:style-name="P75">name: "custom" value: "nature +1"</text:p>
        </text:list-item>
        <text:list-item>
          <text:p text:style-name="P75">name: "perception" isExpert: true</text:p>
        </text:list-item>
        <text:list-item>
          <text:p text:style-name="P75">name: "perspicacite"</text:p>
        </text:list-item>
        <text:list-item>
          <text:p text:style-name="P75">name: "persuasion" isExpert: true</text:p>
        </text:list-item>
        <text:list-item>
          <text:p text:style-name="P75">name: "custom" value: "religion +1"</text:p>
        </text:list-item>
        <text:list-item>
          <text:p text:style-name="P75">name: "representation" isExpert: true</text:p>
        </text:list-item>
        <text:list-item>
          <text:p text:style-name="P75">name: "supercherie" isExpert: true</text:p>
        </text:list-item>
        <text:list-item>
          <text:p text:style-name="P75">name: "custom" value: "survie +2" movement: walk: 9 senses: languages:</text:p>
        </text:list-item>
        <text:list-item>
          <text:p text:style-name="P75">"le Weslèdh, le commun nordique, le Mèlde dialecte meldète, le Brédète langue meldète et le Khern langue Khernaëe " category: "PJ" — </text:p>
        </text:list-item>
      </text:list>
      <text:h text:style-name="Heading_20_4" text:outline-level="4"><text:bookmark-start text:name="_capacités_37"/>Capacités<text:bookmark-end text:name="_capacités_37"/></text:h>
      <text:p text:style-name="First_20_paragraph"><text:span text:style-name="T2">*Historique:*</text:span> Limier. + <text:span text:style-name="T1">Compétences</text:span>. Investigation ou Perspicacité, Supercherie. + <text:span text:style-name="T1">Outils maîtrisés</text:span>. Accessoires de déguisement, outils de voleur. + <text:span text:style-name="T1">Équipement</text:span>. Accessoires de déguisement, outils de voleur, vêtements discrets, insigne officiel, bourse contenant 20 po. + <text:span text:style-name="T1">Aptitude</text:span>. <text:a xlink:type="simple" xlink:href="/personnalite-et-historique/#entre-deux-mondes" office:name=""><text:span text:style-name="Definition">Entre deux mondes</text:span></text:a></text:p>
      <text:p text:style-name="Text_20_body"><text:span text:style-name="T2">*Maîtrises:*</text:span>. épée longue, rapière, épée courte, hache de bataille, glaive, hache, Armes courantes &amp; épée longue (Double maîtrise), accessoire de déguisement, outils de voleur, instrument tambour, instrument lyre, armure légère, armure intermédiaire.</text:p>
      <text:p text:style-name="Text_20_body"><text:span text:style-name="T2">*Voie des Ombres &amp; Llawenos*</text:span>. Lôchetos est niveau 7 dans la voie des Ombres et Archétype Llawenos.</text:p>
      <text:p text:style-name="Text_20_body"><text:span text:style-name="T2">*Expertise*</text:span>. :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Représentation</text:span> (me rappeler les deux premières)</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Inspiration bardique*</text:span>. <text:span text:style-name="T2">(Llawenos)</text:span>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p text:style-name="Text_20_body"><text:span text:style-name="T2">*Touche à tout*</text:span>. <text:span text:style-name="T2">(Ombre)</text:span> À partir du niveau 3, vous pouvez ajouter la moitié de votre bonus de maîtrise (arrondi au chiffre inférieur) à tous vos tests de caractéristiques qui ne prennent pas déjà en compte votre bonus de maîtrise.</text:p>
      <text:p text:style-name="Text_20_body"><text:span text:style-name="T2">*Chant reposant*</text:span>. <text:span text:style-name="T2">(Llawenos)</text:span>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xpertise*</text:span>. <text:span text:style-name="T2">(Llawenos)</text:span> Au niveau 5, sélectionnez deux compétences que vous maîtrisez. À chaque fois que vous utilisez l’une ou l’autre, votre bonus de maîtrise est doublé pour tout test de caractéristiques qui met en jeu ces compétences. Au niveau 10, vous pouvez choisir deux compétences supplémentaires et les utiliser de la même manière.</text:p>
      <text:p text:style-name="Text_20_body"><text:span text:style-name="T2">*Source d’inspiration*</text:span>. <text:span text:style-name="T2">(Llawenos)</text:span>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p text:style-name="Text_20_body"><text:span text:style-name="T2">*Contre-charme*</text:span>. <text:span text:style-name="T2">(Llawenos)</text:span>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p text:style-name="Text_20_body"><text:span text:style-name="T2">*Mots cinglants*</text:span>. <text:span text:style-name="T2">(Llawenos)</text:span>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Orateur exceptionnel*</text:span>. <text:span text:style-name="T2">(Llawenos)</text:span> Également au niveau 8, vous pouvez utiliser (à volonté) votre capacité d’un inspiration bardique et ajouter le résultat du dé d’inspiration bardique à tous vos tests de Sagesse (Perspicacité), de Charisme (Persuasion) et Charisme (Supercherie).</text:p>
      <text:h text:style-name="Heading_20_4" text:outline-level="4"><text:bookmark-start text:name="_actions_64"/>Actions<text:bookmark-end text:name="_actions_64"/></text:h>
      <text:p text:style-name="First_20_paragraph"><text:span text:style-name="T2">*Cimeterre*</text:span>. <text:span text:style-name="T2">Attaque d’arme au corps à corps</text:span> : +0 pour toucher, allonge 1,50 m, une cible. + <text:span text:style-name="T2">Touché</text:span> : 6 dégâts tranchants (Finesse &amp; légère).</text:p>
      <text:p text:style-name="Text_20_body"><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Dague assassyr’him*</text:span>. <text:span text:style-name="T2">Attaque d’arme au corps à corps</text:span> : +6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Arc court*<text:span text:style-name="T2">. _Attaque d’arme à distance</text:span> : +6 pour toucher, portée 24/96. + <text:span text:style-name="T2">Touché</text:span> : 4 dégâts perforants .</text:p>
      <text:p text:style-name="Text_20_body">§§§ .hero</text:p>
      <text:h text:style-name="Heading_20_5" text:outline-level="5"><text:bookmark-start text:name="_présentation_5"/>Présentation:<text:bookmark-end text:name="_présentation_5"/></text:h>
      <text:p text:style-name="First_20_paragraph">Lôchetos est un Meldète de la caste des Llawenos venant d’une famille installée à Caohaydhan. Son père Taranos est garde de la maison de Gaernor Lugeto. Sa mère Qwyya lui a appris la musique. Son oncle Aberthol vit dans le même quartier.Sedelia est sa soeur et Larixos est son frère. Lôchetos appartient au clan meldète Vlatcano qui a prêté allégeance à Gaenor Lugeto, maître des marais de Geunddon. Il sert d’espion au clan Lugeto. §§§</text:p>
      <text:p text:style-name="Text_20_body">§§§ .hero</text:p>
      <text:h text:style-name="Heading_20_5" text:outline-level="5"><text:bookmark-start text:name="_description_physique_5"/>Description physique:<text:bookmark-end text:name="_description_physique_5"/></text:h>
      <text:p text:style-name="First_20_paragraph">Lôchetos est un Meldète d’une vingtaine de printemps. Il a la peau blanche les cheveux noirs et les yeux bleus. Il mesure un mètre soixante quinze pour soixante dix kilos. Mordu par un loup durant l’hiver, il a une grosse cicatrice sur la hanche gauche. + §§§</text:p>
      <text:p text:style-name="Text_20_body">§§§ .hero</text:p>
      <text:h text:style-name="Heading_20_5" text:outline-level="5"><text:bookmark-start text:name="_equipement_3"/>Equipement:<text:bookmark-end text:name="_equipement_3"/></text:h>
      <text:p text:style-name="First_20_paragraph">Lôchetos possède l’équipement suivant : Accessoire de déguisement, outils de voleur, vêtement discrets, glaive, hache, 26 rations de voyage, 2 torches, 1 armure de cuir, 1 épée courte. 1 armure de cuir cloutée, 1 chaîne, 1 chausse trappe, 1 piège à mâchoire, 1 cadenas, 1 onguent de soin (récup 1d6 pa, doit être au calme), 2 Cimeterres finement ouvragés (Valeur 50po pièce), cuirasse, arc courts, 20 flèches, <text:a xlink:type="simple" xlink:href="/liste-objets-magiques/amulette-antidote" office:name=""><text:span text:style-name="Definition">Amulette antidote</text:span></text:a>, 1 calcédoine (50po), 1 pierre de lune (50po), 1 onyx (50po), quartz rose étoilé (50po), Zircon (50po). + 430PC, 6067 PA, 6 PE, 5709 PO, 100 PP. + §§§</text:p>
      <text:p text:style-name="Text_20_body">§§§ .hero</text:p>
      <text:h text:style-name="Heading_20_5" text:outline-level="5"><text:bookmark-start text:name="_sorts_connus_4"/>Sorts connus:<text:bookmark-end text:name="_sorts_connus_4"/></text:h>
      <text:p text:style-name="First_20_paragraph"><text:span text:style-name="T1">Bonus d’incantation: +1</text:span> + <text:span text:style-name="T1">DD de Sauvegarde: 9</text:span> + <text:span text:style-name="T1">Novice</text:span> : <text:a xlink:type="simple" xlink:href="/grimoire/soin-des-blessures" office:name=""><text:span text:style-name="Definition">soin des blessures</text:span></text:a>. + §§§</text:p>
      <text:p text:style-name="Text_20_body">§§§ .hero</text:p>
      <text:h text:style-name="Heading_20_5" text:outline-level="5"><text:bookmark-start text:name="_patrimoine_3"/>Patrimoine<text:bookmark-end text:name="_patrimoine_3"/></text:h>
      <text:p text:style-name="First_20_paragraph"><text:span text:style-name="T1">Niveau patrimoine faible</text:span> : Le personnage reçoit 3D6 X 100 pièces de d’argent et 2D6 X 50 pièces d’or. + <text:span text:style-name="T1">Un emplacement &amp; un petit entrepôt au port de Thaouet</text:span> 2d6 pièces d’or. §§§</text:p>
      <text:p text:style-name="Text_20_body">§§§ .hero</text:p>
      <text:h text:style-name="Heading_20_5" text:outline-level="5"><text:bookmark-start text:name="_domaine_2"/>Domaine<text:bookmark-end text:name="_domaine_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4"/>Autres informations:<text:bookmark-end text:name="_autres_informations_4"/></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36 353 <text:span text:style-name="T1">Points de Magie</text:span> :10 + <text:span text:style-name="T1">Points de Foi</text:span> :12 + <text:span text:style-name="T1">Points d’honneur</text:span> :35 + §§§</text:p>
      <text:p text:style-name="Text_20_body">§§§ .hero</text:p>
      <text:h text:style-name="Heading_20_5" text:outline-level="5"><text:bookmark-start text:name="_commerce"/>Commerce<text:bookmark-end text:name="_commerce"/></text:h>
      <text:p text:style-name="First_20_paragraph">Achat de quatre grandes barques §§§ — title: "Loup" type: "Bête" size: "M" alignment: "non-alignée" challenge: "0.25" customHP: "13" abilityScores: for: 12 dex: 15 con: 12 int: 3 sag: 12 cha: 6 ac: armorType: "custom" value: "13" skills:</text:p>
      <text:list text:style-name="L76">
        <text:list-item>
          <text:p text:style-name="P76">name: "discretion"</text:p>
        </text:list-item>
        <text:list-item>
          <text:p text:style-name="P76">name: "perception" movement: walk: 12 senses: languages:</text:p>
        </text:list-item>
        <text:list-item>
          <text:p text:style-name="P76">"" environments:</text:p>
        </text:list-item>
        <text:list-item>
          <text:p text:style-name="P76">Bois / Forêt</text:p>
        </text:list-item>
        <text:list-item>
          <text:p text:style-name="P76">Collines / Vallées</text:p>
        </text:list-item>
        <text:list-item>
          <text:p text:style-name="P76">Montagnes</text:p>
        </text:list-item>
      </text:list>
      <text:p text:style-name="Horizontal_20_Line"/>
      <text:h text:style-name="Heading_20_4" text:outline-level="4"><text:bookmark-start text:name="_capacités_38"/>Capacités<text:bookmark-end text:name="_capacités_38"/></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5"/>Actions<text:bookmark-end text:name="_actions_65"/></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Loup des monts du Menezlatar" type: "Bête" size: "M" alignment: "non-alignée" challenge: "0.25" customHP: "14" abilityScores: for: 12 dex: 15 con: 12 int: 3 sag: 14 cha: 6 ac: armorType: "custom" value: "14 (armure naturelle)" skills:</text:p>
      <text:list text:style-name="L77">
        <text:list-item>
          <text:p text:style-name="P77">name: "discretion"</text:p>
        </text:list-item>
        <text:list-item>
          <text:p text:style-name="P77">name: "perception" movement: walk: 12 senses: languages:</text:p>
        </text:list-item>
        <text:list-item>
          <text:p text:style-name="P77">"" environments:</text:p>
        </text:list-item>
        <text:list-item>
          <text:p text:style-name="P77">Montagnes</text:p>
        </text:list-item>
        <text:list-item>
          <text:p text:style-name="P77">Arctique / Subarctique</text:p>
        </text:list-item>
      </text:list>
      <text:p text:style-name="Horizontal_20_Line"/>
      <text:h text:style-name="Heading_20_4" text:outline-level="4"><text:bookmark-start text:name="_capacités_39"/>Capacités<text:bookmark-end text:name="_capacités_39"/></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6"/>Actions<text:bookmark-end text:name="_actions_66"/></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Monts du Menezlatar vivent à très haute altitude et exclusivement dans les zones neigeuses. Ils ont développé un pelage blanc leur permettant de se camoufler dans leur environnement naturel. Ils se déplacent en bande d’une quinzaine d’individus, traquant des gibiers de taille moyenne - la plupart du temps des chevreuils. En période de difficulté, la meute n’hésite pas à s’attaquer aux plus gros ours des Monts du Menezlatar. La meute est placée sous le régime matriarcal, une vieille femelle guide ainsi le groupe. + Animal sauvage par excellence, il est impossible d’apprivoiser ce loup à moins de posséder un don spécifique. + Les Loups des Monts du Menezlatar savent utiliser l’expérience de leurs anciens. + Certains sages pensent qu’ils n’appartiendraient pas au monde animal. Des chasseurs disent même avoir parlé avec eux. Il s’agirait peut-être de créatures venant des premiers âges. Les seules paroles que peuvent rapporter certains égarés ont toujours été entendues par temps de grand blizzard, ce qui rend les témoignages plus que douteux. Quoi qu’il en soit, les hommes et les Loups des Monts du Menezlatar ne vivent pas ensemble et les rencontres sont extrêmement rares.</text:p>
      <text:p text:style-name="Text_20_body">§§§ .hero "<text:span text:style-name="T2">Le blizzard soufflait en une longue plainte. Enveloppé dans mon grand manteau, je marchais contre le vent et la neige en me protégeant les yeux. La visibilité extrêmement réduite, seulement quelques coudées, j’avais perdu mon chemin depuis longtemps.</text:span> + <text:span text:style-name="T2">Mes certitudes s’envolaient dans les tourbillons de neige et je dus me résoudre à arrêter ma progression afin d’établir un campement. En me collant contre une paroi, je ramenais la neige autour de moi et petit à petit je formais un abri. Ma cape comme seul toit, je luttais contre le sommeil engourdissant du froid mais la fatigue finit par l’emporter et mes pensées s’envolèrent dans les limbes, au-delà de la pensée humaine…​ Je me réveillais, un temps indéterminé après ma perte de conscience. En regardant autour de moi, je compris que je me trouvais dans une caverne, dehors le blizzard continuait de sévir. Des traces au sol indiquaient que mon corps avait été traîné jusqu’à cet abri. Mon regard s’habitua à l’obscurité et je compris que je n’étais pas seul ; un grand loup blanc me regardait assis à côté d’une louve qui allaitait ses deux louveteaux.</text:span> <text:span text:style-name="T2">Je compris que je ne risquais rien, je remerciai le loup d’un mouvement de tête et je m’enroulai dans ma cape pour dormir, la nuit serait longue et je partirai demain</text:span>." + <text:span text:style-name="T1">Souvenirs de Brycham l’Aventureux</text:span> §§§ — title: "Loup des plaines de Thyria" type: "Bête" size: "M" alignment: "non-alignée" challenge: "0.25" customHP: "17" abilityScores: for: 12 dex: 15 con: 15 int: 3 sag: 11 cha: 6 ac: armorType: "custom" value: "13 (armure naturelle)" skills:</text:p>
      <text:list text:style-name="L78">
        <text:list-item>
          <text:p text:style-name="P78">name: "discretion"</text:p>
        </text:list-item>
        <text:list-item>
          <text:p text:style-name="P78">name: "perception" movement: walk: 12 senses: languages:</text:p>
        </text:list-item>
        <text:list-item>
          <text:p text:style-name="P78">"" environments:</text:p>
        </text:list-item>
        <text:list-item>
          <text:p text:style-name="P78">Bois / Forêt</text:p>
        </text:list-item>
        <text:list-item>
          <text:p text:style-name="P78">Collines / Vallées</text:p>
        </text:list-item>
        <text:list-item>
          <text:p text:style-name="P78">Plaine / Champs / Prairie / Savane</text:p>
        </text:list-item>
      </text:list>
      <text:p text:style-name="Horizontal_20_Line"/>
      <text:h text:style-name="Heading_20_4" text:outline-level="4"><text:bookmark-start text:name="_capacités_40"/>Capacités<text:bookmark-end text:name="_capacités_40"/></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7"/>Actions<text:bookmark-end text:name="_actions_67"/></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Plaines de Thyria sont des cousins plus massifs du loup commun. + Ils vivent en petite bande d’une demi-douzaine d’individus. Ils sont entièrement couverts d’un pelage noir. + Bien qu’ils chassent en groupe de grands cervidés, ces loups ont pris des habitudes de charognard, profitant de toutes les victimes des conflits humains des plaines de Thyria. Il n’est pas rare de les voir rôder près des champs de bataille, pour achever les blessés et se nourrir des cadavres. Les Loups des Plaines de Thryia se sont adaptés à un écosystème prenant en compte les humains. Ces dernières années, ils ont pris davantage d’assurance car les Melgs et les Minghours, perdus dans leurs conflits internes, n’ont plus la volonté de les pourchasser et de les détruire. + Pourtant, les loups ne sont pas des créatures suicidaires, elles chassent en harcelant leur proie par des petites morsures ou simplement en l’épuisant à la course. Les loups n’engageront jamais de combat qu’ils ne sont pas certains de gagner. Un loup est une créature intelligente qui n’est limitée que par ses peurs instinctives comme le feu par exemple.</text:p>
      <text:p text:style-name="Text_20_body">§§§ .hero "<text:span text:style-name="T2">Je sentais la fin toute proche. Allongé dans la plaine et baignant dans mon sang, j’entendais encore autour les râles et les gémissements de mes frères d’armes, ceux de mes ennemis aussi. La bataille avait été courte et intense, d’une violence inouïe. J’étais tombé dans les premiers instants.</text:span> <text:span text:style-name="T2">Maintenant, je voyais ces grands loups noirs dépecer un guerrier tombé non loin de moi. Le grand chef de meute me fixa et se dirigea dans ma direction, grognant et montrant les crocs. Incapable de bouger, je regardais la mort s’approcher. Des cris déclenchèrent leur fuite. Les loups s’enfuirent sans profiter de leur repas. J’entendais les appels des villageois qui venaient à notre secours. L’espoir revint.</text:span>" + <text:span text:style-name="T1">Souvenirs de Brycham l’Aventureux</text:span> §§§ — title: "Loup sanguinaire" type: "Bête" size: "G" alignment: "non-alignée" challenge: "1" customHP: "38" abilityScores: for: 17 dex: 15 con: 15 int: 3 sag: 12 cha: 7 ac: armorType: "custom" value: "15 (armure naturelle)" skills:</text:p>
      <text:list text:style-name="L79">
        <text:list-item>
          <text:p text:style-name="P79">name: "discretion"</text:p>
        </text:list-item>
        <text:list-item>
          <text:p text:style-name="P79">name: "perception" movement: walk: 15 senses: languages:</text:p>
        </text:list-item>
        <text:list-item>
          <text:p text:style-name="P79">"" environments:</text:p>
        </text:list-item>
        <text:list-item>
          <text:p text:style-name="P79">Bois / Forêt</text:p>
        </text:list-item>
        <text:list-item>
          <text:p text:style-name="P79">Montagnes</text:p>
        </text:list-item>
      </text:list>
      <text:p text:style-name="Horizontal_20_Line"/>
      <text:h text:style-name="Heading_20_4" text:outline-level="4"><text:bookmark-start text:name="_capacités_41"/>Capacités<text:bookmark-end text:name="_capacités_41"/></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8"/>Actions<text:bookmark-end text:name="_actions_68"/></text:h>
      <text:p text:style-name="First_20_paragraph"><text:span text:style-name="T2">*Morsure*</text:span>. <text:span text:style-name="T2">Attaque d’arme au corps à corps</text:span> : +5 pour toucher, allonge 1,50 m, une cible. + <text:span text:style-name="T2">Touché</text:span> : 10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Horizontal_20_Line"/>
      <text:p text:style-name="First_20_paragraph">Les Loups sanguinaires ne sont pas des créatures magiques. Ils ont entièrement gardé leurs caractéristiques de loup mais descendent d’une ancienne race presque disparue. Les plus grandes différences avec les loups communs sont, d’une part, leur gabarit exceptionnel (Long de 8 pieds , il pèse dans les huit cent livres ), d’autre part, leur mode de vie solitaire. + Le Loup sanguinaires ne rencontre ses congénères que pour se reproduire, parcourant quelquefois des centaines de lieux pour se réunir. Leur territoire de chasse recouvre une très vaste étendue. Un Loup sanguinaires vient à bout d’un cheval sans difficulté. Il n’hésite pas à chasser les autres loups qui l’évitent dans la mesure du possible. Il ne craint pas non plus l’homme. Le feu ne l’impressionne pas : il ne reculera que devant d’importantes flammes. + Ce caractère de prédateur lui a donné une terrible réputation entraînant son massacre pendant des siècles. Sa dépouille représente un rare trophée de chasse que peu de chasseurs sont à la hauteur de posséder. Actuellement, quelques spécimens survivent mais pour de nombreux habitants de Douaratil, l’existence du Loup sanguinaires relève de la vieille légende souvent confondue avec des histoires de loups-garous. + — title: "Malaak" type: "Bête" size: "G" alignment: "non-alignée" challenge: "6" customHP: "84" abilityScores: for: 20 dex: 14 con: 18 int: 7 sag: 12 cha: 7 ac: armorType: "custom" value: "15 (armure naturelle)" skills:</text:p>
      <text:list text:style-name="L80">
        <text:list-item>
          <text:p text:style-name="P80">name: "athletisme"</text:p>
        </text:list-item>
        <text:list-item>
          <text:p text:style-name="P80">name: "perception" movement: walk: 12 climb: 12 senses: languages:</text:p>
        </text:list-item>
        <text:list-item>
          <text:p text:style-name="P80">"" environments:</text:p>
        </text:list-item>
        <text:list-item>
          <text:p text:style-name="P80">Déserts chauds</text:p>
        </text:list-item>
        <text:list-item>
          <text:p text:style-name="P80">Montagnes chaudes</text:p>
        </text:list-item>
      </text:list>
      <text:p text:style-name="Horizontal_20_Line"/>
      <text:h text:style-name="Heading_20_4" text:outline-level="4"><text:bookmark-start text:name="_capacités_42"/>Capacités<text:bookmark-end text:name="_capacités_42"/></text:h>
      <text:p text:style-name="First_20_paragraph"><text:span text:style-name="T2">*Odorat et ouïe aiguisés*</text:span>. Le Malaak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69"/>Actions<text:bookmark-end text:name="_actions_69"/></text:h>
      <text:p text:style-name="First_20_paragraph"><text:span text:style-name="T2">*Attaques multiples*</text:span> : Le Malaak porte deux attaques de griffes et une attaque par morsure.</text:p>
      <text:p text:style-name="Text_20_body"><text:span text:style-name="T2">*Griffes*</text:span>. <text:span text:style-name="T2">Attaque d’arme au corps à corps</text:span> : +5 pour toucher, allonge 1,50 m, une cible. + <text:span text:style-name="T2">Touché</text:span> : 6 dégâts perforants.</text:p>
      <text:p text:style-name="Text_20_body"><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text:span text:style-name="T2">*Eventration*</text:span>. Si le Malaak réussit deux attaques de griffes sur un adversaire au cours du même round, il lui déchire violemment l’abdomen avec ses pattes inférieures, occasionnant automatiquement 4d6 de dégâts, d’autre part la victime est empoignée et subira des dégâts tous les rounds éventration à moins de réussir un test de force DD20 pour se libérer. Le résultat des dégâts est appliqué à l’abdomen.</text:p>
      <text:p text:style-name="Horizontal_20_Line"/>
      <text:p text:style-name="First_20_paragraph">Haut de près de onze pieds, il pèse entre sept cent et mille cent livres. Cette créature vit dans les déserts et les savanes au sud des royaumes de shahia et s’avère être un prédateur redoutable. Il sont quelques fois domestiqués et utilisés comme gardien ou dans les batailles à cause de son cuir très épais qui lui offre une grande résistance aux dégâts.</text:p>
      <text:p text:style-name="Text_20_body">§§§ .hero « <text:span text:style-name="T2">Il était grand comme deux hommes. Ses membres, fins et longs, présentaient une musculature très développée. Son corps était recouvert d’une peau épaisse qui formait un cuir craquelé. Les seuls poils qui composaient son pelage étaient constitués d’une crinière rousse de poils épars et grossiers qui partaient de la base du crâne et qui descendaient le long de sa colonne vertébrale jusqu’au bas du dos.</text:span> + <text:span text:style-name="T2">Il avait un museau très développé, semblable à celui d’un chien, tel celui que porte le babouin et à bien des égards, il en avait la parenté. La mâchoire était puissante et la dentition devait être particulièrement développée, comme celles des félins. J’en eu immédiatement la confirmation lorsque la créature bâilla, ouvrant la gueule en grand et dévoilant des dents redoutables, dont de larges incisives aussi longues que la main tendue d’un homme. Sa face était recouverte de protubérances de chair qui recouvraient le museau sur le sens de la longueur et qui entouraient les orbites oculaires. L’animal avait un regard citrin terrifiant, avec en son centre, de minuscules pupilles noires.</text:span> » <text:span text:style-name="T1">Chroniques de Yerkum de Jaad Ben Nassyr</text:span> §§§ — title: "Malala Soa" type: "PJ" subtype: "Sooghaï" size: "M" alignment: "loyal neutre" challenge: "2" customHP: "16" abilityScores: for: 10 dex: 10 con: 12 int: 10 sag: 11 cha: 10 customSavingThrows: "for +0, dex +0, con +1, int +2, sag +2, cha +0" savingThrows:</text:p>
      <text:list text:style-name="L81">
        <text:list-item>
          <text:p text:style-name="P81">"int"</text:p>
        </text:list-item>
        <text:list-item>
          <text:p text:style-name="P81">"sag" ac: armorType: "custom" value: "10" skills:</text:p>
        </text:list-item>
        <text:list-item>
          <text:p text:style-name="P81">name: "arcanes" isExpert: true</text:p>
        </text:list-item>
        <text:list-item>
          <text:p text:style-name="P81">name: "athletisme" isExpert: true</text:p>
        </text:list-item>
        <text:list-item>
          <text:p text:style-name="P81">name: "religion" isExpert: true</text:p>
        </text:list-item>
        <text:list-item>
          <text:p text:style-name="P81">name: "representation" isExpert: true movement: walk: 9 senses: languages:</text:p>
        </text:list-item>
        <text:list-item>
          <text:p text:style-name="P81">"Le Sogh langue commune Sooghaï, Le Weshlèdh " category: "PJ" — </text:p>
          <text:p text:style-name="First_20_paragraph">== Capacités</text:p>
          <text:p text:style-name="Text_20_body">== Serveur</text:p>
          <text:p text:style-name="Text_20_body"><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list-item>
      </text:list>
      <text:p text:style-name="Text_20_body"><text:span text:style-name="T2">*Maîtrises:*</text:span>. Dagues, lance, massue, fronde, bâton, fléchettes.</text:p>
      <text:p text:style-name="Text_20_body"><text:span text:style-name="T2">*Voie de la Magie*</text:span>. Malala Soa est niveau 2 dans la voie dee la Magie.</text:p>
      <text:h text:style-name="Heading_20_5" text:outline-level="5"><text:bookmark-start text:name="_restauration_magique_voie_de_la_magie"/>Restauration magique <text:span text:style-name="T2">*(Voie de la Magie)*</text:span><text:bookmark-end text:name="_restauration_magique_voie_de_la_magi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70"/>Actions<text:bookmark-end text:name="_actions_70"/></text:h>
      <text:p text:style-name="First_20_paragraph"><text:span text:style-name="T2">*Dague*</text:span>. <text:span text:style-name="T2">Attaque d’arme au corps à corps</text:span> : +2 pour toucher, allonge 1,50 m, une cible. + <text:span text:style-name="T2">Touché</text:span> : 4 dégâts tranchants (portée 6/18).</text:p>
      <text:p text:style-name="Text_20_body"><text:span text:style-name="T2">*Massue*</text:span>. <text:span text:style-name="T2">Attaque d’arme au corps à corps</text:span> : +2 pour toucher, allonge 1,50 m, une cible. + <text:span text:style-name="T2">Touché</text:span> : 4 dégâts contondant (à deux mains).</text:p>
      <text:p text:style-name="Text_20_body"><text:span text:style-name="T2">*Bâton*</text:span>. <text:span text:style-name="T2">Attaque d’arme au corps à corps</text:span> : +2 pour toucher, allonge 1,50 m, une cible. + <text:span text:style-name="T2">Touché</text:span> : 2 dégâts contondant (Polyvalent +4 à deux mains).</text:p>
      <text:p text:style-name="Text_20_body"><text:span text:style-name="T2">*Fronde*</text:span>. <text:span text:style-name="T2">Attaque d’arme au corps à corps</text:span> : +2 pour toucher, allonge 1,50 m, une cible. + <text:span text:style-name="T2">Touché</text:span> : 4 dégâts perforant (portée 9/36).</text:p>
      <text:p text:style-name="Text_20_body">§§§ .hero</text:p>
      <text:h text:style-name="Heading_20_5" text:outline-level="5"><text:bookmark-start text:name="_présentation_6"/>Présentation:<text:bookmark-end text:name="_présentation_6"/></text:h>
      <text:p text:style-name="First_20_paragraph">Malala Soa est une Sooghaï. Ancienne esclave, capturée par des marchands shahims, elle a été vendue au clan Khernaë Moisan. Elle est devenue la servante de Morwenna, princesse Khernaëe. Elles sont devenues amie et Morwenna l’a affranchie aux fêtes de Gohan à Ker-Saozon. Depuis Malala Soa est libre. + §§§</text:p>
      <text:p text:style-name="Text_20_body">§§§ .hero</text:p>
      <text:h text:style-name="Heading_20_5" text:outline-level="5"><text:bookmark-start text:name="_description_physique_6"/>Description physique:<text:bookmark-end text:name="_description_physique_6"/></text:h>
      <text:p text:style-name="First_20_paragraph">Malala Soa est une Sooghaï de vingt printemps. Elle a la peau très sombre, les cheveux noirs et les yeux de noirs. De stature moyenne mais de grande taille, elle mesure un mètre soixante douze pour cinquante six kilos. §§§</text:p>
      <text:p text:style-name="Text_20_body">§§§ .hero</text:p>
      <text:h text:style-name="Heading_20_5" text:outline-level="5"><text:bookmark-start text:name="_equipement_4"/>Equipement:<text:bookmark-end text:name="_equipement_4"/></text:h>
      <text:p text:style-name="First_20_paragraph">Malala Soa possède l’équipement suivant : Dague, Massue, Fronde, Billes (20), Habits courants, outils de cuisine, bouteille d’alcool fort, -43 PO. §§§</text:p>
      <text:p text:style-name="Text_20_body">§§§ .hero</text:p>
      <text:h text:style-name="Heading_20_5" text:outline-level="5"><text:bookmark-start text:name="_autres_informations_5"/>Autres informations:<text:bookmark-end text:name="_autres_informations_5"/></text:h>
      <text:p text:style-name="First_20_paragraph"><text:span text:style-name="T1">XP acquis</text:span> : 620 + <text:span text:style-name="T1">Points de Magie</text:span> :10 + <text:span text:style-name="T1">Points de Foi</text:span> :19 + <text:span text:style-name="T1">Points d’honneur</text:span> :15 §§§ — title: "Mammouth" type: "Bête" size: "TG" alignment: "non-alignée" challenge: "6" customHP: "153" abilityScores: for: 24 dex: 9 con: 21 int: 3 sag: 11 cha: 6 ac: armorType: "custom" value: "12 (armure naturelle)" movement: walk: 12 senses: languages:</text:p>
      <text:list text:style-name="L82">
        <text:list-item>
          <text:p text:style-name="P82">"" environments:</text:p>
        </text:list-item>
        <text:list-item>
          <text:p text:style-name="P82">Arctique / Subarctique</text:p>
        </text:list-item>
      </text:list>
      <text:p text:style-name="Horizontal_20_Line"/>
      <text:h text:style-name="Heading_20_4" text:outline-level="4"><text:bookmark-start text:name="_capacités_43"/>Capacités<text:bookmark-end text:name="_capacités_43"/></text:h>
      <text:p text:style-name="First_20_paragraph"><text:span text:style-name="T2">*Charge écrasante*</text:span>. Si le mammouth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8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mammouth peut effectuer contre elle une attaque de piétinement par une action bonus.</text:p>
      <text:h text:style-name="Heading_20_4" text:outline-level="4"><text:bookmark-start text:name="_actions_71"/>Actions<text:bookmark-end text:name="_actions_71"/></text:h>
      <text:p text:style-name="First_20_paragraph"><text:span text:style-name="T2">*Coup de défense*</text:span>. <text:span text:style-name="T2">Attaque d’arme au corps à corps</text:span> : +10 pour toucher, allonge 3 m, une cible. + <text:span text:style-name="T2">Touché</text:span> : 10 dégâts perforants.</text:p>
      <text:p text:style-name="Text_20_body"><text:span text:style-name="T2">*Piétinement*</text:span>. <text:span text:style-name="T2">Attaque d’arme au corps à corps</text:span> : +10 pour toucher, allonge 1,50 m, une créature <text:a xlink:type="simple" xlink:href="/gerer-la-sante-du-personnage/#a-terre" office:name=""><text:span text:style-name="Definition"><text:span text:style-name="T2">à terre</text:span></text:span></text:a>. + <text:span text:style-name="T2">Touché</text:span> : 10 dégâts contondants. — title: "Mandrill des montagnes" type: "Bête" size: "G" alignment: "non-alignée" challenge: "5" customHP: "76" abilityScores: for: 15 dex: 18 con: 18 int: 7 sag: 12 cha: 7 ac: armorType: "custom" value: "15 (armure naturelle)" skills:</text:p>
      <text:list text:style-name="L83">
        <text:list-item>
          <text:p text:style-name="P83">name: "athletisme"</text:p>
        </text:list-item>
        <text:list-item>
          <text:p text:style-name="P83">name: "perception"</text:p>
        </text:list-item>
        <text:list-item>
          <text:p text:style-name="P83">name: "discretion" movement: walk: 12 climb: 12 senses: languages:</text:p>
        </text:list-item>
        <text:list-item>
          <text:p text:style-name="P83">"" environments:</text:p>
        </text:list-item>
        <text:list-item>
          <text:p text:style-name="P83">Articque/Subarctique</text:p>
        </text:list-item>
        <text:list-item>
          <text:p text:style-name="P83">Montagnes</text:p>
        </text:list-item>
      </text:list>
      <text:p text:style-name="Horizontal_20_Line"/>
      <text:h text:style-name="Heading_20_4" text:outline-level="4"><text:bookmark-start text:name="_capacités_44"/>Capacités<text:bookmark-end text:name="_capacités_44"/></text:h>
      <text:p text:style-name="First_20_paragraph"><text:span text:style-name="T2">*Morsure*</text:span>. Si le Malaak réussit deux attaques de griffes sur un adversaire au cours du même round, il il le mort avec sa gueule canine, occasionnant automatiquement 3d6 de dégâts, d’autre part la victime est <text:a xlink:type="simple" xlink:href="/gerer-la-sante-du-personnage/#empoigne" office:name=""><text:span text:style-name="Definition"><text:span text:style-name="T2">empoignée</text:span></text:span></text:a> et subira des dégâts tous les rounds à moins de réussir un test de force DD15 pour se libérer. Le résultat des dégâts est appliqué à l’abdomen. + <text:span text:style-name="T2">*Discrétion*</text:span>. Dans un environnement enneigé, les Mandrills sont quasiment indétectables. Ils triplent leur bonus de discrétion dans ces conditions.</text:p>
      <text:h text:style-name="Heading_20_4" text:outline-level="4"><text:bookmark-start text:name="_actions_72"/>Actions<text:bookmark-end text:name="_actions_72"/></text:h>
      <text:p text:style-name="First_20_paragraph"><text:span text:style-name="T2">*Attaques multiples*</text:span> : Le Mandrill des montagnes effectue deux attaques de griffes.</text:p>
      <text:p text:style-name="Text_20_body"><text:span text:style-name="T2">*Griffes*</text:span>. <text:span text:style-name="T2">Attaque d’arme au corps à corps</text:span> : +7 pour toucher, allonge 1,50 m, une cible. + <text:span text:style-name="T2">Touché</text:span> : 6 dégâts perforants.</text:p>
      <text:p text:style-name="Horizontal_20_Line"/>
      <text:p text:style-name="First_20_paragraph">Haut de près de neuf pieds, il pèse entre huit cent et mille deux cent livres. Il vit dans les très hautes altitudes et s’avère être un prédateur redoutable. Il peut se camoufler facilement grâce à son pelage blanc. Les mâles portent autours du coup un longue crinière grise et blanche et leur gueule canine présente des protubérances de chair d’un bleu très profond.. Ils peuvent chasser en groupe mais préfèrent souvent les embuscades, tapis sous la neige. Ils se saisissent de leur adversaire et l’emmène en hauteur, loin de ses alliés ou compagnons. Il essaie ensuite de l’égorger ou de le jeter dans le vide pour qu’il se fracasse en contrebas. Il accroche ensuite ses prises sur des pentes escarpées inaccessibles pour pouvoir venir le dévorer à loisir.</text:p>
      <text:p text:style-name="Text_20_body">§§§ .hero « <text:span text:style-name="T2">Sur notre droite, le bruissement de la neige poudreuse qui s’éparpille laissa apparaitre une créature de grande taille, au moins dix pieds de haut, deux fois la taille d’un homme. Sa tête, qui tenait tout autant du simiesque que du canin, était recouverte d’une sorte de cuir épais bleuté. Leng se demanda ce que cette créature pouvait bien manger, il se sentit dans la peau d’un bouquetin et regretta de ne pas avoir leur agilité pour prendre la fuite. Outre sa taille, la bête était recouverte de long poils blancs qui lui offrait un formidable camouflage dans ces pentes enneigées et sans nul doute une protection contre la rigueur du climat. Elle avait les membres allongés qui se terminaient pas de grandes mains griffues. Ses yeux jaunes fixaient les deux hommes alors que son museau humain l’air. La créature paraissait étonnée de ne pas reconnaitre l’odeur de ses proies habituelles. Elle hochait la tête de gauche à droite lentement.</text:span> » <text:span text:style-name="T1">Mémoires de Yob le Sage</text:span> §§§ — title: "Margs Maenkalon" type: "PJ" subtype: "Khernaë" size: "M" alignment: "Loyal neutre" challenge: "7" customHP: "40" abilityScores: for: 12 dex: 20 con: 12 int: 8 sag: 11 cha: 8 customSavingThrows: "for +4, dex +5, con +4, int +2, sag +3, cha -1" savingThrows:</text:p>
      <text:list text:style-name="L84">
        <text:list-item>
          <text:p text:style-name="P84">"for"</text:p>
        </text:list-item>
        <text:list-item>
          <text:p text:style-name="P84">"con"</text:p>
        </text:list-item>
        <text:list-item>
          <text:p text:style-name="P84">"int"</text:p>
        </text:list-item>
        <text:list-item>
          <text:p text:style-name="P84">"sag" ac: armorType: "custom" value: "18 (Armure de cuir cloutée)" skills:</text:p>
        </text:list-item>
        <text:list-item>
          <text:p text:style-name="P84">name: "custom" value: "acrobatie +5"</text:p>
        </text:list-item>
        <text:list-item>
          <text:p text:style-name="P84">name: "custom" value: "arcanes -1"</text:p>
        </text:list-item>
        <text:list-item>
          <text:p text:style-name="P84">name: "athletisme"</text:p>
        </text:list-item>
        <text:list-item>
          <text:p text:style-name="P84">name: "custom" value: "discrétion +5"</text:p>
        </text:list-item>
        <text:list-item>
          <text:p text:style-name="P84">name: "custom" value: "dressage +0"</text:p>
        </text:list-item>
        <text:list-item>
          <text:p text:style-name="P84">name: "custom" value: "escamotage +5"</text:p>
        </text:list-item>
        <text:list-item>
          <text:p text:style-name="P84">name: "custom" value: "histoire -1"</text:p>
        </text:list-item>
        <text:list-item>
          <text:p text:style-name="P84">name: "intimidation" isExpert: true</text:p>
        </text:list-item>
        <text:list-item>
          <text:p text:style-name="P84">name: "custom" value: "investigation -1"</text:p>
        </text:list-item>
        <text:list-item>
          <text:p text:style-name="P84">name: "custom" value: "médecine +0"</text:p>
        </text:list-item>
        <text:list-item>
          <text:p text:style-name="P84">name: "custom" value: "nature -1"</text:p>
        </text:list-item>
        <text:list-item>
          <text:p text:style-name="P84">name: "custom" value: "perception +0"</text:p>
        </text:list-item>
        <text:list-item>
          <text:p text:style-name="P84">name: "perspicacite"</text:p>
        </text:list-item>
        <text:list-item>
          <text:p text:style-name="P84">name: "custom" value: "persuasion -1"</text:p>
        </text:list-item>
        <text:list-item>
          <text:p text:style-name="P84">name: "religion" isExpert: true</text:p>
        </text:list-item>
        <text:list-item>
          <text:p text:style-name="P84">name: "custom" value: "représentatipn -1"</text:p>
        </text:list-item>
        <text:list-item>
          <text:p text:style-name="P84">name: "custom" value: "supercherie -1"</text:p>
        </text:list-item>
        <text:list-item>
          <text:p text:style-name="P84">name: "custom" value: "survie +0" movement: walk: 9 senses: languages:</text:p>
        </text:list-item>
        <text:list-item>
          <text:p text:style-name="P84">"le Weslèdh, le commun nordique, le Khern langue khernaëe, l’Alcath/l’Alcane le commun impérial" category: "PJ" — </text:p>
          <text:p text:style-name="First_20_paragraph">== Capacités</text:p>
          <text:p text:style-name="Text_20_body"><text:span text:style-name="T1">Historique</text:span>. Inquisiteur. + <text:span text:style-name="T1">Compétences</text:span>. Intimidation, Religion. + <text:span text:style-name="T1">Outils maîtrisés</text:span>. Matériel de calligraphie. + <text:span text:style-name="T1">Langues maîtrisées</text:span>. Une langue au choix. + <text:span text:style-name="T1">Équipement</text:span>. Insigne représentant sa religion et sa fonction, habits de bonne qualité, épais journal vierge pour consigner ses investigations, matériel de calligraphie, bourse contenant 20 po. + <text:span text:style-name="T1">Aptitude</text:span>. <text:a xlink:type="simple" xlink:href="/personnalite-et-historique/#position-d’autorite" office:name=""><text:span text:style-name="Definition">Position d’autorité</text:span></text:a></text:p>
        </text:list-item>
      </text:list>
      <text:p text:style-name="Text_20_body"><text:span text:style-name="T2">*Maîtrises:*</text:span>. Armes courantes, armes de guerres, (Double maîtrise pour Glaive, Hachette, gourdins, dagues, fléchettes, javelines, massues, bâtons, cimeterres, serpes, frondes, lances), boucliers, armure légère, armure intermédiaire, armure lourde, outils de calligraphie, outils d’herboriste.</text:p>
      <text:p text:style-name="Text_20_body"><text:span text:style-name="T2">*Voie des armes &amp; Bhegelm*</text:span>. Margs est niveau 7 dans la voie des armes et Archétype Bhegelm.</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Margs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Langue sacrée*</text:span>. <text:span text:style-name="T2">(Bhegelm)</text:span> À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p text:style-name="Text_20_body"><text:span text:style-name="T2">*Récupération naturelle*</text:span>. <text:span text:style-name="T2">(Bhegelm)</text:span>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ompagnon animal corneille*</text:span>. <text:span text:style-name="T2">(Bhegelm)</text:span>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p text:style-name="Text_20_body"><text:span text:style-name="T2">*Forme sauvage*</text:span>. <text:span text:style-name="T2">(Bhegelm)</text:span>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ext:p text:style-name="Text_20_body">§§§ .table-container |Niveau|ID|Limitations|Exemple| |:-:|:-:|-:|-:| |6|1/4|Pas de vitesse de vol ou de nage|Loup| |7|1/2|Pas de vitesse de vol|Ours| |8|1|-|Aigle| §§§</text:p>
      <text:p text:style-name="Text_20_body">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Monture sacrée*</text:span>. <text:span text:style-name="T2">(Bhegelm)</text:span>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p text:style-name="Text_20_body"><text:span text:style-name="T2">*Traversée des terrains*</text:span>. <text:span text:style-name="T2">(Bhegelm)</text:span>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4" text:outline-level="4"><text:bookmark-start text:name="_actions_73"/>Actions<text:bookmark-end text:name="_actions_73"/></text:h>
      <text:p text:style-name="First_20_paragraph"><text:span text:style-name="T2">*Glaive*</text:span>. <text:span text:style-name="T2">Attaque d’arme au corps à corps</text:span> : +7 pour toucher, allonge 1,50 m, une cible. + <text:span text:style-name="T2">Touché</text:span> : 4 dégâts tranchants (6 à deux mains).</text:p>
      <text:p text:style-name="Text_20_body"><text:span text:style-name="T2">*Hachette*</text:span>. <text:span text:style-name="T2">Attaque d’arme au corps à corps</text:span> : +7 pour toucher, allonge 1,50 m, une cible. + <text:span text:style-name="T2">Touché</text:span> : 4 dégâts tranchants (légère, portée 6/18).</text:p>
      <text:p text:style-name="Text_20_body"><text:span text:style-name="T2">*Epée courte*</text:span>. <text:span text:style-name="T2">Attaque d’arme au corps à corps</text:span> : +11 pour toucher, allonge 1,50 m, une cible. + <text:span text:style-name="T2">Touché</text:span> : 4 dégâts tranchants (Finesse, légère).</text:p>
      <text:p text:style-name="Text_20_body"><text:span text:style-name="T2">*Cimeterre*</text:span>. <text:span text:style-name="T2">Attaque d’arme au corps à corps</text:span> : +11 pour toucher, allonge 1,50 m, une cible. + <text:span text:style-name="T2">Touché</text:span> : 6 dégâts tranchants (Finesse &amp; légère).</text:p>
      <text:p text:style-name="Text_20_body">§§§ .hero</text:p>
      <text:h text:style-name="Heading_20_5" text:outline-level="5"><text:bookmark-start text:name="_présentation_7"/>Présentation:<text:bookmark-end text:name="_présentation_7"/></text:h>
      <text:p text:style-name="First_20_paragraph">Margs Maenkalon est un bhegelm guerrier du cercle de Kernac. Il est garant de la loi religieuse khernaëe. + §§§</text:p>
      <text:p text:style-name="Text_20_body">§§§ .hero</text:p>
      <text:h text:style-name="Heading_20_5" text:outline-level="5"><text:bookmark-start text:name="_description_physique_7"/>Description physique:<text:bookmark-end text:name="_description_physique_7"/></text:h>
      <text:p text:style-name="First_20_paragraph">Margs est un Khernaë de trente deux printemps. Il a la peau mate, les cheveux foncés et les yeux marrons. De stature moyenne mais musculeuse, il mesure un mètre soixante dix pour quatre vingt dix kilos. Il porte une barbe fournie et dresse sa chevelure avec de la graisse. + §§§</text:p>
      <text:p text:style-name="Text_20_body">§§§ .hero</text:p>
      <text:h text:style-name="Heading_20_5" text:outline-level="5"><text:bookmark-start text:name="_equipement_5"/>Equipement:<text:bookmark-end text:name="_equipement_5"/></text:h>
      <text:p text:style-name="First_20_paragraph">Margs possède l’équipement suivant : Insigne de religion, insigne de fonction, habits d’homme de qualité, épais journal d’investigation, matériel de calligraphie, épée longue; deux épées courtes, serpe de maître sacrificielle, hachette, (10) torches, armure de cuir, 1 onguent de soin (récup 1d6 pa, doit être au calme), 1 potion de soin (récup 1d6+2 pa), 8 rations de nourriture, 1 belle armure cloutées (Valeur 90po pièce), 2 Cimeterres finement ouvragés plaqués argent (Valeur 125 po pièce), <text:a xlink:type="simple" xlink:href="/liste-objets-magiques/cape-de-deplacement" office:name=""><text:span text:style-name="Definition">Cape de déplacement</text:span></text:a>, 1 calcédoine (50po), 1 onyx (50po), 1 fronde avec billes (20). Margs possède : 4619 PC, 2103 PA, 36 PE &amp; 101 PO, 0 PP. + §§§</text:p>
      <text:p text:style-name="Text_20_body">§§§ .hero</text:p>
      <text:h text:style-name="Heading_20_5" text:outline-level="5"><text:bookmark-start text:name="_sorts_connus_5"/>Sorts connus:<text:bookmark-end text:name="_sorts_connus_5"/></text:h>
      <text:p text:style-name="First_20_paragraph"><text:span text:style-name="T1">Bonus d’incantation: +5</text:span> + <text:span text:style-name="T1">DD de Sauvegarde: 7</text:span> + <text:span text:style-name="T1">Novice</text:span> : <text:a xlink:type="simple" xlink:href="/grimoire/arme-magique" office:name=""><text:span text:style-name="Definition">arme magique</text:span></text:a>, <text:a xlink:type="simple" xlink:href="/grimoire/mot-de-guerison" office:name=""><text:span text:style-name="Definition">mot de guérison</text:span></text:a>. + §§§</text:p>
      <text:p text:style-name="Text_20_body">§§§ .hero</text:p>
      <text:h text:style-name="Heading_20_5" text:outline-level="5"><text:bookmark-start text:name="_patrimoine_4"/>Patrimoine<text:bookmark-end text:name="_patrimoine_4"/></text:h>
      <text:p text:style-name="First_20_paragraph"><text:span text:style-name="T1">Niveau patrimoine faible</text:span> : Le personnage reçoit 3D6 X 100 pièces de d’argent et 2D6 X 50 pièces d’or. <text:span text:style-name="T1">Dépôt auprès de la famille</text:span> : 500 po + §§§</text:p>
      <text:p text:style-name="Text_20_body">§§§ .hero</text:p>
      <text:h text:style-name="Heading_20_5" text:outline-level="5"><text:bookmark-start text:name="_autres_informations_6"/>Autres informations:<text:bookmark-end text:name="_autres_informations_6"/></text:h>
      <text:p text:style-name="First_20_paragraph"><text:span text:style-name="T1">Haut fait de vaillance</text:span> : <text:span text:style-name="T2">héroïque: Bataille du pont de Pren Derv (Shahims vs Meldètes) + 5 PH</text:span> + <text:span text:style-name="T1">XP acquis</text:span> : 29 200 <text:span text:style-name="T1">Points de Magie</text:span> :8 + <text:span text:style-name="T1">Points de Foi</text:span> :10 + <text:span text:style-name="T1">Points d’honneur</text:span> :27 + §§§ — title: "Mastiff" type: "Bête" size: "M" alignment: "non-alignée" challenge: "0.125" customHP: "12" abilityScores: for: 13 dex: 14 con: 12 int: 3 sag: 12 cha: 7 ac: armorType: "custom" value: "13" skills:</text:p>
      <text:list text:style-name="L85">
        <text:list-item>
          <text:p text:style-name="P85">name: "perception" movement: walk: 12 senses: languages:</text:p>
        </text:list-item>
        <text:list-item>
          <text:p text:style-name="P85">"" environments:</text:p>
        </text:list-item>
        <text:list-item>
          <text:p text:style-name="P85">Collines / Vallées</text:p>
        </text:list-item>
        <text:list-item>
          <text:p text:style-name="P85">Plaine / Champs / Prairie / Savane</text:p>
        </text:list-item>
      </text:list>
      <text:p text:style-name="Horizontal_20_Line"/>
      <text:h text:style-name="Heading_20_4" text:outline-level="4"><text:bookmark-start text:name="_capacités_45"/>Capacités<text:bookmark-end text:name="_capacités_45"/></text:h>
      <text:p text:style-name="First_20_paragraph"><text:span text:style-name="T2">*Odorat et ouïe aiguisés*</text:span>. Le mastiff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74"/>Actions<text:bookmark-end text:name="_actions_74"/></text:h>
      <text:p text:style-name="First_20_paragraph"><text:span text:style-name="T2">*Morsure*</text:span>. <text:span text:style-name="T2">Attaque d’arme au corps à corps</text:span> : +3 pour toucher, allonge 1,50 m, une cible. + <text:span text:style-name="T2">Touché</text:span> :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Mille-pattes géant" type: "Bête" size: "P" alignment: "non-alignée" challenge: "0.25" customHP: "7" abilityScores: for: 5 dex: 14 con: 12 int: 1 sag: 7 cha: 3 ac: armorType: "custom" value: "9 (armure naturelle)" movement: walk: 9 climb: 9 senses: blindsight: 9 languages:</text:p>
      <text:list text:style-name="L86">
        <text:list-item>
          <text:p text:style-name="P86">"" environments:</text:p>
        </text:list-item>
        <text:list-item>
          <text:p text:style-name="P86">Désert chaud</text:p>
        </text:list-item>
        <text:list-item>
          <text:p text:style-name="P86">Jungle dungeonTypes:</text:p>
        </text:list-item>
        <text:list-item>
          <text:p text:style-name="P86">Caverne naturelle</text:p>
        </text:list-item>
      </text:list>
      <text:p text:style-name="Horizontal_20_Line"/>
      <text:h text:style-name="Heading_20_4" text:outline-level="4"><text:bookmark-start text:name="_actions_75"/>Actions<text:bookmark-end text:name="_actions_75"/></text:h>
      <text:p text:style-name="First_20_paragraph"><text:span text:style-name="T2">*Morsure*</text:span>. <text:span text:style-name="T2">Attaque d’arme au corps à corps</text:span> : +4 pour toucher, allonge 1,50 m, une créature. + <text:span text:style-name="T2">Touché</text:span> : 2 dégâts perforants et la cible doit réussir un jet de sauvegarde de Constitution DD 11 pour ne pas subir 3d6 dégâts de poison. Si les dégâts de poison réduisent à 0 les points d’action de la cible, celle-ci est stable mais <text:span text:style-name="T2">empoisonnée</text:span> pendant 1 heure, même après avoir récupéré des points d’action, et elle est <text:span text:style-name="T2">paralysée</text:span> tant que le poison continue de faire effet. — title: "Morwenna Moisan" type: "PNJ" subtype: "Khernaë" size: "M" alignment: "Neutre Bon" challenge: "5" customHP: "30" abilityScores: for: 10 dex: 12 con: 10 int: 10 sag: 12 cha: 14 savingThrows:</text:p>
      <text:list text:style-name="L87">
        <text:list-item>
          <text:p text:style-name="P87">"for"</text:p>
        </text:list-item>
        <text:list-item>
          <text:p text:style-name="P87">"con" ac: armorType: "custom" value: "16 (Armure de cuir et style de combat défense)" skills:</text:p>
        </text:list-item>
        <text:list-item>
          <text:p text:style-name="P87">name: "athletisme"</text:p>
        </text:list-item>
        <text:list-item>
          <text:p text:style-name="P87">name: "supercherie"</text:p>
        </text:list-item>
        <text:list-item>
          <text:p text:style-name="P87">name: "persuasion" isExpert: true</text:p>
        </text:list-item>
        <text:list-item>
          <text:p text:style-name="P87">name: "perspicacite" isExpert: true movement: walk: 9 senses: languages:</text:p>
        </text:list-item>
        <text:list-item>
          <text:p text:style-name="P87">"le Weslèdh, le commun nordique, le Khern langue khernaëe, le Bena’ch dialecte khenraë, le Mèlde langue meldète " category: "PNJ" — </text:p>
          <text:p text:style-name="First_20_paragraph">== Capacités</text:p>
          <text:p text:style-name="Text_20_body"><text:span text:style-name="T2">*Voie des armes*</text:span>. : Morwenna est niveau 5 dans la voie des armes.</text:p>
        </text:list-item>
      </text:list>
      <text:p text:style-name="Text_20_body"><text:span text:style-name="T2">*Style de combat défense*</text:span>. : Quand Morwenna porte une armure, elle gagne un bonus de +1 à votre VD.</text:p>
      <text:p text:style-name="Text_20_body"><text:span text:style-name="T2">*Second souffle*</text:span>. : Morwenna jouit d’une réserve limitée d’endurance dans laquelle elle peut puiser afin de se protéger. Lors de son tour, elle peut utiliser une action bonus pour regagner un nombre de points d’action égal à 2d6 + son niveau de voie des armes (2d6+5).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6"/>Actions<text:bookmark-end text:name="_actions_76"/></text:h>
      <text:p text:style-name="First_20_paragraph"><text:span text:style-name="T2">*Attaques multiples*</text:span>. Morwenna peut effectuer deux attaques au corps à corps : En générale elle se bat avec son Kläz (glaive khernaë forgé à la longeur de son bras).</text:p>
      <text:p text:style-name="Text_20_body"><text:span text:style-name="T2">*Glaive +1*</text:span>. <text:span text:style-name="T2">Attaque d’arme au corps à corps</text:span> : +4 pour toucher, allonge 1,50 m, une cible. + Le Kläz de Morwenna qu’elle a nommé <text:span text:style-name="T3">Krogadenn</text:span> est infusé d’un Omath magique qui le rend plus léger à manier et plus tranchant. <text:span text:style-name="T2">Touché</text:span> : 4 dégâts tranchants (6 à deux mains).</text:p>
      <text:p text:style-name="Text_20_body"><text:span text:style-name="T2">*Dague +1 de retour*</text:span>. <text:span text:style-name="T2">Attaque d’arme au corps à corps ou à distance</text:span> : +4 pour toucher, allonge 1,50 m ou portée 6/18 m, une cible. + La dague de Morwenna qu’elle a nommée <text:span text:style-name="T3">Pistig</text:span> est infusée de deux Omath magiques. Le premier augmente les dégât de 1. Le second permet de lancer sa dague dans la limite de la portée et de la rappeler dans le même round ou au suivant au prix d’une action bonus tant que le lanceur se trouve dans la portée. <text:span text:style-name="T2">Touché</text:span> : 4 dégâts perforants.</text:p>
      <text:p text:style-name="Text_20_body">§§§ .hero</text:p>
      <text:h text:style-name="Heading_20_5" text:outline-level="5"><text:bookmark-start text:name="_présentation_8"/>Présentation:<text:bookmark-end text:name="_présentation_8"/></text:h>
      <text:p text:style-name="First_20_paragraph">Morwenna est une princesse khernaëe convoitée car en plus de sa beauté, de belles boucles d’or, un regard d’aigue-marine, et de petites lèvres sanguines; elle est la fille du puissant Rek Goulvenig Moisan. Elle a été promise par son père à Alarig Pinvidic, prince de Ker-Saozon. Morwenna peut mener un train de vie aristocratique dans toutes les terres khernaëes. §§§ — title: "Mule" type: "Bête" size: "M" alignment: "non-alignée" challenge: "0.125" customHP: "13" abilityScores: for: 14 dex: 10 con: 13 int: 2 sag: 10 cha: 5 ac: armorType: "custom" value: "10" movement: walk: 12 senses: languages:</text:p>
      <text:list text:style-name="L88">
        <text:list-item>
          <text:p text:style-name="P88">"" environments:</text:p>
        </text:list-item>
        <text:list-item>
          <text:p text:style-name="P88">Collines / Vallées</text:p>
        </text:list-item>
        <text:list-item>
          <text:p text:style-name="P88">Montagnes</text:p>
        </text:list-item>
        <text:list-item>
          <text:p text:style-name="P88">Plaine / Champs / Prairie / Savane</text:p>
        </text:list-item>
      </text:list>
      <text:p text:style-name="Horizontal_20_Line"/>
      <text:h text:style-name="Heading_20_4" text:outline-level="4"><text:bookmark-start text:name="_capacités_46"/>Capacités<text:bookmark-end text:name="_capacités_46"/></text:h>
      <text:p text:style-name="First_20_paragraph"><text:span text:style-name="T2">*Bête de somme*</text:span>. On considère la mule comme une créature de taille G pour déterminer sa capacité de transport.</text:p>
      <text:p text:style-name="Text_20_body"><text:span text:style-name="T2">*Pied sûr*</text:span>. La mul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77"/>Actions<text:bookmark-end text:name="_actions_77"/></text:h>
      <text:p text:style-name="First_20_paragraph"><text:span text:style-name="T2">*Sabots*</text:span>. <text:span text:style-name="T2">Attaque d’arme au corps à corps</text:span> : +2 pour toucher, allonge 1,50 m, une cible. + <text:span text:style-name="T2">Touché</text:span> : 3 dégâts contondants. — title: "Nuée de chauve-souris" isSwarm: true swarmSize: "TP" type: "Bête" size: "M" alignment: "non-alignée" challenge: "0.25" customHP: "12" abilityScores: for: 5 dex: 15 con: 10 int: 2 sag: 12 cha: 4 ac: armorType: "custom" value: "13" movement: walk: 0 fly: 9 senses: blindsight: 18 conditionImmunities:</text:p>
      <text:list text:style-name="L89">
        <text:list-item>
          <text:p text:style-name="P89">"a-terre"</text:p>
        </text:list-item>
        <text:list-item>
          <text:p text:style-name="P89">"charme"</text:p>
        </text:list-item>
        <text:list-item>
          <text:p text:style-name="P89">"empoigne"</text:p>
        </text:list-item>
        <text:list-item>
          <text:p text:style-name="P89">"entrave"</text:p>
        </text:list-item>
        <text:list-item>
          <text:p text:style-name="P89">"etourdi"</text:p>
        </text:list-item>
        <text:list-item>
          <text:p text:style-name="P89">"paralyse"</text:p>
        </text:list-item>
        <text:list-item>
          <text:p text:style-name="P89">"petrifie"</text:p>
        </text:list-item>
        <text:list-item>
          <text:p text:style-name="P89">"terrorise" damageTypeResistances:</text:p>
        </text:list-item>
        <text:list-item>
          <text:p text:style-name="P89">"contondant"</text:p>
        </text:list-item>
        <text:list-item>
          <text:p text:style-name="P89">"perforant"</text:p>
        </text:list-item>
        <text:list-item>
          <text:p text:style-name="P89">"tranchant" languages:</text:p>
        </text:list-item>
        <text:list-item>
          <text:p text:style-name="P89">"" dungeonTypes:</text:p>
        </text:list-item>
        <text:list-item>
          <text:p text:style-name="P89">Caverne aménagée</text:p>
        </text:list-item>
        <text:list-item>
          <text:p text:style-name="P89">Caverne naturelle</text:p>
        </text:list-item>
        <text:list-item>
          <text:p text:style-name="P89">Ruines souterraines</text:p>
        </text:list-item>
      </text:list>
      <text:p text:style-name="Horizontal_20_Line"/>
      <text:h text:style-name="Heading_20_4" text:outline-level="4"><text:bookmark-start text:name="_capacités_47"/>Capacités<text:bookmark-end text:name="_capacités_47"/></text:h>
      <text:p text:style-name="First_20_paragraph"><text:span text:style-name="T2">*Écholocalisation*</text:span>. La nuée ne peut pas utiliser sa vision aveugle si elle est <text:a xlink:type="simple" xlink:href="/gerer-la-sante-du-personnage/#assourdi" office:name=""><text:span text:style-name="Definition"><text:span text:style-name="T2">assourdie</text:span></text:span></text:a>.</text:p>
      <text:p text:style-name="Text_20_body"><text:span text:style-name="T2">*Nuée*</text:span>. La nuée peut occuper l’emplacement d’une autre créature, et vice versa. Elle peut passer par n’importe quelle ouverture suffisamment large pour une chauve-souris de taille TP. Elle ne peut pas récupérer de point de vie ni gagner de point de vie temporaire.</text:p>
      <text:p text:style-name="Text_20_body"><text:span text:style-name="T2">*Ouïe aiguisée*</text:span>. La nuée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78"/>Actions<text:bookmark-end text:name="_actions_78"/></text:h>
      <text:p text:style-name="First_20_paragraph"><text:span text:style-name="T2">*Morsures*</text:span>. <text:span text:style-name="T2">Attaque d’arme au corps à corps</text:span> : +4 pour toucher, allonge 0 m, une créature dans l’emplacement de la nuée. + <text:span text:style-name="T2">Touché</text:span> : 6 dégâts perforants ou 3 dégâts perforants si la nuée a perdu au moins la moitié de ses points d’action. — title: "Nuée de corbeaux" isSwarm: true swarmSize: "TP" type: "Bête" size: "M" alignment: "non-alignée" challenge: "0.25" customHP: "11" abilityScores: for: 6 dex: 14 con: 8 int: 3 sag: 12 cha: 6 ac: armorType: "custom" value: "9" skills:</text:p>
      <text:list text:style-name="L90">
        <text:list-item>
          <text:p text:style-name="P90">name: "perception" isExpert: true movement: walk: 3 fly: 15 senses: conditionImmunities:</text:p>
        </text:list-item>
        <text:list-item>
          <text:p text:style-name="P90">"a-terre"</text:p>
        </text:list-item>
        <text:list-item>
          <text:p text:style-name="P90">"charme"</text:p>
        </text:list-item>
        <text:list-item>
          <text:p text:style-name="P90">"empoigne"</text:p>
        </text:list-item>
        <text:list-item>
          <text:p text:style-name="P90">"entrave"</text:p>
        </text:list-item>
        <text:list-item>
          <text:p text:style-name="P90">"etourdi"</text:p>
        </text:list-item>
        <text:list-item>
          <text:p text:style-name="P90">"paralyse"</text:p>
        </text:list-item>
        <text:list-item>
          <text:p text:style-name="P90">"petrifie"</text:p>
        </text:list-item>
        <text:list-item>
          <text:p text:style-name="P90">"terrorise" damageTypeResistances:</text:p>
        </text:list-item>
        <text:list-item>
          <text:p text:style-name="P90">"contondant"</text:p>
        </text:list-item>
        <text:list-item>
          <text:p text:style-name="P90">"perforant"</text:p>
        </text:list-item>
        <text:list-item>
          <text:p text:style-name="P90">"tranchant" languages:</text:p>
        </text:list-item>
        <text:list-item>
          <text:p text:style-name="P90">"" environments:</text:p>
        </text:list-item>
        <text:list-item>
          <text:p text:style-name="P90">Montagnes dungeonTypes:</text:p>
        </text:list-item>
        <text:list-item>
          <text:p text:style-name="P90">Ruines extérieures</text:p>
        </text:list-item>
      </text:list>
      <text:p text:style-name="Horizontal_20_Line"/>
      <text:h text:style-name="Heading_20_4" text:outline-level="4"><text:bookmark-start text:name="_capacités_48"/>Capacités<text:bookmark-end text:name="_capacités_48"/></text:h>
      <text:p text:style-name="First_20_paragraph"><text:span text:style-name="T2">*Nuée*</text:span>. La nuée peut occuper l’emplacement d’une autre créature, et vice versa. Elle peut passer par n’importe quelle ouverture suffisamment large pour un corbeau de taille TP. Elle ne peut pas récupérer de point d’action ni gagner de point d’action temporaire.</text:p>
      <text:h text:style-name="Heading_20_4" text:outline-level="4"><text:bookmark-start text:name="_actions_79"/>Actions<text:bookmark-end text:name="_actions_79"/></text:h>
      <text:p text:style-name="First_20_paragraph"><text:span text:style-name="T2">*Becs*</text:span>. <text:span text:style-name="T2">Attaque d’arme au corps à corps</text:span> : +4 pour toucher, allonge 1,50 m, une créature dans l’emplacement de la nuée. + <text:span text:style-name="T2">Touché</text:span> : 6 dégâts perforants ou 3 dégâts perforants si la nuée a perdu au moins la moitié de ses points d’action. — title: "Nuée de papillons de mort" isSwarm: true swarmSize: "TP" type: "Bête" size: "G" alignment: "Chaotique Mauvais" challenge: "4" customHP: "52" abilityScores: for: 1 dex: 13 con: 10 int: 1 sag: 12 cha: 15 ac: armorType: "custom" value: "16 (armure naturelle)" movement: walk: 1,50 fly: 12 hover: true senses: darkvision: 18 conditionImmunities:</text:p>
      <text:list text:style-name="L91">
        <text:list-item>
          <text:p text:style-name="P91">"a-terre"</text:p>
        </text:list-item>
        <text:list-item>
          <text:p text:style-name="P91">"charme"</text:p>
        </text:list-item>
        <text:list-item>
          <text:p text:style-name="P91">"entrave"</text:p>
        </text:list-item>
        <text:list-item>
          <text:p text:style-name="P91">"paralyse"</text:p>
        </text:list-item>
        <text:list-item>
          <text:p text:style-name="P91">"petrifie"</text:p>
        </text:list-item>
        <text:list-item>
          <text:p text:style-name="P91">"terrorise" damageTypeVulnerabilities:</text:p>
        </text:list-item>
        <text:list-item>
          <text:p text:style-name="P91">"feu"</text:p>
        </text:list-item>
        <text:list-item>
          <text:p text:style-name="P91">"froid" damageTypeResistances:</text:p>
        </text:list-item>
        <text:list-item>
          <text:p text:style-name="P91">"contondant"</text:p>
        </text:list-item>
        <text:list-item>
          <text:p text:style-name="P91">"perforant"</text:p>
        </text:list-item>
        <text:list-item>
          <text:p text:style-name="P91">"tranchant" languages:</text:p>
        </text:list-item>
        <text:list-item>
          <text:p text:style-name="P91">"--" environments:</text:p>
        </text:list-item>
        <text:list-item>
          <text:p text:style-name="P91">Bois / Forêt</text:p>
        </text:list-item>
        <text:list-item>
          <text:p text:style-name="P91">Plaine / Champs / Prairie / Savane</text:p>
        </text:list-item>
      </text:list>
      <text:p text:style-name="Horizontal_20_Line"/>
      <text:h text:style-name="Heading_20_4" text:outline-level="4"><text:bookmark-start text:name="_capacités_49"/>Capacités<text:bookmark-end text:name="_capacités_49"/></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3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80"/>Actions<text:bookmark-end text:name="_actions_80"/></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3 pour toucher, allonge 0 m, toutes les créatures dans l’emplacement de la nuée. + <text:span text:style-name="T2">Touché</text:span> : 12 dégâts perforants ou 6 dégâts perforants si la nuée n’a plus que la moitié de ses points d’action ou moins. La cible subit également 3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3. — title: "Nuée de papillons de mort, Grande" isSwarm: true swarmSize: "TP" type: "Bête" size: "TG" alignment: "Chaotique Mauvais" challenge: "6" customHP: "120" abilityScores: for: 1 dex: 16 con: 10 int: 1 sag: 15 cha: 12 ac: armorType: "custom" value: "17 (armure naturelle)" movement: walk: 1,50 fly: 12 hover: true senses: darkvision: 18 conditionImmunities:</text:p>
      <text:list text:style-name="L92">
        <text:list-item>
          <text:p text:style-name="P92">"a-terre"</text:p>
        </text:list-item>
        <text:list-item>
          <text:p text:style-name="P92">"charme"</text:p>
        </text:list-item>
        <text:list-item>
          <text:p text:style-name="P92">"entrave"</text:p>
        </text:list-item>
        <text:list-item>
          <text:p text:style-name="P92">"paralyse"</text:p>
        </text:list-item>
        <text:list-item>
          <text:p text:style-name="P92">"petrifie"</text:p>
        </text:list-item>
        <text:list-item>
          <text:p text:style-name="P92">"terrorise" damageTypeVulnerabilities:</text:p>
        </text:list-item>
        <text:list-item>
          <text:p text:style-name="P92">"feu"</text:p>
        </text:list-item>
        <text:list-item>
          <text:p text:style-name="P92">"froid" damageTypeResistances:</text:p>
        </text:list-item>
        <text:list-item>
          <text:p text:style-name="P92">"contondant"</text:p>
        </text:list-item>
        <text:list-item>
          <text:p text:style-name="P92">"perforant"</text:p>
        </text:list-item>
        <text:list-item>
          <text:p text:style-name="P92">"tranchant" languages:</text:p>
        </text:list-item>
        <text:list-item>
          <text:p text:style-name="P92">"--" environments:</text:p>
        </text:list-item>
        <text:list-item>
          <text:p text:style-name="P92">Bois / Forêt</text:p>
        </text:list-item>
        <text:list-item>
          <text:p text:style-name="P92">Plaine / Champs / Prairie / Savane</text:p>
        </text:list-item>
      </text:list>
      <text:p text:style-name="Horizontal_20_Line"/>
      <text:h text:style-name="Heading_20_4" text:outline-level="4"><text:bookmark-start text:name="_capacités_50"/>Capacités<text:bookmark-end text:name="_capacités_50"/></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6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81"/>Actions<text:bookmark-end text:name="_actions_81"/></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6 pour toucher, allonge 0 m, toutes les créatures dans l’emplacement de la nuée. + <text:span text:style-name="T2">Touché</text:span> : 16 dégâts perforants ou 8 dégâts perforants si la nuée n’a plus que la moitié de ses points d’action ou moins. La cible subit également 5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5. — title: "Nuée de piranhas" isSwarm: true swarmSize: "TP" type: "Bête" size: "M" alignment: "non-alignée" challenge: "1" customHP: "13" abilityScores: for: 13 dex: 16 con: 9 int: 1 sag: 7 cha: 2 ac: armorType: "custom" value: "11" movement: walk: 0 swim: 12 senses: blindsight: 18 conditionImmunities:</text:p>
      <text:list text:style-name="L93">
        <text:list-item>
          <text:p text:style-name="P93">"a-terre"</text:p>
        </text:list-item>
        <text:list-item>
          <text:p text:style-name="P93">"charme"</text:p>
        </text:list-item>
        <text:list-item>
          <text:p text:style-name="P93">"empoigne"</text:p>
        </text:list-item>
        <text:list-item>
          <text:p text:style-name="P93">"entrave"</text:p>
        </text:list-item>
        <text:list-item>
          <text:p text:style-name="P93">"etourdi"</text:p>
        </text:list-item>
        <text:list-item>
          <text:p text:style-name="P93">"paralyse"</text:p>
        </text:list-item>
        <text:list-item>
          <text:p text:style-name="P93">"petrifie"</text:p>
        </text:list-item>
        <text:list-item>
          <text:p text:style-name="P93">"terrorise" damageTypeResistances:</text:p>
        </text:list-item>
        <text:list-item>
          <text:p text:style-name="P93">"contondant"</text:p>
        </text:list-item>
        <text:list-item>
          <text:p text:style-name="P93">"perforant"</text:p>
        </text:list-item>
        <text:list-item>
          <text:p text:style-name="P93">"tranchant" languages:</text:p>
        </text:list-item>
        <text:list-item>
          <text:p text:style-name="P93">"" environments:</text:p>
        </text:list-item>
        <text:list-item>
          <text:p text:style-name="P93">Jungle</text:p>
        </text:list-item>
        <text:list-item>
          <text:p text:style-name="P93">Mangrove / Marécage dungeonTypes:</text:p>
        </text:list-item>
        <text:list-item>
          <text:p text:style-name="P93">Ruines sous-marines</text:p>
        </text:list-item>
      </text:list>
      <text:p text:style-name="Horizontal_20_Line"/>
      <text:h text:style-name="Heading_20_4" text:outline-level="4"><text:bookmark-start text:name="_capacités_51"/>Capacités<text:bookmark-end text:name="_capacités_51"/></text:h>
      <text:p text:style-name="First_20_paragraph"><text:span text:style-name="T2">*Frénésie sanguinaire*</text:span>. La nuée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Nuée*</text:span>. La nuée peut occuper l’emplacement d’une autre créature, et vice versa. Elle peut passer par n’importe quelle ouverture suffisamment large pour un piranha de taille TP. Elle ne peut pas récupérer de point d’action ni gagner de point d’action temporaire.</text:p>
      <text:p text:style-name="Text_20_body"><text:span text:style-name="T2">*Respiration aquatique*</text:span>. La nuée peut respirer uniquement sous l’eau.</text:p>
      <text:h text:style-name="Heading_20_4" text:outline-level="4"><text:bookmark-start text:name="_actions_82"/>Actions<text:bookmark-end text:name="_actions_82"/></text:h>
      <text:p text:style-name="First_20_paragraph"><text:span text:style-name="T2">*Morsures*</text:span>. <text:span text:style-name="T2">Attaque d’arme au corps à corps</text:span> : +5 pour toucher, allonge 0 m, une créature dans l’emplacement de la nuée. + <text:span text:style-name="T2">Touché</text:span> : 6 dégâts perforants ou 3 dégâts perforants si la nuée a perdu au moins la moitié de ses points d’action. — title: "Nuée de rats" isSwarm: true swarmSize: "TP" type: "Bête" size: "M" alignment: "non-alignée" challenge: "0.25" customHP: "10" abilityScores: for: 9 dex: 11 con: 9 int: 2 sag: 10 cha: 3 ac: armorType: "custom" value: "10" movement: walk: 9 senses: darkvision: 9 conditionImmunities:</text:p>
      <text:list text:style-name="L94">
        <text:list-item>
          <text:p text:style-name="P94">"a-terre"</text:p>
        </text:list-item>
        <text:list-item>
          <text:p text:style-name="P94">"charme"</text:p>
        </text:list-item>
        <text:list-item>
          <text:p text:style-name="P94">"empoigne"</text:p>
        </text:list-item>
        <text:list-item>
          <text:p text:style-name="P94">"entrave"</text:p>
        </text:list-item>
        <text:list-item>
          <text:p text:style-name="P94">"etourdi"</text:p>
        </text:list-item>
        <text:list-item>
          <text:p text:style-name="P94">"paralyse"</text:p>
        </text:list-item>
        <text:list-item>
          <text:p text:style-name="P94">"petrifie"</text:p>
        </text:list-item>
        <text:list-item>
          <text:p text:style-name="P94">"terrorise" damageTypeResistances:</text:p>
        </text:list-item>
        <text:list-item>
          <text:p text:style-name="P94">"contondant"</text:p>
        </text:list-item>
        <text:list-item>
          <text:p text:style-name="P94">"perforant"</text:p>
        </text:list-item>
        <text:list-item>
          <text:p text:style-name="P94">"tranchant" languages:</text:p>
        </text:list-item>
        <text:list-item>
          <text:p text:style-name="P94">"" dungeonTypes:</text:p>
        </text:list-item>
        <text:list-item>
          <text:p text:style-name="P94">Caverne aménagée</text:p>
        </text:list-item>
      </text:list>
      <text:p text:style-name="Horizontal_20_Line"/>
      <text:h text:style-name="Heading_20_4" text:outline-level="4"><text:bookmark-start text:name="_capacités_52"/>Capacités<text:bookmark-end text:name="_capacités_52"/></text:h>
      <text:p text:style-name="First_20_paragraph"><text:span text:style-name="T2">*Nuée*</text:span>. La nuée peut occuper l’emplacement d’une autre créature, et vice versa. Elle peut passer par n’importe quelle ouverture suffisamment large pour un rat de taille TP. Elle ne peut pas récupérer de point d’action ou gagner de point d’action temporaire.</text:p>
      <text:p text:style-name="Text_20_body"><text:span text:style-name="T2">*Odorat aiguisé*</text:span>. La nué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3"/>Actions<text:bookmark-end text:name="_actions_83"/></text:h>
      <text:p text:style-name="First_20_paragraph"><text:span text:style-name="T2">*Morsures*</text:span>. <text:span text:style-name="T2">Attaque d’arme au corps à corps</text:span> : +2 pour toucher, allonge 0 m, une créature dans l’emplacement de la nuée. + <text:span text:style-name="T2">Touché</text:span> : 6 dégâts perforants ou 3 dégâts perforants si la nuée a perdu au moins la moitié de ses points d’action. — title: "Nuée de serpents venimeux" isSwarm: true swarmSize: "TP" type: "Bête" size: "M" alignment: "non-alignée" challenge: "2" customHP: "19" abilityScores: for: 8 dex: 18 con: 11 int: 1 sag: 10 cha: 3 ac: armorType: "custom" value: "14" movement: walk: 9 swim: 9 senses: blindsight: 3 conditionImmunities:</text:p>
      <text:list text:style-name="L95">
        <text:list-item>
          <text:p text:style-name="P95">"a-terre"</text:p>
        </text:list-item>
        <text:list-item>
          <text:p text:style-name="P95">"charme"</text:p>
        </text:list-item>
        <text:list-item>
          <text:p text:style-name="P95">"empoigne"</text:p>
        </text:list-item>
        <text:list-item>
          <text:p text:style-name="P95">"entrave"</text:p>
        </text:list-item>
        <text:list-item>
          <text:p text:style-name="P95">"etourdi"</text:p>
        </text:list-item>
        <text:list-item>
          <text:p text:style-name="P95">"paralyse"</text:p>
        </text:list-item>
        <text:list-item>
          <text:p text:style-name="P95">"petrifie"</text:p>
        </text:list-item>
        <text:list-item>
          <text:p text:style-name="P95">"terrorise" damageTypeResistances:</text:p>
        </text:list-item>
        <text:list-item>
          <text:p text:style-name="P95">"contondant"</text:p>
        </text:list-item>
        <text:list-item>
          <text:p text:style-name="P95">"perforant"</text:p>
        </text:list-item>
        <text:list-item>
          <text:p text:style-name="P95">"tranchant" languages:</text:p>
        </text:list-item>
        <text:list-item>
          <text:p text:style-name="P95">"" environments:</text:p>
        </text:list-item>
        <text:list-item>
          <text:p text:style-name="P95">Jungle</text:p>
        </text:list-item>
        <text:list-item>
          <text:p text:style-name="P95">Mangrove / Marécage dungeonTypes:</text:p>
        </text:list-item>
        <text:list-item>
          <text:p text:style-name="P95">Caverne sous-marine</text:p>
        </text:list-item>
      </text:list>
      <text:p text:style-name="Horizontal_20_Line"/>
      <text:h text:style-name="Heading_20_4" text:outline-level="4"><text:bookmark-start text:name="_capacités_53"/>Capacités<text:bookmark-end text:name="_capacités_53"/></text:h>
      <text:p text:style-name="First_20_paragraph"><text:span text:style-name="T2">*Nuée*</text:span>. La nuée peut occuper l’emplacement d’une autre créature, et vice versa. Elle peut passer par n’importe quelle ouverture suffisamment large pour un serpent de taille TP. Elle ne peut pas récupérer de point de vie ou gagner de point de vie temporaire.</text:p>
      <text:h text:style-name="Heading_20_4" text:outline-level="4"><text:bookmark-start text:name="_actions_84"/>Actions<text:bookmark-end text:name="_actions_84"/></text:h>
      <text:p text:style-name="First_20_paragraph"><text:span text:style-name="T2">*Morsures*</text:span>. <text:span text:style-name="T2">Attaque d’arme au corps à corps</text:span> : +6 pour toucher, allonge 0 m, une créature dans l’emplacement de la nuée. + <text:span text:style-name="T2">Touché</text:span> : 6 dégâts perforants ou 3 dégâts perforants si la nuée a perdu au moins la moitié de ses points d’action. La cible doit effectuer un <text:a xlink:type="simple" xlink:href="/utiliser-les-caracteristiques/#jets-de-sauvegarde" office:name=""><text:span text:style-name="Definition">jet de sauvegarde</text:span></text:a> de Constitution DD 10. Elle subit 4d6 dégâts de poison en cas de <text:a xlink:type="simple" xlink:href="/utiliser-les-caracteristiques/#jets-de-sauvegarde" office:name=""><text:span text:style-name="Definition">jet de sauvegarde</text:span></text:a> raté ou la moitié de ces dégâts seulement en cas de réussite. — title: "Nuée d’insectes" isSwarm: true swarmSize: "TP" type: "Bête" size: "M" alignment: "non-alignée" challenge: "0.5" customHP: "12" abilityScores: for: 3 dex: 13 con: 10 int: 1 sag: 7 cha: 1 ac: armorType: "custom" value: "10" movement: walk: 6 climb: 6 senses: blindsight: 3 conditionImmunities:</text:p>
      <text:list text:style-name="L96">
        <text:list-item>
          <text:p text:style-name="P96">"a-terre"</text:p>
        </text:list-item>
        <text:list-item>
          <text:p text:style-name="P96">"charme"</text:p>
        </text:list-item>
        <text:list-item>
          <text:p text:style-name="P96">"empoigne"</text:p>
        </text:list-item>
        <text:list-item>
          <text:p text:style-name="P96">"entrave"</text:p>
        </text:list-item>
        <text:list-item>
          <text:p text:style-name="P96">"etourdi"</text:p>
        </text:list-item>
        <text:list-item>
          <text:p text:style-name="P96">"paralyse"</text:p>
        </text:list-item>
        <text:list-item>
          <text:p text:style-name="P96">"petrifie"</text:p>
        </text:list-item>
        <text:list-item>
          <text:p text:style-name="P96">"terrorise" damageTypeResistances:</text:p>
        </text:list-item>
        <text:list-item>
          <text:p text:style-name="P96">"contondant"</text:p>
        </text:list-item>
        <text:list-item>
          <text:p text:style-name="P96">"perforant"</text:p>
        </text:list-item>
        <text:list-item>
          <text:p text:style-name="P96">"tranchant" languages:</text:p>
        </text:list-item>
        <text:list-item>
          <text:p text:style-name="P96">"" environments:</text:p>
        </text:list-item>
        <text:list-item>
          <text:p text:style-name="P96">Bois / Forêt</text:p>
        </text:list-item>
        <text:list-item>
          <text:p text:style-name="P96">Jungle</text:p>
        </text:list-item>
        <text:list-item>
          <text:p text:style-name="P96">Mangrove / Marécage</text:p>
        </text:list-item>
      </text:list>
      <text:p text:style-name="Horizontal_20_Line"/>
      <text:h text:style-name="Heading_20_4" text:outline-level="4"><text:bookmark-start text:name="_capacités_54"/>Capacités<text:bookmark-end text:name="_capacités_54"/></text:h>
      <text:p text:style-name="First_20_paragraph"><text:span text:style-name="T2">*Nuée*</text:span>. La nuée peut occuper l’emplacement d’une autre créature, et vice versa. Elle peut passer par n’importe quelle ouverture suffisamment large pour un insecte de taille TP. Elle ne peut pas récupérer de point de vie ou gagner de point de vie temporaire.</text:p>
      <text:h text:style-name="Heading_20_4" text:outline-level="4"><text:bookmark-start text:name="_actions_85"/>Actions<text:bookmark-end text:name="_actions_85"/></text:h>
      <text:p text:style-name="First_20_paragraph"><text:span text:style-name="T2">*Morsures*</text:span>. <text:span text:style-name="T2">Attaque d’arme au corps à corps</text:span> : +3 pour toucher, allonge 0 m, une créature dans l’emplacement de la nuée. Touché : 6 dégâts perforants ou 3 dégâts perforants si la nuée a perdu au moins la moitié de ses points d’action.</text:p>
      <text:p text:style-name="Text_20_body">§§§ .hero</text:p>
      <text:h text:style-name="Heading_20_4" text:outline-level="4"><text:bookmark-start text:name="_variante_nuée_dinsectes"/>Variante : nuée d’insectes<text:bookmark-end text:name="_variante_nuée_dinsectes"/></text:h>
      <text:p text:style-name="First_20_paragraph">Il existe plusieurs types d’insectes susceptibles de se rassembler en nuées, et chacun possède les caractéristiques spéciales indiquées ci-dessous.</text:p>
      <text:p text:style-name="Text_20_body"><text:span text:style-name="T2">*Nuée de scarabées*</text:span>. Une nuée de scarabées dispose d’une vitesse de fouissement de 1,50 mètre.</text:p>
      <text:p text:style-name="Text_20_body"><text:span text:style-name="T2">*Nuée de mille-pattes*</text:span>. Si une créature tombe à 0 point d’action à cause d’une nuée de millepattes, elle est stable mais <text:a xlink:type="simple" xlink:href="/gerer-la-sante-du-personnage/#empoisonne" office:name=""><text:span text:style-name="Definition"><text:span text:style-name="T2">empoisonnée</text:span></text:span></text:a> pendant une heure, même après avoir récupéré des points d’action. Elle est <text:a xlink:type="simple" xlink:href="/gerer-la-sante-du-personnage/#paralyse" office:name=""><text:span text:style-name="Definition"><text:span text:style-name="T2">paralysée</text:span></text:span></text:a> tant qu’elle est ainsi <text:a xlink:type="simple" xlink:href="/gerer-la-sante-du-personnage/#empoisonne" office:name=""><text:span text:style-name="Definition"><text:span text:style-name="T2">empoisonnée</text:span></text:span></text:a>.</text:p>
      <text:p text:style-name="Text_20_body"><text:span text:style-name="T2">*Nuée d’araignée*</text:span>. Une nuée d’araignée possède les traits supplémentaires suivants :</text:p>
      <text:list text:style-name="L97">
        <text:list-item>
          <text:p text:style-name="P97"><text:span text:style-name="T2">*Pattes d’araignée*</text:span>. La nuée gravit des surfaces difficile et se déplace au plafond la tête en bas sans avoir besoin de faire de <text:a xlink:type="simple" xlink:href="/utiliser-les-caracteristiques/#tests-de-caracteristique" office:name=""><text:span text:style-name="Definition">test de caractéristique</text:span></text:a>.</text:p>
        </text:list-item>
        <text:list-item>
          <text:p text:style-name="P97"><text:span text:style-name="T2">*Marche dans les toiles*</text:span>. La nuée ignore les restrictions de déplacement imposées par les toiles d’araignée.</text:p>
        </text:list-item>
      </text:list>
      <text:p text:style-name="First_20_paragraph"><text:span text:style-name="T2">*Nuée de guêpes*</text:span>. Une nuée de guêpes possède une vitesse au sol de 1,50 mètre, une vitesse en vol de 9 mètres et aucune vitesse d’escalade. §§§ — title: "Ours brun" type: "Bête" size: "G" alignment: "non-alignée" challenge: "1" customHP: "40" abilityScores: for: 19 dex: 10 con: 16 int: 2 sag: 13 cha: 7 ac: armorType: "custom" value: "13 (armure naturelle)" skills:</text:p>
      <text:list text:style-name="L98">
        <text:list-item>
          <text:p text:style-name="P98">name: "perception" movement: walk: 12 climb: 9 senses: languages:</text:p>
        </text:list-item>
        <text:list-item>
          <text:p text:style-name="P98">"" environments:</text:p>
        </text:list-item>
        <text:list-item>
          <text:p text:style-name="P98">Bois / Forêt</text:p>
        </text:list-item>
        <text:list-item>
          <text:p text:style-name="P98">Collines / Vallées</text:p>
        </text:list-item>
        <text:list-item>
          <text:p text:style-name="P98">Littoral</text:p>
        </text:list-item>
        <text:list-item>
          <text:p text:style-name="P98">Montagnes</text:p>
        </text:list-item>
      </text:list>
      <text:p text:style-name="Horizontal_20_Line"/>
      <text:h text:style-name="Heading_20_4" text:outline-level="4"><text:bookmark-start text:name="_capacités_55"/>Capacités<text:bookmark-end text:name="_capacités_55"/></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6"/>Actions<text:bookmark-end text:name="_actions_86"/></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Ours charognard" type: "Bête" size: "TG" alignment: "non-alignée" challenge: "5" customHP: "129" abilityScores: for: 20 dex: 10 con: 18 int: 2 sag: 13 cha: 7 ac: armorType: "custom" value: "13 (armure naturelle)" skills:</text:p>
      <text:list text:style-name="L99">
        <text:list-item>
          <text:p text:style-name="P99">name: "perception" movement: walk: 12 climb: 9 senses: languages:</text:p>
        </text:list-item>
        <text:list-item>
          <text:p text:style-name="P99">"" environments:</text:p>
        </text:list-item>
        <text:list-item>
          <text:p text:style-name="P99">Bois / Forêt</text:p>
        </text:list-item>
        <text:list-item>
          <text:p text:style-name="P99">Collines / Vallées</text:p>
        </text:list-item>
        <text:list-item>
          <text:p text:style-name="P99">Littoral</text:p>
        </text:list-item>
        <text:list-item>
          <text:p text:style-name="P99">Montagnes</text:p>
        </text:list-item>
      </text:list>
      <text:p text:style-name="Horizontal_20_Line"/>
      <text:h text:style-name="Heading_20_4" text:outline-level="4"><text:bookmark-start text:name="_capacités_56"/>Capacités<text:bookmark-end text:name="_capacités_56"/></text:h>
      <text:p text:style-name="First_20_paragraph"><text:span text:style-name="T2">*Odorat aiguisé*</text:span>. L’ours charognard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7"/>Actions<text:bookmark-end text:name="_actions_87"/></text:h>
      <text:p text:style-name="First_20_paragraph"><text:span text:style-name="T2">*Attaques multiples*</text:span>. L’ours charognard effectue deux attaques : une avec sa morsure et une avec ses griffes.</text:p>
      <text:p text:style-name="Text_20_body"><text:span text:style-name="T2">*Griffes*</text:span>. <text:span text:style-name="T2">Attaque d’arme au corps à corps</text:span> : +8 pour toucher, allonge 1,50 m, une cible. + <text:span text:style-name="T2">Touché</text:span> : 10 dégâts tranchants.</text:p>
      <text:p text:style-name="Text_20_body"><text:span text:style-name="T2">*Morsure*</text:span>. <text:span text:style-name="T2">Attaque d’arme au corps à corps</text:span> : +8 pour toucher, allonge 1,50 m, une cible. + <text:span text:style-name="T2">Touché</text:span> : 10 dégâts perforants.</text:p>
      <text:p text:style-name="Horizontal_20_Line"/>
      <text:p text:style-name="First_20_paragraph">Cet ours omnivore n’importune pas les créatures qui cherchent à l’éviter, mais il attaque aussitôt si l’on s’approche d’une de ses proies ou sources de nourriture. Il n’hésite pas à défoncer tout ce qui pourrait contenir quelque chose à manger. + Un ours charognard est animal de très grande taille qui peut atteindre douze pieds de long et peser huit mille livres. + — title: "Ours noir" type: "Bête" size: "M" alignment: "non-alignée" challenge: "0.5" customHP: "16" abilityScores: for: 15 dex: 10 con: 14 int: 2 sag: 12 cha: 7 ac: armorType: "custom" value: "12" skills:</text:p>
      <text:list text:style-name="L100">
        <text:list-item>
          <text:p text:style-name="P100">name: "perception" movement: walk: 12 climb: 9 senses: languages:</text:p>
        </text:list-item>
        <text:list-item>
          <text:p text:style-name="P100">""</text:p>
        </text:list-item>
      </text:list>
      <text:p text:style-name="Horizontal_20_Line"/>
      <text:h text:style-name="Heading_20_4" text:outline-level="4"><text:bookmark-start text:name="_capacités_57"/>Capacités<text:bookmark-end text:name="_capacités_57"/></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8"/>Actions<text:bookmark-end text:name="_actions_88"/></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 — title: "Ours polaire" type: "Bête" size: "G" alignment: "non-alignée" challenge: "2" customHP: "48" abilityScores: for: 20 dex: 10 con: 16 int: 2 sag: 13 cha: 7 ac: armorType: "custom" value: "13 (armure naturelle)" skills:</text:p>
      <text:list text:style-name="L101">
        <text:list-item>
          <text:p text:style-name="P101">name: "perception" movement: walk: 12 swim: 9 senses: languages:</text:p>
        </text:list-item>
        <text:list-item>
          <text:p text:style-name="P101">"" environments:</text:p>
        </text:list-item>
        <text:list-item>
          <text:p text:style-name="P101">Arctique / Subarctique</text:p>
        </text:list-item>
        <text:list-item>
          <text:p text:style-name="P101">Bois / Forêt</text:p>
        </text:list-item>
      </text:list>
      <text:p text:style-name="Horizontal_20_Line"/>
      <text:h text:style-name="Heading_20_4" text:outline-level="4"><text:bookmark-start text:name="_capacités_58"/>Capacités<text:bookmark-end text:name="_capacités_58"/></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9"/>Actions<text:bookmark-end text:name="_actions_89"/></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 — title: "Owain Macaro" type: "PJ" subtype: "Meldète" size: "M" alignment: "Chaotique neutre" challenge: "5" customHP: "33" abilityScores: for: 10 dex: 14 con: 13 int: 10 sag: 10 cha: 10 customSavingThrows: "for +4, dex +4, con +3, int +0, sag +0, cha +0" savingThrows:</text:p>
      <text:list text:style-name="L102">
        <text:list-item>
          <text:p text:style-name="P102">"for"</text:p>
        </text:list-item>
        <text:list-item>
          <text:p text:style-name="P102">"for"</text:p>
        </text:list-item>
        <text:list-item>
          <text:p text:style-name="P102">"dex"</text:p>
        </text:list-item>
        <text:list-item>
          <text:p text:style-name="P102">"con" ac: armorType: "custom" value: "13 (Armure de cuir)" skills:</text:p>
        </text:list-item>
        <text:list-item>
          <text:p text:style-name="P102">name: "intimidation"</text:p>
        </text:list-item>
        <text:list-item>
          <text:p text:style-name="P102">name: "dressage" isExpert: true</text:p>
        </text:list-item>
        <text:list-item>
          <text:p text:style-name="P102">name: "perception" isExpert: true</text:p>
        </text:list-item>
        <text:list-item>
          <text:p text:style-name="P102">name: "survie" isExpert: true movement: walk: 9 senses: languages:</text:p>
        </text:list-item>
        <text:list-item>
          <text:p text:style-name="P102">"le Weslèdh, le commun nordique, le Khern langue khernaëe, le Bredète dialecte meldète, le Mèlde langue meldète " + category: "PJ" — </text:p>
          <text:p text:style-name="First_20_paragraph">== Capacités</text:p>
          <text:p text:style-name="Text_20_body"><text:span text:style-name="T2">*Historique:*</text:span> Bandit de grand chemin. + <text:span text:style-name="T1">Compétences</text:span>. Intimidation, Survie. + <text:span text:style-name="T1">Outils maîtrisés</text:span>. Véhicules (terrestres). + <text:span text:style-name="T1">Langues maîtrisées</text:span>. Une langue au choix. + <text:span text:style-name="T1">Équipement</text:span>. Couverture, vêtements de voyageur, quelques chausse-trappes, boîte à amadou, outre d’eau, bourse contenant 10 po. + <text:span text:style-name="T1">Aptitude</text:span>. <text:a xlink:type="simple" xlink:href="/personnalite-et-historique/#signes-de-piste" office:name=""><text:span text:style-name="Definition">Signes de piste</text:span></text:a></text:p>
        </text:list-item>
      </text:list>
      <text:p text:style-name="Text_20_body"><text:span text:style-name="T2">*Maîtrises:*</text:span>. Armes courantes, armes de guerres, (Double maîtrise pour Glaive, Hache, arc long, l’arc composite et les armes courantes) boucliers, armure légère, armure intermédiaire, armure lourde, véhicule terrestre.</text:p>
      <text:p text:style-name="Text_20_body"><text:span text:style-name="T2">*Voie des armes &amp; Gwylwir*</text:span>. Owain est niveau 5 dans la voie des armes et Archétype Gwylwir.</text:p>
      <text:p text:style-name="Text_20_body"><text:span text:style-name="T2">*Style de combat Archérie*</text:span>. <text:span text:style-name="T2">(Armes)</text:span> Owain gagne un bonus de +2 aux jets d’attaque quand il attaque avec des armes à distance.</text:p>
      <text:p text:style-name="Text_20_body"><text:span text:style-name="T2">*Second souffle*</text:span>. <text:span text:style-name="T2">(Armes)</text:span> Owa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Ennemi juré*</text:span>. <text:span text:style-name="T2">(Gwylwir)</text:span> Dès le niveau 3, Owain a une expérience significative dans le combat contre un ennemi particulier qui a menacé par le passé son clan (Khernaë). Tous ses tests sociaux excepté intimidation subiront désormais un désavantage. Il obtient par contre un avantage sur les tests de Sagesse (Survie) pour traquer vos ennemis jurés, ainsi que sur les tests d’Intelligence permettant de se rappeler d’informations les concernant. Quand il gagne cette aptitude, vous apprenez également une langue de son choix qui est parlée par l’un de ses ennemis jurés.</text:p>
      <text:p text:style-name="Text_20_body"><text:span text:style-name="T2">*Explorateur-né*</text:span>. <text:span text:style-name="T2">(Gwylwir)</text:span> A partir du niveau 4, vous êtes particulièrement familier d’un certain type d’environnement naturel et vous avez des facilités à voyager et survivre dans ce type de régions. Choisissez un terrain de prédilection parmi : arctique, littoral, désert, <text:span text:style-name="T1">forêt</text:span>,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p text:style-name="Text_20_body"><text:span text:style-name="T2">*Style de combat*</text:span>. <text:span text:style-name="T2">(Gwylwir)</text:span> Au niveau 5, vous choisissez le style de combat Archerie Vous gagnez un bonus de +2 aux jets d’attaque quand vous attaquez avec des armes à distance. Si Archerie a déjà été choisi par la Voie des Armes, le bonus est doublé.</text:p>
      <text:h text:style-name="Heading_20_4" text:outline-level="4"><text:bookmark-start text:name="_actions_90"/>Actions<text:bookmark-end text:name="_actions_90"/></text:h>
      <text:p text:style-name="First_20_paragraph"><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Arc long*</text:span>. <text:span text:style-name="T2">Attaque d’arme à distance</text:span> : +12 pour toucher, portée 45/180. + <text:span text:style-name="T2">Touché</text:span> : 6 dégâts perforants .</text:p>
      <text:p text:style-name="Text_20_body">§§§ .hero</text:p>
      <text:h text:style-name="Heading_20_5" text:outline-level="5"><text:bookmark-start text:name="_présentation_9"/>Présentation:<text:bookmark-end text:name="_présentation_9"/></text:h>
      <text:p text:style-name="First_20_paragraph">Owain appartient au clan meldète Macaro qui a prêté allégeance à Gaenor Lugeto, maître des marais de Geunddon. Ancien bandit, Owain essaie de se racheter en servant son Genos en tant qu’éclaireur et pisteur. Il a développé une haine particulière envers les Khernaës suite au guerre contre Rek Goulvening Moisan. §§§</text:p>
      <text:p text:style-name="Text_20_body">§§§ .hero</text:p>
      <text:h text:style-name="Heading_20_5" text:outline-level="5"><text:bookmark-start text:name="_description_physique_8"/>Description physique:<text:bookmark-end text:name="_description_physique_8"/></text:h>
      <text:p text:style-name="First_20_paragraph">Owain est un Meldète de vingt quatre printemps. Il a la peau blanche les cheveux blonds et les yeux bleus. De grande stature, il mesure un mètre quatre vingt deux pour quatre vingt kilos. Mordu par un loup durant l’hiver, il a une grosse cicatrice sur la clavicule gauche. + §§§</text:p>
      <text:p text:style-name="Text_20_body">§§§ .hero</text:p>
      <text:h text:style-name="Heading_20_5" text:outline-level="5"><text:bookmark-start text:name="_equipement_6"/>Equipement:<text:bookmark-end text:name="_equipement_6"/></text:h>
      <text:p text:style-name="First_20_paragraph">Owain possède l’équipement suivant : une couverture, des vêtements de voyage, (20) chausses trappes, (2)boîtes à amadou, outre d’eau, bourse, glaive, une hache, un arc long, un carquois, (17)flèches, une armure de cuir, sac de couchage, un sac à dos, une gamelle, (10) torches, (10)jours de ration, une outre, une corde de chanvre (15m). + Owain possède aussi un âne avec 4 sacoches (210 kg de portage). 2496 PC, 50 PA &amp; 35 PO. + §§§</text:p>
      <text:p text:style-name="Text_20_body">§§§ .hero</text:p>
      <text:h text:style-name="Heading_20_5" text:outline-level="5"><text:bookmark-start text:name="_patrimoine_5"/>Patrimoine<text:bookmark-end text:name="_patrimoine_5"/></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autres_informations_7"/>Autres informations:<text:bookmark-end text:name="_autres_informations_7"/></text:h>
      <text:p text:style-name="First_20_paragraph"><text:span text:style-name="T1">XP acquis</text:span> : 10390 + <text:span text:style-name="T1">Points de Magie</text:span> :10 + <text:span text:style-name="T1">Points de Foi</text:span> :10 + <text:span text:style-name="T1">Points d’honneur</text:span> :20 + §§§ — title: "Panthère" type: "Bête" size: "M" alignment: "non-alignée" challenge: "0.25" customHP: "11" abilityScores: for: 14 dex: 15 con: 10 int: 3 sag: 14 cha: 7 ac: armorType: "custom" value: "13" skills:</text:p>
      <text:list text:style-name="L103">
        <text:list-item>
          <text:p text:style-name="P103">name: "discretion" isExpert: true</text:p>
        </text:list-item>
        <text:list-item>
          <text:p text:style-name="P103">name: "perception" movement: walk: 15 climb: 12 senses: languages:</text:p>
        </text:list-item>
        <text:list-item>
          <text:p text:style-name="P103">"" environments:</text:p>
        </text:list-item>
        <text:list-item>
          <text:p text:style-name="P103">Arctique / Subarctique</text:p>
        </text:list-item>
        <text:list-item>
          <text:p text:style-name="P103">Jungle</text:p>
        </text:list-item>
        <text:list-item>
          <text:p text:style-name="P103">Mangrove / Marécage</text:p>
        </text:list-item>
      </text:list>
      <text:p text:style-name="Horizontal_20_Line"/>
      <text:h text:style-name="Heading_20_4" text:outline-level="4"><text:bookmark-start text:name="_capacités_59"/>Capacités<text:bookmark-end text:name="_capacités_59"/></text:h>
      <text:p text:style-name="First_20_paragraph"><text:span text:style-name="T2">*Bond agressif*</text:span>. Si la panthère se déplace en ligne droite sur une distance minimale de 6 mètres vers une créature contre laquelle elle réussit ensuite une attaque de griff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a panthè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91"/>Actions<text:bookmark-end text:name="_actions_91"/></text:h>
      <text:p text:style-name="First_20_paragraph"><text:span text:style-name="T2">*Griffe*</text:span>. <text:span text:style-name="T2">Attaque d’arme au corps à corps</text:span> : +4 pour toucher, allonge 1,50 m, une cible. + <text:span text:style-name="T2">Touché</text:span> : 3 dégâts tranchants.</text:p>
      <text:p text:style-name="Text_20_body"><text:span text:style-name="T2">*Morsure*</text:span>. <text:span text:style-name="T2">Attaque d’arme au corps à corps</text:span> : +4 pour toucher, allonge 1,50 m, une cible. + <text:span text:style-name="T2">Touché</text:span> : 3 dégâts perforants. — title: "Pieuvre" type: "Bête" size: "P" alignment: "non-alignée" challenge: "0" customHP: "6" abilityScores: for: 4 dex: 15 con: 11 int: 3 sag: 10 cha: 4 ac: armorType: "custom" value: "12" skills:</text:p>
      <text:list text:style-name="L104">
        <text:list-item>
          <text:p text:style-name="P104">name: "discretion" isExpert: true</text:p>
        </text:list-item>
        <text:list-item>
          <text:p text:style-name="P104">name: "perception" isExpert: true movement: walk: 1,50 swim: 9 senses: darkvision: 9 languages:</text:p>
        </text:list-item>
        <text:list-item>
          <text:p text:style-name="P104">"" environments:</text:p>
        </text:list-item>
        <text:list-item>
          <text:p text:style-name="P104">Mer / Océan dungeonTypes:</text:p>
        </text:list-item>
        <text:list-item>
          <text:p text:style-name="P104">Ruines sous-marines</text:p>
        </text:list-item>
      </text:list>
      <text:p text:style-name="Horizontal_20_Line"/>
      <text:h text:style-name="Heading_20_4" text:outline-level="4"><text:bookmark-start text:name="_capacités_60"/>Capacités<text:bookmark-end text:name="_capacités_60"/></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30 minutes lorsqu’elle n’est plus dans l’eau.</text:p>
      <text:h text:style-name="Heading_20_4" text:outline-level="4"><text:bookmark-start text:name="_actions_92"/>Actions<text:bookmark-end text:name="_actions_92"/></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1,50 mètre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4 pour toucher, allonge 1,50 m, une cible. + <text:span text:style-name="T2">Touché</text:span> : 1 dégât contondant et la cible est <text:a xlink:type="simple" xlink:href="/gerer-la-sante-du-personnage/#empoigne" office:name=""><text:span text:style-name="Definition"><text:span text:style-name="T2">empoignée</text:span></text:span></text:a> (évasion DD 10). Jusqu’au terme de cette empoignade, la cible est <text:a xlink:type="simple" xlink:href="/gerer-la-sante-du-personnage/#entrave" office:name=""><text:span text:style-name="Definition"><text:span text:style-name="T2">entravée</text:span></text:span></text:a> et la pieuvre ne peut pas utiliser ses tentacules sur une autre cible. — title: "Pieuvre géante" type: "Bête" size: "G" alignment: "non-alignée" challenge: "1" customHP: "34" abilityScores: for: 17 dex: 13 con: 13 int: 4 sag: 10 cha: 4 ac: armorType: "custom" value: "11" skills:</text:p>
      <text:list text:style-name="L105">
        <text:list-item>
          <text:p text:style-name="P105">name: "discretion" isExpert: true</text:p>
        </text:list-item>
        <text:list-item>
          <text:p text:style-name="P105">name: "perception" isExpert: true movement: walk: 3 swim: 18 senses: darkvision: 18 languages:</text:p>
        </text:list-item>
        <text:list-item>
          <text:p text:style-name="P105">"" environments:</text:p>
        </text:list-item>
        <text:list-item>
          <text:p text:style-name="P105">Mer / Océan dungeonTypes:</text:p>
        </text:list-item>
        <text:list-item>
          <text:p text:style-name="P105">Ruines sous-marines</text:p>
        </text:list-item>
      </text:list>
      <text:p text:style-name="Horizontal_20_Line"/>
      <text:h text:style-name="Heading_20_4" text:outline-level="4"><text:bookmark-start text:name="_capacités_61"/>Capacités<text:bookmark-end text:name="_capacités_61"/></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1 heure lorsqu’elle n’est plus dans l’eau.</text:p>
      <text:h text:style-name="Heading_20_4" text:outline-level="4"><text:bookmark-start text:name="_actions_93"/>Actions<text:bookmark-end text:name="_actions_93"/></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6 mètres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5 pour toucher, allonge 4,50 m, une cible. + <text:span text:style-name="T2">Touché</text:span> : 6 dégâts contondants et, si la cible est une créature, elle est <text:a xlink:type="simple" xlink:href="/gerer-la-sante-du-personnage/#empoigne" office:name=""><text:span text:style-name="Definition"><text:span text:style-name="T2">empoignée</text:span></text:span></text:a> (évasion DD 16). Jusqu’au terme de cette empoignade, la cible est <text:a xlink:type="simple" xlink:href="/gerer-la-sante-du-personnage/#entrave" office:name=""><text:span text:style-name="Definition"><text:span text:style-name="T2">entravée</text:span></text:span></text:a> et la pieuvre ne peut pas utiliser ses tentacules contre une autre cible. — title: "Piranha" type: "Bête" size: "TP" alignment: "non-alignée" challenge: "0" customHP: "2" abilityScores: for: 2 dex: 16 con: 9 int: 1 sag: 7 cha: 2 ac: armorType: "custom" value: "10" movement: walk: 0 swim: 12 senses: darkvision: 18 languages:</text:p>
      <text:list text:style-name="L106">
        <text:list-item>
          <text:p text:style-name="P106">"" environments:</text:p>
        </text:list-item>
        <text:list-item>
          <text:p text:style-name="P106">Jungle</text:p>
        </text:list-item>
        <text:list-item>
          <text:p text:style-name="P106">Mangrove / Marécage</text:p>
        </text:list-item>
      </text:list>
      <text:p text:style-name="Horizontal_20_Line"/>
      <text:h text:style-name="Heading_20_4" text:outline-level="4"><text:bookmark-start text:name="_capacités_62"/>Capacités<text:bookmark-end text:name="_capacités_62"/></text:h>
      <text:p text:style-name="First_20_paragraph"><text:span text:style-name="T2">*Frénésie sanguinaire*</text:span>. Le piranha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Respiration aquatique*</text:span>. Le piranha peut respirer uniquement sous l’eau.</text:p>
      <text:h text:style-name="Heading_20_4" text:outline-level="4"><text:bookmark-start text:name="_actions_94"/>Actions<text:bookmark-end text:name="_actions_94"/></text:h>
      <text:p text:style-name="First_20_paragraph"><text:span text:style-name="T2">*Morsure*</text:span>. <text:span text:style-name="T2">Attaque d’arme au corps à corps</text:span> : +5 pour toucher, allonge 1,50 m, une cible. + <text:span text:style-name="T2">Touché</text:span> : 1 dégât perforant. — title: "Plésiosaure" type: "Bête" subtype: "Dinosaure" size: "G" alignment: "non-alignée" challenge: "2" customHP: "48" abilityScores: for: 18 dex: 15 con: 16 int: 2 sag: 12 cha: 5 ac: armorType: "custom" value: "9 (armure naturelle)" skills:</text:p>
      <text:list text:style-name="L107">
        <text:list-item>
          <text:p text:style-name="P107">name: "discretion"</text:p>
        </text:list-item>
        <text:list-item>
          <text:p text:style-name="P107">name: "perception" movement: walk: 6 swim: 12 senses: languages:</text:p>
        </text:list-item>
        <text:list-item>
          <text:p text:style-name="P107">"--" environments:</text:p>
        </text:list-item>
        <text:list-item>
          <text:p text:style-name="P107">Mer / Océan dungeonTypes:</text:p>
        </text:list-item>
        <text:list-item>
          <text:p text:style-name="P107">Ruines sous-marines</text:p>
        </text:list-item>
      </text:list>
      <text:p text:style-name="Horizontal_20_Line"/>
      <text:h text:style-name="Heading_20_4" text:outline-level="4"><text:bookmark-start text:name="_capacités_63"/>Capacités<text:bookmark-end text:name="_capacités_63"/></text:h>
      <text:p text:style-name="First_20_paragraph"><text:span text:style-name="T2">*Retenir son souffle*</text:span>. Le plésiosaure peut retenir son souffle pendant 1 heure.</text:p>
      <text:h text:style-name="Heading_20_4" text:outline-level="4"><text:bookmark-start text:name="_actions_95"/>Actions<text:bookmark-end text:name="_actions_95"/></text:h>
      <text:p text:style-name="First_20_paragraph"><text:span text:style-name="T2">*Morsure*</text:span>. <text:span text:style-name="T2">Attaque d’arme au corps à corps</text:span> : +6 pour toucher, allonge 3 m, une cible. + <text:span text:style-name="T2">Touché</text:span> : 6 dégâts perforants. — title: "Poney" type: "Bête" size: "M" alignment: "non-alignée" challenge: "0.125" customHP: "13" abilityScores: for: 15 dex: 10 con: 13 int: 2 sag: 11 cha: 7 ac: armorType: "custom" value: "10" movement: walk: 12 senses: languages:</text:p>
      <text:list text:style-name="L108">
        <text:list-item>
          <text:p text:style-name="P108">"" environments:</text:p>
        </text:list-item>
        <text:list-item>
          <text:p text:style-name="P108">Collines / Vallées</text:p>
        </text:list-item>
        <text:list-item>
          <text:p text:style-name="P108">Plaine / Champs / Prairie / Savane</text:p>
        </text:list-item>
      </text:list>
      <text:p text:style-name="Horizontal_20_Line"/>
      <text:h text:style-name="Heading_20_4" text:outline-level="4"><text:bookmark-start text:name="_actions_96"/>Actions<text:bookmark-end text:name="_actions_96"/></text:h>
      <text:p text:style-name="First_20_paragraph"><text:span text:style-name="T2">*Sabots*</text:span>. <text:span text:style-name="T2">Attaque d’arme au corps à corps</text:span> : +4 pour toucher, allonge 1,50 m, une cible. + <text:span text:style-name="T2">Touché</text:span> : 3 dégâts contondants. — title: "Pywed Vecconos" type: "PJ" subtype: "Meldète" size: "M" alignment: "Loyal neutre" challenge: "3" customHP: "18" abilityScores: for: 10 dex: 10 con: 12 int: 13 sag: 12 cha: 8 customSavingThrows: "for +0, dex +0, con +1, int +5, sag +5, cha -1 " savingThrows:</text:p>
      <text:list text:style-name="L109">
        <text:list-item>
          <text:p text:style-name="P109">"int"</text:p>
        </text:list-item>
        <text:list-item>
          <text:p text:style-name="P109">"int"</text:p>
        </text:list-item>
        <text:list-item>
          <text:p text:style-name="P109">"sag"</text:p>
        </text:list-item>
        <text:list-item>
          <text:p text:style-name="P109">"sag" ac: armorType: "custom" value: "16 (armure de cuir cloutée + bouclier en bois)" skills:</text:p>
        </text:list-item>
        <text:list-item>
          <text:p text:style-name="P109">name: "custom" value: "acrobatie +0"</text:p>
        </text:list-item>
        <text:list-item>
          <text:p text:style-name="P109">name: "custom" value: "arcanes +0"</text:p>
        </text:list-item>
        <text:list-item>
          <text:p text:style-name="P109">name: "custom" value: "athletisme +0"</text:p>
        </text:list-item>
        <text:list-item>
          <text:p text:style-name="P109">name: "custom" value: "dressage +1"</text:p>
        </text:list-item>
        <text:list-item>
          <text:p text:style-name="P109">name: "custom" value: "escamotage +0"</text:p>
        </text:list-item>
        <text:list-item>
          <text:p text:style-name="P109">name: "histoire"</text:p>
        </text:list-item>
        <text:list-item>
          <text:p text:style-name="P109">name: "custom" value: "intimidation -1"</text:p>
        </text:list-item>
        <text:list-item>
          <text:p text:style-name="P109">name: "custom" value: "investigation +1"</text:p>
        </text:list-item>
        <text:list-item>
          <text:p text:style-name="P109">name: "custom" value: "médecine +1"</text:p>
        </text:list-item>
        <text:list-item>
          <text:p text:style-name="P109">name: "custom" value: "nature +1"</text:p>
        </text:list-item>
        <text:list-item>
          <text:p text:style-name="P109">name: "perception"</text:p>
        </text:list-item>
        <text:list-item>
          <text:p text:style-name="P109">name: "custom" value: "perspicacite +1"</text:p>
        </text:list-item>
        <text:list-item>
          <text:p text:style-name="P109">name: "custom" value: "representation -1"</text:p>
        </text:list-item>
        <text:list-item>
          <text:p text:style-name="P109">name: "custom" value: "supercherie -1"</text:p>
        </text:list-item>
        <text:list-item>
          <text:p text:style-name="P109">name: "religion"</text:p>
        </text:list-item>
        <text:list-item>
          <text:p text:style-name="P109">name: "survie" movement: walk: 9 senses: languages:</text:p>
        </text:list-item>
        <text:list-item>
          <text:p text:style-name="P109">"le Weslèdh, le commun nordique, le Mèlde dialecte meldète, le mèldon langue meldète et le Drods langue des drodan et l’Alcath langue impériale " category: "PJ" — </text:p>
        </text:list-item>
      </text:list>
      <text:h text:style-name="Heading_20_4" text:outline-level="4"><text:bookmark-start text:name="_capacités_64"/>Capacités<text:bookmark-end text:name="_capacités_64"/></text:h>
      <text:p text:style-name="First_20_paragraph"><text:span text:style-name="T1">Historique</text:span> : Noblesse de robe + <text:span text:style-name="T1">Compétences</text:span> : Histoire, Perspicacité.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p text:style-name="Text_20_body"><text:span text:style-name="T2">*Maîtrises:*</text:span>. Double maîtrise (dagues, fléchettes, frondes, bâtons) , gourdins, javelines, massues, cimeterres, serpes, lances, glaive, hache, matériel d’herboriste, matériel d’alchimiste, Tympanion.</text:p>
      <text:p text:style-name="Text_20_body"><text:span text:style-name="T2">*Voie de la Magie &amp; Drodan*</text:span>. Pywed est niveau 3 dans la voie de la Magie et Archétype Dordan.</text:p>
      <text:p text:style-name="Text_20_body"><text:span text:style-name="T1">Restauration magique</text:span><text:span text:style-name="T2">. _(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armures légères, armures intermédiaires, boucliers (les drodans n’utilisent pas d’armure ou de bouclier faits en métal).</text:p>
      <text:p text:style-name="Text_20_body"><text:span text:style-name="T2">*Langue sacrée*</text:span>. <text:span text:style-name="T2">(Drodan)</text:span>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p text:style-name="Text_20_body"><text:span text:style-name="T2">*Vigueur du printemps*</text:span>. <text:span text:style-name="T2">(Drodan)</text:span>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 De plus, lorsque vous utilisez votre aptitude de forme sauvage, vous gagnez un nombre de points d’action temporaire égal au double de votre niveau de drodan. Vous ne conservez pas ces points d’action lorsque vous quittez la connexion avec l’animal.</text:p>
      <text:p text:style-name="Text_20_body"><text:span text:style-name="T2">*Forme sauvage*</text:span>. <text:span text:style-name="T2">(Drodan)</text:span>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 .table-container |Niv. |ID |Limitations|Exemple| |:-:|:-:|:-:|:-:| |3 |1/4 |Pas de vitesse de vol ou de nage|Loup| |5 |1/2| Pas de vitesse de vol|Ours noir| |8 |1 |-|Ours brun| §§§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4" text:outline-level="4"><text:bookmark-start text:name="_actions_97"/>Actions<text:bookmark-end text:name="_actions_97"/></text:h>
      <text:p text:style-name="First_20_paragraph"><text:span text:style-name="T2">*Cimeterre*</text:span>. <text:span text:style-name="T2">Attaque d’arme au corps à corps</text:span> : +2 pour toucher, allonge 1,50 m, une cible. + <text:span text:style-name="T2">Touché</text:span> : 6 dégâts tranchants (Finesse &amp; légère).</text:p>
      <text:p text:style-name="Text_20_body"><text:span text:style-name="T2">*Glaive*</text:span>. <text:span text:style-name="T2">Attaque d’arme au corps à corps</text:span> : +2 pour toucher, allonge 1,50 m, une cible. + <text:span text:style-name="T2">Touché</text:span> : 4 dégâts tranchants (6 à deux mains).</text:p>
      <text:p text:style-name="Text_20_body"><text:span text:style-name="T2">*Hache*</text:span>. <text:span text:style-name="T2">Attaque d’arme au corps à corps</text:span> : +2 pour toucher, allonge 1,50 m, une cible. + <text:span text:style-name="T2">Touché</text:span> : 4 dégâts tranchants (6 à deux mains).</text:p>
      <text:p text:style-name="Text_20_body">*Dague*<text:span text:style-name="T2">. _Attaque d’arme au corps à corps</text:span> : +4 pour toucher, allonge 1,50 m, une cible. + <text:span text:style-name="T2">Touché</text:span> : 4 dégâts tranchants (portée 6/18).</text:p>
      <text:p text:style-name="Text_20_body">§§§ .hero</text:p>
      <text:h text:style-name="Heading_20_5" text:outline-level="5"><text:bookmark-start text:name="_présentation_10"/>Présentation:<text:bookmark-end text:name="_présentation_10"/></text:h>
      <text:p text:style-name="First_20_paragraph">Pywed Vecconos est un grand Meldète à la barbe longue, 3ème fils de la famille Vecconos, petite mais respectée famille noble mais de Masyvum. Il a été envoyé à Alicantys en otage à l’âge de ses 7 ans suite à un incident diplomatique qui engendrera le bannissement à Dinas Môr-Leidr de son cousin Cenocantos Vecconos. Pywed a plutôt bien vécu ce passage en terre impériale et garde en tête quelques leçon de philosophie et de littératures, souvenirs qu’il aime bien se ressasser. De retour en Douaratil, sa famille remarque sa capacité à raisonner et le proposent donc à l’ordre des Drodanos pour qu’il fasse rayonner leur nom dans les cercles intellectuels Meldètes + Après plusieurs années d’apprentissage il est prit sous l’aile de son maitre Divivacos le rocailleux avec qui il voyage dans tout Douaratil. + Suite aux évènements récents, son maître met fin de façon anticipé à son apprentissage, considèrent que Pywed est prêt. Il l’envoie donc vers Ker-Saozon pour rencontrer Margs dont le nom résonne ces derniers temps. + §§§</text:p>
      <text:p text:style-name="Text_20_body">§§§ .hero</text:p>
      <text:h text:style-name="Heading_20_5" text:outline-level="5"><text:bookmark-start text:name="_description_physique_9"/>Description physique:<text:bookmark-end text:name="_description_physique_9"/></text:h>
      <text:p text:style-name="First_20_paragraph">Pywed Vecconos est un Meldète de vingt six printemps. Il a la peau blanche les cheveux bruns et les yeux verts. Il mesure un mètre quatre vingt quinze pour quatre vingt dix kilos. §§§</text:p>
      <text:p text:style-name="Text_20_body">§§§ .hero</text:p>
      <text:h text:style-name="Heading_20_5" text:outline-level="5"><text:bookmark-start text:name="_equipement_7"/>Equipement:<text:bookmark-end text:name="_equipement_7"/></text:h>
      <text:p text:style-name="First_20_paragraph">Pywed Vecconos possède l’équipement suivant : Habits de bonne qualité, instrument de musique ou ensemble d’outils d’artisan, emblème ou symbole familial, bourse. Armure de cuir cloutée, cimeterre, hache, glaive, bouclier en bois. 20 po + §§§</text:p>
      <text:p text:style-name="Text_20_body">§§§ .hero</text:p>
      <text:h text:style-name="Heading_20_5" text:outline-level="5"><text:bookmark-start text:name="_sorts_connus_6"/>Sorts connus:<text:bookmark-end text:name="_sorts_connus_6"/></text:h>
      <text:p text:style-name="First_20_paragraph"><text:span text:style-name="T1">Bonus d’incantation: +3</text:span> + <text:span text:style-name="T1">DD de Sauvegarde: 11</text:span> + <text:span text:style-name="T1">Novice</text:span> :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uidisme</text:span></text:a>, <text:a xlink:type="simple" xlink:href="/grimoire/flamme-sacree" office:name=""><text:span text:style-name="Definition">Flamme sacrée</text:span></text:a>, <text:a xlink:type="simple" xlink:href="/grimoire/lame-de-feu" office:name=""><text:span text:style-name="Definition">Lame de feu</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 §§§</text:p>
      <text:p text:style-name="Text_20_body">§§§ .hero</text:p>
      <text:h text:style-name="Heading_20_5" text:outline-level="5"><text:bookmark-start text:name="_patrimoine_6"/>Patrimoine<text:bookmark-end text:name="_patrimoine_6"/></text:h>
      <text:p text:style-name="First_20_paragraph"><text:span text:style-name="T1">Niveau patrimoine</text:span> : néant §§§</text:p>
      <text:p text:style-name="Text_20_body">§§§ .hero</text:p>
      <text:h text:style-name="Heading_20_5" text:outline-level="5"><text:bookmark-start text:name="_autres_informations_8"/>Autres informations:<text:bookmark-end text:name="_autres_informations_8"/></text:h>
      <text:p text:style-name="First_20_paragraph"><text:span text:style-name="T1">XP acquis</text:span> : 900 + <text:span text:style-name="T1">Points de Magie</text:span> :13 + <text:span text:style-name="T1">Points de Foi</text:span> :24 + <text:span text:style-name="T1">Points d’honneur</text:span> :14 + §§§ — title: "Rat" type: "Bête" size: "TP" alignment: "non-alignée" challenge: "0" customHP: "3" abilityScores: for: 2 dex: 11 con: 9 int: 2 sag: 10 cha: 4 ac: armorType: "custom" value: "10" movement: walk: 6 senses: darkvision: 9 languages:</text:p>
      <text:list text:style-name="L110">
        <text:list-item>
          <text:p text:style-name="P110">"" dungeonTypes:</text:p>
        </text:list-item>
        <text:list-item>
          <text:p text:style-name="P110">Caverne aménagée</text:p>
        </text:list-item>
      </text:list>
      <text:p text:style-name="Horizontal_20_Line"/>
      <text:h text:style-name="Heading_20_4" text:outline-level="4"><text:bookmark-start text:name="_capacités_65"/>Capacités<text:bookmark-end text:name="_capacités_65"/></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98"/>Actions<text:bookmark-end text:name="_actions_98"/></text:h>
      <text:p text:style-name="First_20_paragraph"><text:span text:style-name="T2">*Morsure*</text:span>. <text:span text:style-name="T2">Attaque d’arme au corps à corps</text:span> : +0 pour toucher, allonge 1,50 m, une cible. + <text:span text:style-name="T2">Touché</text:span> : 1 dégât perforant. — title: "Rat géant" type: "Bête" size: "P" alignment: "non-alignée" challenge: "0.125" customHP: "6" abilityScores: for: 7 dex: 15 con: 11 int: 2 sag: 10 cha: 4 ac: armorType: "custom" value: "12" movement: walk: 9 senses: darkvision: 18 languages:</text:p>
      <text:list text:style-name="L111">
        <text:list-item>
          <text:p text:style-name="P111">"" dungeonTypes:</text:p>
        </text:list-item>
        <text:list-item>
          <text:p text:style-name="P111">Caverne aménagée</text:p>
        </text:list-item>
      </text:list>
      <text:p text:style-name="Horizontal_20_Line"/>
      <text:h text:style-name="Heading_20_4" text:outline-level="4"><text:bookmark-start text:name="_capacités_66"/>Capacités<text:bookmark-end text:name="_capacités_66"/></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Tactique de groupe*</text:span>. Le rat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rat,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9"/>Actions<text:bookmark-end text:name="_actions_99"/></text:h>
      <text:p text:style-name="First_20_paragraph"><text:span text:style-name="T2">*Morsure*</text:span>. <text:span text:style-name="T2">Attaque d’arme au corps à corps</text:span> : +4 pour toucher, allonge 1,50 m, une cible. + <text:span text:style-name="T2">Touché</text:span> : 2 dégâts perforants.</text:p>
      <text:p text:style-name="Text_20_body">§§§ .hero</text:p>
      <text:h text:style-name="Heading_20_4" text:outline-level="4"><text:bookmark-start text:name="_variante_rats_géants_malades"/>Variante : rats géants malades<text:bookmark-end text:name="_variante_rats_géants_malades"/></text:h>
      <text:p text:style-name="First_20_paragraph">Certains rats géants sont porteurs d’ignobles maladies transmissibles par morsure. Un rat géant malade a un indice de dangerosité de 1/8 (25 PX) et dispose de l’action décrite ci-dessous à la place de son attaque de morsure.</text:p>
      <text:p text:style-name="Text_20_body"><text:span text:style-name="T2">*Morsure*</text:span>. <text:span text:style-name="T2">Attaque d’arme au corps à corps</text:span> : +4 pour toucher, allonge 1,50 m, une cible. + <text:span text:style-name="T2">Touché</text:span> : 2 dégâts perforants. Si la cible est une créature, elle doit réussir un <text:a xlink:type="simple" xlink:href="/utiliser-les-caracteristiques/#jets-de-sauvegarde" office:name=""><text:span text:style-name="Definition">jet de sauvegarde</text:span></text:a> de Constitution DD 10 pour ne pas contracter la maladie. Tant que cette maladie n’est pas soignée, la cible ne peut plus récupérer de points d’action, sauf par des moyens magiques, et son total maximum de points d’action diminue de 1d6 toutes les 24 heures. Elle meurt si son total maximum de points d’action tombe à 0 à cause de cette maladie. §§§ — title: "Requin chasseur" type: "Bête" size: "G" alignment: "non-alignée" challenge: "2" customHP: "46" abilityScores: for: 18 dex: 13 con: 15 int: 1 sag: 10 cha: 4 ac: armorType: "custom" value: "12 (armure naturelle)" skills:</text:p>
      <text:list text:style-name="L112">
        <text:list-item>
          <text:p text:style-name="P112">name: "perception" movement: walk: 0 swim: 12 senses: blindsight: 9 languages:</text:p>
        </text:list-item>
        <text:list-item>
          <text:p text:style-name="P112">"" environments:</text:p>
        </text:list-item>
        <text:list-item>
          <text:p text:style-name="P112">Mer / Océan dungeonTypes:</text:p>
        </text:list-item>
        <text:list-item>
          <text:p text:style-name="P112">Ruines sous-marines</text:p>
        </text:list-item>
      </text:list>
      <text:p text:style-name="Horizontal_20_Line"/>
      <text:h text:style-name="Heading_20_4" text:outline-level="4"><text:bookmark-start text:name="_capacités_67"/>Capacités<text:bookmark-end text:name="_capacités_67"/></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0"/>Actions<text:bookmark-end text:name="_actions_100"/></text:h>
      <text:p text:style-name="First_20_paragraph"><text:span text:style-name="T2">*Morsure*</text:span>. <text:span text:style-name="T2">Attaque d’arme au corps à corps</text:span> : +6 pour toucher, allonge 1,50 m, une cible. + <text:span text:style-name="T2">Touché</text:span> : 6 dégâts perforants. — title: "Requin de récif" type: "Bête" size: "M" alignment: "non-alignée" challenge: "0.5" customHP: "15" abilityScores: for: 14 dex: 13 con: 13 int: 1 sag: 10 cha: 4 ac: armorType: "custom" value: "12 (armure naturelle)" skills:</text:p>
      <text:list text:style-name="L113">
        <text:list-item>
          <text:p text:style-name="P113">name: "perception" movement: walk: 0 swim: 12 senses: blindsight: 9 languages:</text:p>
        </text:list-item>
        <text:list-item>
          <text:p text:style-name="P113">"" environments:</text:p>
        </text:list-item>
        <text:list-item>
          <text:p text:style-name="P113">Littoral dungeonTypes:</text:p>
        </text:list-item>
        <text:list-item>
          <text:p text:style-name="P113">Ruines sous-marines</text:p>
        </text:list-item>
      </text:list>
      <text:p text:style-name="Horizontal_20_Line"/>
      <text:h text:style-name="Heading_20_4" text:outline-level="4"><text:bookmark-start text:name="_capacités_68"/>Capacités<text:bookmark-end text:name="_capacités_68"/></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1"/>Actions<text:bookmark-end text:name="_actions_101"/></text:h>
      <text:p text:style-name="First_20_paragraph"><text:span text:style-name="T2">*Morsure*</text:span>. <text:span text:style-name="T2">Attaque d’arme au corps à corps</text:span> : +4 pour toucher, allonge 1,50 m, une cible. + <text:span text:style-name="T2">Touché</text:span> : 3 dégâts perforants. — title: "Requin géant" type: "Bête" size: "TG" alignment: "non-alignée" challenge: "5" customHP: "138" abilityScores: for: 23 dex: 11 con: 21 int: 1 sag: 10 cha: 5 ac: armorType: "custom" value: "12 (armure naturelle)" skills:</text:p>
      <text:list text:style-name="L114">
        <text:list-item>
          <text:p text:style-name="P114">name: "perception" movement: walk: 0 swim: 15 senses: blindsight: 18 languages:</text:p>
        </text:list-item>
        <text:list-item>
          <text:p text:style-name="P114">"" environments:</text:p>
        </text:list-item>
        <text:list-item>
          <text:p text:style-name="P114">Mer / Océan dungeonTypes:</text:p>
        </text:list-item>
        <text:list-item>
          <text:p text:style-name="P114">Ruines sous-marines</text:p>
        </text:list-item>
      </text:list>
      <text:p text:style-name="Horizontal_20_Line"/>
      <text:h text:style-name="Heading_20_4" text:outline-level="4"><text:bookmark-start text:name="_capacités_69"/>Capacités<text:bookmark-end text:name="_capacités_69"/></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2"/>Actions<text:bookmark-end text:name="_actions_102"/></text:h>
      <text:p text:style-name="First_20_paragraph"><text:span text:style-name="T2">*Morsure*</text:span>. <text:span text:style-name="T2">Attaque d’arme au corps à corps</text:span> : +9 pour toucher, allonge 1,50 m, une cible. + <text:span text:style-name="T2">Touché</text:span> : 10 dégâts perforants. — title: "Rhinocéros" type: "Bête" size: "G" alignment: "non-alignée" challenge: "2" customHP: "46" abilityScores: for: 21 dex: 8 con: 15 int: 2 sag: 12 cha: 6 ac: armorType: "custom" value: "11 (armure naturelle)" movement: walk: 12 senses: languages:</text:p>
      <text:list text:style-name="L115">
        <text:list-item>
          <text:p text:style-name="P115">"" environments:</text:p>
        </text:list-item>
        <text:list-item>
          <text:p text:style-name="P115">Plaine / Champs / Prairie / Savane</text:p>
        </text:list-item>
      </text:list>
      <text:p text:style-name="Horizontal_20_Line"/>
      <text:h text:style-name="Heading_20_4" text:outline-level="4"><text:bookmark-start text:name="_capacités_70"/>Capacités<text:bookmark-end text:name="_capacités_70"/></text:h>
      <text:p text:style-name="First_20_paragraph"><text:span text:style-name="T2">*Charge*</text:span>. Si le rhinocéros se déplace en ligne droite sur une distance minimale de 6 mètres vers une cible contre laquelle il réussit ensuite une attaque de coup de corne lors du même tour, sa victime subit 2d6 dégâts contondants supplémentaires. Si la cible est une créature, elle doit réussir un <text:a xlink:type="simple" xlink:href="/utiliser-les-caracteristiques/#jets-de-sauvegarde" office:name=""><text:span text:style-name="Definition">jet de sauvegarde</text:span></text:a> de Force DD 15 pour ne pas être jetée <text:a xlink:type="simple" xlink:href="/gerer-la-sante-du-personnage/#a-terre" office:name=""><text:span text:style-name="Definition"><text:span text:style-name="T2">à terre</text:span></text:span></text:a>.</text:p>
      <text:h text:style-name="Heading_20_4" text:outline-level="4"><text:bookmark-start text:name="_actions_103"/>Actions<text:bookmark-end text:name="_actions_103"/></text:h>
      <text:p text:style-name="First_20_paragraph"><text:span text:style-name="T2">*Coup de corne*</text:span>. <text:span text:style-name="T2">Attaque d’arme au corps à corps</text:span> : +7 pour toucher, allonge 1,50 m, une cible. + <text:span text:style-name="T2">Touché</text:span> : 6 dégâts contondants. — title: "Rudolf Bernsen" type: "PJ" subtype: "Melg" size: "M" alignment: "Loyal bon" challenge: "7" customHP: "40" abilityScores: for: 16 dex: 14 con: 12 int: 9 sag: 12 cha: 9 customSavingThrows: "for +6, dex +4 (+5 avec la Pierre de puissance), con +4, int -1, sag +1, cha +1 " savingThrows:</text:p>
      <text:list text:style-name="L116">
        <text:list-item>
          <text:p text:style-name="P116">"for"</text:p>
        </text:list-item>
        <text:list-item>
          <text:p text:style-name="P116">"dex"</text:p>
        </text:list-item>
        <text:list-item>
          <text:p text:style-name="P116">"con"</text:p>
        </text:list-item>
        <text:list-item>
          <text:p text:style-name="P116">"cha" ac: armorType: "custom" value: "18 (chemise de maille &amp; bouclier)" skills:</text:p>
        </text:list-item>
        <text:list-item>
          <text:p text:style-name="P116">name: "custom" value: "acrobatie +1"</text:p>
        </text:list-item>
        <text:list-item>
          <text:p text:style-name="P116">name: "custom" value: "arcanes -1"</text:p>
        </text:list-item>
        <text:list-item>
          <text:p text:style-name="P116">name: "athletisme" isExpert: true</text:p>
        </text:list-item>
        <text:list-item>
          <text:p text:style-name="P116">name: "custom" value: "discrétion +1"</text:p>
        </text:list-item>
        <text:list-item>
          <text:p text:style-name="P116">name: "custom" value: "escamotage +1"</text:p>
        </text:list-item>
        <text:list-item>
          <text:p text:style-name="P116">name: "custom" value: "histoire -1"</text:p>
        </text:list-item>
        <text:list-item>
          <text:p text:style-name="P116">name: "intimidation"</text:p>
        </text:list-item>
        <text:list-item>
          <text:p text:style-name="P116">name: "custom" value: "inestigation -1"</text:p>
        </text:list-item>
        <text:list-item>
          <text:p text:style-name="P116">name: "custom" value: "médecine +1"</text:p>
        </text:list-item>
        <text:list-item>
          <text:p text:style-name="P116">name: "custom" value: "nature -1"</text:p>
        </text:list-item>
        <text:list-item>
          <text:p text:style-name="P116">name: "perception" isExpert: true</text:p>
        </text:list-item>
        <text:list-item>
          <text:p text:style-name="P116">name: "custom" value: "perspicacité +1"</text:p>
        </text:list-item>
        <text:list-item>
          <text:p text:style-name="P116">name: "custom" value: "persuasion -1"</text:p>
        </text:list-item>
        <text:list-item>
          <text:p text:style-name="P116">name: "custom" value: "religion -1"</text:p>
        </text:list-item>
        <text:list-item>
          <text:p text:style-name="P116">name: "representation"</text:p>
        </text:list-item>
        <text:list-item>
          <text:p text:style-name="P116">name: "custom" value: "supercherie -1"</text:p>
        </text:list-item>
        <text:list-item>
          <text:p text:style-name="P116">name: "survie"</text:p>
        </text:list-item>
      </text:list>
      <text:p text:style-name="First_20_paragraph">movement: walk: 9 senses: languages:</text:p>
      <text:list text:style-name="L117">
        <text:list-item>
          <text:p text:style-name="P117">"le Weslèdh, le commun nordique, le Melg/Bergaf langue melge, le Zorkhan dialecte melg, l’Alcane/Alcath commun impérial " category: "PJ" — </text:p>
        </text:list-item>
      </text:list>
      <text:h text:style-name="Heading_20_4" text:outline-level="4"><text:bookmark-start text:name="_capacités_71"/>Capacités<text:bookmark-end text:name="_capacités_71"/></text:h>
      <text:p text:style-name="First_20_paragraph"><text:span text:style-name="T1">Historique:</text:span>_ explorateur. + <text:span text:style-name="T1">Compétences</text:span>. Athlétisme, Survie. + <text:span text:style-name="T1">Outils maîtrisés</text:span>. Véhicules (terrestres). + <text:span text:style-name="T1">Langues maîtrisées</text:span>. Une langue au choix. + <text:span text:style-name="T1">Équipement</text:span>. Tenue de voyageur, sac contenant couverture et tente, outre d’eau, corde en soie (15 m), bourse contenant 15 po. + <text:span text:style-name="T1">Aptitude</text:span>. <text:a xlink:type="simple" xlink:href="/personnalite-et-historique/#decouvreur" office:name=""><text:span text:style-name="Definition">Découvreur</text:span></text:a></text:p>
      <text:p text:style-name="Text_20_body"><text:span text:style-name="T2">*Maîtrises:*</text:span>. armures légères, armures intermédiaires, armures lourdes, armes courantes, armes de guerre, boucliers, (Double Maîtrise armes courantes, épée longue, hache, Hache de bataille, pique), véhicule terrestres, flûte, tambourin.</text:p>
      <text:p text:style-name="Text_20_body"><text:span text:style-name="T2">*Voie des armes &amp; Skell*</text:span>. Rudolf est niveau 6 dans la voie des armes et Archétype Skell.</text:p>
      <text:p text:style-name="Text_20_body"><text:span text:style-name="T2">*Style de combat Protection*</text:span>. <text:span text:style-name="T2">(Armes)</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p text:style-name="Text_20_body"><text:span text:style-name="T2">*Second souffle*</text:span>. <text:span text:style-name="T2">(Armes)</text:span> Rudolf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xpert*</text:span>. <text:span text:style-name="T2">(Skell)</text:span>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p text:style-name="Text_20_body"><text:span text:style-name="T2">*Oeil du gardien des runes*</text:span>. <text:span text:style-name="T2">(Skell)</text:span> À partir du niveau 5, vous pouvez lire toutes les formes d’écriture runique des traditions claniques c’est à dire les Bergafs, les Holtars, les Omaths et autres écritures approchants.</text:p>
      <text:p text:style-name="Text_20_body"><text:span text:style-name="T2">*Pierre de puissance*</text:span>. <text:span text:style-name="T2">(Skell)</text:span> À partir du niveau 6, Le Skell enchante une pierre. Il ne peut y en avoir qu’une seule d’active. Cette pierre lui donne un bonus de +1 à une catégorie de Jet de sauvegarde tant que la pierre est portée. La pierre doit être semi-précieuse d’une valeur de 100po.</text:p>
      <text:p text:style-name="Text_20_body"><text:span text:style-name="T2">*Compagnon animal renard*</text:span>. <text:span text:style-name="T2">(Skell)</text:span> À partir du niveau 7, le Skell s’attache les services d’un renard roux. L’animal ne s’éloigne jamais plus de 20 mètres par niveau du Skell. Il peut capturer des animaux comme des lièvres.</text:p>
      <text:h text:style-name="Heading_20_4" text:outline-level="4"><text:bookmark-start text:name="_actions_104"/>Actions<text:bookmark-end text:name="_actions_104"/></text:h>
      <text:p text:style-name="First_20_paragraph"><text:span text:style-name="T2">*Pique*</text:span>. <text:span text:style-name="T2">Attaque d’arme au corps à corps</text:span> : +9 pour toucher, allonge 1,50 m, une cible. + <text:span text:style-name="T2">Touché</text:span> : 8 dégâts tranchants (lourde, allonge, à deux mains).</text:p>
      <text:p text:style-name="Text_20_body"><text:span text:style-name="T2">*Hache*</text:span>. <text:span text:style-name="T2">Attaque d’arme au corps à corps</text:span> : +9 pour toucher, allonge 1,50 m, une cible. + <text:span text:style-name="T2">Touché</text:span> : 4 dégâts tranchants (6 à deux mains).</text:p>
      <text:p text:style-name="Text_20_body"><text:span text:style-name="T2">*Arc court*</text:span>. <text:span text:style-name="T2">Attaque d’arme à distance</text:span> : +8 pour toucher, portée 24/96. + <text:span text:style-name="T2">Touché</text:span> : 4 dégâts perforants .</text:p>
      <text:p text:style-name="Text_20_body"><text:span text:style-name="T2">*Serpe sacrificielle +1*</text:span>. <text:span text:style-name="T2">Attaque d’arme au corps à corps</text:span> : +9 pour toucher, allonge 1,50 m, une cible. + <text:span text:style-name="T2">Touché</text:span> : 4 dégâts tranchants (légère). (arme exceptionnel de maître)</text:p>
      <text:p text:style-name="Text_20_body">§§§ .hero</text:p>
      <text:h text:style-name="Heading_20_5" text:outline-level="5"><text:bookmark-start text:name="_présentation_11"/>Présentation:<text:bookmark-end text:name="_présentation_11"/></text:h>
      <text:p text:style-name="First_20_paragraph">Rudolf Fareg alias Rudy est un jeune Melg issu du clan Fareg qui est installé aux pieds des Monts du Menezlatar. Il fait parti des familles qui ont fait le choix de rester à l’Ouest. §§§</text:p>
      <text:p text:style-name="Text_20_body">§§§ .hero</text:p>
      <text:h text:style-name="Heading_20_5" text:outline-level="5"><text:bookmark-start text:name="_description_physique_10"/>Description physique:<text:bookmark-end text:name="_description_physique_10"/></text:h>
      <text:p text:style-name="First_20_paragraph">Rudolf est un jeune Melg de dix sept printemps. Il a la peau blanche les cheveux blonds et les yeux bleus. Il mesure un mètre soixante quinze pour soixante quinze kilos. §§§</text:p>
      <text:p text:style-name="Text_20_body">§§§ .hero</text:p>
      <text:h text:style-name="Heading_20_5" text:outline-level="5"><text:bookmark-start text:name="_equipement_8"/>Equipement:<text:bookmark-end text:name="_equipement_8"/></text:h>
      <text:p text:style-name="First_20_paragraph">Rudolf possède l’équipement suivant : <text:a xlink:type="simple" xlink:href="/liste-objets-magiques/flute-de-charme" office:name=""><text:span text:style-name="Definition">flûte de charme</text:span></text:a>, tenue de voyageur, sac, couverture, tente, corde de soie (15 m), bourse, flûte, tambourin, hache, pique, bouclier, arc court, carquois, flèches (29), armure de cuir. 1 onguent de soin (récup 1d6 pa, doit être au calme), 1 onguent + 1 potion de vie, 1 beau bouclier métal et cuir circulaires (Valeur 100po pièce), 1 opaline (val 100po enchantée pour la DEX), 1 chemise de maille. + 2780 PC, 2995 PA, 12 PE, 1755 PO, 45 PP. §§§</text:p>
      <text:p text:style-name="Text_20_body">§§§ .hero</text:p>
      <text:h text:style-name="Heading_20_5" text:outline-level="5"><text:bookmark-start text:name="_patrimoine_7"/>Patrimoine<text:bookmark-end text:name="_patrimoine_7"/></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9"/>Autres informations:<text:bookmark-end text:name="_autres_informations_9"/></text:h>
      <text:p text:style-name="First_20_paragraph"><text:span text:style-name="T1">Haut fait de vaillance</text:span> : <text:span text:style-name="T2">héroïque: Bataille de Ker-Saozon + 5 PH</text:span> + <text:span text:style-name="T1">XP acquis</text:span> : 24 204 + <text:span text:style-name="T1">Points de Magie</text:span> :9 + <text:span text:style-name="T1">Points de Foi</text:span> :12 + <text:span text:style-name="T1">Points d’honneur</text:span> :28</text:p>
      <text:p text:style-name="Text_20_body">Rudolf vient d’avoir une petite fille née en Miz Genver. + §§§ — title: "Sanglier" type: "Bête" size: "M" alignment: "non-alignée" challenge: "0.25" customHP: "13" abilityScores: for: 13 dex: 11 con: 12 int: 2 sag: 9 cha: 5 ac: armorType: "custom" value: "10 (armure naturelle)" movement: walk: 12 senses: languages:</text:p>
      <text:list text:style-name="L118">
        <text:list-item>
          <text:p text:style-name="P118">"" environments:</text:p>
        </text:list-item>
        <text:list-item>
          <text:p text:style-name="P118">Bois / Forêt</text:p>
        </text:list-item>
        <text:list-item>
          <text:p text:style-name="P118">Collines / Vallées</text:p>
        </text:list-item>
        <text:list-item>
          <text:p text:style-name="P118">Jungle</text:p>
        </text:list-item>
      </text:list>
      <text:p text:style-name="Horizontal_20_Line"/>
      <text:h text:style-name="Heading_20_4" text:outline-level="4"><text:bookmark-start text:name="_capacités_72"/>Capacités<text:bookmark-end text:name="_capacités_72"/></text:h>
      <text:p text:style-name="First_20_paragraph"><text:span text:style-name="T2">*Charge*</text:span>. Si le sanglier se déplace de 6 mètres au moins en ligne droite vers une cible contre laquelle il réussit ensuite une attaque de défense lors du même tour, celle-ci subit 1d6 dégâts tranchants supplémentaire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7 dégâts ou moins et que cette blessure devrait réduire son total actuel de points d’action à 0, celui-ci est réduit à 1 à la place.</text:p>
      <text:h text:style-name="Heading_20_4" text:outline-level="4"><text:bookmark-start text:name="_actions_105"/>Actions<text:bookmark-end text:name="_actions_105"/></text:h>
      <text:p text:style-name="First_20_paragraph"><text:span text:style-name="T2">*Défense*</text:span>. <text:span text:style-name="T2">Attaque d’arme au corps à corps</text:span> : +3 pour toucher, allonge 1,50 m, une cible. + <text:span text:style-name="T2">Touché</text:span> : 3 dégâts tranchants. — title: "Sanglier géant" type: "Bête" size: "G" alignment: "non-alignée" challenge: "2" customHP: "48" abilityScores: for: 17 dex: 10 con: 16 int: 2 sag: 7 cha: 5 ac: armorType: "custom" value: "10 (armure naturelle)" movement: walk: 12 senses: languages:</text:p>
      <text:list text:style-name="L119">
        <text:list-item>
          <text:p text:style-name="P119">"" environments:</text:p>
        </text:list-item>
        <text:list-item>
          <text:p text:style-name="P119">Bois / Forêt</text:p>
        </text:list-item>
        <text:list-item>
          <text:p text:style-name="P119">Collines / Vallées</text:p>
        </text:list-item>
        <text:list-item>
          <text:p text:style-name="P119">Jungle</text:p>
        </text:list-item>
      </text:list>
      <text:p text:style-name="Horizontal_20_Line"/>
      <text:h text:style-name="Heading_20_4" text:outline-level="4"><text:bookmark-start text:name="_capacités_73"/>Capacités<text:bookmark-end text:name="_capacités_73"/></text:h>
      <text:p text:style-name="First_20_paragraph"><text:span text:style-name="T2">*Charge*</text:span>. Si le sanglier se déplace de 6 mètres au moins en ligne droite vers une cible contre laquelle il réussit ensuite une attaque de défense lors du même tour, celle-ci subit 2d6 dégâts tranch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10 dégâts ou moins et que cette blessure devrait réduire son total actuel de points d’action à 0, celui-ci est réduit à 1 à la place.</text:p>
      <text:h text:style-name="Heading_20_4" text:outline-level="4"><text:bookmark-start text:name="_actions_106"/>Actions<text:bookmark-end text:name="_actions_106"/></text:h>
      <text:p text:style-name="First_20_paragraph"><text:span text:style-name="T2">*Défense*</text:span>. <text:span text:style-name="T2">Attaque d’arme au corps à corps</text:span> : +5 pour toucher, allonge 1,50 m, une cible. + <text:span text:style-name="T2">Touché</text:span> : 6 dégâts tranchants. — title: "Sathyakurm’de" type: "Aberration" subtype: "Déesse primaire" size: "Gig" alignment: "Loyal neutre" challenge: "29" customHP: "690" abilityScores: for: 30 dex: 24 con: 30 int: 18 sag: 15 cha: 20 savingThrows:</text:p>
      <text:list text:style-name="L120">
        <text:list-item>
          <text:p text:style-name="P120">"for"</text:p>
        </text:list-item>
        <text:list-item>
          <text:p text:style-name="P120">"dex"</text:p>
        </text:list-item>
        <text:list-item>
          <text:p text:style-name="P120">"con"</text:p>
        </text:list-item>
      </text:list>
      <text:p text:style-name="First_20_paragraph">ac: armorType: "custom" value: "29 (armure naturelle)" movement: walk: 18 senses: darkvision: 72 conditionImmunities:</text:p>
      <text:list text:style-name="L121">
        <text:list-item>
          <text:p text:style-name="P121">"a-terre"</text:p>
        </text:list-item>
        <text:list-item>
          <text:p text:style-name="P121">"charme"</text:p>
        </text:list-item>
        <text:list-item>
          <text:p text:style-name="P121">"epuise"</text:p>
        </text:list-item>
        <text:list-item>
          <text:p text:style-name="P121">"etourdi"</text:p>
        </text:list-item>
        <text:list-item>
          <text:p text:style-name="P121">"inconscient"</text:p>
        </text:list-item>
        <text:list-item>
          <text:p text:style-name="P121">"neutralise"</text:p>
        </text:list-item>
        <text:list-item>
          <text:p text:style-name="P121">"paralyse"</text:p>
        </text:list-item>
        <text:list-item>
          <text:p text:style-name="P121">"petrifie"</text:p>
        </text:list-item>
        <text:list-item>
          <text:p text:style-name="P121">"terrorise" damageTypeResistances:</text:p>
        </text:list-item>
      </text:list>
      <text:p text:style-name="First_20_paragraph">damageTypeImmunities:</text:p>
      <text:list text:style-name="L122">
        <text:list-item>
          <text:p text:style-name="P122">"c-p-t-non-magique"</text:p>
        </text:list-item>
        <text:list-item>
          <text:p text:style-name="P122">"acide"</text:p>
        </text:list-item>
        <text:list-item>
          <text:p text:style-name="P122">"feu"</text:p>
        </text:list-item>
        <text:list-item>
          <text:p text:style-name="P122">"poison"</text:p>
        </text:list-item>
        <text:list-item>
          <text:p text:style-name="P122">"psychique"</text:p>
        </text:list-item>
        <text:list-item>
          <text:p text:style-name="P122">"radiant"</text:p>
        </text:list-item>
      </text:list>
      <text:p text:style-name="First_20_paragraph">languages:</text:p>
      <text:list text:style-name="L123">
        <text:list-item>
          <text:p text:style-name="P123">"commun"</text:p>
        </text:list-item>
        <text:list-item>
          <text:p text:style-name="P123">"abyssal"</text:p>
        </text:list-item>
        <text:list-item>
          <text:p text:style-name="P123">"céleste"</text:p>
        </text:list-item>
        <text:list-item>
          <text:p text:style-name="P123">"draconique"</text:p>
        </text:list-item>
        <text:list-item>
          <text:p text:style-name="P123">"géant"</text:p>
        </text:list-item>
        <text:list-item>
          <text:p text:style-name="P123">"infernal"</text:p>
        </text:list-item>
        <text:list-item>
          <text:p text:style-name="P123">"primordial"</text:p>
        </text:list-item>
        <text:list-item>
          <text:p text:style-name="P123">"noir parler"</text:p>
        </text:list-item>
        <text:list-item>
          <text:p text:style-name="P123">"sylvestre"</text:p>
        </text:list-item>
      </text:list>
      <text:p text:style-name="First_20_paragraph">telepathy: 72 source: "Elric"</text:p>
      <text:p text:style-name="Horizontal_20_Line"/>
      <text:h text:style-name="Heading_20_4" text:outline-level="4"><text:bookmark-start text:name="_capacités_74"/>Capacités<text:bookmark-end text:name="_capacités_74"/></text:h>
      <text:p text:style-name="First_20_paragraph"><text:span text:style-name="T2">*Absorption de la trame*</text:span>. Quand Sathyakurm’de contre ou dissipe un sort, elle est soignée d’un nombre de points d’action égal à deux fois les points de Magie ou de Foi dépensés pour le sort.</text:p>
      <text:p text:style-name="Text_20_body"><text:span text:style-name="T2">*Inébranlable*</text:span>. Sathyakurm’de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athyakurm’d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4/jour)*</text:span>. Si Sathyakurm’de rate un jet de sauvegarde, elle peut choisir à la place de le réussir.</text:p>
      <text:h text:style-name="Heading_20_4" text:outline-level="4"><text:bookmark-start text:name="_actions_107"/>Actions<text:bookmark-end text:name="_actions_107"/></text:h>
      <text:p text:style-name="First_20_paragraph"><text:span text:style-name="T2">*Attaques multiples*</text:span>. Sathyakurm’de effectue 8 attaques.</text:p>
      <text:p text:style-name="Text_20_body"><text:span text:style-name="T2">*Armes tranchante*</text:span>. <text:span text:style-name="T2">Attaque d’arme au corps à corps</text:span> : +19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5 ou mourir, transpercé, écrasé ou découpé par l’arme te u par la déesse.</text:p>
      <text:h text:style-name="Heading_20_4" text:outline-level="4"><text:bookmark-start text:name="_actions_légendaires_7"/>Actions légendaires<text:bookmark-end text:name="_actions_légendaires_7"/></text:h>
      <text:p text:style-name="First_20_paragraph">Sathyakurm’d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athyakurm’de fait une attaque.</text:p>
      <text:p text:style-name="Text_20_body"><text:span text:style-name="T2">*Transmutation*</text:span>. Sathyakurm’de peut utiliser n’importe quel sort de l’école de Magie de transmutation, la résistance à ses sorts est DD 22.</text:p>
      <text:p text:style-name="Text_20_body"><text:span text:style-name="T2">*Douleur*</text:span>. Sathyakurm’de désigne une cible qu’elle peut voir dans un rayon de 30 m. Cette cible doit réussir un jet de sauvegarde de Constitution DD 22 ou souffrir en encaissant 3d6 point d’action par round (jusqu’à réussite du JS).</text:p>
      <text:h text:style-name="Heading_20_4" text:outline-level="4"><text:bookmark-start text:name="_description_5"/>Description<text:bookmark-end text:name="_description_5"/></text:h>
      <text:p text:style-name="First_20_paragraph">Déesse des héros, des exploits et des leaders + <text:span text:style-name="T1">Symbole</text:span> : un soleil sur un trône + <text:span text:style-name="T1">Plan d’origine</text:span> : - + <text:span text:style-name="T1">Attribution</text:span> : courage, conquête, discipline, exploits physiques, honneur + <text:span text:style-name="T1">Adorateur</text:span> : souverains et hommes ambitieux + <text:span text:style-name="T1">Alignement des prêtres</text:span> : N LN + <text:span text:style-name="T1">Domaine</text:span> : Héros, Exploits + <text:span text:style-name="T1">Arme de prédilection</text:span> : toutes + Sathyakurm’de, déesse des héros, des exploits et des leaders, a toujours été représentée dans des sculptures d’ambre ou de pierre semi précieuse, grâce au grand respect que les hommes lui attribuait, pour assouvir leurs ambitions. Cette déesse est toujours représentée très belle mais avec des dizaines et des dizaines de bras. Dans chaque main, une arme différente, toutes plus mortelles les unes que les autres. Mais son arme la plus dangereuse est sans aucun doute ses mains ne tenant rien. + Car comme le veut la tradition, Sathyakurm’de étranglerait par ses statues toutes personnes passant près d’elle et qui ne serait pas jugée assez glorieuse pour passer près d’elle. Ainsi on met des armes lourdes ralentissant ainsi ses mouvement lorsqu’elle veut frapper. Les statues ont aussi un œil d’améthyste ou de lapiz lazuli sur leur front. La plupart du temps, cet œil était caché par un ruban, sauf lors de certaines cérémonies ou de récompenses d’un héros de guerre, pour que Sathyakurm’de, en voyant le héros, gratifie la tribu. Elle est née de l’union de Kholggatateele et de Lhaotlhastholo. Cette déesse faisant elle aussi partie des divinités primaires, son culte est interdit, mais est pourtant toléré chez les élites.</text:p>
      <text:h text:style-name="Heading_20_4" text:outline-level="4"><text:bookmark-start text:name="_dogme_5"/>Dogme<text:bookmark-end text:name="_dogme_5"/></text:h>
      <text:p text:style-name="First_20_paragraph">Cette déesse, très populaire chez les mortels, s’attira les foudres des autres divinités. Ils bannirent hors du temps en plus de sa mère qu’ils redoutaient, elle aussi et chassèrent son père n’ayant plus de pouvoirs. Non connu par les mortels, cette déesse ne semble n’avoir jamais fait d’apparition si ce n’est dans les songes de nombreuses personnes. D’ailleurs dans presque tout les songes, Sathyakurm’de décapite les rêveurs sauf les souverains ou les puissant guerriers.</text:p>
      <text:h text:style-name="Heading_20_4" text:outline-level="4"><text:bookmark-start text:name="_clergé_et_temples_5"/>Clergé et temples<text:bookmark-end text:name="_clergé_et_temples_5"/></text:h>
      <text:p text:style-name="First_20_paragraph">Cette déesse n’a pas de clergé à proprement parlé. Elle est priée par toutes les élites, par des offrandes, mais n’est jamais prêchée. La seule façon de lui plaire réellement est de s’engager dans de grands combats et de briller au fil du glaive.</text:p>
      <text:h text:style-name="Heading_20_4" text:outline-level="4"><text:bookmark-start text:name="_avatars_5"/>Avatars<text:bookmark-end text:name="_avatars_5"/></text:h>
      <text:p text:style-name="First_20_paragraph">Sathyakurm’de a eu de nombreux avatars qui disparurent tous soudainement aux yeux de tout le monde. À chaque génération, un enfant naissait marqué de son symbole. Tout les hommes marqués furent de grands leader ou de grands combattants. Mais un jour, lors d’une bataille où ses avatars combattaient côtes à côtes, ils furent pris de vives douleurs et dans de nombreuses contentions, ils se consumèrent et disparurent. Ce fut de même pour tout ses précédents avatars qui disparurent après cet événements dans leurs tertres. Certains pensent que cette déesse a perdu son pouvoirs, d’autre disent qu’elle a été forcée de quitter sa place parmi les divins et que d’autres prirent sa place. Cependant, les travaux les plus remarquables sont les recherches d’une certaine magicienne parmi ses voyages dans la vallée des songes.</text:p>
      <text:h text:style-name="Heading_20_4" text:outline-level="4"><text:bookmark-start text:name="_pouvoirs_5"/>Pouvoirs<text:bookmark-end text:name="_pouvoirs_5"/></text:h>
      <text:p text:style-name="First_20_paragraph">Elle a le pouvoirs de déclencher des conflits insensé entre les alliés. + Elle peut maîtriser tout les métaux qu’elle voit. Les prophéties disent que lors du dernier jours du monde, elle viendra sur terre et elle jugera tout le monde. Ceux qui ne seront pas digne d’un véritable guerrier, mourra entre ses innombrables bras. + — title: "Sawrina Semramis" type: "PJ" subtype: "Assyrhim" size: "M" alignment: "loyal neutre" challenge: "7" customHP: "31" abilityScores: for: 10 dex: 18 con: 10 int: 10 sag: 13 cha: 10 customSavingThrows: "for +0, dex +10, con +0, int +3, sag +4, cha +0" savingThrows:</text:p>
      <text:list text:style-name="L124">
        <text:list-item>
          <text:p text:style-name="P124">"dex"</text:p>
        </text:list-item>
        <text:list-item>
          <text:p text:style-name="P124">"dex"</text:p>
        </text:list-item>
        <text:list-item>
          <text:p text:style-name="P124">"int"</text:p>
        </text:list-item>
        <text:list-item>
          <text:p text:style-name="P124">"sag" ac: armorType: "custom" value: "17 (Armure de cuir)" skills:</text:p>
        </text:list-item>
        <text:list-item>
          <text:p text:style-name="P124">name: "acrobaties" isExpert: true</text:p>
        </text:list-item>
        <text:list-item>
          <text:p text:style-name="P124">name: "custom" value: "arcanes +0"</text:p>
        </text:list-item>
        <text:list-item>
          <text:p text:style-name="P124">name: "athletisme" isExpert: true</text:p>
        </text:list-item>
        <text:list-item>
          <text:p text:style-name="P124">name: "discretion" isExpert: true</text:p>
        </text:list-item>
        <text:list-item>
          <text:p text:style-name="P124">name: "custom" value: "dressage +1"</text:p>
        </text:list-item>
        <text:list-item>
          <text:p text:style-name="P124">name: "custom" value: "escamotage +4"</text:p>
        </text:list-item>
        <text:list-item>
          <text:p text:style-name="P124">name: "custom" value: "histoire +0"</text:p>
        </text:list-item>
        <text:list-item>
          <text:p text:style-name="P124">name: "custom" value: "intimidation +0"</text:p>
        </text:list-item>
        <text:list-item>
          <text:p text:style-name="P124">name: "custom" value: "investigation +0"</text:p>
        </text:list-item>
        <text:list-item>
          <text:p text:style-name="P124">name: "medecine"</text:p>
        </text:list-item>
        <text:list-item>
          <text:p text:style-name="P124">name: "nature"</text:p>
        </text:list-item>
        <text:list-item>
          <text:p text:style-name="P124">name: "perception" isExpert: true</text:p>
        </text:list-item>
        <text:list-item>
          <text:p text:style-name="P124">name: "custom" value: "perspicacité +1"</text:p>
        </text:list-item>
        <text:list-item>
          <text:p text:style-name="P124">name: "custom" value: "persuasion +0"</text:p>
        </text:list-item>
        <text:list-item>
          <text:p text:style-name="P124">name: "custom" value: "religion +0"</text:p>
        </text:list-item>
        <text:list-item>
          <text:p text:style-name="P124">name: "representation" isExpert: true</text:p>
        </text:list-item>
        <text:list-item>
          <text:p text:style-name="P124">name: "custom" value: "supercherie +0"</text:p>
        </text:list-item>
        <text:list-item>
          <text:p text:style-name="P124">name: "survie" isExpert: true movement: walk: 9 senses: languages:</text:p>
        </text:list-item>
        <text:list-item>
          <text:p text:style-name="P124">"Le Shahim/Shahiate langue commune orientale, Assyrhiote/Assyrhide langue Assyrhim, Cyrénide/Assyride dialecte assyrhim. Toutes les langues communes (Weshlèdh, Minghour, Alcante) et le Selmh (langue Selmonite) " category: "PJ" — </text:p>
          <text:p text:style-name="First_20_paragraph">== Capacités</text:p>
          <text:p text:style-name="Text_20_body"><text:span text:style-name="T2">*Historique Médecin:*</text:span>. + <text:span text:style-name="T1">Compétences</text:span>. Médecine, Nature. + <text:span text:style-name="T1">Outils maîtrisés</text:span>. Matériel d’herboriste, matériel d’empoisonneur. + <text:span text:style-name="T1">Équipement</text:span>. Habits de bonne qualité, deux bougies, matériel d’herboriste, trousse de soins, bourse contenant 20 po. + <text:span text:style-name="T1">Aptitude</text:span>. <text:a xlink:type="simple" xlink:href="/personnalite-et-historique/#culture-genérale" office:name=""><text:span text:style-name="Definition">Culture générale</text:span></text:a></text:p>
        </text:list-item>
      </text:list>
      <text:p text:style-name="Text_20_body"><text:span text:style-name="T2">*Maîtrises:*</text:span>. armures légères, armes courantes (Double maîtrise), cimeterre, fouet, sarbacane, javelot, épée longue, épée courte, rapière, matériel d’herboriste, matériel d’empoisonneur, outils de voleur.</text:p>
      <text:p text:style-name="Text_20_body"><text:span text:style-name="T2">*Voie des ombres &amp; Nayane*</text:span>. Sawrina est niveau 6 dans la voie des ombres et Archétype Nayane.</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crobatie &amp; Représentation, survie, percep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Langues universelles*</text:span>. <text:span text:style-name="T2">(Nayane)</text:span> A partir du niveau 3, la Nayane obtient la connaissance de toutes les langues communes. D’autre part, la Nayane connaît la langue Selmonite, le Selm, langue de ses créateurs.</text:p>
      <text:p text:style-name="Text_20_body"><text:span text:style-name="T2">*Santé surnaturelle*</text:span>. <text:span text:style-name="T2">(Nayane)</text:span> A partir du niveau 3, la Nayane ne garde aucune cicatrice de ses blessures. Toute trace de blessure disparait complètement en une lune après la guérison d’une blessure grave.</text:p>
      <text:p text:style-name="Text_20_body"><text:span text:style-name="T2">*Vision nâcrée*</text:span>. <text:span text:style-name="T2">(Nayane)</text:span> A partir du niveau 4, la Nayane obtient une vision dans le noir d’une portée 18 mètr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quilibre parfait*</text:span>. <text:span text:style-name="T2">(Nayane)</text:span> A partir du niveau 5, la Nayane obtient un équilibre parfait. Elle peut se déplacer sur des surfaces de 2 cm de large sans problème. Elle peut marcher sur une corde à sa vitesse normale comme s’il s’agissait d’un terrain normal.</text:p>
      <text:p text:style-name="Text_20_body"><text:span text:style-name="T2">*Apnée prolongée*</text:span>. <text:span text:style-name="T2">(Nayane)</text:span>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Intouchable*</text:span>. <text:span text:style-name="T2">(Nayane)</text:span>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 .table-container |Niveau|Intouchable sur 1d6| |:-:|:-:| |<text:span text:style-name="T1">7</text:span>|6| |<text:span text:style-name="T1">11</text:span>|5-6| |<text:span text:style-name="T1">15</text:span>|4-6| |<text:span text:style-name="T1">19</text:span>|3-6| §§§ Elle ne peut pas réutiliser cette aptitude avant d’avoir passé un <text:a xlink:type="simple" xlink:href="/gerer-la-sante-du-personnage/#repos-long" office:name=""><text:span text:style-name="Definition">[<text:span text:style-name="T2">repos long</text:span>](/gerer-la-sante-du-personnage/#repos-long)</text:span></text:a>.</text:p>
      <text:h text:style-name="Heading_20_4" text:outline-level="4"><text:bookmark-start text:name="_actions_108"/>Actions<text:bookmark-end text:name="_actions_108"/></text:h>
      <text:p text:style-name="First_20_paragraph"><text:span text:style-name="T2">*Dague*</text:span>. <text:span text:style-name="T2">Attaque d’arme au corps à corps</text:span> : +9 pour toucher, allonge 1,50 m, une cible. + <text:span text:style-name="T2">Touché</text:span> : 4 dégâts tranchants (portée 6/18).</text:p>
      <text:p text:style-name="Text_20_body"><text:span text:style-name="T2">*Dague assassyr’him*</text:span>. <text:span text:style-name="T2">Attaque d’arme au corps à corps</text:span> : +9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Serpe sacrificielle*</text:span>. <text:span text:style-name="T2">Attaque d’arme au corps à corps</text:span> : +6 pour toucher, allonge 1,50 m, une cible. + <text:span text:style-name="T2">Touché</text:span> : 4 dégâts tranchants (légère).</text:p>
      <text:p text:style-name="Text_20_body">§§§ .hero</text:p>
      <text:h text:style-name="Heading_20_5" text:outline-level="5"><text:bookmark-start text:name="_présentation_12"/>Présentation:<text:bookmark-end text:name="_présentation_12"/></text:h>
      <text:p text:style-name="First_20_paragraph">Sawrina est une jeune assyrhim, issue d’une famille riche de Shahia qui se destinait aux études de guérisseuse. Elle a été enlevée et entraînée par des Assssyr’hims qui l’ont entrainé pendant plusieurs mois avant de lui faire boire l’eau de lune Selmontite et d’être vendue comme esclave assassin à un mystérieux commanditaire. Elle a été retrouvée dans un sarcophage métallique et libéré. Depuis, elle suit ses nouveaux compagnons en sachant qu’elle sera désormais pourchassée. + §§§</text:p>
      <text:p text:style-name="Text_20_body">§§§ .hero</text:p>
      <text:h text:style-name="Heading_20_5" text:outline-level="5"><text:bookmark-start text:name="_description_physique_11"/>Description physique:<text:bookmark-end text:name="_description_physique_11"/></text:h>
      <text:p text:style-name="First_20_paragraph">Sawrina est un Assyrhim de dix huit printemps. Elle a la peau sombre, les cheveux châtains fonçés et les yeux de nâcre. De petite stature, elle mesure un mètre soixante pour quarante huit kilos. §§§</text:p>
      <text:p text:style-name="Text_20_body">§§§ .hero</text:p>
      <text:h text:style-name="Heading_20_5" text:outline-level="5"><text:bookmark-start text:name="_equipement_9"/>Equipement:<text:bookmark-end text:name="_equipement_9"/></text:h>
      <text:p text:style-name="First_20_paragraph">Sawrina possède l’équipement suivant : habits de bonne qualité, bougies (2), armure de cuir, matériel d’herboriste, trousse de soin, dagues (2), Dagues assassyr’him (2), 1 onguent de soin (récup 1d6 pa, doit être au calme). 1 potion de soin (récup 1d6+2 pa), 2 Serpe sacrificielle finement ouvragées (Valeur 100po pièce) Sawrina possède 180 PC, 4204 PA, 36 PE &amp; 2562 PO, 45 PP. + §§§</text:p>
      <text:p text:style-name="Text_20_body">§§§ .hero</text:p>
      <text:h text:style-name="Heading_20_5" text:outline-level="5"><text:bookmark-start text:name="_patrimoine_8"/>Patrimoine<text:bookmark-end text:name="_patrimoine_8"/></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10"/>Autres informations:<text:bookmark-end text:name="_autres_informations_10"/></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30 536 + <text:span text:style-name="T1">Points de Magie</text:span> :10 + <text:span text:style-name="T1">Points de Foi</text:span> :10 + <text:span text:style-name="T1">Points d’honneur</text:span> :29 + §§§ — title: "Scorpion" type: "Bête" size: "TP" alignment: "non-alignée" challenge: "0" customHP: "2" abilityScores: for: 2 dex: 11 con: 8 int: 1 sag: 8 cha: 2 ac: armorType: "custom" value: "11 (armure naturelle)" movement: walk: 3 senses: blindsight: 3 languages:</text:p>
      <text:list text:style-name="L125">
        <text:list-item>
          <text:p text:style-name="P125">"" environments:</text:p>
        </text:list-item>
        <text:list-item>
          <text:p text:style-name="P125">Désert chaud dungeonTypes:</text:p>
        </text:list-item>
        <text:list-item>
          <text:p text:style-name="P125">Caverne naturelle</text:p>
        </text:list-item>
      </text:list>
      <text:p text:style-name="Horizontal_20_Line"/>
      <text:h text:style-name="Heading_20_4" text:outline-level="4"><text:bookmark-start text:name="_actions_109"/>Actions<text:bookmark-end text:name="_actions_109"/></text:h>
      <text:p text:style-name="First_20_paragraph"><text:span text:style-name="T2">*Dard*</text:span>. <text:span text:style-name="T2">Attaque d’arme au corps à corps</text:span> : +2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Elle subit 1d6 dégâts de poison en cas de <text:a xlink:type="simple" xlink:href="/utiliser-les-caracteristiques/#jets-de-sauvegarde" office:name=""><text:span text:style-name="Definition">jet de sauvegarde</text:span></text:a> raté ou la moitié de ces dégâts seulement en cas de réussite. — title: "Scorpion géant" type: "Bête" size: "G" alignment: "non-alignée" challenge: "3" customHP: "54" abilityScores: for: 15 dex: 13 con: 15 int: 1 sag: 9 cha: 3 ac: armorType: "custom" value: "15 (armure naturelle)" movement: walk: 12 senses: blindsight: 18 languages:</text:p>
      <text:list text:style-name="L126">
        <text:list-item>
          <text:p text:style-name="P126">"" environments:</text:p>
        </text:list-item>
        <text:list-item>
          <text:p text:style-name="P126">Désert chaud dungeonTypes:</text:p>
        </text:list-item>
        <text:list-item>
          <text:p text:style-name="P126">Caverne naturelle</text:p>
        </text:list-item>
      </text:list>
      <text:p text:style-name="Horizontal_20_Line"/>
      <text:h text:style-name="Heading_20_4" text:outline-level="4"><text:bookmark-start text:name="_actions_110"/>Actions<text:bookmark-end text:name="_actions_110"/></text:h>
      <text:p text:style-name="First_20_paragraph"><text:span text:style-name="T2">*Attaques multiples*</text:span>. Le scorpion effectue trois attaques : deux avec ses pinces et une avec son dard.</text:p>
      <text:p text:style-name="Text_20_body"><text:span text:style-name="T2">*Dard*</text:span>. <text:span text:style-name="T2">Attaque d’arme au corps à corps</text:span> : +4 pour toucher, allonge 1,50 m, une créature. + <text:span text:style-name="T2">Touché</text:span> : 6 dégâts perforants et la cible doit effectuer un <text:a xlink:type="simple" xlink:href="/utiliser-les-caracteristiques/#jets-de-sauvegarde" office:name=""><text:span text:style-name="Definition">jet de sauvegarde</text:span></text:a> de Constitution DD 12.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Pince*</text:span>. <text:span text:style-name="T2">Attaque d’arme au corps à corps</text:span> : +4 pour toucher, allonge 1,50 m, une cible. + <text:span text:style-name="T2">Touché</text:span> : 6 dégâts contondants et la cible est <text:a xlink:type="simple" xlink:href="/gerer-la-sante-du-personnage/#empoigne" office:name=""><text:span text:style-name="Definition"><text:span text:style-name="T2">empoignée</text:span></text:span></text:a> (évasion DD 12). Le scorpion a deux pinces dont chacune ne peut empoigner qu’une seule cible. — title: "Scorpion nocturne" type: "Bête" size: "G" alignment: "non-alignée" challenge: "3" customHP: "52" abilityScores: for: 15 dex: 14 con: 14 int: 1 sag: 9 cha: 3 ac: armorType: "custom" value: "14 (armure naturelle)" movement: walk: 12 senses: blindsight: 18 languages:</text:p>
      <text:list text:style-name="L127">
        <text:list-item>
          <text:p text:style-name="P127">"--" environments:</text:p>
        </text:list-item>
        <text:list-item>
          <text:p text:style-name="P127">Désert chaud</text:p>
        </text:list-item>
        <text:list-item>
          <text:p text:style-name="P127">Plaine / Champs / Prairie / Savane dungeonTypes:</text:p>
        </text:list-item>
        <text:list-item>
          <text:p text:style-name="P127">Caverne aménagée</text:p>
        </text:list-item>
        <text:list-item>
          <text:p text:style-name="P127">Ruines souterraines</text:p>
        </text:list-item>
      </text:list>
      <text:p text:style-name="Horizontal_20_Line"/>
      <text:h text:style-name="Heading_20_4" text:outline-level="4"><text:bookmark-start text:name="_actions_111"/>Actions<text:bookmark-end text:name="_actions_111"/></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4 pour toucher, allonge 1,50 m, une cible. + <text:span text:style-name="T2">Touché</text:span> : 6 dégâts contondants et la cible est <text:span text:style-name="T2">empoignée</text:span> (évasion DD 12) Le scorpion est doté de deux pinces, chacune pouvant empoigner une cible.</text:p>
      <text:p text:style-name="Text_20_body"><text:span text:style-name="T2">*Dard*</text:span>. <text:span text:style-name="T2">Attaque d’arme au corps à corps</text:span> : +4 pour toucher, allonge 1,50 m, une créature. + <text:span text:style-name="T2">Touché</text:span> : 6 dégâts perforants, la cible subit aussi 2d6 dégâts de poison et se retrouve <text:span text:style-name="T2">aveuglée</text:span> pendant 1d3 heures. Si elle réussit un jet de sauvegarde de Constitution DD 12, les dégâts sont réduits de moitié et elle n’est pas <text:span text:style-name="T2">aveuglée</text:span>. Si elle rate le jet de sauvegarde de 5 ou plus, elle est également <text:span text:style-name="T2">paralysée</text:span> le temps de l’empoisonnement. La cible <text:span text:style-name="T2">empoisonnée</text:span> refait le jet de sauvegarde à la fin de chacun de ses tours et met un terme à l’effet sur une réussite. — title: "Scorpion stygien à large queue" type: "Bête" size: "TP" alignment: "non-alignée" challenge: "3" customHP: "9" abilityScores: for: 3 dex: 16 con: 10 int: 1 sag: 10 cha: 2 ac: armorType: "custom" value: "14 (armure naturelle)" movement: walk: 9 climb: 6 senses: darkvision: 18 languages:</text:p>
      <text:list text:style-name="L128">
        <text:list-item>
          <text:p text:style-name="P128">"--" environments:</text:p>
        </text:list-item>
        <text:list-item>
          <text:p text:style-name="P128">Désert chaud dungeonTypes:</text:p>
        </text:list-item>
        <text:list-item>
          <text:p text:style-name="P128">Caverne aménagée</text:p>
        </text:list-item>
      </text:list>
      <text:p text:style-name="Horizontal_20_Line"/>
      <text:h text:style-name="Heading_20_4" text:outline-level="4"><text:bookmark-start text:name="_actions_112"/>Actions<text:bookmark-end text:name="_actions_112"/></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5 pour toucher, allonge 1,50 m, une cible. + <text:span text:style-name="T2">Touché</text:span> : 1 dégât contondant.</text:p>
      <text:p text:style-name="Text_20_body"><text:span text:style-name="T2">*Dard*</text:span>. <text:span text:style-name="T2">Attaque d’arme au corps à corps</text:span> : +5 pour toucher, allonge 1,50 m, une cible. + <text:span text:style-name="T2">Touché</text:span> : 1 dégât perforant, plus 6d6 dégâts de poison et la cible est <text:span text:style-name="T2">empoisonnée</text:span> jusqu’à ce qu’elle termine un long ou un court repos. Un jet de sauvegarde de Constitution DD 10 réduit les dégâts de poison de moitié et empêche l’empoisonnement. Si la cible rate son jet de sauvegarde alors qu’elle est déjà <text:span text:style-name="T2">empoisonnée</text:span>, elle gagne un niveau d’épuisement en plus du reste. — title: "Sermazloth adepte" type: "Humanoïde" subtype: "Khernaëe" size: "M" alignment: "n’importe quel alignement mauvais" challenge: "13" customHP: "68" abilityScores: for: 10 dex: 16 con: 16 int: 10 sag: 16 cha: 10 ac: armorType: "custom" value: "19 (armure de cuir cloutée)" skills:</text:p>
      <text:list text:style-name="L129">
        <text:list-item>
          <text:p text:style-name="P129">name: "acrobaties"</text:p>
        </text:list-item>
        <text:list-item>
          <text:p text:style-name="P129">name: "religion"</text:p>
        </text:list-item>
        <text:list-item>
          <text:p text:style-name="P129">name: "survie" movement: walk: 12 damageTypeResistances:</text:p>
        </text:list-item>
        <text:list-item>
          <text:p text:style-name="P129">"poison" languages:</text:p>
        </text:list-item>
        <text:list-item>
          <text:p text:style-name="First_20_paragraph">== "Wesledh, Khern"</text:p>
          <text:p text:style-name="Text_20_body">== Capacités</text:p>
          <text:p text:style-name="Text_20_body"><text:span text:style-name="T2">*Points de Foi*</text:span> : 16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à la douleur infernale*</text:span> La souffrance alimente la vitalité de la Sermazloth. A chaque round où elle encaisse des dégâts, elle regagne 1d6 points d’action.</text:p>
        </text:list-item>
      </text:list>
      <text:h text:style-name="Heading_20_4" text:outline-level="4"><text:bookmark-start text:name="_actions_113"/>Actions<text:bookmark-end text:name="_actions_113"/></text:h>
      <text:p text:style-name="First_20_paragraph"><text:span text:style-name="T2">*Attaques multiples*</text:span>. La Sermazloth porte deux attaques. + <text:span text:style-name="T2">*Cimeterre*</text:span>. <text:span text:style-name="T2">Attaque d’arme au corps à corps</text:span> : +8 pour toucher, allonge 1,50 m, une cible. + <text:span text:style-name="T2">Touché</text:span> : 8 dégâts tranchant (Finesse, légère).</text:p>
      <text:p text:style-name="Text_20_body"><text:span text:style-name="T2">*Arc composite*</text:span>. <text:span text:style-name="T2">Attaque d’arme à distance</text:span> : +8 pour toucher, portée 30/120, une cible. + <text:span text:style-name="T2">Touché</text:span> : 8 dégâts perforant (Munitions , lourde, à deux mains). + — title: "Sermazloth apprentie" type: "Humanoïde" subtype: "Khernaëe" size: "M" alignment: "n’importe quel alignement mauvais" challenge: "9" customHP: "50" abilityScores: for: 10 dex: 14 con: 14 int: 10 sag: 14 cha: 10 ac: armorType: "custom" value: "17 (armure de cuir cloutée)" skills:</text:p>
      <text:list text:style-name="L130">
        <text:list-item>
          <text:p text:style-name="P130">name: "acrobaties"</text:p>
        </text:list-item>
        <text:list-item>
          <text:p text:style-name="P130">name: "religion"</text:p>
        </text:list-item>
        <text:list-item>
          <text:p text:style-name="P130">name: "survie" movement: walk: 12 damageTypeResistances:</text:p>
        </text:list-item>
        <text:list-item>
          <text:p text:style-name="P130">"poison" languages:</text:p>
        </text:list-item>
        <text:list-item>
          <text:p text:style-name="First_20_paragraph">== "Wesledh, Khern"</text:p>
          <text:p text:style-name="Text_20_body">== Capacités</text:p>
          <text:p text:style-name="Text_20_body"><text:span text:style-name="T2">*Points de Foi*</text:span> : 14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4"/>Actions<text:bookmark-end text:name="_actions_114"/></text:h>
      <text:p text:style-name="First_20_paragraph"><text:span text:style-name="T2">*Attaques multiples*</text:span>. La Sermazloth porte deux attaques. + <text:span text:style-name="T2">*Cimeterre*</text:span>. <text:span text:style-name="T2">Attaque d’arme au corps à corps</text:span> : +6 pour toucher, allonge 1,50 m, une cible. + <text:span text:style-name="T2">Touché</text:span> : 7 dégâts tranchant (Finesse, légère).</text:p>
      <text:p text:style-name="Text_20_body"><text:span text:style-name="T2">*Arc composite*</text:span>. <text:span text:style-name="T2">Attaque d’arme à distance</text:span> : +6 pour toucher, portée 30/120, une cible. + <text:span text:style-name="T2">Touché</text:span> : 7 dégâts perforant (Munitions , lourde, à deux mains). + — title: "Sermazloth disciple" type: "Humanoïde" subtype: "Khernaëe" size: "M" alignment: "n’importe quel alignement mauvais" challenge: "5" customHP: "33" abilityScores: for: 10 dex: 13 con: 13 int: 10 sag: 13 cha: 10 ac: armorType: "custom" value: "14 (armure de cuir)" skills:</text:p>
      <text:list text:style-name="L131">
        <text:list-item>
          <text:p text:style-name="P131">name: "acrobaties"</text:p>
        </text:list-item>
        <text:list-item>
          <text:p text:style-name="P131">name: "religion"</text:p>
        </text:list-item>
        <text:list-item>
          <text:p text:style-name="P131">name: "survie" movement: walk: 9 damageTypeResistances:</text:p>
        </text:list-item>
        <text:list-item>
          <text:p text:style-name="P131">"poison" languages:</text:p>
        </text:list-item>
        <text:list-item>
          <text:p text:style-name="First_20_paragraph">== "Wesledh, Khern"</text:p>
          <text:p text:style-name="Text_20_body">== Capacités</text:p>
          <text:p text:style-name="Text_20_body"><text:span text:style-name="T2">*Points de Foi*</text:span> : 13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5"/>Actions<text:bookmark-end text:name="_actions_115"/></text:h>
      <text:p text:style-name="First_20_paragraph"><text:span text:style-name="T2">*Cimeterre*</text:span>. <text:span text:style-name="T2">Attaque d’arme au corps à corps</text:span> : +4 pour toucher, allonge 1,50 m, une cible. + <text:span text:style-name="T2">Touché</text:span> : 7 dégâts tranchant (Finesse, légère).</text:p>
      <text:p text:style-name="Text_20_body"><text:span text:style-name="T2">*Arc composite*</text:span>. <text:span text:style-name="T2">Attaque d’arme à distance</text:span> : +4 pour toucher, portée 30/120, une cible. + <text:span text:style-name="T2">Touché</text:span> : 7 dégâts perforant (Munitions , lourde, à deux mains). + — title: "Sermazloth experte" type: "Humanoïde" subtype: "Khernaëe" size: "M" alignment: "n’importe quel alignement mauvais" challenge: "15" customHP: "76" abilityScores: for: 10 dex: 18 con: 16 int: 10 sag: 17 cha: 10 ac: armorType: "custom" value: "20 (armure de cuir cloutée)" skills:</text:p>
      <text:list text:style-name="L132">
        <text:list-item>
          <text:p text:style-name="P132">name: "acrobaties"</text:p>
        </text:list-item>
        <text:list-item>
          <text:p text:style-name="P132">name: "religion"</text:p>
        </text:list-item>
        <text:list-item>
          <text:p text:style-name="P132">name: "survie" movement: walk: 12 conditionImmunities:</text:p>
        </text:list-item>
        <text:list-item>
          <text:p text:style-name="P132">"empoisonne"</text:p>
        </text:list-item>
        <text:list-item>
          <text:p text:style-name="P132">"terrorise" damageTypeImmunities:</text:p>
        </text:list-item>
        <text:list-item>
          <text:p text:style-name="P132">"poison" languages:</text:p>
        </text:list-item>
        <text:list-item>
          <text:p text:style-name="First_20_paragraph">== "Wesledh, Khern"</text:p>
          <text:p text:style-name="Text_20_body">==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16"/>Actions<text:bookmark-end text:name="_actions_116"/></text:h>
      <text:p text:style-name="First_20_paragraph"><text:span text:style-name="T2">*Attaques multiples*</text:span>. La Sermazloth porte deux attaques. + <text:span text:style-name="T2">*Cimeterre*</text:span>. <text:span text:style-name="T2">Attaque d’arme au corps à corps</text:span> : +9 pour toucher, allonge 1,50 m, une cible. + <text:span text:style-name="T2">Touché</text:span> : 9 dégâts tranchant (Finesse, légère).</text:p>
      <text:p text:style-name="Text_20_body"><text:span text:style-name="T2">*Arc composite*</text:span>. <text:span text:style-name="T2">Attaque d’arme à distance</text:span> : +9 pour toucher, portée 30/120, une cible. + <text:span text:style-name="T2">Touché</text:span> : 9 dégâts perforant (Munitions , lourde, à deux mains). + — title: "Sermazloth maîtresse" type: "Humanoïde" subtype: "Khernaëe" size: "M" alignment: "n’importe quel alignement mauvais" challenge: "17" customHP: "84" abilityScores: for: 10 dex: 20 con: 16 int: 10 sag: 18 cha: 10 ac: armorType: "custom" value: "22 (armure de cuir cloutée)" skills:</text:p>
      <text:list text:style-name="L133">
        <text:list-item>
          <text:p text:style-name="P133">name: "acrobaties" isExpert: true</text:p>
        </text:list-item>
        <text:list-item>
          <text:p text:style-name="P133">name: "religion" isExpert: true</text:p>
        </text:list-item>
        <text:list-item>
          <text:p text:style-name="P133">name: "survie" isExpert: true movement: walk: 12 conditionImmunities:</text:p>
        </text:list-item>
        <text:list-item>
          <text:p text:style-name="P133">"empoisonne"</text:p>
        </text:list-item>
        <text:list-item>
          <text:p text:style-name="P133">"terrorise" damageTypeImmunities:</text:p>
        </text:list-item>
        <text:list-item>
          <text:p text:style-name="P133">"poison" languages:</text:p>
        </text:list-item>
        <text:list-item>
          <text:p text:style-name="First_20_paragraph">== "Wesledh, Khern"</text:p>
          <text:p text:style-name="Text_20_body">==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17"/>Actions<text:bookmark-end text:name="_actions_117"/></text:h>
      <text:p text:style-name="First_20_paragraph"><text:span text:style-name="T2">*Attaques multiples*</text:span>. La Sermazloth porte deux attaques. + <text:span text:style-name="T2">*Cimeterre*</text:span>. <text:span text:style-name="T2">Attaque d’arme au corps à corps</text:span> : +11 pour toucher, allonge 1,50 m, une cible. + <text:span text:style-name="T2">Touché</text:span> : 9 dégâts tranchant (Finesse, légère).</text:p>
      <text:p text:style-name="Text_20_body"><text:span text:style-name="T2">*Arc composite*</text:span>. <text:span text:style-name="T2">Attaque d’arme à distance</text:span> : +11 pour toucher, portée 30/120, une cible. + <text:span text:style-name="T2">Touché</text:span> : 9 dégâts perforant (Munitions , lourde, à deux mains). + — title: "Sermazloth novice" type: "Humanoïde" subtype: "Khernaëe" size: "M" alignment: "n’importe quel alignement mauvais" challenge: "3" customHP: "24" abilityScores: for: 10 dex: 12 con: 12 int: 10 sag: 12 cha: 10 ac: armorType: "custom" value: "14 (armure de cuir)" skills:</text:p>
      <text:list text:style-name="L134">
        <text:list-item>
          <text:p text:style-name="P134">name: "acrobaties"</text:p>
        </text:list-item>
        <text:list-item>
          <text:p text:style-name="P134">name: "religion"</text:p>
        </text:list-item>
        <text:list-item>
          <text:p text:style-name="P134">name: "survie" movement: walk: 9 languages:</text:p>
        </text:list-item>
        <text:list-item>
          <text:p text:style-name="First_20_paragraph">== "Wesledh, Khern"</text:p>
          <text:p text:style-name="Text_20_body">== Capacités</text:p>
          <text:p text:style-name="Text_20_body"><text:span text:style-name="T2">*Points de Foi*</text:span> : 12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8"/>Actions<text:bookmark-end text:name="_actions_118"/></text:h>
      <text:p text:style-name="First_20_paragraph"><text:span text:style-name="T2">*Cimeterre*</text:span>. <text:span text:style-name="T2">Attaque d’arme au corps à corps</text:span> : +3 pour toucher, allonge 1,50 m, une cible. + <text:span text:style-name="T2">Touché</text:span> : 6 dégâts tranchant (Finesse, légère).</text:p>
      <text:p text:style-name="Text_20_body"><text:span text:style-name="T2">*Arc composite*</text:span>. <text:span text:style-name="T2">Attaque d’arme à distance</text:span> : +3 pour toucher, portée 30/120, une cible. + <text:span text:style-name="T2">Touché</text:span> : 6 dégâts perforant (Munitions , lourde, à deux mains). + — title: "Serpent constricteur" type: "Bête" size: "G" alignment: "non-alignée" challenge: "0.25" customHP: "26" abilityScores: for: 15 dex: 14 con: 12 int: 1 sag: 10 cha: 3 ac: armorType: "custom" value: "12" movement: walk: 9 swim: 9 senses: blindsight: 3 languages:</text:p>
      <text:list text:style-name="L135">
        <text:list-item>
          <text:p text:style-name="P135">"" environments:</text:p>
        </text:list-item>
        <text:list-item>
          <text:p text:style-name="P135">Jungle</text:p>
        </text:list-item>
        <text:list-item>
          <text:p text:style-name="P135">Mangrove / Marécage</text:p>
        </text:list-item>
      </text:list>
      <text:p text:style-name="Horizontal_20_Line"/>
      <text:h text:style-name="Heading_20_4" text:outline-level="4"><text:bookmark-start text:name="_actions_119"/>Actions<text:bookmark-end text:name="_actions_119"/></text:h>
      <text:p text:style-name="First_20_paragraph"><text:span text:style-name="T2">*Comprimer*</text:span>. <text:span text:style-name="T2">Attaque d’arme au corps à corps</text:span> : +4 pour toucher, allonge 1,50 m, une créature. + <text:span text:style-name="T2">Touché</text:span> : 6 dégâts contondants et la cible est <text:a xlink:type="simple" xlink:href="/gerer-la-sante-du-personnage/#empoigne" office:name=""><text:span text:style-name="Definition"><text:span text:style-name="T2">empoignée</text:span></text:span></text:a> (évasion DD 14).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4 pour toucher, allonge 1,50 m, une créature. + <text:span text:style-name="T2">Touché</text:span> : 6 dégâts perforants. — title: "Serpent constricteur géant" type: "Bête" size: "TG" alignment: "non-alignée" challenge: "2" customHP: "66" abilityScores: for: 19 dex: 14 con: 12 int: 1 sag: 10 cha: 3 ac: armorType: "custom" value: "12" skills:</text:p>
      <text:list text:style-name="L136">
        <text:list-item>
          <text:p text:style-name="P136">name: "perception" movement: walk: 9 swim: 9 senses: blindsight: 3 languages:</text:p>
        </text:list-item>
        <text:list-item>
          <text:p text:style-name="P136">"" environments:</text:p>
        </text:list-item>
        <text:list-item>
          <text:p text:style-name="P136">Jungle</text:p>
        </text:list-item>
        <text:list-item>
          <text:p text:style-name="P136">Mangrove / Marécage</text:p>
        </text:list-item>
      </text:list>
      <text:p text:style-name="Horizontal_20_Line"/>
      <text:h text:style-name="Heading_20_4" text:outline-level="4"><text:bookmark-start text:name="_actions_120"/>Actions<text:bookmark-end text:name="_actions_120"/></text:h>
      <text:p text:style-name="First_20_paragraph"><text:span text:style-name="T2">*Comprimer*</text:span>. <text:span text:style-name="T2">Attaque d’arme au corps à corps</text:span> : +6 pour toucher, allonge 1,50 m, une créature. + <text:span text:style-name="T2">Touché</text:span> : 10 dégâts contondants et la cible est <text:a xlink:type="simple" xlink:href="/gerer-la-sante-du-personnage/#empoigne" office:name=""><text:span text:style-name="Definition"><text:span text:style-name="T2">empoignée</text:span></text:span></text:a> (évasion DD 16).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6 pour toucher, allonge 3 m, une créature. + <text:span text:style-name="T2">Touché</text:span> : 10 dégâts perforants. — title: "Serpent de mer" type: "Créature monstrueuse" size: "Gig" alignment: "non-alignée" challenge: "16" proficiencyBonus: 4 customHP: "408" abilityScores: for: 28 dex: 10 con: 22 int: 3 sag: 10 cha: 6 savingThrows:</text:p>
      <text:list text:style-name="L137">
        <text:list-item>
          <text:p text:style-name="P137">"con"</text:p>
        </text:list-item>
        <text:list-item>
          <text:p text:style-name="P137">"sag" ac: armorType: "custom" value: "18 (armure naturelle)" movement: swim: 15 senses: blindsight: 18 languages:</text:p>
        </text:list-item>
        <text:list-item>
          <text:p text:style-name="P137">"" environments:</text:p>
        </text:list-item>
        <text:list-item>
          <text:p text:style-name="P137">Mer / Océan dungeonTypes:</text:p>
        </text:list-item>
        <text:list-item>
          <text:p text:style-name="P137">Ruines sous-marines</text:p>
        </text:list-item>
      </text:list>
      <text:p text:style-name="Horizontal_20_Line"/>
      <text:h text:style-name="Heading_20_4" text:outline-level="4"><text:bookmark-start text:name="_capacités_75"/>Capacités<text:bookmark-end text:name="_capacités_75"/></text:h>
      <text:p text:style-name="First_20_paragraph"><text:span text:style-name="T2">*Amphibie*</text:span>. Le serpent de mer peut respirer à l’air libre et sous l’eau.</text:p>
      <text:p text:style-name="Text_20_body"><text:span text:style-name="T2">*Monstre assiégeur*</text:span>. Le serpent de mer inflige des dégâts doublés aux objets et aux structures (navires).</text:p>
      <text:p text:style-name="Text_20_body"><text:span text:style-name="T2">*Résistance légendaire (3/jour)*</text:span>. Le serpent de mer peut remplacer l’échec d’un de ses jets de sauvegarde par une réussite.</text:p>
      <text:h text:style-name="Heading_20_4" text:outline-level="4"><text:bookmark-start text:name="_actions_121"/>Actions<text:bookmark-end text:name="_actions_121"/></text:h>
      <text:p text:style-name="First_20_paragraph"><text:span text:style-name="T2">*Attaques multiples*</text:span>. Le serpent de mer effectue trois attaques : une avec sa morsure, une pour comprimer et une avec sa queue (obligatoirement sur une cible différente pour cette dernière).</text:p>
      <text:p text:style-name="Text_20_body"><text:span text:style-name="T2">*Morsure*</text:span>. <text:span text:style-name="T2">Attaque d’arme au corps à corps</text:span> : +13 pour toucher, allonge 3 m, une cible. + <text:span text:style-name="T2">Touché</text:span> : 20 dégâts perforants. Si la cible est une créature de taille G ou plus petite, elle doit réussir un <text:a xlink:type="simple" xlink:href="/utiliser-les-caracteristiques/#jets-de-sauvegarde" office:name=""><text:span text:style-name="Definition">jet de sauvegarde</text:span></text:a> de Dextérité DD 18 pour ne pas être avalée par le serpent de mer. Une créature aval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elle bénéficie d’un abri total contre les attaques et autres effets provenant de l’extérieur du serpent et elle subit 6d6 dégâts d’acide au début de chacun des tours du serpent. + S’il subit 30 dégâts ou plus infligés lors d’un seul tour par une créature à l’intérieur de lui, le serpent doit réussir un <text:a xlink:type="simple" xlink:href="/utiliser-les-caracteristiques/#jets-de-sauvegarde" office:name=""><text:span text:style-name="Definition">jet de sauvegarde</text:span></text:a> de Constitution DD 20 à la fin du tour pour ne pas régurgiter la totalité des créatures avalées qui tombent <text:a xlink:type="simple" xlink:href="/gerer-la-sante-du-personnage/#a-terre" office:name=""><text:span text:style-name="Definition"><text:span text:style-name="T2">à terre</text:span></text:span></text:a> dans un emplacement situé à 3 mètres ou moins du serpent. + Si le serpent meurt, les créatures avalées ne sont plus <text:span text:style-name="T2">entravées</text:span> par lui et peuvent s’extirper de la carcasse en dépensant 6 mètres de déplacement. Elles en sortent <text:a xlink:type="simple" xlink:href="/gerer-la-sante-du-personnage/#a-terre" office:name=""><text:span text:style-name="Definition"><text:span text:style-name="T2">à terre</text:span></text:span></text:a>.</text:p>
      <text:p text:style-name="Text_20_body"><text:span text:style-name="T2">*Comprimer*</text:span>. <text:span text:style-name="T2">Attaque d’arme au corps à corps</text:span> : +13 pour toucher, allonge 1,50 m, une créature de taille TG ou plus petite. + <text:span text:style-name="T2">Touché</text:span> : 20 dégâts contondants plus 20 dégâts tranchants. La cible est <text:a xlink:type="simple" xlink:href="/gerer-la-sante-du-personnage/#empoigne" office:name=""><text:span text:style-name="Definition"><text:span text:style-name="T2">empoignée</text:span></text:span></text:a> (évasion DD 16) si le serpent n’est pas déjà en train de comprimer une créature et elle est <text:a xlink:type="simple" xlink:href="/gerer-la-sante-du-personnage/#entrave" office:name=""><text:span text:style-name="Definition"><text:span text:style-name="T2">entravée</text:span></text:span></text:a> jusqu’au terme de cette empoignade.</text:p>
      <text:p text:style-name="Text_20_body"><text:span text:style-name="T2">*Queue*</text:span>. <text:span text:style-name="T2">Attaque d’arme au corps à corps</text:span> : +13 pour toucher, allonge 6 m, une cible. + <text:span text:style-name="T2">Touché</text:span> : 20 dégâts contondants. Si la cible est une créature, elle doit réussir un <text:a xlink:type="simple" xlink:href="/utiliser-les-caracteristiques/#jets-de-sauvegarde" office:name=""><text:span text:style-name="Definition">jet de sauvegarde</text:span></text:a> de Force DD 20 pour ne pas tomber <text:a xlink:type="simple" xlink:href="/gerer-la-sante-du-personnage/#a-terre" office:name=""><text:span text:style-name="Definition"><text:span text:style-name="T2">à terre</text:span></text:span></text:a>. — title: "Serpent venimeux" type: "Bête" size: "TP" alignment: "non-alignée" challenge: "0.125" customHP: "3" abilityScores: for: 2 dex: 16 con: 11 int: 1 sag: 10 cha: 3 ac: armorType: "custom" value: "13" movement: walk: 9 swim: 9 senses: blindsight: 3 languages:</text:p>
      <text:list text:style-name="L138">
        <text:list-item>
          <text:p text:style-name="P138">"" environments:</text:p>
        </text:list-item>
        <text:list-item>
          <text:p text:style-name="P138">Bois / Forêt</text:p>
        </text:list-item>
        <text:list-item>
          <text:p text:style-name="P138">Désert chaud</text:p>
        </text:list-item>
        <text:list-item>
          <text:p text:style-name="P138">Plaine / Champs / Prairie / Savane</text:p>
        </text:list-item>
      </text:list>
      <text:p text:style-name="Horizontal_20_Line"/>
      <text:h text:style-name="Heading_20_4" text:outline-level="4"><text:bookmark-start text:name="_actions_122"/>Actions<text:bookmark-end text:name="_actions_122"/></text:h>
      <text:p text:style-name="First_20_paragraph"><text:span text:style-name="T2">*Morsure*</text:span>. <text:span text:style-name="T2">Attaque d’arme au corps à corps</text:span> : +5 pour toucher, allonge 1,50 m, une cible. + <text:span text:style-name="T2">Touché</text:span> : 1 dégât perforant et la cible doit effectuer un <text:a xlink:type="simple" xlink:href="/utiliser-les-caracteristiques/#jets-de-sauvegarde" office:name=""><text:span text:style-name="Definition">jet de sauvegarde</text:span></text:a> de Constitution DD 10. Elle subit 2d6 dégâts de poison en cas de <text:a xlink:type="simple" xlink:href="/utiliser-les-caracteristiques/#jets-de-sauvegarde" office:name=""><text:span text:style-name="Definition">jet de sauvegarde</text:span></text:a> raté et la moitié de ces dégâts seulement en cas de réussite. — title: "Serpent venimeux géant" type: "Bête" size: "M" alignment: "non-alignée" challenge: "0.25" customHP: "14" abilityScores: for: 10 dex: 18 con: 13 int: 2 sag: 10 cha: 3 ac: armorType: "custom" value: "14" skills:</text:p>
      <text:list text:style-name="L139">
        <text:list-item>
          <text:p text:style-name="P139">name: "perception" movement: walk: 9 swim: 9 senses: blindsight: 3 languages:</text:p>
        </text:list-item>
        <text:list-item>
          <text:p text:style-name="P139">"" environments:</text:p>
        </text:list-item>
        <text:list-item>
          <text:p text:style-name="P139">Désert chaud dungeonTypes:</text:p>
        </text:list-item>
        <text:list-item>
          <text:p text:style-name="P139">Caverne sous-marine</text:p>
        </text:list-item>
      </text:list>
      <text:p text:style-name="Horizontal_20_Line"/>
      <text:h text:style-name="Heading_20_4" text:outline-level="4"><text:bookmark-start text:name="_actions_123"/>Actions<text:bookmark-end text:name="_actions_123"/></text:h>
      <text:p text:style-name="First_20_paragraph"><text:span text:style-name="T2">*Morsure*</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1. Elle subit 3d6 dégâts de poison en cas de <text:a xlink:type="simple" xlink:href="/utiliser-les-caracteristiques/#jets-de-sauvegarde" office:name=""><text:span text:style-name="Definition">jet de sauvegarde</text:span></text:a> raté et la moitié de ces dégâts seulement en cas de réussite. — title: "Serpent volant" type: "Bête" size: "TP" alignment: "non-alignée" challenge: "0.125" customHP: "3" abilityScores: for: 4 dex: 18 con: 11 int: 2 sag: 12 cha: 5 ac: armorType: "custom" value: "15" movement: walk: 9 fly: 18 swim: 9 senses: blindsight: 3 languages:</text:p>
      <text:list text:style-name="L140">
        <text:list-item>
          <text:p text:style-name="P140">"" environments:</text:p>
        </text:list-item>
        <text:list-item>
          <text:p text:style-name="P140">Montagnes</text:p>
        </text:list-item>
      </text:list>
      <text:p text:style-name="Horizontal_20_Line"/>
      <text:h text:style-name="Heading_20_4" text:outline-level="4"><text:bookmark-start text:name="_capacités_76"/>Capacités<text:bookmark-end text:name="_capacités_76"/></text:h>
      <text:p text:style-name="First_20_paragraph"><text:span text:style-name="T2">*Repli aérien*</text:span>. Le serpent ne provoque pas d’attaque d’opportunité quand il passe hors de portée de l’allonge d’un ennemi.</text:p>
      <text:h text:style-name="Heading_20_4" text:outline-level="4"><text:bookmark-start text:name="_actions_124"/>Actions<text:bookmark-end text:name="_actions_124"/></text:h>
      <text:p text:style-name="First_20_paragraph"><text:span text:style-name="T2">*Morsure*</text:span>. <text:span text:style-name="T2">Attaque d’arme au corps à corps</text:span> : +6 pour toucher, allonge 1,50 m, une cible. + <text:span text:style-name="T2">Touché</text:span> : 1 dégât perforant plus 2d6 dégâts de poison. — title: "Shamash Eriba" type: "PNJ" subtype: "Assyrhim" size: "M" alignment: "Loyal mauvais" challenge: "12" customHP: "62" abilityScores: for: 14 dex: 16 con: 14 int: 10 sag: 11 cha: 14 savingThrows:</text:p>
      <text:list text:style-name="L141">
        <text:list-item>
          <text:p text:style-name="P141">"for"</text:p>
        </text:list-item>
        <text:list-item>
          <text:p text:style-name="P141">"con" ac: armorType: "custom" value: "16 (Armure de cuir +2)" skills:</text:p>
        </text:list-item>
        <text:list-item>
          <text:p text:style-name="P141">name: "athletisme"</text:p>
        </text:list-item>
        <text:list-item>
          <text:p text:style-name="P141">name: "supercherie"</text:p>
        </text:list-item>
        <text:list-item>
          <text:p text:style-name="P141">name: "persuasion" isExpert: true</text:p>
        </text:list-item>
        <text:list-item>
          <text:p text:style-name="P141">name: "perspicacite" isExpert: true movement: walk: 9 senses: languages:</text:p>
        </text:list-item>
        <text:list-item>
          <text:p text:style-name="P141">"le Weslèdh, le commun nordique, le Shahim/Shahiate, l’Assyrhiote/Syride la langue Assyrhim, l’Assyrith un dialecte Assyrhim, Alcante/Alcane commun impérial' " category: "PNJ" — </text:p>
          <text:p text:style-name="First_20_paragraph">== Capacités</text:p>
          <text:p text:style-name="Text_20_body"><text:span text:style-name="T2">*Voie des armes*</text:span>. Shamash Eriba est niveau 12 dans la voie des armes.</text:p>
        </text:list-item>
      </text:list>
      <text:p text:style-name="Text_20_body"><text:span text:style-name="T2">*Style de combat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deux fois au lieu d’une quand vous choisissez l’action attaquer lors de votre tour. Le nombre d’attaques que vous pouvez porter passe à trois quand vous atteignez le niveau 11, puis à quatre quand vous atteignez le niveau 20 de cette classe.</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4" text:outline-level="4"><text:bookmark-start text:name="_actions_125"/>Actions<text:bookmark-end text:name="_actions_125"/></text:h>
      <text:p text:style-name="First_20_paragraph"><text:span text:style-name="T2">*Attaques multiples*</text:span>. Shamash Eriba peut effectuer 4 attaques (3 de la Voie des Armes et 1 pour combat à deux armes)</text:p>
      <text:p text:style-name="Text_20_body"><text:span text:style-name="T2">*Cimeterre +2*</text:span>. <text:span text:style-name="T2">Attaque d’arme au corps à corps</text:span> : +8 pour toucher, allonge 1,50 m, une cible. + Le cimeterre de Shamash Eriba est infusé de magie. + <text:span text:style-name="T2">Touché</text:span> : 6 dégâts tranchants (Finesse, légère).</text:p>
      <text:p text:style-name="Text_20_body"><text:span text:style-name="T2">*Dague +2 de saignement*</text:span>. <text:span text:style-name="T2">Attaque d’arme au corps à corps ou à distance</text:span> : + 8 pour toucher, allonge 1,50 m ou portée 6/18 m, une cible. + La dague de Shamash Eriba est infusée de deux sortilèges. Le premier augmente les dégât de 2. Le second permet de déclencher des saignements. La personne touchée doit réussir un JS de constitution DD 14 ou subir 2 PA par round pendant 1D6 round. Chaque saignement est géré indépendamment. <text:span text:style-name="T2">Touché</text:span> : 4 dégâts perforants.</text:p>
      <text:p text:style-name="Text_20_body">§§§ .hero</text:p>
      <text:h text:style-name="Heading_20_5" text:outline-level="5"><text:bookmark-start text:name="_présentation_13"/>Présentation:<text:bookmark-end text:name="_présentation_13"/></text:h>
      <text:p text:style-name="First_20_paragraph">Shamash Eriba est marchand Assyrhim des royaumes de Shahia qui parcourt beaucoup de contrées pour vendre des biens souvent recherchés (armes, poisons, informations compromettantes). Cet homme a la peau sombre porte une large barbe noire. Il est souvent habillé de noir dans des vêtements amples du Sud. Il ne quitte jamais son turban. Ancien grand guerrier, il s’est allié les services d’une puissante sorcière qui lui est redevable : Shamreta la rouge. + §§§ — title: "Shandoth" type: "Aberration" subtype: "Déesse intermédiaire" size: "Gig" alignment: "Neutre bon" challenge: "23" customHP: "556" abilityScores: for: 21 dex: 20 con: 24 int: 18 sag: 24 cha: 24 savingThrows:</text:p>
      <text:list text:style-name="L142">
        <text:list-item>
          <text:p text:style-name="P142">"con"</text:p>
        </text:list-item>
        <text:list-item>
          <text:p text:style-name="P142">"sag"</text:p>
        </text:list-item>
        <text:list-item>
          <text:p text:style-name="P142">"cha" ac: armorType: "custom" value: "23 (armure naturelle)" movement: walk: 18 senses: darkvision: 72 conditionImmunities:</text:p>
        </text:list-item>
        <text:list-item>
          <text:p text:style-name="P142">"a-terre"</text:p>
        </text:list-item>
        <text:list-item>
          <text:p text:style-name="P142">"assourdi"</text:p>
        </text:list-item>
        <text:list-item>
          <text:p text:style-name="P142">"aveugle"</text:p>
        </text:list-item>
        <text:list-item>
          <text:p text:style-name="P142">"epuise"</text:p>
        </text:list-item>
        <text:list-item>
          <text:p text:style-name="P142">"empoigne"</text:p>
        </text:list-item>
        <text:list-item>
          <text:p text:style-name="P142">"entrave"</text:p>
        </text:list-item>
        <text:list-item>
          <text:p text:style-name="P142">"etourdi"</text:p>
        </text:list-item>
        <text:list-item>
          <text:p text:style-name="P142">"inconscient"</text:p>
        </text:list-item>
        <text:list-item>
          <text:p text:style-name="P142">"invisible"</text:p>
        </text:list-item>
        <text:list-item>
          <text:p text:style-name="P142">"neutralise"</text:p>
        </text:list-item>
        <text:list-item>
          <text:p text:style-name="P142">"petrifie"</text:p>
        </text:list-item>
        <text:list-item>
          <text:p text:style-name="P142">"terrorise" damageTypeResistances:</text:p>
        </text:list-item>
        <text:list-item>
          <text:p text:style-name="P142">"c-p-t-non-magique"</text:p>
        </text:list-item>
        <text:list-item>
          <text:p text:style-name="P142">"acide"</text:p>
        </text:list-item>
        <text:list-item>
          <text:p text:style-name="P142">"force"</text:p>
        </text:list-item>
        <text:list-item>
          <text:p text:style-name="P142">"foudre"</text:p>
        </text:list-item>
        <text:list-item>
          <text:p text:style-name="P142">"necrotique"</text:p>
        </text:list-item>
        <text:list-item>
          <text:p text:style-name="P142">"poison"</text:p>
        </text:list-item>
        <text:list-item>
          <text:p text:style-name="P142">"psychique"</text:p>
        </text:list-item>
        <text:list-item>
          <text:p text:style-name="P142">"radiant"</text:p>
        </text:list-item>
        <text:list-item>
          <text:p text:style-name="P142">"tonnerre" damageTypeImmunities:</text:p>
        </text:list-item>
        <text:list-item>
          <text:p text:style-name="P142">"feu"</text:p>
        </text:list-item>
        <text:list-item>
          <text:p text:style-name="P142">"froid"</text:p>
        </text:list-item>
      </text:list>
      <text:p text:style-name="First_20_paragraph">languages:</text:p>
      <text:list text:style-name="L143">
        <text:list-item>
          <text:p text:style-name="P143">"commun"</text:p>
        </text:list-item>
        <text:list-item>
          <text:p text:style-name="P143">"abyssal"</text:p>
        </text:list-item>
        <text:list-item>
          <text:p text:style-name="P143">"céleste"</text:p>
        </text:list-item>
        <text:list-item>
          <text:p text:style-name="P143">"draconique"</text:p>
        </text:list-item>
        <text:list-item>
          <text:p text:style-name="P143">"géant"</text:p>
        </text:list-item>
        <text:list-item>
          <text:p text:style-name="P143">"infernal"</text:p>
        </text:list-item>
        <text:list-item>
          <text:p text:style-name="P143">"primordial"</text:p>
        </text:list-item>
        <text:list-item>
          <text:p text:style-name="P143">"noir parler"</text:p>
        </text:list-item>
        <text:list-item>
          <text:p text:style-name="P143">"sylvestre"</text:p>
        </text:list-item>
      </text:list>
      <text:p text:style-name="First_20_paragraph">telepathy: 72 source: "Elric"</text:p>
      <text:p text:style-name="Horizontal_20_Line"/>
      <text:h text:style-name="Heading_20_4" text:outline-level="4"><text:bookmark-start text:name="_capacités_77"/>Capacités<text:bookmark-end text:name="_capacités_77"/></text:h>
      <text:p text:style-name="First_20_paragraph"><text:span text:style-name="T2">*Absorption de la trame*</text:span>. Quand Shandoth contre ou dissipe un sort, elle est soignée d’un nombre de points d’action égal à deux fois les points de Magie ou de Foi dépensés pour le sort.</text:p>
      <text:p text:style-name="Text_20_body"><text:span text:style-name="T2">*Inébranlable*</text:span>. Shandoth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andoth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andoth rate un jet de sauvegarde, elle peut choisir à la place de le réussir.</text:p>
      <text:h text:style-name="Heading_20_4" text:outline-level="4"><text:bookmark-start text:name="_actions_126"/>Actions<text:bookmark-end text:name="_actions_126"/></text:h>
      <text:p text:style-name="First_20_paragraph"><text:span text:style-name="T2">*Attaques multiples*</text:span>. Shandoth effectue 3 attaques.</text:p>
      <text:p text:style-name="Text_20_body"><text:span text:style-name="T2">*Pattes griffues empoisonnée*</text:span>. <text:span text:style-name="T2">Attaque d’arme au corps à corps</text:span> : +12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1. Elle subit 4d6 dégâts de élémentaire (feu, froid ou autre toujours à l’avantage de la déesse)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8"/>Actions légendaires<text:bookmark-end text:name="_actions_légendaires_8"/></text:h>
      <text:p text:style-name="First_20_paragraph">Shandoth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andoth fait une attaque.</text:p>
      <text:p text:style-name="Text_20_body"><text:span text:style-name="T2">*Evocatrice*</text:span>. Shandoth peut utiliser n’importe quel sort de l’école de Magie d’évocation, la résistance à ses sorts est DD 24.</text:p>
      <text:p text:style-name="Text_20_body"><text:span text:style-name="T2">*Aveuglement*</text:span>. Shandoth désigne une cible qu’elle peut voir dans un rayon de 30 m. Cette cible doit réussir un jet de sauvegarde de Constitution DD 22 ou être aveuglée jusqu’à la fin de son tour suivant.</text:p>
      <text:h text:style-name="Heading_20_4" text:outline-level="4"><text:bookmark-start text:name="_description_6"/>Description<text:bookmark-end text:name="_description_6"/></text:h>
      <text:p text:style-name="First_20_paragraph">Déesse des éléments, des astres, et de la vie. + la Tempérée, la Mère des Hommes, la Semeuse de Vie, la Donneuse + Dieu Intermédiaire + <text:span text:style-name="T1">Symbole</text:span> : 3 cercles du plus grands au plus petit avec le même centre. + <text:span text:style-name="T1">Plan d’origine</text:span> : Paradis d’Aldaron + <text:span text:style-name="T1">Attribution</text:span> : Argile, Vie, Astres + <text:span text:style-name="T1">Adorateur</text:span> : Tous + <text:span text:style-name="T1">Alignement des prêtres</text:span> : NB, N, CB + <text:span text:style-name="T1">Domaine</text:span> : Nature, Élément, Vie, Étoiles + <text:span text:style-name="T1">Arme de prédilection</text:span> : ses mains + Shandoth, la déesse des éléments, des astres, et de la vie, est dépeinte comme une grande femme au visage doux, le corps entier identique à un arbre. Elle aurait les yeux vert identique à l’herbe. Elle aurait des champignons et de la moisissures sur elle tels des arbres. Elle est la représentation des plus belles femmes. C’est d’ailleurs la seule divinité jugé bonne par les mortels, et est recommandée de prier. Elle a de longs cheveux détachés traînant jusqu’à ses pieds lui faisant un tapis. Elle a créé tous ce que l’on peut juger de bon, et l’homme à priori. Cette déesse, contrairement à son frère Grimmgrath a toujours été priée par les hommes le plus longtemps qu’ils s’en souviennent. Shandoth est sage, apprend à ses fidèles l’humilité, et la patience.</text:p>
      <text:h text:style-name="Heading_20_4" text:outline-level="4"><text:bookmark-start text:name="_dogme_6"/>Dogme<text:bookmark-end text:name="_dogme_6"/></text:h>
      <text:p text:style-name="First_20_paragraph">Les autres dieux, aiment leur sœur. Bien qu’ils peuvent être jaloux de son succès au près des hommes, la modestie de Shandoth calme leur jalousie. D’autant plus qu’aucun n’oseraient comploter ouvertement contre elle, dans le risque qu’elle ordonne aux mortels de ne plus prier que pour elle. + Shandoth a toujours été là pour ses fidèles. Elle se manifeste jamais directement dans le risque de provoquer la mort soudaine à tout les vivant aux alentours. Cependant, elle peut se manifester en une étoile à l’horizon, servant de guide aux perdus, etc.</text:p>
      <text:h text:style-name="Heading_20_4" text:outline-level="4"><text:bookmark-start text:name="_clergé_et_temples_6"/>Clergé et temples<text:bookmark-end text:name="_clergé_et_temples_6"/></text:h>
      <text:p text:style-name="First_20_paragraph">Les prêtresse de Shandoth sont des mères de famille comme des veuves. Chacun de leur ouvrage (repas, tricot, ménage, enfant ) sont dédiés à cette déesse. + Les temples de Shandoth sont de grandes demeures, où les plus pauvres peuvent se loger et se nourrir.</text:p>
      <text:h text:style-name="Heading_20_4" text:outline-level="4"><text:bookmark-start text:name="_paradis_de_shandoth"/>Paradis de Shandoth<text:bookmark-end text:name="_paradis_de_shandoth"/></text:h>
      <text:p text:style-name="First_20_paragraph">Le paradis de Shandoth est tout l’inverse de celui de Grimmgrath. Son paradis à elle est une forêt calme, où les hommes vivent en harmonie avec la vie qui les entoure. En plus d’être l’inverse de celui de Grimmgrath, son paradis est aussi sous celui de Grimmgrath.</text:p>
      <text:h text:style-name="Heading_20_4" text:outline-level="4"><text:bookmark-start text:name="_avatars_6"/>Avatars<text:bookmark-end text:name="_avatars_6"/></text:h>
      <text:p text:style-name="First_20_paragraph">Comparé à son frère, Shandoth apparaît de nombreuse fois aux yeux des hommes. Ne serait ce qu’écho au loin, une étoile dans le firmament obscur, ou même sous les traits d’une orpheline bienveillante.</text:p>
      <text:h text:style-name="Heading_20_4" text:outline-level="4"><text:bookmark-start text:name="_pouvoirs_6"/>Pouvoirs<text:bookmark-end text:name="_pouvoirs_6"/></text:h>
      <text:p text:style-name="First_20_paragraph">Elle a le pouvoir sur tout les hommes, elle peut en faire des héros ou ses esclaves. + Elle a le pouvoir de bénir tout les êtres de tous les plans. + Elle a le pouvoir de prémonition. Elle peut deviner certaine chose qui vont arriver mais seulement dans des centaines de siècles. Elle a le pouvoir de rendre les mortels immortels si tel est son désir. De ses mains, elle peut anéantir toutes choses, mais aussi créer ce qu’elle imagine. Elle est la seule à pouvoir combattre son frère et son épée Autataurë. + — title: "Sheggothlil" type: "Aberration" subtype: "Déesse primaire" size: "Gig" alignment: "Neutre mauvais" challenge: "28" customHP: "656" abilityScores: for: 23 dex: 23 con: 24 int: 26 sag: 28 cha: 26 savingThrows:</text:p>
      <text:list text:style-name="L144">
        <text:list-item>
          <text:p text:style-name="P144">"int"</text:p>
        </text:list-item>
        <text:list-item>
          <text:p text:style-name="P144">"sag"</text:p>
        </text:list-item>
        <text:list-item>
          <text:p text:style-name="P144">"cha" ac: armorType: "custom" value: "25 (armure naturelle)" movement: walk: 18 senses: darkvision: 72 conditionImmunities:</text:p>
        </text:list-item>
        <text:list-item>
          <text:p text:style-name="P144">"a-terre"</text:p>
        </text:list-item>
        <text:list-item>
          <text:p text:style-name="P144">"assourdi"</text:p>
        </text:list-item>
        <text:list-item>
          <text:p text:style-name="P144">"aveugle"</text:p>
        </text:list-item>
        <text:list-item>
          <text:p text:style-name="P144">"charme"</text:p>
        </text:list-item>
        <text:list-item>
          <text:p text:style-name="P144">"epuise"</text:p>
        </text:list-item>
        <text:list-item>
          <text:p text:style-name="P144">"empoigne"</text:p>
        </text:list-item>
        <text:list-item>
          <text:p text:style-name="P144">"empoisonne"</text:p>
        </text:list-item>
        <text:list-item>
          <text:p text:style-name="P144">"etourdi"</text:p>
        </text:list-item>
        <text:list-item>
          <text:p text:style-name="P144">"inconscient"</text:p>
        </text:list-item>
        <text:list-item>
          <text:p text:style-name="P144">"invisible"</text:p>
        </text:list-item>
        <text:list-item>
          <text:p text:style-name="P144">"neutralise"</text:p>
        </text:list-item>
        <text:list-item>
          <text:p text:style-name="P144">"terrorise" damageTypeResistances:</text:p>
        </text:list-item>
        <text:list-item>
          <text:p text:style-name="P144">"force"</text:p>
        </text:list-item>
        <text:list-item>
          <text:p text:style-name="P144">"foudre"</text:p>
        </text:list-item>
        <text:list-item>
          <text:p text:style-name="P144">"necrotique"</text:p>
        </text:list-item>
        <text:list-item>
          <text:p text:style-name="P144">"poison"</text:p>
        </text:list-item>
      </text:list>
      <text:p text:style-name="First_20_paragraph">damageTypeImmunities:</text:p>
      <text:list text:style-name="L145">
        <text:list-item>
          <text:p text:style-name="P145">"c-p-t-non-magique"</text:p>
        </text:list-item>
      </text:list>
      <text:p text:style-name="First_20_paragraph">languages:</text:p>
      <text:list text:style-name="L146">
        <text:list-item>
          <text:p text:style-name="P146">"commun"</text:p>
        </text:list-item>
        <text:list-item>
          <text:p text:style-name="P146">"abyssal"</text:p>
        </text:list-item>
        <text:list-item>
          <text:p text:style-name="P146">"céleste"</text:p>
        </text:list-item>
        <text:list-item>
          <text:p text:style-name="P146">"draconique"</text:p>
        </text:list-item>
        <text:list-item>
          <text:p text:style-name="P146">"géant"</text:p>
        </text:list-item>
        <text:list-item>
          <text:p text:style-name="P146">"infernal"</text:p>
        </text:list-item>
        <text:list-item>
          <text:p text:style-name="P146">"primordial"</text:p>
        </text:list-item>
        <text:list-item>
          <text:p text:style-name="P146">"noir parler"</text:p>
        </text:list-item>
        <text:list-item>
          <text:p text:style-name="P146">"sylvestre"</text:p>
        </text:list-item>
      </text:list>
      <text:p text:style-name="First_20_paragraph">telepathy: 72</text:p>
      <text:p text:style-name="Text_20_body">source: "Elric"</text:p>
      <text:p text:style-name="Horizontal_20_Line"/>
      <text:h text:style-name="Heading_20_4" text:outline-level="4"><text:bookmark-start text:name="_capacités_78"/>Capacités<text:bookmark-end text:name="_capacités_78"/></text:h>
      <text:p text:style-name="First_20_paragraph"><text:span text:style-name="T2">*Absorption de la trame*</text:span>. Quand Sheggothlil contre ou dissipe un sort, elle est soignée d’un nombre de points d’action égal à deux fois les points de Magie ou de Foi dépensés pour le sort.</text:p>
      <text:p text:style-name="Text_20_body"><text:span text:style-name="T2">*Inébranlable*</text:span>. Sheggothlil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eggothlil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eggothlil rate un jet de sauvegarde, elle peut choisir à la place de le réussir.</text:p>
      <text:h text:style-name="Heading_20_4" text:outline-level="4"><text:bookmark-start text:name="_actions_127"/>Actions<text:bookmark-end text:name="_actions_127"/></text:h>
      <text:p text:style-name="First_20_paragraph"><text:span text:style-name="T2">*Attaques multiples*</text:span>. Sheggothlil effectue 2 attaques.</text:p>
      <text:p text:style-name="Text_20_body"><text:span text:style-name="T2">*Pattes griffues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4. Elle subit 6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9"/>Actions légendaires<text:bookmark-end text:name="_actions_légendaires_9"/></text:h>
      <text:p text:style-name="First_20_paragraph">Sheggothlil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eggothlil fait une attaque.</text:p>
      <text:p text:style-name="Text_20_body"><text:span text:style-name="T2">*Magie omnipotente*</text:span>. Sheggothlil peut utiliser n’importe quel sort de n’importe quelle école de Magie, la résistance à ses sorts est DD 25.</text:p>
      <text:p text:style-name="Text_20_body"><text:span text:style-name="T2">*flétrissement temporel*</text:span>. Sheggothlil désigne une cible qu’elle peut voir dans un rayon de 30 m. Cette cible doit réussir un jet de sauvegarde de Constitution DD 24 ou vieillir de 1d6 x 100 000 ans (en général il ne reste que de la poussière).</text:p>
      <text:h text:style-name="Heading_20_4" text:outline-level="4"><text:bookmark-start text:name="_description_7"/>Description<text:bookmark-end text:name="_description_7"/></text:h>
      <text:p text:style-name="First_20_paragraph">Déesse du temps + <text:span text:style-name="T1">Symbole</text:span> : 3 visages, 1 vieux, 1 jeune, 1 adulte + <text:span text:style-name="T1">Plan d’origine</text:span> : - + <text:span text:style-name="T1">Attribution</text:span> : vieillesse, jeunesse + <text:span text:style-name="T1">Adorateur</text:span> : vers les 35 ans + <text:span text:style-name="T1">Domaine</text:span> : Temps + <text:span text:style-name="T1">Arme de prédilection</text:span> : griffes + Sheggothlil, déesse du temps, est décrite dans les légendes comme une femme d’aspect vielle et recroquevillé, mais qui possède trois visages : un vieux, un jeune et un adulte. Sur tout ces visages, elle n’a aucun œil mais possède une multitude de trou semblant pouvoir accueillir des yeux. Elle ne possède que deux yeux, qu’elle peut bouger de place sur son corps pour pouvoir regarder derrière et devant elle. Dans les légendes, il est dit qu’elle les à retiré à sa mère à la naissance. Elle a des ongles faisant extrêmement longs et tranchants. Cette déesse se délecte des joies de voir la vie éphémère des mortels s’échapper de leur corps comme une eau s’échappe d’une outre percée. D’ailleurs cette déesse est l’origine de l’immortalité des dieux et de la mortalité des mortels.</text:p>
      <text:h text:style-name="Heading_20_4" text:outline-level="4"><text:bookmark-start text:name="_dogme_7"/>Dogme<text:bookmark-end text:name="_dogme_7"/></text:h>
      <text:p text:style-name="First_20_paragraph">Les autres divinités seront toujours reconnaissant envers Sheggothlil car c’est elle qui leur on donnée leur immortalité.</text:p>
      <text:h text:style-name="Heading_20_4" text:outline-level="4"><text:bookmark-start text:name="_clergé_et_temples_7"/>Clergé et temples<text:bookmark-end text:name="_clergé_et_temples_7"/></text:h>
      <text:p text:style-name="First_20_paragraph">Cette déesse est beaucoup priée, surtout par les hommes et femmes s’approchant de leur dernière heure, même si la plupart des gens ne lui accorde aucun respect.</text:p>
      <text:h text:style-name="Heading_20_4" text:outline-level="4"><text:bookmark-start text:name="_avatars_7"/>Avatars<text:bookmark-end text:name="_avatars_7"/></text:h>
      <text:p text:style-name="First_20_paragraph">Aucun</text:p>
      <text:h text:style-name="Heading_20_4" text:outline-level="4"><text:bookmark-start text:name="_pouvoirs_7"/>Pouvoirs<text:bookmark-end text:name="_pouvoirs_7"/></text:h>
      <text:p text:style-name="First_20_paragraph">Le regard de cette déesse rend tout ce qu’elle voit vieux et sur le point de tomber en poussière. Les griffes de la déesse sont empoissonnées . + Le jour de la fin des temps, elle appellera vers elle toute la vie qu’elle a donnée, et reprendra l’immortalité des dieux. + — title: "Shin Hame" type: "PJ" subtype: "Yotakaï" size: "M" alignment: "Chaotique neutre" challenge: "4" customHP: "20" abilityScores: for: 10 dex: 13 con: 12 int: 12 sag: 11 cha: 9 customSavingThrows: "for +0, dex +3, con +3, int +3, sag +2, cha +0" savingThrows:</text:p>
      <text:list text:style-name="L147">
        <text:list-item>
          <text:p text:style-name="P147">"int"</text:p>
        </text:list-item>
        <text:list-item>
          <text:p text:style-name="P147">"sag" ac: armorType: "custom" value: "11 " skills:</text:p>
        </text:list-item>
        <text:list-item>
          <text:p text:style-name="P147">name: "arcanes" isExpert: true</text:p>
        </text:list-item>
        <text:list-item>
          <text:p text:style-name="P147">name: "perspicacite" isExpert: true movement: walk: 9 senses: languages:</text:p>
        </text:list-item>
        <text:list-item>
          <text:p text:style-name="P147">"le Weslèdh, le commun nordique, le Minghour/Mingath le commun oriental, le Yotaï/Yohaï la langue des Yotakaï, le Yoth un dialecte Yotakaï " category: "PJ" — </text:p>
          <text:p text:style-name="First_20_paragraph">== Capacités</text:p>
          <text:p text:style-name="Text_20_body">== Érudit</text:p>
          <text:p text:style-name="Text_20_body"><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list-item>
      </text:list>
      <text:p text:style-name="Text_20_body"><text:span text:style-name="T1">Maîtrises</text:span>: dagues, fléchettes, frondes, bâtons (Double maîtrise bâton), sabre, outils de cartographie</text:p>
      <text:p text:style-name="Text_20_body"><text:span text:style-name="T2">*Voie de la magie*</text:span>. Shin Hame est niveau 4 dans la voie la Magie et Archétype Shohote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2d6) du personnage (1, 4, 7, 10, 13, 16 &amp; 19). Vous devez choisir quelle catégorie de point bénéficie de cette restauration.</text:p>
      <text:p text:style-name="Text_20_body"><text:span text:style-name="T2">*mur de bois*</text:span>. <text:span text:style-name="T2">(Sohoten)</text:span>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p text:style-name="Text_20_body"><text:span text:style-name="T2">*Course dans les arbres*</text:span>. <text:span text:style-name="T2">(Sohoten)</text:span>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C’est pour cette raison que le Shohoten se déplace souvent de cette manière en combat dans des bambouseraies ou des forêts. S’il n’a pas d’appuie au delà du premier, il ne rajoute que 3 mètres. Ce déplacement, peut-être exécuté en tant réaction. Lors de ce déplacement, le Shohoten ne peut pas subir d’attaque d’opportunité.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4" text:outline-level="4"><text:bookmark-start text:name="_actions_128"/>Actions<text:bookmark-end text:name="_actions_128"/></text:h>
      <text:p text:style-name="First_20_paragraph"><text:span text:style-name="T2">*Sabre*</text:span>. <text:span text:style-name="T2">Attaque d’arme au corps à corps</text:span> : +3 pour toucher, allonge 1,50 m, une cible. + <text:span text:style-name="T2">Touché</text:span> : 6 dégâts tranchants (Finesse, légère).</text:p>
      <text:p text:style-name="Text_20_body"><text:span text:style-name="T2">*Bâton*</text:span>. <text:span text:style-name="T2">Attaque d’arme au corps à corps</text:span> : +4 pour toucher, allonge 1,50 m, une cible. + <text:span text:style-name="T2">Touché</text:span> : 2 dégâts tranchants (Polyvalent +4 à deux mains).</text:p>
      <text:p text:style-name="Text_20_body"><text:span text:style-name="T2">*Dague*</text:span>. <text:span text:style-name="T2">Attaque d’arme au corps à corps</text:span> : +3 pour toucher, allonge 1,50 m, une cible. + <text:span text:style-name="T2">Touché</text:span> : 4 dégâts tranchants (Finesse, légère, lancer 6/18).</text:p>
      <text:p text:style-name="Text_20_body"><text:span text:style-name="T2">*Fronde*</text:span>. <text:span text:style-name="T2">Attaque d’arme à distance</text:span> : +3 pour toucher, portée 9/36. + <text:span text:style-name="T2">Touché</text:span> : 2 dégâts perforants .</text:p>
      <text:p text:style-name="Text_20_body">§§§ .hero</text:p>
      <text:h text:style-name="Heading_20_5" text:outline-level="5"><text:bookmark-start text:name="_présentation_14"/>Présentation:<text:bookmark-end text:name="_présentation_14"/></text:h>
      <text:p text:style-name="First_20_paragraph">Shin Hame est un serviteur du clan Yotakaï de Yan Zin et est l’un de ses compagnons d’aventures. Il le remplace pendant le voyage de son maître en orient et reste a Douaratil pour le représenter. + §§§</text:p>
      <text:p text:style-name="Text_20_body">§§§ .hero</text:p>
      <text:h text:style-name="Heading_20_5" text:outline-level="5"><text:bookmark-start text:name="_description_physique_12"/>Description physique:<text:bookmark-end text:name="_description_physique_12"/></text:h>
      <text:p text:style-name="First_20_paragraph">Shin Hame est un Yotakaï de vingt printemps. Il a la peau matte les cheveux noirs, longs et les yeux noirs. De stature moyenne, il mesure un mètre soixante dix pour soixante cinq kilos. Cicatrices de petites griffures et morsures à la hanche gauche et au mollet droit. + §§§</text:p>
      <text:p text:style-name="Text_20_body">§§§ .hero</text:p>
      <text:h text:style-name="Heading_20_5" text:outline-level="5"><text:bookmark-start text:name="_equipement_10"/>Equipement:<text:bookmark-end text:name="_equipement_10"/></text:h>
      <text:p text:style-name="First_20_paragraph">Shin Hame possède l’équipement suivant : Habits de bonne qualité, deux bougies, matériel de calligraphie ou outils de cartographe ou matériel d’alchimiste, quelques lettres de correspondance avec un ou plusieurs confrères, 1 bâton, 1 sabre, 1 dague, 1 fronde et une bourse contenant 1897 po. + §§§</text:p>
      <text:p text:style-name="Text_20_body">§§§ .hero</text:p>
      <text:h text:style-name="Heading_20_5" text:outline-level="5"><text:bookmark-start text:name="_autres_informations_11"/>Autres informations:<text:bookmark-end text:name="_autres_informations_11"/></text:h>
      <text:p text:style-name="First_20_paragraph"><text:span text:style-name="T1">Haut fait de vaillance</text:span> : <text:span text:style-name="T2">héroïque: Bataille de Ker-Saozon + 5 PH</text:span> + <text:span text:style-name="T1">XP acquis</text:span> : 6238 + <text:span text:style-name="T1">Points de Magie</text:span> :20 + <text:span text:style-name="T1">Points de Foi</text:span> :19 + <text:span text:style-name="T1">Points d’honneur</text:span> :22 + §§§ — title: "Singe géant" type: "Bête" size: "TG" alignment: "non-alignée" challenge: "7" customHP: "159" abilityScores: for: 23 dex: 14 con: 18 int: 7 sag: 12 cha: 7 ac: armorType: "custom" value: "13" skills:</text:p>
      <text:list text:style-name="L148">
        <text:list-item>
          <text:p text:style-name="P148">name: "athletisme"</text:p>
        </text:list-item>
        <text:list-item>
          <text:p text:style-name="P148">name: "perception" movement: walk: 12 climb: 12 senses: languages:</text:p>
        </text:list-item>
        <text:list-item>
          <text:p text:style-name="P148">"" environments:</text:p>
        </text:list-item>
        <text:list-item>
          <text:p text:style-name="P148">Arctique / Subarctique</text:p>
        </text:list-item>
        <text:list-item>
          <text:p text:style-name="P148">Jungle</text:p>
        </text:list-item>
        <text:list-item>
          <text:p text:style-name="P148">Montagnes</text:p>
        </text:list-item>
      </text:list>
      <text:p text:style-name="Horizontal_20_Line"/>
      <text:h text:style-name="Heading_20_4" text:outline-level="4"><text:bookmark-start text:name="_actions_129"/>Actions<text:bookmark-end text:name="_actions_129"/></text:h>
      <text:p text:style-name="First_20_paragraph"><text:span text:style-name="T2">*Attaques multiples*</text:span>. Le singe effectue deux attaques de poing.</text:p>
      <text:p text:style-name="Text_20_body"><text:span text:style-name="T2">*Poing*</text:span>. <text:span text:style-name="T2">Attaque d’arme au corps à corps</text:span> : +9 pour toucher, allonge 3 m, une cible. + <text:span text:style-name="T2">Touché</text:span> : 10 dégâts contondants.</text:p>
      <text:p text:style-name="Text_20_body"><text:span text:style-name="T2">*Rocher*</text:span>. <text:span text:style-name="T2">Attaque d’arme à distance</text:span> : +9 pour toucher, portée 15/30 m, une cible. + <text:span text:style-name="T2">Touché</text:span> : 10 dégâts contondants. — title: "Spectre" type: "Mort-vivant" size: "M" alignment: "Chaotique Mauvais" challenge: "1" customHP: "14" abilityScores: for: 1 dex: 14 con: 11 int: 10 sag: 10 cha: 11 ac: armorType: "custom" value: "12" movement: walk: 0 fly: 15 hover: true senses: darkvision: 18 conditionImmunities:</text:p>
      <text:list text:style-name="L149">
        <text:list-item>
          <text:p text:style-name="P149">"a-terre"</text:p>
        </text:list-item>
        <text:list-item>
          <text:p text:style-name="P149">"charme"</text:p>
        </text:list-item>
        <text:list-item>
          <text:p text:style-name="P149">"empoigne"</text:p>
        </text:list-item>
        <text:list-item>
          <text:p text:style-name="P149">"empoisonne"</text:p>
        </text:list-item>
        <text:list-item>
          <text:p text:style-name="P149">"entrave"</text:p>
        </text:list-item>
        <text:list-item>
          <text:p text:style-name="P149">"epuise"</text:p>
        </text:list-item>
        <text:list-item>
          <text:p text:style-name="P149">"inconscient"</text:p>
        </text:list-item>
        <text:list-item>
          <text:p text:style-name="P149">"paralyse"</text:p>
        </text:list-item>
        <text:list-item>
          <text:p text:style-name="P149">"petrifie" damageTypeResistances:</text:p>
        </text:list-item>
        <text:list-item>
          <text:p text:style-name="P149">"acide"</text:p>
        </text:list-item>
        <text:list-item>
          <text:p text:style-name="P149">"feu"</text:p>
        </text:list-item>
        <text:list-item>
          <text:p text:style-name="P149">"foudre"</text:p>
        </text:list-item>
        <text:list-item>
          <text:p text:style-name="P149">"froid"</text:p>
        </text:list-item>
        <text:list-item>
          <text:p text:style-name="P149">"c-p-t-non-magique" damageTypeImmunities:</text:p>
        </text:list-item>
        <text:list-item>
          <text:p text:style-name="P149">"necrotique"</text:p>
        </text:list-item>
        <text:list-item>
          <text:p text:style-name="P149">"poison" languages:</text:p>
        </text:list-item>
        <text:list-item>
          <text:p text:style-name="P149">"comprend toutes les langues qu’il connaissait de son vivant mais ne peut pas parler" dungeonTypes:</text:p>
        </text:list-item>
        <text:list-item>
          <text:p text:style-name="First_20_paragraph">== Ruines extérieures</text:p>
          <text:p text:style-name="Text_20_body">== Capacités</text:p>
          <text:p text:style-name="Text_20_body"><text:span text:style-name="T2">*Déplacement intangible*</text:span>. Le spectre peut traverser créatures et objets en les considérant comme un terrain difficile. Il subit 2d6 dégâts de force s’il termine son tour à l’intérieur d’un objet.</text:p>
        </text:list-item>
      </text:list>
      <text:p text:style-name="Text_20_body"><text:span text:style-name="T2">*Sensibilité à la lumière du soleil*</text:span>. Le spectre subit un <text:a xlink:type="simple" xlink:href="/utiliser-les-caracteristiques/#avantage-et-desavantage" office:name=""><text:span text:style-name="Definition"><text:span text:style-name="T2">désavantage</text:span></text:span></text:a> lors des jets d’attaque et des tests de Sagesse (Perception) basés sur la vue lorsqu’il est exposé à la lumière du soleil.</text:p>
      <text:h text:style-name="Heading_20_4" text:outline-level="4"><text:bookmark-start text:name="_actions_130"/>Actions<text:bookmark-end text:name="_actions_130"/></text:h>
      <text:p text:style-name="First_20_paragraph"><text:span text:style-name="T2">*Absorption de vie*</text:span>. <text:span text:style-name="T2">Attaque d’arme au corps à corps</text:span> : +4 pour toucher, allonge 1,50 m, une créature. + <text:span text:style-name="T2">Touché</text:span> : 3d6 dégâts nécrotiques. La cible doit réussir un <text:a xlink:type="simple" xlink:href="/utiliser-les-caracteristiques/#jets-de-sauvegarde" office:name=""><text:span text:style-name="Definition">jet de sauvegarde</text:span></text:a> de Constitution DD 10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 title: "Spinosaure" type: "Bête" subtype: "Dinosaure" size: "Gig" alignment: "non-alignée" challenge: "13" customHP: "348" abilityScores: for: 27 dex: 9 con: 22 int: 2 sag: 11 cha: 10 ac: armorType: "custom" value: "15 (armure naturelle)" skills:</text:p>
      <text:list text:style-name="L150">
        <text:list-item>
          <text:p text:style-name="P150">name: "perception" movement: walk: 18 swim: 12 senses: languages:</text:p>
        </text:list-item>
        <text:list-item>
          <text:p text:style-name="P150">"--" environments:</text:p>
        </text:list-item>
        <text:list-item>
          <text:p text:style-name="P150">Jungle</text:p>
        </text:list-item>
        <text:list-item>
          <text:p text:style-name="P150">Mangrove / Marécage</text:p>
        </text:list-item>
      </text:list>
      <text:p text:style-name="Horizontal_20_Line"/>
      <text:h text:style-name="Heading_20_4" text:outline-level="4"><text:bookmark-start text:name="_capacités_79"/>Capacités<text:bookmark-end text:name="_capacités_79"/></text:h>
      <text:p text:style-name="First_20_paragraph"><text:span text:style-name="T2">*Monstre assiégeur*</text:span>. La quantité de dégâts qu’un spinosaure inflige aux objets et aux structures est doublée.</text:p>
      <text:h text:style-name="Heading_20_4" text:outline-level="4"><text:bookmark-start text:name="_action_2"/>Action<text:bookmark-end text:name="_action_2"/></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13 pour toucher, allonge 4,50 m, une cible. + <text:span text:style-name="T2">Touché</text:span> : 20 dégâts perforants. Si la cible est une créature de taille Grande ou inférieure, elle se trouve <text:span text:style-name="T2">empoignée</text:span> (évasion DD 18). Quand le spinosaure se déplace, la créature <text:span text:style-name="T2">empoignée</text:span> se déplace avec lui.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13 pour toucher, allonge 3 m, une cible. + <text:span text:style-name="T2">Touché</text:span> : 20 dégâts tranchants.</text:p>
      <text:p text:style-name="Text_20_body"><text:span text:style-name="T2">*Queue*</text:span>. <text:span text:style-name="T2">Attaque d’arme au corps à corps</text:span> : +13 pour toucher, allonge 6 m, une cible. + <text:span text:style-name="T2">Touché</text:span> : 20 dégâts contondants.</text:p>
      <text:p text:style-name="Text_20_body"><text:span text:style-name="T2">*Présence terrifiante*</text:span>. Toutes les créatures choisies par le spinosaure, qui se trouvent dans un rayon de 36 mètres autour de lui et qui sont conscientes de sa présence doivent réussir un jet de sauvegarde de Sagesse DD 18 ou être <text:span text:style-name="T2">terrorisées</text:span> pendant 1 minute. Une créature <text:span text:style-name="T2">terrorisée</text:span> refait le jet de sauvegarde à la fin de chacun de ses tours et met un terme à l’effet si elle le réussit. Si une créature réussit son jet de sauvegarde ou que cet effet se termine en ce qui la concerne, elle est immunisée contre la présence terrifiante du spinosaure pour les prochaines 24 heures.</text:p>
      <text:h text:style-name="Heading_20_4" text:outline-level="4"><text:bookmark-start text:name="_actions_légendaires_10"/>Actions légendaires<text:bookmark-end text:name="_actions_légendaires_10"/></text:h>
      <text:p text:style-name="First_20_paragraph">Un spinosaure peut faire trois actions légendaires parmi celles proposées ci-dessous. Il ne peut en faire qu’une seule à la fois et seulement à la fin du tour d’une autre créature. Au début de chacun de ses tours, le spinosaure récupère les actions légendaires dépensées.</text:p>
      <text:p text:style-name="Text_20_body"><text:span text:style-name="T2">*Déplacement*</text:span>. Le spinosaure se déplace de la moitié de sa vitesse.</text:p>
      <text:p text:style-name="Text_20_body"><text:span text:style-name="T2">*Rugissement*</text:span>. Le spinosaure utilise <text:span text:style-name="T2">présence terrifiante</text:span>.</text:p>
      <text:h text:style-name="Heading_20_4" text:outline-level="4"><text:bookmark-start text:name="_attaque_avec_la_queue_coûte_2_actions_le_spinosaure_fait_une_attaque_de_queue"/><text:span text:style-name="T2">*Attaque avec la queue (coûte 2 actions)*</text:span>. Le spinosaure fait une attaque de <text:span text:style-name="T2">queue</text:span>.<text:bookmark-end text:name="_attaque_avec_la_queue_coûte_2_actions_le_spinosaure_fait_une_attaque_de_queue"/></text:h>
      <text:p text:style-name="First_20_paragraph">title: "Spinosaure, jeune" type: "Bête" subtype: "Dinosaure" size: "TG" alignment: "non-alignée" challenge: "5" customHP: "132" abilityScores: for: 23 dex: 11 con: 19 int: 2 sag: 11 cha: 8 ac: armorType: "custom" value: "14 (armure naturelle)" skills:</text:p>
      <text:list text:style-name="L151">
        <text:list-item>
          <text:p text:style-name="P151">name: "perception" movement: walk: 15 swim: 9 senses: languages:</text:p>
        </text:list-item>
        <text:list-item>
          <text:p text:style-name="P151">"--" environments:</text:p>
        </text:list-item>
        <text:list-item>
          <text:p text:style-name="P151">Jungle</text:p>
        </text:list-item>
        <text:list-item>
          <text:p text:style-name="P151">Mangrove / Marécage</text:p>
        </text:list-item>
      </text:list>
      <text:p text:style-name="Horizontal_20_Line"/>
      <text:h text:style-name="Heading_20_4" text:outline-level="4"><text:bookmark-start text:name="_action_3"/>Action<text:bookmark-end text:name="_action_3"/></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9 pour toucher, allonge 3 m, une cible. + <text:span text:style-name="T2">Touché</text:span> : 10 dégâts perforants. Si la cible est une créature de taille Moyenne ou inférieure, elle se trouve <text:span text:style-name="T2">empoignée</text:span> (évasion DD 16).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9 pour toucher, allonge 1,50 m, une cible. + <text:span text:style-name="T2">Touché</text:span> : 10 dégâts tranchants. — title: "Tiberius Don Alonzo" type: "PJ" subtype: "Alcante" size: "M" alignment: "Chaotique neutre" challenge: "7" customHP: "33" abilityScores: for: 12 dex: 14 con: 12 int: 10 sag: 10 cha: 11 customSavingThrows: "for +4, dex +8, con +1, int +2, sag -1, cha +0" savingThrows:</text:p>
      <text:list text:style-name="L152">
        <text:list-item>
          <text:p text:style-name="P152">"for"</text:p>
        </text:list-item>
        <text:list-item>
          <text:p text:style-name="P152">"dex"</text:p>
        </text:list-item>
        <text:list-item>
          <text:p text:style-name="P152">"dex"</text:p>
        </text:list-item>
        <text:list-item>
          <text:p text:style-name="P152">"int" ac: armorType: "custom" value: "15 (Armure de cuir cloutée)" skills:</text:p>
        </text:list-item>
        <text:list-item>
          <text:p text:style-name="P152">name: "discretion"</text:p>
        </text:list-item>
        <text:list-item>
          <text:p text:style-name="P152">name: "escamotage" isExpert: true</text:p>
        </text:list-item>
        <text:list-item>
          <text:p text:style-name="P152">name: "histoire"</text:p>
        </text:list-item>
        <text:list-item>
          <text:p text:style-name="P152">name: "intimidation"</text:p>
        </text:list-item>
        <text:list-item>
          <text:p text:style-name="P152">name: "perception" isExpert: true</text:p>
        </text:list-item>
        <text:list-item>
          <text:p text:style-name="P152">name: "perspicacite"</text:p>
        </text:list-item>
        <text:list-item>
          <text:p text:style-name="P152">name: "persuasion" isExpert: true</text:p>
        </text:list-item>
        <text:list-item>
          <text:p text:style-name="P152">name: "supercherie"</text:p>
        </text:list-item>
      </text:list>
      <text:p text:style-name="First_20_paragraph">movement: walk: 9 senses: languages:</text:p>
      <text:list text:style-name="L153">
        <text:list-item>
          <text:p text:style-name="P153">"l’Alcath, le commun de l’empire, le Courdote dialecte alcante, le Khern langue Khernaëe " category: "PJ" — </text:p>
          <text:p text:style-name="First_20_paragraph">== Capacités</text:p>
          <text:p text:style-name="Text_20_body"><text:span text:style-name="T1">Historique</text:span> :Bâtard. + <text:span text:style-name="T1">Compétences</text:span>. Histoire, Supercherie. + <text:span text:style-name="T1">Outils maîtrisés</text:span>. Véhicules (terrestres), un ensemble d’outils d’artisan au choix. + <text:span text:style-name="T1">Équipement</text:span>. Habits de bonne qualité, outils d’artisan, objet ou symbole appartenant à la famille de votre parent noble, bourse contenant 20 po. + <text:span text:style-name="T1">Aptitude</text:span>. <text:a xlink:type="simple" xlink:href="/personnalite-et-historique/#Ni-noble,-ni-homme-du-peuple" office:name=""><text:span text:style-name="Definition">Ni noble, ni homme du peuple</text:span></text:a></text:p>
        </text:list-item>
      </text:list>
      <text:p text:style-name="Text_20_body"><text:span text:style-name="T2">*Maîtrises:*</text:span>. Armes courantes, épée longue, épée courte, rapière, glaive, trident, filet (Double maîtrise pour les armes courantes, l’épée courte, l’épée longue), boucliers, armure légère, armure intermédiaire, armure lourde, outils de joailliers, outils de voleur.</text:p>
      <text:p text:style-name="Text_20_body"><text:span text:style-name="T2">*Voie des ombres &amp; Astartes*</text:span>. Tiberius est niveau 7 dans la voie des ombres et Archétype Astartes.</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escamotage &amp; outils de voleur, perception et persuas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Châtiment*</text:span>. <text:span text:style-name="T2">(Astartes)</text:span> À partir du niveau 3, quand vous touchez un adversaire avec une arme de corps-à-corps, vous pouvez utiliser 1d6 points de Foi pour infliger des dégâts supplémentaires à cet adversaire en plus des dégâts normaux de l’arme. Vous infligez 1d6 dégâts supplémentaires.</text:p>
      <text:p text:style-name="Text_20_body"><text:span text:style-name="T2">*Santé*</text:span>. <text:span text:style-name="T2">(Astartes)</text:span> Au niveau 4, la foi qui vous anime vous immunise contre les maladi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Seconde attaque*</text:span>. <text:span text:style-name="T2">(Astartes)</text:span>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p text:style-name="Text_20_body"><text:span text:style-name="T2">*Aura de protection*</text:span>. <text:span text:style-name="T2">(Astartes)</text:span> À partir du niveau 6, quand vous ou une personne amicale qui se trouve dans un rayon de 3 mètres doit faire un jet de sauvegarde, cette créature gagne un bonus à son jet de sauvegarde égal à votre modificateur de Charisme (avec un bonus minimum de +1). Vous ne devez pas être inconscient pour que ce bonus soit pris en compte. + Au niveau 18, le rayon de cette aura atteint 9 mètres.</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Aura de dévotion*</text:span>. <text:span text:style-name="T2">(Astartes)</text:span>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4" text:outline-level="4"><text:bookmark-start text:name="_actions_131"/>Actions<text:bookmark-end text:name="_actions_131"/></text:h>
      <text:p text:style-name="First_20_paragraph"><text:span text:style-name="T2">*Epée courte*</text:span>. <text:span text:style-name="T2">Attaque d’arme au corps à corps</text:span> : +7 pour toucher, allonge 1,50 m, une cible. + <text:span text:style-name="T2">Touché</text:span> : 4 dégâts tranchants .</text:p>
      <text:p text:style-name="Text_20_body"><text:span text:style-name="T2">*Dague*</text:span>. <text:span text:style-name="T2">Attaque d’arme au corps à corps</text:span> : +8 pour toucher, allonge 1,50 m, une cible. + <text:span text:style-name="T2">Touché</text:span> : 4 dégâts tranchants (portée 6/18).</text:p>
      <text:p text:style-name="Text_20_body"><text:span text:style-name="T2">*Epée longue*</text:span>. <text:span text:style-name="T2">Attaque d’arme au corps à corps</text:span> : +7 pour toucher, allonge 1,50 m, une cible. + <text:span text:style-name="T2">Touché</text:span> : 4 dégâts tranchants.</text:p>
      <text:p text:style-name="Text_20_body"><text:span text:style-name="T2">*Dague assassyr’him*</text:span>. <text:span text:style-name="T2">Attaque d’arme au corps à corps</text:span> : +8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présentation_15"/>Présentation:<text:bookmark-end text:name="_présentation_15"/></text:h>
      <text:p text:style-name="First_20_paragraph">Tiberius Don Alonzo appartient à l’illustre famille alcante de Courdoes. Pour éviter une vendetta, il a été envoyé dans le nord chez Goulvening Moisan, une relation de son père. La famille Don Alonzo a fait fortune dans le commerce des pierres précieuses et semi-précieuses. §§§</text:p>
      <text:p text:style-name="Text_20_body">§§§ .hero</text:p>
      <text:h text:style-name="Heading_20_5" text:outline-level="5"><text:bookmark-start text:name="_description_physique_13"/>Description physique:<text:bookmark-end text:name="_description_physique_13"/></text:h>
      <text:p text:style-name="First_20_paragraph">Tiberius est un Alcante de vingt un printemps. Il a la peau sombre, les cheveux bruns et les yeux gris. De stature moyenne, il mesure un mètre soixante treize pour soixante kilos. §§§</text:p>
      <text:p text:style-name="Text_20_body">§§§ .hero</text:p>
      <text:h text:style-name="Heading_20_5" text:outline-level="5"><text:bookmark-start text:name="_equipement_11"/>Equipement:<text:bookmark-end text:name="_equipement_11"/></text:h>
      <text:p text:style-name="First_20_paragraph">Tiberius possède l’équipement suivant : habits de bonne qualité, outils d’artisant de joallier, anneau cigilaire (grand père), Bourse, dague, dague assassyr’him, épée courte, une épée longue, boîte d’amadou, heurtoir, silex, 20 torches, armure de cuir. 7 doses de poisons (+3d6, DD11), 8 jours de ration, 1 onguent de soin (récup 1d6 pa, doit être au calme), 1 potion de soin (récup 1d6+2 pa). Tiberius possède aussi 3 petites agates (5po pièce), 130 po de pierres précieuses du collier d’Azenor, Bracelet d’Azenor de 20 po, 1 belle agate de 80 po, 6000 PC, 4749 PA, 36 PE &amp; 6165 PO, 5 PP. + 1 péridot (500po). §§§</text:p>
      <text:p text:style-name="Text_20_body">§§§ .hero</text:p>
      <text:h text:style-name="Heading_20_5" text:outline-level="5"><text:bookmark-start text:name="_patrimoine_9"/>Patrimoine<text:bookmark-end text:name="_patrimoine_9"/></text:h>
      <text:p text:style-name="First_20_paragraph"><text:span text:style-name="T1">Niveau patrimoine faible</text:span> : Le personnage reçoit 3D6 X 100 pièces de d’argent et 2D6 X 50 pièces d’or. petite maison à Ker-Saozon. + <text:span text:style-name="T1">Rente d’Azenor</text:span> : 3d6 PO / Partie. + §§§</text:p>
      <text:p text:style-name="Text_20_body">§§§ .hero</text:p>
      <text:h text:style-name="Heading_20_5" text:outline-level="5"><text:bookmark-start text:name="_autres_informations_12"/>Autres informations:<text:bookmark-end text:name="_autres_informations_12"/></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24 920 + <text:span text:style-name="T1">Points de Magie</text:span> :10 + <text:span text:style-name="T1">Points de Foi</text:span> :10 + <text:span text:style-name="T1">Points d’honneur</text:span> :30 + §§§ — title: "Tigre" type: "Bête" size: "G" alignment: "non-alignée" challenge: "1" customHP: "36" abilityScores: for: 17 dex: 15 con: 14 int: 3 sag: 12 cha: 8 ac: armorType: "custom" value: "13" skills:</text:p>
      <text:list text:style-name="L154">
        <text:list-item>
          <text:p text:style-name="P154">name: "discretion" isExpert: true</text:p>
        </text:list-item>
        <text:list-item>
          <text:p text:style-name="P154">name: "perception" movement: walk: 12 senses: darkvision: 18 languages:</text:p>
        </text:list-item>
        <text:list-item>
          <text:p text:style-name="P154">"" environments:</text:p>
        </text:list-item>
        <text:list-item>
          <text:p text:style-name="P154">Arctique / Subarctique</text:p>
        </text:list-item>
        <text:list-item>
          <text:p text:style-name="P154">Jungle</text:p>
        </text:list-item>
        <text:list-item>
          <text:p text:style-name="P154">Mangrove / Marécage</text:p>
        </text:list-item>
      </text:list>
      <text:p text:style-name="Horizontal_20_Line"/>
      <text:h text:style-name="Heading_20_4" text:outline-level="4"><text:bookmark-start text:name="_capacités_80"/>Capacités<text:bookmark-end text:name="_capacités_80"/></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ig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32"/>Actions<text:bookmark-end text:name="_actions_132"/></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Tigre à dents de sabre" type: "Bête" size: "G" alignment: "non-alignée" challenge: "2" customHP: "46" abilityScores: for: 18 dex: 14 con: 15 int: 3 sag: 12 cha: 8 ac: armorType: "custom" value: "13" skills:</text:p>
      <text:list text:style-name="L155">
        <text:list-item>
          <text:p text:style-name="P155">name: "discretion" isExpert: true</text:p>
        </text:list-item>
        <text:list-item>
          <text:p text:style-name="P155">name: "perception" movement: walk: 12 senses: languages:</text:p>
        </text:list-item>
        <text:list-item>
          <text:p text:style-name="P155">"" environments:</text:p>
        </text:list-item>
        <text:list-item>
          <text:p text:style-name="P155">Collines / Vallées</text:p>
        </text:list-item>
        <text:list-item>
          <text:p text:style-name="P155">Désert chaud</text:p>
        </text:list-item>
        <text:list-item>
          <text:p text:style-name="P155">Montagnes</text:p>
        </text:list-item>
      </text:list>
      <text:p text:style-name="Horizontal_20_Line"/>
      <text:h text:style-name="Heading_20_4" text:outline-level="4"><text:bookmark-start text:name="_capacités_81"/>Capacités<text:bookmark-end text:name="_capacités_81"/></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4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33"/>Actions<text:bookmark-end text:name="_actions_133"/></text:h>
      <text:p text:style-name="First_20_paragraph"><text:span text:style-name="T2">*Griffe*</text:span>. <text:span text:style-name="T2">Attaque d’arme au corps à corps</text:span> : +6 pour toucher, allonge 1,50 m, une cible. + <text:span text:style-name="T2">Touché</text:span> : 6 dégâts tranchants.</text:p>
      <text:p text:style-name="Text_20_body"><text:span text:style-name="T2">*Morsure*</text:span>. <text:span text:style-name="T2">Attaque d’arme au corps à corps</text:span> : +6 pour toucher, allonge 1,50 m, une cible. + <text:span text:style-name="T2">Touché</text:span> : 6 dégâts perforants. — title: "Titanoboa" type: "Bête" size: "Gig" alignment: "non-alignée" challenge: "12" customHP: "320" abilityScores: for: 26 dex: 10 con: 20 int: 3 sag: 10 cha: 3 savingThrows:</text:p>
      <text:list text:style-name="L156">
        <text:list-item>
          <text:p text:style-name="P156">"dex"</text:p>
        </text:list-item>
        <text:list-item>
          <text:p text:style-name="P156">"sag" ac: armorType: "custom" value: "14 (armure naturelle)" skills:</text:p>
        </text:list-item>
        <text:list-item>
          <text:p text:style-name="P156">name: "perception" movement: walk: 12 climb: 12 swim: 12 senses: blindsight: 3 languages:</text:p>
        </text:list-item>
        <text:list-item>
          <text:p text:style-name="P156">"--" environments:</text:p>
        </text:list-item>
        <text:list-item>
          <text:p text:style-name="P156">Jungle</text:p>
        </text:list-item>
      </text:list>
      <text:p text:style-name="Horizontal_20_Line"/>
      <text:h text:style-name="Heading_20_4" text:outline-level="4"><text:bookmark-start text:name="_capacités_82"/>Capacités<text:bookmark-end text:name="_capacités_82"/></text:h>
      <text:p text:style-name="First_20_paragraph"><text:span text:style-name="T2">*Onduler*</text:span>. Si le titanoboa n’a pas mangé de créature de Très Grande taille au cours des 24 heures précédentes, il peut traverser un emplacement étroit d’au minimum 3 mètres sans avoir besoin de se faufiler ou un emplacement de 1,50 mètre en se faufilant.</text:p>
      <text:p text:style-name="Text_20_body"><text:span text:style-name="T2">*Écailles scintillantes*</text:span>. Les écailles du titanoboa réfléchissent la lumière en cascades iridescentes hypnotiques. Si le titanoboa est exposé à une lumière vive, une créature qui le regarde et se trouve dans un rayon de 9 mètres doit réussir un jet de sauvegarde de Sagesse DD 17, sans quoi elle est <text:span text:style-name="T2">étourdie</text:span> jusqu’à la fin de son prochain tour. À moins d’être surprise, une créature peut éviter d’avoir à faire le jet de sauvegarde si elle décide de détourner le regard au début de son tour. Une créature qui détourne le regard ne voit plus le titanoboa jusqu’au début de son prochain tour, où elle peut de nouveau détourner les yeux. Si elle regarde le serpent entre temps, elle doit immédiatement faire un jet de sauvegarde.</text:p>
      <text:h text:style-name="Heading_20_4" text:outline-level="4"><text:bookmark-start text:name="_actions_134"/>Actions<text:bookmark-end text:name="_actions_134"/></text:h>
      <text:p text:style-name="First_20_paragraph"><text:span text:style-name="T2">*Attaques multiples*</text:span>. Le titanoboa porte une attaque de <text:span text:style-name="T2">morsure</text:span> et une attaque de <text:span text:style-name="T2">comprimer</text:span>.</text:p>
      <text:p text:style-name="Text_20_body"><text:span text:style-name="T2">*Morsure*</text:span>. <text:span text:style-name="T2">Attaque d’arme au corps à corps</text:span> : +12 pour toucher, allonge 3 m, une cible. + <text:span text:style-name="T2">Touché</text:span> : 20 dégâts perforants. Si la cible est une créature de Très Grande taille ou inférieure, elle doit réussir un jet de sauvegarde de Dextérité DD 18, sans quoi le titanoboa l’engloutit. Une fois engloutie, elle est <text:span text:style-name="T2">aveuglée</text:span> et <text:span text:style-name="T2">entravée</text:span>, bénéficie d’un abri total contre les attaques et effets venant de l’extérieur du serpent et subit 21 (6d6) dégâts d’acide au début de chaque tour du titanoboa. Si ce dernier subit 30 points de dégâts ou plus lors du tour d’une créature qu’il a engloutie, il doit réussir un jet de sauvegarde de Constitution DD 15 à la fin de ce tour, sans quoi il régurgite toutes les créatures englouties, qui tombent à terre dans une case située dans un rayon de 3 mètres autour de lui. Si le titanoboa meurt, les créatures englouties ne sont plus entravées et peuvent s’enfuir en dépensant 6 mètres de déplacement. Elles ressortent <text:span text:style-name="T2">à terre</text:span>.</text:p>
      <text:p text:style-name="Text_20_body"><text:span text:style-name="T2">*Comprimer*</text:span>. <text:span text:style-name="T2">Attaque d’arme au corps à corps</text:span> : +12 pour toucher, allonge 4,50 m, une cible. + <text:span text:style-name="T2">Touché</text:span> : 20 dégâts contondants et la cible est <text:span text:style-name="T2">empoignée</text:span> (évasion DD 18). La cible est <text:span text:style-name="T2">entravée</text:span> et le titanoboa incapable d’en comprimer une autre tant que l’empoignade se poursuit.</text:p>
      <text:p text:style-name="Text_20_body">§§§ .hero "<text:span text:style-name="T2">J’ai souvent eu peur, mais ce jour là je dois avouer que j’ai vraiment eu très peur lorsque ce gigantesque animal a bondit sur ma monture et moi-même. Les dieux soient loués, ma monture était plus appétissante que votre pauvre serviteur. Ce serpent vert titanesque dresse son énorme tête dans les airs, à plus de dix huit pieds de haut. Son corps s’étend en anneaux apparemment qui se perdent entre les arbres et les broussailles. Lorsque l’animal fut abattu par des gens de mon escorte, je peu constater que le monstre mesurait au bas mot soixante douze pieds de long pour un minimum de six mille livres.</text:span>" + <text:span text:style-name="T1">Souvenirs de Brycham l’Aventureux</text:span> §§§ — title: "Tricératops" type: "Bête" subtype: "Dinosaure" size: "TG" alignment: "non-alignée" challenge: "5" customHP: "126" abilityScores: for: 22 dex: 9 con: 17 int: 2 sag: 11 cha: 5 ac: armorType: "custom" value: "12 (armure naturelle)" movement: walk: 15 senses: languages:</text:p>
      <text:list text:style-name="L157">
        <text:list-item>
          <text:p text:style-name="P157">"--" environments:</text:p>
        </text:list-item>
        <text:list-item>
          <text:p text:style-name="P157">Plaine / Champs / Prairie / Savane</text:p>
        </text:list-item>
      </text:list>
      <text:p text:style-name="Horizontal_20_Line"/>
      <text:h text:style-name="Heading_20_4" text:outline-level="4"><text:bookmark-start text:name="_capacités_83"/>Capacités<text:bookmark-end text:name="_capacités_83"/></text:h>
      <text:p text:style-name="First_20_paragraph"><text:span text:style-name="T2">*Charge écrasante*</text:span>. Si le tricératops se déplace en ligne droite sur une distance minimale de 6 mètres vers une créature contre laquelle il réussit ensuite une attaque de coup de corn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ricératops peut effectuer contre elle une attaque de piétinement par une action bonus.</text:p>
      <text:h text:style-name="Heading_20_4" text:outline-level="4"><text:bookmark-start text:name="_actions_135"/>Actions<text:bookmark-end text:name="_actions_135"/></text:h>
      <text:p text:style-name="First_20_paragraph"><text:span text:style-name="T2">*Coup de corne*</text:span>. <text:span text:style-name="T2">Attaque d’arme au corps à corps</text:span> : +9 pour toucher, allonge 1,50 m, une cible. + <text:span text:style-name="T2">Touché</text:span> : 10 dégâts perforants.</text:p>
      <text:p text:style-name="Text_20_body"><text:span text:style-name="T2">*Piétinement*</text:span>. <text:span text:style-name="T2">Attaque d’arme au corps à corps</text:span> : +9 pour toucher, allonge 1,50 m, une créature <text:a xlink:type="simple" xlink:href="/gerer-la-sante-du-personnage/#a-terre" office:name=""><text:span text:style-name="Definition"><text:span text:style-name="T2">à terre</text:span></text:span></text:a>. + <text:span text:style-name="T2">Touché</text:span> : 10 dégâts contondants. — title: "Tyrannosaure" type: "Bête" subtype: "Dinosaure" size: "TG" alignment: "non-alignée" challenge: "8" customHP: "177" abilityScores: for: 25 dex: 10 con: 19 int: 2 sag: 12 cha: 9 ac: armorType: "custom" value: "12 (armure naturelle)" skills:</text:p>
      <text:list text:style-name="L158">
        <text:list-item>
          <text:p text:style-name="P158">name: "perception" movement: walk: 15 senses: languages:</text:p>
        </text:list-item>
        <text:list-item>
          <text:p text:style-name="P158">"--" environments:</text:p>
        </text:list-item>
        <text:list-item>
          <text:p text:style-name="P158">Bois / Forêt</text:p>
        </text:list-item>
        <text:list-item>
          <text:p text:style-name="P158">Jungle</text:p>
        </text:list-item>
      </text:list>
      <text:p text:style-name="Horizontal_20_Line"/>
      <text:h text:style-name="Heading_20_4" text:outline-level="4"><text:bookmark-start text:name="_actions_136"/>Actions<text:bookmark-end text:name="_actions_136"/></text:h>
      <text:p text:style-name="First_20_paragraph"><text:span text:style-name="T2">*Attaques multiples*</text:span>. Le tyrannosaure effectue deux attaques : une avec sa morsure et une avec sa queue. Il ne peut pas effectuer ces deux attaques contre la même cible.</text:p>
      <text:p text:style-name="Text_20_body"><text:span text:style-name="T2">*Morsure*</text:span>. <text:span text:style-name="T2">Attaque d’arme au corps à corps</text:span> : +10 pour toucher, allonge 3 m, une cible. + <text:span text:style-name="T2">Touché</text:span> : 10 dégâts perforants. La cible est <text:a xlink:type="simple" xlink:href="/gerer-la-sante-du-personnage/#empoigne" office:name=""><text:span text:style-name="Definition"><text:span text:style-name="T2">empoignée</text:span></text:span></text:a> (évasion DD 17) si elle est de taille M ou plus petite. Elle est <text:a xlink:type="simple" xlink:href="/gerer-la-sante-du-personnage/#entrave" office:name=""><text:span text:style-name="Definition"><text:span text:style-name="T2">entravée</text:span></text:span></text:a> tant qu’elle est <text:a xlink:type="simple" xlink:href="/gerer-la-sante-du-personnage/#empoigne" office:name=""><text:span text:style-name="Definition"><text:span text:style-name="T2">empoignée</text:span></text:span></text:a> et le tyrannosaure ne peut pas mordre une autre créature.</text:p>
      <text:p text:style-name="Text_20_body"><text:span text:style-name="T2">*Queue*</text:span>. <text:span text:style-name="T2">Attaque d’arme au corps à corps</text:span> : +10 pour toucher, allonge 3 m, une cible. + <text:span text:style-name="T2">Touché</text:span> : 10 dégâts contondants.</text:p>
      <text:p text:style-name="Text_20_body">§§§ .hero "<text:span text:style-name="T2">Je me trouvais fièrement en tête de colonne, chevauchant ma nouvelle monture, un superbe pur- sang d’un blanc immaculé, cadeau du seigneur-marchand Elgofas . Voilà longtemps que je n’en avais pas possédé de si belle (j’ai tendance à les perdre mais j’ai souvent des excuses).</text:span> + <text:span text:style-name="T2">A cette époque, j’avais pour mission d’escorter la fille du seigneur-marchand Elgofas, régent de la petite colonie alcante d’Isturius, au sud est des terres saramaths.</text:span> + <text:span text:style-name="T2">Nous remontions paisiblement la route vers les monts Pithakrès. Régulièrement, je me retournais vers le carrosse pour voir la jeune princesse et ses dames de compagnie papillonnant dans ma direction et pouffant entre elles à chaque croisement de regards. Je souriais tout seul et regardais dans le lointain, m’imaginant courtiser ces donzelles et faire leur éducation qui devait être sommaire en matière de bagatelle.</text:span> + <text:span text:style-name="T2">Un craquement terrible me fit sursauter, et je vis un chêne s’effondrer sur le chemin. Mon cheval se cabra et ma bouche s’ouvrit, mais aucun son n’en sortit. Un énorme reptile aussi grand qu’un légendaire dragon écrasa un garde et son cheval et prit dans sa gueule le carrosse. Je vis ensuite le carrosse disparaître tandis que la créature l’emmenait, traînant les deux chevaux, qui, n’ayant pu se libérer des rennes, hennissaient en se débattant.</text:span> + <text:span text:style-name="T2">Entendant, les craquements de bois du carrosse disloqué sous la mâchoire du monstre et les cris d’agonie et de terreur des donzelles et des chevaux, je fuis à brides abattues, sauvant ma nouvelle monture.</text:span>" + <text:span text:style-name="T1">Souvenirs de Brycham l’Aventureux</text:span> §§§ — title: "Ur’h, chaman" type: "Humanoïde" subtype: "Ur’h" size: "M" alignment: "Neutre Mauvais" challenge: "2" customHP: "21" abilityScores: for: 15 dex: 11 con: 13 int: 10 sag: 14 cha: 12 ac: armorType: "custom" value: "14 (armure de cuir)" skills:</text:p>
      <text:list text:style-name="L159">
        <text:list-item>
          <text:p text:style-name="P159">name: "persuasion"</text:p>
        </text:list-item>
        <text:list-item>
          <text:p text:style-name="P159">name: "religion" movement: walk: 9 senses: darkvision: 18 languages:</text:p>
        </text:list-item>
        <text:list-item>
          <text:p text:style-name="P159">"Weshled"</text:p>
        </text:list-item>
        <text:list-item>
          <text:p text:style-name="P159">"Ur’h" dungeonTypes:</text:p>
        </text:list-item>
        <text:list-item>
          <text:p text:style-name="P159">Caverne aménagée</text:p>
        </text:list-item>
        <text:list-item>
          <text:p text:style-name="P159">Ruines souterraines</text:p>
        </text:list-item>
      </text:list>
      <text:p text:style-name="Horizontal_20_Line"/>
      <text:h text:style-name="Heading_20_4" text:outline-level="4"><text:bookmark-start text:name="_capacités_84"/>Capacités<text:bookmark-end text:name="_capacités_84"/></text:h>
      <text:p text:style-name="First_20_paragraph"><text:span text:style-name="T2">*Sombre dévotion*</text:span>. Le chaman bénéficie d’un <text:a xlink:type="simple" xlink:href="/utiliser-les-caracteristiques/#avantage-et-desavantage" office:name=""><text:span text:style-name="Definition"><text:span text:style-name="T2">avantage</text:span></text:span></text:a> lors des jets de sauvegarde effectués pour ne pas être charmé ou terrorisé.</text:p>
      <text:p text:style-name="Text_20_body"><text:span text:style-name="T2">*Incantation*</text:span>. Le chaman est un lanceur de sorts de Foi. Sa caractéristique d’incantation est la Sagesse (DD du <text:a xlink:type="simple" xlink:href="/utiliser-les-caracteristiques/#jets-de-sauvegarde" office:name=""><text:span text:style-name="Definition">jet de sauvegarde</text:span></text:a> contre les sorts 11, +3 pour toucher avec les attaques de sort). Il possède <text:span text:style-name="T1">22 points de Foi</text:span>.</text:p>
      <text:list text:style-name="L160">
        <text:list-item>
          <text:p text:style-name="P160"><text:span text:style-name="T2">*Sorts connus du chaman*</text:span> : <text:a xlink:type="simple" xlink:href="/grimoire/arme-spirituelle/" office:name=""><text:span text:style-name="Definition"><text:span text:style-name="T2">arme spirituelle</text:span></text:span></text:a>, <text:a xlink:type="simple" xlink:href="/grimoire/blessure/" office:name=""><text:span text:style-name="Definition"><text:span text:style-name="T2">blessure</text:span></text:span></text:a>, <text:a xlink:type="simple" xlink:href="/grimoire/bouclier-de-la-foi/" office:name=""><text:span text:style-name="Definition"><text:span text:style-name="T2">bouclier de la foi</text:span></text:span></text:a>, <text:a xlink:type="simple" xlink:href="/grimoire/flamme-sacree/" office:name=""><text:span text:style-name="Definition"><text:span text:style-name="T2">flamme sacrée</text:span></text:span></text:a>, <text:a xlink:type="simple" xlink:href="/grimoire/immobiliser-un-humanoide/" office:name=""><text:span text:style-name="Definition"><text:span text:style-name="T2">immobiliser un humanoïde</text:span></text:span></text:a>, <text:a xlink:type="simple" xlink:href="/grimoire/injonction/" office:name=""><text:span text:style-name="Definition"><text:span text:style-name="T2">injonction</text:span></text:span></text:a>, <text:a xlink:type="simple" xlink:href="/grimoire/resistance/" office:name=""><text:span text:style-name="Definition"><text:span text:style-name="T2">résistance</text:span></text:span></text:a>, <text:a xlink:type="simple" xlink:href="/grimoire/thaumaturgie/" office:name=""><text:span text:style-name="Definition"><text:span text:style-name="T2">thaumaturgie</text:span></text:span></text:a></text:p>
        </text:list-item>
      </text:list>
      <text:h text:style-name="Heading_20_4" text:outline-level="4"><text:bookmark-start text:name="_actions_137"/>Actions<text:bookmark-end text:name="_actions_137"/></text:h>
      <text:p text:style-name="First_20_paragraph"><text:span text:style-name="T2">*Attaques multiples*</text:span>. Le chaman effectue deux attaques au corps à corps.</text:p>
      <text:p text:style-name="Text_20_body"><text:span text:style-name="T2">*Masse*</text:span>. <text:span text:style-name="T2">Attaque d’arme au corps à corps</text:span> : +4 pour toucher, allonge 1,50 m, une créature. + <text:span text:style-name="T2">Touché</text:span> : 4 dégâts contondants. — title: "Uh’r" type: "Humanoïde" subtype: "Uh’r" size: "M" alignment: "Chaotique Mauvais" challenge: "0.5" customHP: "18" abilityScores: for: 16 dex: 12 con: 16 int: 7 sag: 11 cha: 10 ac: armorType: "custom" value: "12 (armure de peau)" skills:</text:p>
      <text:list text:style-name="L161">
        <text:list-item>
          <text:p text:style-name="P161">name: "intimidation" movement: walk: 9 senses: darkvision: 18 languages:</text:p>
        </text:list-item>
        <text:list-item>
          <text:p text:style-name="P161">"Weshled"</text:p>
        </text:list-item>
        <text:list-item>
          <text:p text:style-name="P161">"Ur’h" dungeonTypes:</text:p>
        </text:list-item>
        <text:list-item>
          <text:p text:style-name="P161">Caverne aménagée</text:p>
        </text:list-item>
        <text:list-item>
          <text:p text:style-name="P161">Ruines souterraines</text:p>
        </text:list-item>
      </text:list>
      <text:p text:style-name="Horizontal_20_Line"/>
      <text:h text:style-name="Heading_20_4" text:outline-level="4"><text:bookmark-start text:name="_capacités_85"/>Capacités<text:bookmark-end text:name="_capacités_85"/></text:h>
      <text:p text:style-name="First_20_paragraph"><text:span text:style-name="T2">*Agressif*</text:span>. Par une action bonus, le Uh’r peut se déplacer d’une distance maximale égale à sa vitesse vers une créature hostile dans son champ de vision.</text:p>
      <text:h text:style-name="Heading_20_4" text:outline-level="4"><text:bookmark-start text:name="_actions_138"/>Actions<text:bookmark-end text:name="_actions_138"/></text:h>
      <text:p text:style-name="First_20_paragraph"><text:span text:style-name="T2">*Hache à deux mains*</text:span>. <text:span text:style-name="T2">Attaque d’arme au corps à corps</text:span> : +5 pour toucher, allonge 1,50 m, une cible. + <text:span text:style-name="T2">Touché</text:span> : 8 dégâts tranchants.</text:p>
      <text:p text:style-name="Text_20_body"><text:span text:style-name="T2">*Javeline*</text:span>. <text:span text:style-name="T2">Attaque d’arme au corps à corps ou à distance</text:span> : +5 pour toucher, allonge 1,50 m ou portée 9/36 m, une cible. + <text:span text:style-name="T2">Touché</text:span> : 4 dégâts perforants. — title: "Ur’h, Chef corrompu" type: "Géant" size: "G" alignment: "Chaotique Mauvais" challenge: "6" customHP: "80" abilityScores: for: 20 dex: 8 con: 16 int: 5 sag: 7 cha: 8 savingThrows:</text:p>
      <text:list text:style-name="L162">
        <text:list-item>
          <text:p text:style-name="P162">"for"</text:p>
        </text:list-item>
        <text:list-item>
          <text:p text:style-name="P162">"con"</text:p>
        </text:list-item>
        <text:list-item>
          <text:p text:style-name="P162">"cha" ac: armorType: "custom" value: "11 (armure de cuir clouté)" movement: walk: 12 senses: darkvision: 18 languages:</text:p>
        </text:list-item>
        <text:list-item>
          <text:p text:style-name="P162">"Weshled"</text:p>
        </text:list-item>
        <text:list-item>
          <text:p text:style-name="P162">"Ur’h" environments:</text:p>
        </text:list-item>
        <text:list-item>
          <text:p text:style-name="P162">Collines / Vallées dungeonTypes:</text:p>
        </text:list-item>
        <text:list-item>
          <text:p text:style-name="P162">Ruines extérieures</text:p>
        </text:list-item>
      </text:list>
      <text:p text:style-name="Horizontal_20_Line"/>
      <text:h text:style-name="Heading_20_4" text:outline-level="4"><text:bookmark-start text:name="_capacités_86"/>Capacités<text:bookmark-end text:name="_capacités_86"/></text:h>
      <text:p text:style-name="First_20_paragraph"><text:span text:style-name="T2">*Agressif*</text:span>. Par une action bonus, le chef Ur’h corrompu peut se déplacer jusqu’au maximum de sa vitesse vers une créature hostile située dans son champ de vision.</text:p>
      <text:p text:style-name="Text_20_body"><text:span text:style-name="T2">*Mutation*</text:span>. Le chef Ur’h corrompu possède une capacité de la liste ci-dessous:</text:p>
      <text:list text:style-name="L163">
        <text:list-item>
          <text:p text:style-name="P163"><text:span text:style-name="T1">Peau renforcée</text:span> : La peau du chef Ur’h corrompu est renforcée qui lui donnent une résistance aux dégâts contondants, perforants et tranchants issus d’armes non magiques.</text:p>
        </text:list-item>
        <text:list-item>
          <text:p text:style-name="P163"><text:span text:style-name="T1">Frénésie</text:span> : Le chef Ur’h corrompu peut faire trois attaques de corps à corps ou deux attaques à distance.</text:p>
        </text:list-item>
        <text:list-item>
          <text:p text:style-name="P163"><text:span text:style-name="T1">Savant</text:span> : La tête du chef Ur’h corrompu est hydrocéphale. Son Charisme passe à 16. Le chef Ur’h corrompu obtient incantation innée (psionique) et utilise le Charisme comme caractéristique d’incantation innée (DD du jet de sauvegarde contre les sorts 14). Il peut lancer les sorts suivants de manière innée, sans composantes : <text:span text:style-name="T1">À volonté</text:span> : <text:a xlink:type="simple" xlink:href="/grimoire/bouclier/" office:name=""><text:span text:style-name="Definition"><text:span text:style-name="T2">bouclier</text:span></text:span></text:a>, <text:a xlink:type="simple" xlink:href="/grimoire/pas-brumeux/" office:name=""><text:span text:style-name="Definition"><text:span text:style-name="T2">pas brumeux</text:span></text:span></text:a> ; <text:span text:style-name="T1">1/jour chacun</text:span> : <text:a xlink:type="simple" xlink:href="/grimoire/dominer-un-monstre/" office:name=""><text:span text:style-name="Definition"><text:span text:style-name="T2">dominer un monstre</text:span></text:span></text:a></text:p>
        </text:list-item>
        <text:list-item>
          <text:p text:style-name="P163"><text:span text:style-name="T1">Terrifiant</text:span> : Le corps du chef Ur’r corrompu est couvert de verrues et de scarifications rituelles particulièrement abjectes. Toutes les créatures que choisit le chef Ur’h, qui se trouvent dans un rayon de 18 mètres autour de lui et sont conscientes de sa présence doivent réussir un jet de sauvegarde de Sagesse DD 15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l’effet se termine pour elle, elle est immunisée contre la présence terrifiante du chef ogre pendant les 24 heures qui suivent.</text:p>
        </text:list-item>
      </text:list>
      <text:h text:style-name="Heading_20_4" text:outline-level="4"><text:bookmark-start text:name="_actions_139"/>Actions<text:bookmark-end text:name="_actions_139"/></text:h>
      <text:p text:style-name="First_20_paragraph"><text:span text:style-name="T2">*Attaques multiples*</text:span>. Le chef Ur’h corrompu fait deux attaques de corps à corps.</text:p>
      <text:p text:style-name="Text_20_body"><text:span text:style-name="T2">*Massue*</text:span>. <text:span text:style-name="T2">Attaque d’arme au corps à corps</text:span> : +8 pour toucher, allonge 1,50 m, une cible. + <text:span text:style-name="T2">Touché</text:span> : 6 dégâts contondants.</text:p>
      <text:p text:style-name="Text_20_body"><text:span text:style-name="T2">*Javeline*</text:span>. <text:span text:style-name="T2">Attaque d’arme au corps à corps ou à distance</text:span> : +8 pour toucher, allonge 1,50 m ou portée 9/36 m, une cible. + <text:span text:style-name="T2">Touché</text:span> : 6 dégâts perforants. — title: "Ur’h mage" type: "Géant" size: "G" alignment: "Loyal Mauvais" challenge: "7" customHP: "91" abilityScores: for: 19 dex: 11 con: 16 int: 14 sag: 12 cha: 15 savingThrows:</text:p>
      <text:list text:style-name="L164">
        <text:list-item>
          <text:p text:style-name="P164">"dex"</text:p>
        </text:list-item>
        <text:list-item>
          <text:p text:style-name="P164">"con"</text:p>
        </text:list-item>
        <text:list-item>
          <text:p text:style-name="P164">"sag"</text:p>
        </text:list-item>
        <text:list-item>
          <text:p text:style-name="P164">"cha" ac: armorType: "custom" value: "14 (armure de cuir clouté)" skills:</text:p>
        </text:list-item>
        <text:list-item>
          <text:p text:style-name="P164">name: "arcanes"</text:p>
        </text:list-item>
        <text:list-item>
          <text:p text:style-name="P164">name: "perception"</text:p>
        </text:list-item>
        <text:list-item>
          <text:p text:style-name="P164">name: "supercherie" isExpert: true movement: walk: 9 fly: 9 senses: darkvision: 18 languages:</text:p>
        </text:list-item>
        <text:list-item>
          <text:p text:style-name="P164">"Weshled"</text:p>
        </text:list-item>
        <text:list-item>
          <text:p text:style-name="P164">"Ur’h"</text:p>
        </text:list-item>
      </text:list>
      <text:p text:style-name="Horizontal_20_Line"/>
      <text:h text:style-name="Heading_20_4" text:outline-level="4"><text:bookmark-start text:name="_capacités_87"/>Capacités<text:bookmark-end text:name="_capacités_87"/></text:h>
      <text:p text:style-name="First_20_paragraph"><text:span text:style-name="T2">*Armes magiques*</text:span>. Les attaques d’arme du Ur’h mage sont magiques.</text:p>
      <text:p text:style-name="Text_20_body"><text:span text:style-name="T2">*Incantation innée*</text:span>. La caractéristique d’incantation du Ur’h mage est le Charisme (DD du <text:a xlink:type="simple" xlink:href="/utiliser-les-caracteristiques/#jets-de-sauvegarde" office:name=""><text:span text:style-name="Definition">jet de sauvegarde</text:span></text:a> contre les sorts 13). Le Ur’h mage peut lancer les sorts suivants de manière innée sans aucune composante matérielle :</text:p>
      <text:list text:style-name="L165">
        <text:list-item>
          <text:p text:style-name="P165"><text:span text:style-name="T2">*À volonté*</text:span> : <text:a xlink:type="simple" xlink:href="/grimoire/invisibilite/" office:name=""><text:span text:style-name="Definition"><text:span text:style-name="T2">invisibilité</text:span></text:span></text:a>, <text:a xlink:type="simple" xlink:href="/grimoire/tenebres/" office:name=""><text:span text:style-name="Definition"><text:span text:style-name="T2">ténèbres</text:span></text:span></text:a></text:p>
        </text:list-item>
        <text:list-item>
          <text:p text:style-name="P165"><text:span text:style-name="T2">*1/jour chacun*</text:span> : <text:a xlink:type="simple" xlink:href="/grimoire/charme-personne/" office:name=""><text:span text:style-name="Definition"><text:span text:style-name="T2">charme-personne</text:span></text:span></text:a>, <text:a xlink:type="simple" xlink:href="/grimoire/cone-de-froid/" office:name=""><text:span text:style-name="Definition"><text:span text:style-name="T2">cône de froid</text:span></text:span></text:a>, <text:a xlink:type="simple" xlink:href="/grimoire/sommeil/" office:name=""><text:span text:style-name="Definition"><text:span text:style-name="T2">forme éthérée](/grimoire/forme-etheree/), [_sommeil</text:span></text:span></text:a></text:p>
        </text:list-item>
      </text:list>
      <text:p text:style-name="First_20_paragraph"><text:span text:style-name="T2">*Régénération*</text:span>. Le Ur’h mage récupère 10 points d’action au début de son tour s’il lui reste 1 point d’action au moins.</text:p>
      <text:h text:style-name="Heading_20_4" text:outline-level="4"><text:bookmark-start text:name="_actions_140"/>Actions<text:bookmark-end text:name="_actions_140"/></text:h>
      <text:p text:style-name="First_20_paragraph"><text:span text:style-name="T2">*Attaques multiples*</text:span>. Le Ur’h mage effectue deux attaques, soit avec ses griffes, soit avec sa massue.</text:p>
      <text:p text:style-name="Text_20_body"><text:span text:style-name="T2">*massue*</text:span>. <text:span text:style-name="T2">Attaque d’arme au corps à corps</text:span> : +7 pour toucher, allonge 3 m, une cible. + <text:span text:style-name="T2">Touché</text:span> : 6 dégâts contondant.</text:p>
      <text:p text:style-name="Text_20_body"><text:span text:style-name="T2">*Griffes*</text:span>. <text:span text:style-name="T2">Attaque d’arme au corps à corps</text:span> : +7 pour toucher, allonge 1,50 m, une cible. + <text:span text:style-name="T2">Touché</text:span> : 6 dégâts tranchants. — title: "Ur’h noir" type: "Géant" size: "G" alignment: "Chaotique Mauvais" challenge: "2" customHP: "48" abilityScores: for: 19 dex: 8 con: 16 int: 5 sag: 7 cha: 7 ac: armorType: "custom" value: "10 (armure de peau)" movement: walk: 12 senses: darkvision: 18 languages:</text:p>
      <text:list text:style-name="L166">
        <text:list-item>
          <text:p text:style-name="P166">"Weshled"</text:p>
        </text:list-item>
        <text:list-item>
          <text:p text:style-name="P166">"Ur’h" environments:</text:p>
        </text:list-item>
        <text:list-item>
          <text:p text:style-name="P166">Bois / Forêt</text:p>
        </text:list-item>
        <text:list-item>
          <text:p text:style-name="P166">Collines / Vallées</text:p>
        </text:list-item>
        <text:list-item>
          <text:p text:style-name="P166">Plaine / Champs / Prairie / Savane dungeonTypes:</text:p>
        </text:list-item>
        <text:list-item>
          <text:p text:style-name="P166">Caverne naturelle</text:p>
        </text:list-item>
        <text:list-item>
          <text:p text:style-name="P166">Ruines extérieures</text:p>
        </text:list-item>
      </text:list>
      <text:p text:style-name="Horizontal_20_Line"/>
      <text:h text:style-name="Heading_20_4" text:outline-level="4"><text:bookmark-start text:name="_actions_141"/>Actions<text:bookmark-end text:name="_actions_141"/></text:h>
      <text:p text:style-name="First_20_paragraph"><text:span text:style-name="T2">*Javeline*</text:span>. <text:span text:style-name="T2">Attaque d’arme au corps à corps ou à distance</text:span> : +6 pour toucher, allonge 1,50 m ou portée 9/36 m, une cible. + <text:span text:style-name="T2">Touché</text:span> : 6 dégâts perforants.</text:p>
      <text:p text:style-name="Text_20_body"><text:span text:style-name="T2">*Massue*</text:span>. <text:span text:style-name="T2">Attaque d’arme au corps à corps</text:span> : +6 pour toucher, allonge 1,50 m, une cible. + <text:span text:style-name="T2">Touché</text:span> : 6 dégâts contondants. — title: "Vautour" type: "Bête" size: "M" alignment: "non-alignée" challenge: "0" customHP: "13" abilityScores: for: 7 dex: 10 con: 13 int: 2 sag: 12 cha: 4 ac: armorType: "custom" value: "11" skills:</text:p>
      <text:list text:style-name="L167">
        <text:list-item>
          <text:p text:style-name="P167">name: "perception" isExpert: true movement: walk: 3 fly: 15 senses: languages:</text:p>
        </text:list-item>
        <text:list-item>
          <text:p text:style-name="P167">"" environments:</text:p>
        </text:list-item>
        <text:list-item>
          <text:p text:style-name="P167">Désert chaud</text:p>
        </text:list-item>
        <text:list-item>
          <text:p text:style-name="P167">Plaine / Champs / Prairie / Savane</text:p>
        </text:list-item>
      </text:list>
      <text:p text:style-name="Horizontal_20_Line"/>
      <text:h text:style-name="Heading_20_4" text:outline-level="4"><text:bookmark-start text:name="_capacités_88"/>Capacités<text:bookmark-end text:name="_capacités_88"/></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42"/>Actions<text:bookmark-end text:name="_actions_142"/></text:h>
      <text:p text:style-name="First_20_paragraph"><text:span text:style-name="T2">*Bec*</text:span>. <text:span text:style-name="T2">Attaque d’arme au corps à corps</text:span> : +2 pour toucher, allonge 1,50 m, une cible. + <text:span text:style-name="T2">Touché</text:span> : 3 dégâts perforants. — title: "Vautour géant" type: "Bête" size: "G" alignment: "Neutre Mauvais" challenge: "1" customHP: "38" abilityScores: for: 15 dex: 10 con: 15 int: 6 sag: 12 cha: 7 ac: armorType: "custom" value: "11" skills:</text:p>
      <text:list text:style-name="L168">
        <text:list-item>
          <text:p text:style-name="P168">name: "perception" movement: walk: 3 fly: 18 senses: languages:</text:p>
        </text:list-item>
        <text:list-item>
          <text:p text:style-name="P168">"comprend le commun mais ne peut pas parler" environments:</text:p>
        </text:list-item>
        <text:list-item>
          <text:p text:style-name="P168">Plaine / Champs / Prairie / Savane</text:p>
        </text:list-item>
      </text:list>
      <text:p text:style-name="Horizontal_20_Line"/>
      <text:h text:style-name="Heading_20_4" text:outline-level="4"><text:bookmark-start text:name="_capacités_89"/>Capacités<text:bookmark-end text:name="_capacités_89"/></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43"/>Actions<text:bookmark-end text:name="_actions_143"/></text:h>
      <text:p text:style-name="First_20_paragraph"><text:span text:style-name="T2">*Attaques multiples*</text:span>. Le vautour effectue deux attaques : une avec son bec et une avec ses serres.</text:p>
      <text:p text:style-name="Text_20_body"><text:span text:style-name="T2">*Bec*</text:span>. <text:span text:style-name="T2">Attaque d’arme au corps à corps</text:span> : +4 pour toucher, allonge 1,50 m, une cible. + <text:span text:style-name="T2">Touché</text:span> : 6 dégâts perforants.</text:p>
      <text:p text:style-name="Text_20_body"><text:span text:style-name="T2">*Serres*</text:span>. <text:span text:style-name="T2">Attaque d’arme au corps à corps</text:span> : +4 pour toucher, allonge 1,50 m, une cible. + <text:span text:style-name="T2">Touché</text:span> : 6 dégâts tranchants. — title: "Ver piqueur" type: "Bête" size: "M" alignment: "non-alignée" challenge: "0.5" customHP: "16" abilityScores: for: 10 dex: 18 con: 13 int: 2 sag: 10 cha: 3 ac: armorType: "custom" value: "14" skills:</text:p>
      <text:list text:style-name="L169">
        <text:list-item>
          <text:p text:style-name="P169">name: "survie" movement: walk: 9 swim: 9 senses: blindsight: 3 languages:</text:p>
        </text:list-item>
        <text:list-item>
          <text:p text:style-name="P169">"" environments::</text:p>
        </text:list-item>
        <text:list-item>
          <text:p text:style-name="P169">Mangrove / Marécage dungeonTypes:</text:p>
        </text:list-item>
        <text:list-item>
          <text:p text:style-name="P169">Caverne naturelle</text:p>
        </text:list-item>
      </text:list>
      <text:p text:style-name="Horizontal_20_Line"/>
      <text:h text:style-name="Heading_20_4" text:outline-level="4"><text:bookmark-start text:name="_actions_144"/>Actions<text:bookmark-end text:name="_actions_144"/></text:h>
      <text:p text:style-name="First_20_paragraph"><text:span text:style-name="T2">*Dart*</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5. Elle subit 3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 .hero « <text:span text:style-name="T2">Le bruit dans le sol avait un instant cessé. Soudain, un petit monticule sortit de terre à la manière d’une taupinière mais il s’écarta pour laisser la place à un écoeurant ver de la circonférence d’un melon. Je reculais en le regardant se dérouler sur le sol et se lover. Il mesurait six bonnes coudées. Il se redressa dans ma direction et c’est à ce moment que je remarquai une pointe osseuse à l’extrémité de l’animal d’où suintait un liquide noir. Je comprenais immédiatement qu’il s’agissait de poison. J’avais perdu mes deux compagnons dans cette caverne, je ne souhaitais pas les rejoindre dans leur repos éternel et décidait de rebrousser chemin car ma soif de connaissances n’avait d’égal que ma prudence.</text:span> » <text:span text:style-name="T1">Mes aventures de Ioen l’Invocateur.</text:span> §§§</text:p>
      <text:h text:style-name="Heading_20_4" text:outline-level="4"><text:bookmark-start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Cette créature n’a peut-être pas des origines naturelles. Il s’agit d’un énorme vers semblable à un gigantesque lombric mais doté d’un dard à son extrémité postérieure. De cette pointe osseuse suinte un venin extrêmement toxique qui paralyse sa victime permettant ainsi à l’animal de le digérer lentement en lui projetant ses sucs gastriques. Le ver possède un corps annelé de plaques plus solides qui explique sa résistance.<text:bookmark-end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text:h>
      <text:p text:style-name="First_20_paragraph">title: "Vhaxrrixz" type: "Aberration" subtype: "Déesse Primaire" size: "Gig" alignment: "LN" challenge: "26" customHP: "606" abilityScores: for: 19 dex: 20 con: 19 int: 24 sag: 28 cha: 26 savingThrows:</text:p>
      <text:list text:style-name="L170">
        <text:list-item>
          <text:p text:style-name="P170">"for"</text:p>
        </text:list-item>
        <text:list-item>
          <text:p text:style-name="P170">"dex"</text:p>
        </text:list-item>
        <text:list-item>
          <text:p text:style-name="P170">"con"</text:p>
        </text:list-item>
        <text:list-item>
          <text:p text:style-name="P170">"int"</text:p>
        </text:list-item>
        <text:list-item>
          <text:p text:style-name="P170">"sag"</text:p>
        </text:list-item>
        <text:list-item>
          <text:p text:style-name="P170">"cha" ac: armorType: "custom" value: "25 (armure naturelle)" movement: walk: 18 senses: darkvision: 72 conditionImmunities:</text:p>
        </text:list-item>
        <text:list-item>
          <text:p text:style-name="P170">"a-terre"</text:p>
        </text:list-item>
        <text:list-item>
          <text:p text:style-name="P170">"aveugle"</text:p>
        </text:list-item>
        <text:list-item>
          <text:p text:style-name="P170">"charme"</text:p>
        </text:list-item>
        <text:list-item>
          <text:p text:style-name="P170">"empoigne"</text:p>
        </text:list-item>
        <text:list-item>
          <text:p text:style-name="P170">"entrave"</text:p>
        </text:list-item>
        <text:list-item>
          <text:p text:style-name="P170">"inconscient"</text:p>
        </text:list-item>
        <text:list-item>
          <text:p text:style-name="P170">"invisible"</text:p>
        </text:list-item>
        <text:list-item>
          <text:p text:style-name="P170">"neutralise"</text:p>
        </text:list-item>
        <text:list-item>
          <text:p text:style-name="P170">"petrifie"</text:p>
        </text:list-item>
        <text:list-item>
          <text:p text:style-name="P170">"terrorise"</text:p>
        </text:list-item>
      </text:list>
      <text:p text:style-name="First_20_paragraph">damageTypeResistances:</text:p>
      <text:list text:style-name="L171">
        <text:list-item>
          <text:p text:style-name="P171">"feu"</text:p>
        </text:list-item>
        <text:list-item>
          <text:p text:style-name="P171">"foudre"</text:p>
        </text:list-item>
        <text:list-item>
          <text:p text:style-name="P171">"froid"</text:p>
        </text:list-item>
        <text:list-item>
          <text:p text:style-name="P171">"poison"</text:p>
        </text:list-item>
        <text:list-item>
          <text:p text:style-name="P171">"psychique"</text:p>
        </text:list-item>
        <text:list-item>
          <text:p text:style-name="P171">"radiant" damageTypeImmunities:</text:p>
        </text:list-item>
        <text:list-item>
          <text:p text:style-name="P171">"c-p-t-non-magique"</text:p>
        </text:list-item>
        <text:list-item>
          <text:p text:style-name="P171">"necrotique"</text:p>
        </text:list-item>
      </text:list>
      <text:p text:style-name="First_20_paragraph">languages:</text:p>
      <text:list text:style-name="L172">
        <text:list-item>
          <text:p text:style-name="P172">"commun"</text:p>
        </text:list-item>
        <text:list-item>
          <text:p text:style-name="P172">"abyssal"</text:p>
        </text:list-item>
        <text:list-item>
          <text:p text:style-name="P172">"céleste"</text:p>
        </text:list-item>
        <text:list-item>
          <text:p text:style-name="P172">"draconique"</text:p>
        </text:list-item>
        <text:list-item>
          <text:p text:style-name="P172">"géant"</text:p>
        </text:list-item>
        <text:list-item>
          <text:p text:style-name="P172">"infernal"</text:p>
        </text:list-item>
        <text:list-item>
          <text:p text:style-name="P172">"primordial"</text:p>
        </text:list-item>
        <text:list-item>
          <text:p text:style-name="P172">"noir parler"</text:p>
        </text:list-item>
        <text:list-item>
          <text:p text:style-name="P172">"sylvestre"</text:p>
        </text:list-item>
      </text:list>
      <text:p text:style-name="First_20_paragraph">telepathy: 72</text:p>
      <text:p text:style-name="Text_20_body">source: "Elric"</text:p>
      <text:p text:style-name="Horizontal_20_Line"/>
      <text:h text:style-name="Heading_20_4" text:outline-level="4"><text:bookmark-start text:name="_capacités_90"/>Capacités<text:bookmark-end text:name="_capacités_90"/></text:h>
      <text:p text:style-name="First_20_paragraph"><text:span text:style-name="T2">*Absorption de la trame*</text:span>. Quand Vhaxrrixz contre ou dissipe un sort, elle est soignée d’un nombre de points d’action égal à deux fois les points de Magie ou de Foi dépensés pour le sort.</text:p>
      <text:p text:style-name="Text_20_body"><text:span text:style-name="T2">*Inébranlable*</text:span>. Vhaxrrixz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Vhaxrrixz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Vhaxrrixz rate un jet de sauvegarde, elle peut choisir à la place de le réussir.</text:p>
      <text:h text:style-name="Heading_20_4" text:outline-level="4"><text:bookmark-start text:name="_actions_145"/>Actions<text:bookmark-end text:name="_actions_145"/></text:h>
      <text:p text:style-name="First_20_paragraph"><text:span text:style-name="T2">*Attaques multiples*</text:span>. Vhaxrrixz effectue 4 attaques.</text:p>
      <text:p text:style-name="Text_20_body"><text:span text:style-name="T2">*dague torsadé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2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1"/>Actions légendaires<text:bookmark-end text:name="_actions_légendaires_11"/></text:h>
      <text:p text:style-name="First_20_paragraph">Vhaxrrixz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Vhaxrrixz fait une attaque.</text:p>
      <text:p text:style-name="Text_20_body"><text:span text:style-name="T2">*Devineresse*</text:span>. Vhaxrrixz peut utiliser n’importe quel sort de l’école de Magie de Divination, la résistance à ses sorts est DD 22.</text:p>
      <text:p text:style-name="Text_20_body"><text:span text:style-name="T2">*Vérité*</text:span>. Vhaxrrixz désigne une cible qu’elle peut voir dans un rayon de 30 m. Cette cible doit réussir un jet de sauvegarde de Sagesse DD 22 ou être confronté à la vision de son âme. La cible est prostrée de fascination jusqu’à ce qu’elle réussisse son jet de sauvegarde.</text:p>
      <text:h text:style-name="Heading_20_4" text:outline-level="4"><text:bookmark-start text:name="_description_8"/>Description<text:bookmark-end text:name="_description_8"/></text:h>
      <text:p text:style-name="First_20_paragraph">Déesse de la vérité, des rêves et des choix + <text:span text:style-name="T1">Symbole</text:span> : une femme, les yeux fermé, la gorge coupée + <text:span text:style-name="T1">Plan d’origine</text:span> : - + <text:span text:style-name="T1">Attribution</text:span> : Vérité, loyauté, choix, rêve + <text:span text:style-name="T1">Adorateur</text:span> : peu de monde + <text:span text:style-name="T1">Domaine</text:span> : Vérité, Rêve, Choix + <text:span text:style-name="T1">Arme de prédilection</text:span> : dague + Vhaxrrixz, déesse de la vérité, des rêves et des choix est dépeinte dans des tableaux comme une jeune femme, les yeux fermés comme si elle dormait mais debout, et la gorge coupée. Sa gorge a été tranchée par sa sœur, Sheggothlil, pour qu’elle ne dise plus la vérité. Cette déesse a donné les lois aux mortels, ainsi que les principes moraux. Vhaxrrixz n’est pas priée, car à quoi bon prier la déesse de la vérité, qui ne peut plus la transcrire avec la gorge coupée. Mais les hommes et les femmes se trompent en lui accordant aussi peu d’intérêt, car ils semblent un peu trop oublier que c’est aussi la déesse des rêves et des choix.</text:p>
      <text:h text:style-name="Heading_20_4" text:outline-level="4"><text:bookmark-start text:name="_dogme_8"/>Dogme<text:bookmark-end text:name="_dogme_8"/></text:h>
      <text:p text:style-name="First_20_paragraph">Les dieux méprisent leur sœur, incapable de dire la seule chose à laquelle elle est dévouée : dire la vérité. Donc eux aussi se trompent en oubliant que la vérité n’est pas son objectif premier.</text:p>
      <text:h text:style-name="Heading_20_4" text:outline-level="4"><text:bookmark-start text:name="_clergé_et_temples_8"/>Clergé et temples<text:bookmark-end text:name="_clergé_et_temples_8"/></text:h>
      <text:p text:style-name="First_20_paragraph">Prêtrise peut répandue en raison du mnque de popularité de la Déesse.</text:p>
      <text:h text:style-name="Heading_20_4" text:outline-level="4"><text:bookmark-start text:name="_avatars_8"/>Avatars<text:bookmark-end text:name="_avatars_8"/></text:h>
      <text:p text:style-name="First_20_paragraph">Aucun</text:p>
      <text:h text:style-name="Heading_20_4" text:outline-level="4"><text:bookmark-start text:name="_pouvoirs_8"/>Pouvoirs<text:bookmark-end text:name="_pouvoirs_8"/></text:h>
      <text:p text:style-name="First_20_paragraph">Elle maîtrise le royaume des rêves, donc a de grandes influences sur la vie des hommes. + Lorsque la fin arrivera, elle viendra elle aussi, et annoncera toute la vérité de la plus innocente à la plus terrible. + — title: "Vipère de Zanskaran" type: "Bête" size: "G" alignment: "non-alignée" challenge: "1" customHP: "44" abilityScores: for: 12 dex: 11 con: 18 int: 2 sag: 13 cha: 2 ac: armorType: "custom" value: "15 (armure naturelle)" movement: walk: 9 climb: 3 swim: 9 senses: darkvision: 18 languages:</text:p>
      <text:list text:style-name="L173">
        <text:list-item>
          <text:p text:style-name="P173">"--" environments:</text:p>
        </text:list-item>
        <text:list-item>
          <text:p text:style-name="P173">Collines / Vallées</text:p>
        </text:list-item>
      </text:list>
      <text:p text:style-name="Horizontal_20_Line"/>
      <text:h text:style-name="Heading_20_4" text:outline-level="4"><text:bookmark-start text:name="_actions_146"/>Actions<text:bookmark-end text:name="_actions_146"/></text:h>
      <text:p text:style-name="First_20_paragraph"><text:span text:style-name="T2">*Morsure*</text:span>. <text:span text:style-name="T2">Attaque d’arme au corps à corps</text:span> : +3 pour toucher, allonge 1,50 m, une cible. + <text:span text:style-name="T2">Touché</text:span> : 6 dégâts perforants, la cible doit réussir un jet de sauvegarde de Constitution DD 14, sans quoi elle est <text:span text:style-name="T2">empoisonnée</text:span>. Tant qu’elle est <text:span text:style-name="T2">empoisonnée</text:span>, la cible est <text:span text:style-name="T2">aveuglée</text:span> et subit 2d6 dégâts de poison au début de chacun de ses tours. La cible refait le jet de sauvegarde à la fin de chacun de ses tours et, sur une réussite, met un terme à l’effet.</text:p>
      <text:p text:style-name="Text_20_body">§§§ .hero "<text:span text:style-name="T2">Un liquide verdâtre qui goutte de crocs aussi longs que des kriss acérés qui sortent de la bouche de cette monstruosité de dix huit pieds de long qui ne connaît pas la peur, c’est la vision terrifiante que j’ai eu de cette vipère. Par chance, je l’ai rencontré alors qu’elle se trouvait enfermée dans une cage. Ce serpent venimeux géant est considéré comme l’un des plus dangereux et l’un des rares à attaquer un humain adulte. Il lui suffit d’une morsure pour tuer un humain en bonne santé en quelques secondes, et il est très dur à occire grâce à sa peau épaisse. Le cruel propriétaire shahim de l’animal voulut jeter un esclave sooghaï dans la cage pour me prouver ses dires mais je lui précisais que je le croyais sur parole, sauvant ainsi la momentanément la vie du pauvre homme.</text:span> + <text:span text:style-name="T2">La vipère de Zanskaran grandit rapidement dans la jungle et quelques-unes s’aventurent dans la savane pour chasser. Une vipère de Zanskaran adulte mesure jusqu’à 9 mètres de long et pèse dans les 200 kilos. On dit qu’une dose de ce venin vert et visqueux peut atteindre jusqu’à 2 500 pièces d’or sur le marché noir, mais on en trouve rarement. En posséder et souvent une condamnation à mort de la part des autorités.</text:span>" + <text:span text:style-name="T1">Souvenirs de Brycham l’Aventureux</text:span> §§§ — title: "Vipère du marais" type: "Bête" size: "P" alignment: "non-alignée" challenge: "0.25" customHP: "7" abilityScores: for: 4 dex: 16 con: 12 int: 1 sag: 10 cha: 4 ac: armorType: "custom" value: "13" movement: walk: 9 senses: blindsight: 3 languages:</text:p>
      <text:list text:style-name="L174">
        <text:list-item>
          <text:p text:style-name="P174">"--" environments:</text:p>
        </text:list-item>
        <text:list-item>
          <text:p text:style-name="P174">Mangrove / Marécage</text:p>
        </text:list-item>
      </text:list>
      <text:p text:style-name="Horizontal_20_Line"/>
      <text:h text:style-name="Heading_20_4" text:outline-level="4"><text:bookmark-start text:name="_capacités_91"/>Capacités<text:bookmark-end text:name="_capacités_91"/></text:h>
      <text:p text:style-name="First_20_paragraph"><text:span text:style-name="T2">*Camouflage du marais*</text:span>. La vipère du marais est <text:span text:style-name="T2">avantagée</text:span> sur les tests de Dextérité (Discrétion) quand elle est en terrain marécageux.</text:p>
      <text:h text:style-name="Heading_20_4" text:outline-level="4"><text:bookmark-start text:name="_actions_147"/>Actions<text:bookmark-end text:name="_actions_147"/></text:h>
      <text:p text:style-name="First_20_paragraph"><text:span text:style-name="T2">*Morsure*</text:span>. <text:span text:style-name="T2">Attaque d’arme au corps à corps</text:span> : +5 pour toucher, allonge 1,50 m, une cible. + <text:span text:style-name="T2">Touché</text:span> : 1 dégât perforant, et la cible doit réussir un jet de sauvegarde DD 11, sans quoi elle est <text:span text:style-name="T2">empoisonnée</text:span>. Tant qu’elle est <text:span text:style-name="T2">empoisonnée</text:span>, la cible est <text:span text:style-name="T2">paralysée</text:span> et subit 1d6 dégâts de poison au début de chacun de ses tours. La cible refait le jet de sauvegarde à la fin de chacun de ses tours et, sur une réussite, met un terme à l’effet.</text:p>
      <text:p text:style-name="Text_20_body">§§§ .hero " <text:span text:style-name="T2">Serpent vicieux à la tête aplatie en forme de diamant, au cou gonflé et à la bande jaune reconnaissable autour du corps, la vipère du marais est une chasseuse robuste quoiqu’un peu léthargique.</text:span> + <text:span text:style-name="T2">Ce serpent venimeux est originaire des marais des royaumes du sud, au-delà du désert, dans les contrées sooghaïs, où il dévore le gibier d’eau.</text:span> + <text:span text:style-name="T2">La vipère du marais est à la fois redoutée et estimée pour son venin paralysant. Elle est assez fine, mais peut atteindre 3,50 mètres pour 25 kilos. Une dose de son venin paralysant vaut 3 000 po ou plus sur le marché noir ce qui explique que des caravanes des royaumes de shahias font de très long voyages pour rejoindre les terres sooghaïs afin de s’en procurer. C’est au cour de l’un de ces voyages en pays sooghaïs avec mon ami Brahim Ibn Sard que j’ai pu en voir de mes yeux.</text:span>" + <text:span text:style-name="T1">Souvenirs de Brycham l’Aventureux</text:span> §§§ — title: "Yan Zin" type: "PJ" subtype: "Yotakaï" size: "M" alignment: "Chaotique neutre" challenge: "5" customHP: "30" abilityScores: for: 12 dex: 14 con: 10 int: 10 sag: 13 cha: 10 customSavingThrows: "for +4, dex +5, con +3, int +0, sag +4, cha +0" savingThrows:</text:p>
      <text:list text:style-name="L175">
        <text:list-item>
          <text:p text:style-name="P175">"for"</text:p>
        </text:list-item>
        <text:list-item>
          <text:p text:style-name="P175">"dex"</text:p>
        </text:list-item>
        <text:list-item>
          <text:p text:style-name="P175">"con"</text:p>
        </text:list-item>
        <text:list-item>
          <text:p text:style-name="P175">"sag" ac: armorType: "custom" value: "15 (Armure de cuir cloutée)" skills:</text:p>
        </text:list-item>
        <text:list-item>
          <text:p text:style-name="P175">name: "custom" value: "acrobatie +2"</text:p>
        </text:list-item>
        <text:list-item>
          <text:p text:style-name="P175">name: "custom" value: "arcanes +0"</text:p>
        </text:list-item>
        <text:list-item>
          <text:p text:style-name="P175">name: "athletisme"</text:p>
        </text:list-item>
        <text:list-item>
          <text:p text:style-name="P175">name: "custom" value: "discretion +2"</text:p>
        </text:list-item>
        <text:list-item>
          <text:p text:style-name="P175">name: "dressage" isExpert: true</text:p>
        </text:list-item>
        <text:list-item>
          <text:p text:style-name="P175">name: "custom" value: "escamotage +2"</text:p>
        </text:list-item>
        <text:list-item>
          <text:p text:style-name="P175">name: "custom" value: "histoire +0"</text:p>
        </text:list-item>
        <text:list-item>
          <text:p text:style-name="P175">name: "custom" value: "intimidation +0"</text:p>
        </text:list-item>
        <text:list-item>
          <text:p text:style-name="P175">name: "custom" value: "investigation +0"</text:p>
        </text:list-item>
        <text:list-item>
          <text:p text:style-name="P175">name: "custom" value: "medecine +1"</text:p>
        </text:list-item>
        <text:list-item>
          <text:p text:style-name="P175">name: "custom" value: "nature +0"</text:p>
        </text:list-item>
        <text:list-item>
          <text:p text:style-name="P175">name: "perception" isExpert: true</text:p>
        </text:list-item>
        <text:list-item>
          <text:p text:style-name="P175">name: "persuasion" isExpert: true</text:p>
        </text:list-item>
        <text:list-item>
          <text:p text:style-name="P175">name: "custom" value: "religion +1"</text:p>
        </text:list-item>
        <text:list-item>
          <text:p text:style-name="P175">name: "custom" value: "representation +0"</text:p>
        </text:list-item>
        <text:list-item>
          <text:p text:style-name="P175">name: "custom" value: "supercherie +0"</text:p>
        </text:list-item>
        <text:list-item>
          <text:p text:style-name="P175">name: "custom" value: "survie +1" movement: walk: 9 senses: languages:</text:p>
        </text:list-item>
        <text:list-item>
          <text:p text:style-name="P175">"le Weslèdh, le commun nordique, L’Alcane/Alcath le commun impérial, le Minghour/Mingath le commun oriental, le Yotaï/Tohaï la langue des Yotakaï, le Yoth un dialecte Yotakaï " category: "PJ" — </text:p>
          <text:p text:style-name="First_20_paragraph">== Capacités</text:p>
          <text:p text:style-name="Text_20_body"><text:span text:style-name="T2">*Historique Officier:*</text:span>. + <text:span text:style-name="T1">Compétences</text:span>.Athlétisme ou Dressage, Persuasion. + <text:span text:style-name="T1">Outils maîtrisés</text:span>. Véhicules (terrestres). + <text:span text:style-name="T1">Langues maîtrisées</text:span>. Une langue au choix. + <text:span text:style-name="T1">Équipement</text:span>. Monture, habits de bonne qualité, insigne ou emblème de votre unité et de votre rang, bourse contenant 15 po. + <text:span text:style-name="T1">Aptitude</text:span>. <text:a xlink:type="simple" xlink:href="/personnalite-et-historique/#position-d’autorite" office:name=""><text:span text:style-name="Definition">Position d’autorité</text:span></text:a></text:p>
        </text:list-item>
      </text:list>
      <text:p text:style-name="Text_20_body"><text:span text:style-name="T2">*Maîtrises:*</text:span>. Armes courantes, armes de guerres (double maitrise sabre et arc long), boucliers, armure légère, armure intermédiaire, armure lourde, véhicule terrestre, calligraphie.</text:p>
      <text:p text:style-name="Text_20_body"><text:span text:style-name="T2">*Voie des armes &amp; Seibahkami*</text:span>. Yan Zin est niveau 5 dans la voie des armes et Archétype Seibahkami : c’est un Shibōshaï.</text:p>
      <text:p text:style-name="Text_20_body"><text:span text:style-name="T2">*Style de combat Archérie*</text:span>. <text:span text:style-name="T2">(Armes)</text:span> Yan Zin gagne un bonus de +2 aux jets d’attaque quand il attaque avec des armes à distance.</text:p>
      <text:p text:style-name="Text_20_body"><text:span text:style-name="T2">*Second souffle*</text:span>. <text:span text:style-name="T2">(Armes)</text:span> Yan Z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Détermination*</text:span>. <text:span text:style-name="T2">(Seibahkami)</text:span>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p text:style-name="Text_20_body"><text:span text:style-name="T2">*Préserver la vie*</text:span>. <text:span text:style-name="T2">(Seibahkami)</text:span>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mpathie équestre*</text:span>. <text:span text:style-name="T2">(Seibahkami)</text:span>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4" text:outline-level="4"><text:bookmark-start text:name="_actions_148"/>Actions<text:bookmark-end text:name="_actions_148"/></text:h>
      <text:p text:style-name="First_20_paragraph"><text:span text:style-name="T2">*Sabre*</text:span>. <text:span text:style-name="T2">Attaque d’arme au corps à corps</text:span> : +8 pour toucher, allonge 1,50 m, une cible. + <text:span text:style-name="T2">Touché</text:span> : 6 dégâts tranchants (Finesse, légère).</text:p>
      <text:p text:style-name="Text_20_body"><text:span text:style-name="T2">*Sabre (Duelliste)*</text:span>. <text:span text:style-name="T2">Attaque d’arme au corps à corps</text:span> : +8 pour toucher, allonge 1,50 m, une cible. + <text:span text:style-name="T2">Touché</text:span> : 8 dégâts tranchants (Finesse, légère).</text:p>
      <text:p text:style-name="Text_20_body"><text:span text:style-name="T2">*Dague*</text:span>. <text:span text:style-name="T2">Attaque d’arme au corps à corps</text:span> : +5 pour toucher, allonge 1,50 m, une cible. + <text:span text:style-name="T2">Touché</text:span> : 4 dégâts tranchants (Finesse, légère, lancer 6/18).</text:p>
      <text:p text:style-name="Text_20_body"><text:span text:style-name="T2">*Arc court*</text:span>. <text:span text:style-name="T2">Attaque d’arme à distance</text:span> : +8 pour toucher, portée 24/96. + <text:span text:style-name="T2">Touché</text:span> : 4 dégâts perforants .</text:p>
      <text:p text:style-name="Text_20_body">§§§ .hero</text:p>
      <text:h text:style-name="Heading_20_5" text:outline-level="5"><text:bookmark-start text:name="_présentation_16"/>Présentation:<text:bookmark-end text:name="_présentation_16"/></text:h>
      <text:p text:style-name="First_20_paragraph">Yan Zin est à la cour de Goulvening car il est du clan de Ran’Kaze Taiya Rebana (Les coureurs sur le vent du soleil levant) fils du seigneur Tatsuba Zin et ami de Goulvening. Il y est pour apprendre les coutumes et les langues claniques de l’Ouest et ouvrir une ligne commerciale vers l’Est. En fait, il est une sorte « d’otage » très bien traité. §§§</text:p>
      <text:p text:style-name="Text_20_body">§§§ .hero</text:p>
      <text:h text:style-name="Heading_20_5" text:outline-level="5"><text:bookmark-start text:name="_description_physique_14"/>Description physique:<text:bookmark-end text:name="_description_physique_14"/></text:h>
      <text:p text:style-name="First_20_paragraph">Yan Zin est un Yotakaï de vingt et un printemps. Il a la peau matte les cheveux noirs, longs et les yeux noirs. De stature moyenne, il mesure un mètre soixante quinze pour soixante douze kilos. Cicatrice hanche gauche (percée par une lance). + §§§</text:p>
      <text:p text:style-name="Text_20_body">§§§ .hero</text:p>
      <text:h text:style-name="Heading_20_5" text:outline-level="5"><text:bookmark-start text:name="_equipement_12"/>Equipement:<text:bookmark-end text:name="_equipement_12"/></text:h>
      <text:p text:style-name="First_20_paragraph">Yan Zin possède l’équipement suivant : Vêtement de bonne qualité, insigne de cavalerie (officier en formation), sabre oriental, dague, arc court, flèches (11), Armure de cuir, armure de cuir cloutée. + Yan Zin possède un cheval. + 3800 PA, 2171 PO. + 200 PO de marchandises pour son clan. + §§§</text:p>
      <text:p text:style-name="Text_20_body">§§§ .hero</text:p>
      <text:h text:style-name="Heading_20_5" text:outline-level="5"><text:bookmark-start text:name="_patrimoine_10"/>Patrimoine<text:bookmark-end text:name="_patrimoine_10"/></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13"/>Autres informations:<text:bookmark-end text:name="_autres_informations_1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2 676 + <text:span text:style-name="T1">Points de Magie</text:span> :10 + <text:span text:style-name="T1">Points de Foi</text:span> :13 + <text:span text:style-name="T1">Points d’honneur</text:span> :25 + §§§</text:p>
      <text:p text:style-name="Text_20_body">Last updated 2021-07-29 16:56:49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omprendre le profil technique des monstres</dc:title>
    <dc:description/>
    <dc:subject/>
    <meta:keyword/>
    <dc:language>en</dc:language>
    <meta:initial-creator/>
    <dc:creator/>
    <meta:creation-date>2021-07-29T14:56:56Z</meta:creation-date>
    <dc:date>2021-07-29T14:56:56Z</dc:date>
    <meta:user-defined meta:name="generator" meta:value-type="string">Asciidoctor 2.0.12</meta:user-defined>
    <meta:user-defined meta:name="viewport" meta:value-type="string">width=device-width, initial-scale=1.0</meta:user-defined>
  </office:meta>
</office:document-meta>
</file>